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Configurations2/" manifest:media-type="application/vnd.sun.xml.ui.configuration"/>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settings.xml" manifest:media-type="text/xml"/>
  <manifest:file-entry manifest:full-path="content.xml" manifest:media-type="text/xml"/>
  <manifest:file-entry manifest:full-path="meta.xml" manifest:media-type="text/xml"/>
  <manifest:file-entry manifest:full-path="Pictures/10000201000000C7000000BC08008EE2C9E78A03.png" manifest:media-type="image/png"/>
  <manifest:file-entry manifest:full-path="Pictures/10000200000000C8000000BD208995314FCD7DE4.png" manifest:media-type="image/png"/>
  <manifest:file-entry manifest:full-path="Pictures/1000020100000086000000805BA5D0FD99E086FB.png" manifest:media-type="image/png"/>
  <manifest:file-entry manifest:full-path="Thumbnails/thumbnail.png" manifest:media-type="image/png"/>
  <manifest:file-entry manifest:full-path="Object 2" manifest:media-type="application/vnd.sun.star.oleobjec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urier New2" svg:font-family="'Courier New'" style:font-family-generic="modern" style:font-pitch="fixed"/>
    <style:font-face style:name="Liberation Mono" svg:font-family="'Liberation Mono'"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ＭＳ Ｐゴシック" svg:font-family="'ＭＳ Ｐゴシック'" style:font-pitch="variable"/>
    <style:font-face style:name="Arial2" svg:font-family="Arial" style:font-family-generic="modern" style:font-pitch="variable"/>
    <style:font-face style:name="Courier New1" svg:font-family="'Courier New'"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bottom" draw:auto-grow-height="false" fo:min-height="4.614cm" fo:min-width="19.812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4.609cm" fo:min-width="19.82cm" fo:padding-top="0.13cm" fo:padding-bottom="0.13cm" fo:padding-left="0.25cm" fo:padding-right="0.25cm" fo:wrap-option="no-wrap" draw:shadow-color="#808080"/>
    </style:style>
    <style:style style:name="gr3"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4"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5"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middle" draw:auto-grow-height="false" fo:min-height="11.262cm" fo:min-width="13.258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9"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0" style:family="graphic" style:parent-style-name="standard" style:list-style-name="L2">
      <style:graphic-properties draw:stroke="none" draw:fill="none" draw:fill-color="#ffffff" draw:textarea-horizontal-align="justify" draw:textarea-vertical-align="bottom" draw:auto-grow-height="false" fo:min-height="0.754cm" fo:min-width="1.617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3" style:family="graphic" style:parent-style-name="standard">
      <style:graphic-properties draw:stroke="none" draw:fill="none" draw:fill-color="#ffffff" draw:textarea-horizontal-align="left" draw:textarea-vertical-align="middle" draw:auto-grow-height="false" fo:min-height="12.083cm" fo:min-width="13.258cm" fo:padding-top="0.13cm" fo:padding-bottom="0.13cm" fo:padding-left="0.25cm" fo:padding-right="0.25cm" fo:wrap-option="no-wrap" draw:shadow-color="#808080"/>
    </style:style>
    <style:style style:name="gr1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5"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6" style:family="graphic" style:parent-style-name="standard" style:list-style-name="L2">
      <style:graphic-properties draw:stroke="none" draw:fill="none" draw:fill-color="#ffffff" draw:textarea-horizontal-align="justify" draw:textarea-vertical-align="bottom" draw:auto-grow-height="false" fo:min-height="0.754cm" fo:min-width="1.617cm" fo:padding-top="0.13cm" fo:padding-bottom="0.13cm" fo:padding-left="0.25cm" fo:padding-right="0.25cm" fo:wrap-option="wrap" draw:shadow-color="#808080"/>
    </style:style>
    <style:style style:name="gr1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0"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4"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5"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6"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7"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9"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0"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3"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34"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35"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36"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42" style:family="graphic" style:parent-style-name="standard">
      <style:graphic-properties draw:stroke="solid" svg:stroke-width="0.026cm" svg:stroke-color="#ff6666"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44"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45"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46"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4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4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5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52"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53"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54"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55"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56"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57"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58"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59"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61"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62"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63"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64"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66" style:family="graphic" style:parent-style-name="standard" style:list-style-name="L3">
      <style:graphic-properties draw:stroke="none" draw:fill="none" draw:fill-color="#ffffff" draw:textarea-horizontal-align="justify" draw:textarea-vertical-align="top" draw:auto-grow-height="false" fo:min-height="14.289cm" fo:min-width="19.812cm" fo:padding-top="0.127cm" fo:padding-bottom="0.127cm" fo:padding-left="0.254cm" fo:padding-right="0.254cm" fo:wrap-option="wrap" draw:shadow-color="#808080"/>
    </style:style>
    <style:style style:name="gr6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6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71" style:family="graphic" style:parent-style-name="standard" style:list-style-name="L3">
      <style:graphic-properties draw:stroke="none" draw:fill="none" draw:fill-color="#ffffff" draw:textarea-horizontal-align="justify" draw:textarea-vertical-align="top" draw:auto-grow-height="false" fo:min-height="14.289cm" fo:min-width="19.812cm" fo:padding-top="0.127cm" fo:padding-bottom="0.127cm" fo:padding-left="0.254cm" fo:padding-right="0.254cm" fo:wrap-option="wrap" draw:shadow-color="#808080"/>
    </style:style>
    <style:style style:name="gr7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7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76" style:family="graphic" style:parent-style-name="standard" style:list-style-name="L3">
      <style:graphic-properties draw:stroke="none" draw:fill="none" draw:fill-color="#ffffff" draw:textarea-horizontal-align="justify" draw:textarea-vertical-align="top" draw:auto-grow-height="false" fo:min-height="14.289cm" fo:min-width="19.812cm" fo:padding-top="0.127cm" fo:padding-bottom="0.127cm" fo:padding-left="0.254cm" fo:padding-right="0.254cm" fo:wrap-option="wrap" draw:shadow-color="#808080"/>
    </style:style>
    <style:style style:name="gr7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81" style:family="graphic" style:parent-style-name="standard" style:list-style-name="L3">
      <style:graphic-properties draw:stroke="none" draw:fill="none" draw:fill-color="#ffffff" draw:textarea-horizontal-align="justify" draw:textarea-vertical-align="top" draw:auto-grow-height="false" fo:min-height="14.289cm" fo:min-width="19.812cm" fo:padding-top="0.127cm" fo:padding-bottom="0.127cm" fo:padding-left="0.254cm" fo:padding-right="0.254cm" fo:wrap-option="wrap" draw:shadow-color="#808080"/>
    </style:style>
    <style:style style:name="gr8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8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86" style:family="graphic" style:parent-style-name="standard" style:list-style-name="L3">
      <style:graphic-properties draw:stroke="none" draw:fill="none" draw:fill-color="#ffffff" draw:textarea-horizontal-align="justify" draw:textarea-vertical-align="top" draw:auto-grow-height="false" fo:min-height="14.567cm" fo:min-width="19.812cm" fo:padding-top="0.127cm" fo:padding-bottom="0.127cm" fo:padding-left="0.254cm" fo:padding-right="0.254cm" fo:wrap-option="wrap" draw:shadow-color="#808080"/>
    </style:style>
    <style:style style:name="gr8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8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90" style:family="graphic" style:parent-style-name="standard">
      <style:graphic-properties draw:stroke="none" draw:fill="none" draw:fill-color="#ffffff" draw:textarea-horizontal-align="left" draw:textarea-vertical-align="middle" draw:auto-grow-height="false" fo:min-height="38.096cm" fo:min-width="19.82cm" fo:padding-top="0.13cm" fo:padding-bottom="0.13cm" fo:padding-left="0.25cm" fo:padding-right="0.25cm" fo:wrap-option="no-wrap" draw:shadow-color="#808080"/>
    </style:style>
    <style:style style:name="gr91"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9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9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9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95" style:family="graphic" style:parent-style-name="standard" style:list-style-name="L5">
      <style:graphic-properties draw:stroke="solid" svg:stroke-width="0.035cm" svg:stroke-color="#000000" svg:stroke-opacity="100%" draw:stroke-linejoin="miter" svg:stroke-linecap="square" draw:fill="solid" draw:fill-color="#66ccff" draw:textarea-horizontal-align="justify" draw:textarea-vertical-align="middle" draw:auto-grow-height="false" fo:min-height="0.71cm" fo:min-width="1.566cm" fo:padding-top="0.13cm" fo:padding-bottom="0.13cm" fo:padding-left="0.25cm" fo:padding-right="0.25cm" fo:wrap-option="no-wrap" draw:shadow="visible" draw:shadow-offset-x="0.071cm" draw:shadow-offset-y="0.071cm" draw:shadow-color="#00438b" draw:shadow-opacity="100%"/>
    </style:style>
    <style:style style:name="gr9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101"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02"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03"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05" style:family="graphic" style:parent-style-name="standard" style:list-style-name="L3">
      <style:graphic-properties draw:stroke="none" draw:fill="none" draw:fill-color="#ffffff" draw:textarea-horizontal-align="justify" draw:textarea-vertical-align="top" draw:auto-grow-height="false" fo:min-height="12.931cm" fo:min-width="19.812cm" fo:padding-top="0.127cm" fo:padding-bottom="0.127cm" fo:padding-left="0.254cm" fo:padding-right="0.254cm" fo:wrap-option="wrap" draw:shadow-color="#808080"/>
    </style:style>
    <style:style style:name="gr10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0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0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10"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1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1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15"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1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1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19"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120"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21"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22"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24"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25"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26"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27"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28"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129"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30"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31"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33"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3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3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3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3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3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4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4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42" style:family="graphic" style:parent-style-name="Standard_5f_1"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43" style:family="graphic" style:parent-style-name="Standard_5f_1" style:list-style-name="L11">
      <style:graphic-properties draw:stroke="none" draw:fill="none" draw:fill-color="#ffffff" draw:textarea-horizontal-align="justify" draw:textarea-vertical-align="top" draw:auto-grow-height="false" fo:min-height="13.866cm" fo:min-width="19.812cm" fo:padding-top="0.127cm" fo:padding-bottom="0.127cm" fo:padding-left="0.254cm" fo:padding-right="0.254cm" fo:wrap-option="wrap" draw:shadow-color="#808080"/>
    </style:style>
    <style:style style:name="gr144" style:family="graphic" style:parent-style-name="Standard_5f_1" style:list-style-name="L2">
      <style:graphic-properties draw:stroke="none" draw:fill="none" draw:fill-color="#ffffff" draw:textarea-horizontal-align="justify" draw:textarea-vertical-align="bottom" draw:auto-grow-height="false" fo:min-height="0.756cm" fo:min-width="1.616cm" fo:padding-top="0.13cm" fo:padding-bottom="0.13cm" fo:padding-left="0.25cm" fo:padding-right="0.25cm" fo:wrap-option="wrap" draw:shadow-color="#808080"/>
    </style:style>
    <style:style style:name="gr145" style:family="graphic" style:parent-style-name="Standard_5f_1"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46" style:family="graphic" style:parent-style-name="Standard_5f_1" style:list-style-name="L2">
      <style:graphic-properties draw:stroke="none" draw:fill="none" draw:fill-color="#ffffff" draw:textarea-horizontal-align="justify" draw:textarea-vertical-align="bottom" draw:auto-grow-height="false" fo:min-height="0.756cm" fo:min-width="0.77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4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4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5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5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52"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53"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54"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56"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5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5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5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60" style:family="graphic" style:parent-style-name="standard">
      <style:graphic-properties draw:stroke="none" svg:stroke-color="#000000" draw:fill="none" draw:fill-color="#ffffff" draw:textarea-horizontal-align="left" draw:auto-grow-height="true" draw:auto-grow-width="true" fo:min-height="1.017cm" fo:min-width="0.002cm"/>
    </style:style>
    <style:style style:name="gr161"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62"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63"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6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6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6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6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69"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70"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71"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73"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17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7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7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77"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178"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79"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80"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82"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183"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84"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85"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86"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187"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88"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89"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9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91" style:family="graphic" style:parent-style-name="standard" style:list-style-name="L12">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9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9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9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9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96" style:family="graphic" style:parent-style-name="standard" style:list-style-name="L4">
      <style:graphic-properties draw:stroke="none" draw:fill="none" draw:fill-color="#ffffff" draw:textarea-horizontal-align="justify" draw:textarea-vertical-align="top" draw:auto-grow-height="false" fo:min-height="14.143cm" fo:min-width="19.812cm" fo:padding-top="0.127cm" fo:padding-bottom="0.127cm" fo:padding-left="0.254cm" fo:padding-right="0.254cm" fo:wrap-option="wrap" draw:shadow-color="#808080"/>
    </style:style>
    <style:style style:name="gr19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9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9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0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01" style:family="graphic" style:parent-style-name="standard" style:list-style-name="L4">
      <style:graphic-properties draw:stroke="none" draw:fill="none" draw:fill-color="#ffffff" draw:textarea-horizontal-align="justify" draw:textarea-vertical-align="top" draw:auto-grow-height="false" fo:min-height="14.143cm" fo:min-width="19.812cm" fo:padding-top="0.127cm" fo:padding-bottom="0.127cm" fo:padding-left="0.254cm" fo:padding-right="0.254cm" fo:wrap-option="wrap" draw:shadow-color="#808080"/>
    </style:style>
    <style:style style:name="gr20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0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0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06"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0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0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0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10"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11"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12"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13"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215"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16"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17"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18"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19"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20"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21"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2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23"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22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2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2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27"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28"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29"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30"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32"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33"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34"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35"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36"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37"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38"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40"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24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4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4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44" style:family="graphic" style:parent-style-name="standard" style:list-style-name="L3">
      <style:graphic-properties draw:stroke="none" draw:fill="none" draw:fill-color="#ffffff" draw:textarea-horizontal-align="justify" draw:textarea-vertical-align="top" draw:auto-grow-height="false" fo:min-height="12.829cm" fo:min-width="23.199cm" fo:padding-top="0.127cm" fo:padding-bottom="0.127cm" fo:padding-left="0.254cm" fo:padding-right="0.254cm" fo:wrap-option="wrap" draw:shadow-color="#808080"/>
    </style:style>
    <style:style style:name="gr24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4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4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4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49"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50"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51"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52"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53" style:family="graphic" style:parent-style-name="standard" style:list-style-name="L3">
      <style:graphic-properties draw:stroke="none" draw:fill="none" draw:fill-color="#ffffff" draw:textarea-horizontal-align="justify" draw:textarea-vertical-align="top" draw:auto-grow-height="false" fo:min-height="12.829cm" fo:min-width="23.199cm" fo:padding-top="0.127cm" fo:padding-bottom="0.127cm" fo:padding-left="0.254cm" fo:padding-right="0.254cm" fo:wrap-option="wrap" draw:shadow-color="#808080"/>
    </style:style>
    <style:style style:name="gr25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55"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56"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57"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58"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59"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60"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61"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6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63"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26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6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6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6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68"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26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7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7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7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73"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7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7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7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7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7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7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8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8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8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83"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8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8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8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87" style:family="graphic" style:parent-style-name="standard" style:list-style-name="L5">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88"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89"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90"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291"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92"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93"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94"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95"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96"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297"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298"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299"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30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01"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0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0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0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05"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306"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307"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308"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10"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1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1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1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1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15"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1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1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1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19"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320"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321"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32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23"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32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2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2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27"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328"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329"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330"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331"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32" style:family="graphic" style:parent-style-name="standard" style:list-style-name="L3">
      <style:graphic-properties draw:stroke="none" draw:fill="none" draw:fill-color="#ffffff" draw:textarea-horizontal-align="justify" draw:textarea-vertical-align="top" draw:auto-grow-height="false" fo:min-height="14.236cm" fo:min-width="19.812cm" fo:padding-top="0.127cm" fo:padding-bottom="0.127cm" fo:padding-left="0.254cm" fo:padding-right="0.254cm" fo:wrap-option="wrap" draw:shadow-color="#808080"/>
    </style:style>
    <style:style style:name="gr333"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34"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35"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36"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37" style:family="graphic" style:parent-style-name="standard" style:list-style-name="L3">
      <style:graphic-properties draw:stroke="none" draw:fill="none" draw:fill-color="#ffffff" draw:textarea-horizontal-align="justify" draw:textarea-vertical-align="top" draw:auto-grow-height="false" fo:min-height="14.373cm" fo:min-width="19.812cm" fo:padding-top="0.127cm" fo:padding-bottom="0.127cm" fo:padding-left="0.254cm" fo:padding-right="0.254cm" fo:wrap-option="wrap" draw:shadow-color="#808080"/>
    </style:style>
    <style:style style:name="gr338"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39"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40"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41" style:family="graphic" style:parent-style-name="Objekt_20_utan_20_fyllning_20_och_20_utan_20_linjer">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454cm" draw:visible-area-height="2.078cm" draw:ole-draw-aspect="1"/>
    </style:style>
    <style:style style:name="gr342" style:family="graphic" style:parent-style-name="Objekt_20_utan_20_fyllning_20_och_20_utan_20_linjer">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08cm" draw:visible-area-height="1.079cm" draw:ole-draw-aspect="1"/>
    </style:style>
    <style:style style:name="gr343"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44"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45"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46"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47"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48"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349"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350"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1"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352"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353"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354"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56" style:family="graphic" style:parent-style-name="standard" style:list-style-name="L3">
      <style:graphic-properties draw:stroke="none" draw:fill="none" draw:fill-color="#ffffff" draw:textarea-horizontal-align="justify" draw:textarea-vertical-align="top" draw:auto-grow-height="false" fo:min-height="13.57cm" fo:min-width="19.812cm" fo:padding-top="0.127cm" fo:padding-bottom="0.127cm" fo:padding-left="0.254cm" fo:padding-right="0.254cm" fo:wrap-option="wrap" draw:shadow-color="#808080"/>
    </style:style>
    <style:style style:name="gr35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5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5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60"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361"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362"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363"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36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65" style:family="graphic" style:parent-style-name="standard" style:list-style-name="L16">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6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6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6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6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70" style:family="graphic" style:parent-style-name="standard" style:list-style-name="L16">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7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7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7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74"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75"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76"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77"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78"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7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80"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8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8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8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84"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385"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386"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387"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388"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89" style:family="graphic" style:parent-style-name="standard" style:list-style-name="L3">
      <style:graphic-properties draw:stroke="none" draw:fill="none" draw:fill-color="#ffffff" draw:textarea-horizontal-align="justify" draw:textarea-vertical-align="top" draw:auto-grow-height="false" fo:min-height="12.829cm" fo:min-width="23.199cm" fo:padding-top="0.127cm" fo:padding-bottom="0.127cm" fo:padding-left="0.254cm" fo:padding-right="0.254cm" fo:wrap-option="wrap" draw:shadow-color="#808080"/>
    </style:style>
    <style:style style:name="gr390"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91"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92"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93" style:family="graphic" style:parent-style-name="standard" style:list-style-name="L7">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394"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395"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396"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39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9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9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40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40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P1" style:family="paragraph">
      <style:paragraph-properties fo:margin-left="0cm" fo:margin-right="0cm" fo:text-align="center" fo:text-indent="0cm" style:punctuation-wrap="hanging" style:line-break="strict"/>
    </style:style>
    <style:style style:name="P2"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line-height="100%" fo:text-indent="0cm" style:punctuation-wrap="hanging" style:line-break="strict"/>
    </style:style>
    <style:style style:name="P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6" style:family="paragraph">
      <style:paragraph-properties fo:margin-left="0cm" fo:margin-right="0cm" fo:line-height="100%" fo:text-align="end" fo:text-indent="0cm" style:punctuation-wrap="hanging" style:line-break="strict"/>
    </style:style>
    <style:style style:name="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8" style:family="paragraph">
      <style:paragraph-properties fo:margin-left="0cm" fo:margin-right="0cm" fo:text-indent="0cm" style:punctuation-wrap="hanging" style:line-break="strict"/>
    </style:style>
    <style:style style:name="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0" style:family="paragraph">
      <style:paragraph-properties fo:margin-left="0cm" fo:margin-right="0cm" fo:margin-top="0.105cm" fo:margin-bottom="0cm" fo:text-indent="0cm" style:punctuation-wrap="hanging" style:line-break="strict"/>
    </style:style>
    <style:style style:name="P11" style:family="paragraph">
      <style:paragraph-properties fo:margin-left="2.063cm" fo:margin-right="0cm" fo:margin-top="0.105cm" fo:margin-bottom="0cm" fo:line-height="100%" fo:text-align="start" fo:text-indent="-0.745cm" style:punctuation-wrap="hanging" style:line-break="strict" style:writing-mode="lr-tb"/>
    </style:style>
    <style:style style:name="P12" style:family="paragraph">
      <style:paragraph-properties fo:margin-left="2.063cm" fo:margin-right="0cm" fo:margin-top="0.105cm" fo:margin-bottom="0cm" fo:line-height="100%" fo:text-align="start" fo:text-indent="-0.745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3" style:family="paragraph">
      <style:paragraph-properties fo:margin-left="0.934cm" fo:margin-right="0cm" fo:margin-top="0.105cm" fo:margin-bottom="0cm" fo:line-height="100%" fo:text-indent="-0.904cm" style:punctuation-wrap="hanging" style:line-break="strict" style:writing-mode="lr-tb"/>
    </style:style>
    <style:style style:name="P14" style:family="paragraph">
      <loext:graphic-properties draw:fill="none" draw:fill-color="#ffffff"/>
      <style:paragraph-properties fo:margin-left="0cm" fo:margin-right="0cm" fo:margin-top="0.105cm" fo:margin-bottom="0cm" fo:text-indent="0cm" style:punctuation-wrap="hanging" style:line-break="strict" style:writing-mode="lr-tb" style:font-independent-line-spacing="true"/>
    </style:style>
    <style:style style:name="P15" style:family="paragraph">
      <style:paragraph-properties fo:margin-left="0cm" fo:margin-right="0cm" fo:text-align="start" fo:text-indent="0cm" style:punctuation-wrap="hanging" style:line-break="strict">
        <style:tab-stops>
          <style:tab-stop style:position="0cm"/>
          <style:tab-stop style:position="18.781cm" style:type="right"/>
          <style:tab-stop style:position="20.32cm"/>
          <style:tab-stop style:position="22.86cm"/>
          <style:tab-stop style:position="25.4cm"/>
          <style:tab-stop style:position="27.94cm"/>
          <style:tab-stop style:position="28.672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ab-stops>
          <style:tab-stop style:position="0cm"/>
          <style:tab-stop style:position="18.781cm" style:type="right"/>
          <style:tab-stop style:position="20.32cm"/>
          <style:tab-stop style:position="22.86cm"/>
          <style:tab-stop style:position="25.4cm"/>
          <style:tab-stop style:position="27.94cm"/>
          <style:tab-stop style:position="28.672cm"/>
          <style:tab-stop style:position="29.942cm"/>
          <style:tab-stop style:position="29.946cm"/>
          <style:tab-stop style:position="29.95cm"/>
        </style:tab-stops>
      </style:paragraph-properties>
    </style:style>
    <style:style style:name="P17" style:family="paragraph">
      <style:paragraph-properties fo:margin-left="0cm" fo:margin-right="0cm" fo:text-align="end" fo:text-indent="0cm" style:punctuation-wrap="hanging" style:line-break="strict"/>
    </style:style>
    <style:style style:name="P1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9" style:family="paragraph">
      <style:paragraph-properties fo:margin-left="0cm" fo:margin-right="0cm" fo:margin-top="0.114cm" fo:margin-bottom="0cm" fo:line-height="80%" fo:text-indent="0cm" style:punctuation-wrap="hanging" style:line-break="strict"/>
    </style:style>
    <style:style style:name="P20" style:family="paragraph">
      <style:paragraph-properties fo:margin-left="2.063cm" fo:margin-right="0cm" fo:margin-top="0.114cm" fo:margin-bottom="0cm" fo:line-height="80%" fo:text-align="start" fo:text-indent="-0.745cm" style:punctuation-wrap="hanging" style:line-break="strict" style:writing-mode="lr-tb"/>
    </style:style>
    <style:style style:name="P21" style:family="paragraph">
      <loext:graphic-properties draw:fill="none" draw:fill-color="#ffffff"/>
      <style:paragraph-properties fo:margin-left="0cm" fo:margin-right="0cm" fo:margin-top="0.114cm" fo:margin-bottom="0cm" fo:line-height="80%" fo:text-indent="0cm" style:punctuation-wrap="hanging" style:line-break="strict" style:writing-mode="lr-tb" style:font-independent-line-spacing="true"/>
      <style:text-properties fo:font-size="16pt" style:font-size-asian="16pt" style:font-size-complex="16pt"/>
    </style:style>
    <style:style style:name="P22" style:family="paragraph">
      <style:paragraph-properties fo:margin-left="0cm" fo:margin-right="0cm" fo:margin-top="0.158cm" fo:margin-bottom="0cm" fo:line-height="100%" fo:text-indent="0cm" style:punctuation-wrap="simple" style:line-break="normal"/>
    </style:style>
    <style:style style:name="P23" style:family="paragraph">
      <loext:graphic-properties draw:fill="none" draw:fill-color="#ffffff"/>
      <style:paragraph-properties fo:margin-left="0cm" fo:margin-right="0cm" fo:margin-top="0.158cm" fo:margin-bottom="0cm" fo:line-height="100%" fo:text-indent="0cm" style:punctuation-wrap="simple" style:line-break="normal" style:writing-mode="lr-tb" style:font-independent-line-spacing="true"/>
    </style:style>
    <style:style style:name="P24" style:family="paragraph">
      <loext:graphic-properties draw:fill="none" draw:fill-color="#ffffff"/>
      <style:paragraph-properties fo:margin-left="0cm" fo:margin-right="0cm" fo:margin-top="0.114cm" fo:margin-bottom="0cm" fo:line-height="80%" fo:text-indent="0cm" style:punctuation-wrap="hanging" style:line-break="strict" style:writing-mode="lr-tb" style:font-independent-line-spacing="true"/>
    </style:style>
    <style:style style:name="P25" style:family="paragraph">
      <style:paragraph-properties fo:margin-left="0cm" fo:margin-right="0cm" fo:margin-top="0.123cm" fo:margin-bottom="0cm" fo:text-indent="0cm" style:punctuation-wrap="hanging" style:line-break="strict"/>
    </style:style>
    <style:style style:name="P26" style:family="paragraph">
      <style:paragraph-properties fo:margin-left="2.063cm" fo:margin-right="0cm" fo:margin-top="0.123cm" fo:margin-bottom="0cm" fo:line-height="100%" fo:text-align="start" fo:text-indent="-0.745cm" style:punctuation-wrap="hanging" style:line-break="strict" style:writing-mode="lr-tb"/>
    </style:style>
    <style:style style:name="P27" style:family="paragraph">
      <style:paragraph-properties fo:margin-left="0cm" fo:margin-right="0cm" fo:margin-top="0.123cm" fo:margin-bottom="0cm" fo:line-height="100%" fo:text-indent="0cm" style:punctuation-wrap="hanging" style:line-break="strict" style:writing-mode="lr-tb"/>
    </style:style>
    <style:style style:name="P28" style:family="paragraph">
      <style:paragraph-properties fo:margin-left="2.063cm" fo:margin-right="0cm" fo:margin-top="0.123cm" fo:margin-bottom="0cm" fo:line-height="100%" fo:text-align="start" fo:text-indent="-0.745cm" style:punctuation-wrap="hanging" style:line-break="strict" style:writing-mode="lr-tb">
        <style:tab-stops>
          <style:tab-stop style:position="0cm"/>
          <style:tab-stop style:position="0.083cm"/>
          <style:tab-stop style:position="1.331cm"/>
          <style:tab-stop style:position="2.579cm"/>
          <style:tab-stop style:position="3.827cm"/>
          <style:tab-stop style:position="5.075cm"/>
          <style:tab-stop style:position="6.323cm"/>
          <style:tab-stop style:position="7.571cm"/>
          <style:tab-stop style:position="8.819cm"/>
          <style:tab-stop style:position="10.067cm"/>
          <style:tab-stop style:position="11.315cm"/>
          <style:tab-stop style:position="12.563cm"/>
          <style:tab-stop style:position="13.811cm"/>
          <style:tab-stop style:position="15.059cm"/>
          <style:tab-stop style:position="16.307cm"/>
          <style:tab-stop style:position="17.555cm"/>
          <style:tab-stop style:position="18.803cm"/>
          <style:tab-stop style:position="20.051cm"/>
          <style:tab-stop style:position="21.298cm"/>
          <style:tab-stop style:position="22.546cm"/>
          <style:tab-stop style:position="23.794cm"/>
          <style:tab-stop style:position="24.143cm"/>
          <style:tab-stop style:position="25.391cm"/>
          <style:tab-stop style:position="26.639cm"/>
          <style:tab-stop style:position="27.887cm"/>
        </style:tab-stops>
      </style:paragraph-properties>
    </style:style>
    <style:style style:name="P29" style:family="paragraph">
      <style:paragraph-properties fo:margin-left="0cm" fo:margin-right="0cm" fo:margin-top="0.123cm" fo:margin-bottom="0cm" fo:line-height="100%" fo:text-align="start" fo:text-indent="0cm" style:punctuation-wrap="hanging" style:line-break="strict" style:writing-mode="lr-tb"/>
    </style:style>
    <style:style style:name="P30" style:family="paragraph">
      <style:paragraph-properties fo:margin-left="0.934cm" fo:margin-right="0cm" fo:margin-top="0.123cm" fo:margin-bottom="0cm" fo:line-height="100%" fo:text-align="start" fo:text-indent="-0.904cm" style:punctuation-wrap="hanging" style:line-break="strict" style:writing-mode="lr-tb"/>
    </style:style>
    <style:style style:name="P31" style:family="paragraph">
      <loext:graphic-properties draw:fill="none" draw:fill-color="#ffffff"/>
      <style:paragraph-properties fo:margin-left="0cm" fo:margin-right="0cm" fo:margin-top="0.123cm" fo:margin-bottom="0cm" fo:text-indent="0cm" style:punctuation-wrap="hanging" style:line-break="strict" style:writing-mode="lr-tb" style:font-independent-line-spacing="true"/>
    </style:style>
    <style:style style:name="P32" style:family="paragraph">
      <loext:graphic-properties draw:fill="none" draw:fill-color="#ffffff"/>
      <style:paragraph-properties fo:text-align="center" style:writing-mode="lr-tb"/>
    </style:style>
    <style:style style:name="P33" style:family="paragraph">
      <style:paragraph-properties fo:margin-left="0.251cm" fo:margin-right="0cm" fo:margin-top="0.158cm" fo:margin-bottom="0cm" fo:line-height="100%" fo:text-indent="-0.221cm" style:punctuation-wrap="simple" style:line-break="normal"/>
    </style:style>
    <style:style style:name="P34" style:family="paragraph">
      <style:paragraph-properties fo:margin-left="0cm" fo:margin-right="0cm" fo:margin-top="0.141cm" fo:margin-bottom="0cm" fo:line-height="80%" fo:text-indent="0cm" style:punctuation-wrap="hanging" style:line-break="strict"/>
    </style:style>
    <style:style style:name="P35" style:family="paragraph">
      <style:paragraph-properties fo:margin-left="2.063cm" fo:margin-right="0cm" fo:margin-top="0.141cm" fo:margin-bottom="0cm" fo:line-height="80%" fo:text-align="start" fo:text-indent="-0.745cm" style:punctuation-wrap="hanging" style:line-break="strict" style:writing-mode="lr-tb">
        <style:tab-stops>
          <style:tab-stop style:position="0cm"/>
          <style:tab-stop style:position="0.083cm"/>
          <style:tab-stop style:position="1.331cm"/>
          <style:tab-stop style:position="2.579cm"/>
          <style:tab-stop style:position="3.827cm"/>
          <style:tab-stop style:position="5.075cm"/>
          <style:tab-stop style:position="6.323cm"/>
          <style:tab-stop style:position="7.571cm"/>
          <style:tab-stop style:position="8.819cm"/>
          <style:tab-stop style:position="10.067cm"/>
          <style:tab-stop style:position="11.315cm"/>
          <style:tab-stop style:position="12.563cm"/>
          <style:tab-stop style:position="13.811cm"/>
          <style:tab-stop style:position="15.059cm"/>
          <style:tab-stop style:position="16.307cm"/>
          <style:tab-stop style:position="17.555cm"/>
          <style:tab-stop style:position="18.803cm"/>
          <style:tab-stop style:position="20.051cm"/>
          <style:tab-stop style:position="21.298cm"/>
          <style:tab-stop style:position="22.546cm"/>
          <style:tab-stop style:position="23.794cm"/>
          <style:tab-stop style:position="24.143cm"/>
          <style:tab-stop style:position="25.391cm"/>
          <style:tab-stop style:position="26.639cm"/>
          <style:tab-stop style:position="27.887cm"/>
        </style:tab-stops>
      </style:paragraph-properties>
    </style:style>
    <style:style style:name="P36" style:family="paragraph">
      <style:paragraph-properties fo:margin-left="0cm" fo:margin-right="0cm" fo:margin-top="0.141cm" fo:margin-bottom="0cm" fo:line-height="80%" fo:text-align="start" fo:text-indent="0cm" style:punctuation-wrap="hanging" style:line-break="strict" style:writing-mode="lr-tb"/>
    </style:style>
    <style:style style:name="P37" style:family="paragraph">
      <style:paragraph-properties fo:margin-left="2.063cm" fo:margin-right="0cm" fo:margin-top="0.141cm" fo:margin-bottom="0cm" fo:line-height="80%" fo:text-align="start" fo:text-indent="-0.745cm" style:punctuation-wrap="hanging" style:line-break="strict" style:writing-mode="lr-tb"/>
    </style:style>
    <style:style style:name="P38" style:family="paragraph">
      <style:paragraph-properties fo:margin-left="0.934cm" fo:margin-right="0cm" fo:margin-top="0.141cm" fo:margin-bottom="0cm" fo:line-height="100%" fo:text-align="start" fo:text-indent="-0.904cm" style:punctuation-wrap="hanging" style:line-break="strict" style:writing-mode="lr-tb"/>
    </style:style>
    <style:style style:name="P39" style:family="paragraph">
      <loext:graphic-properties draw:fill="none" draw:fill-color="#ffffff"/>
      <style:paragraph-properties fo:margin-left="0cm" fo:margin-right="0cm" fo:margin-top="0.141cm" fo:margin-bottom="0cm" fo:line-height="80%" fo:text-indent="0cm" style:punctuation-wrap="hanging" style:line-break="strict" style:writing-mode="lr-tb" style:font-independent-line-spacing="true"/>
    </style:style>
    <style:style style:name="P40" style:family="paragraph">
      <style:paragraph-properties fo:margin-left="0cm" fo:margin-right="0cm" fo:margin-top="0.123cm" fo:margin-bottom="0cm" fo:line-height="90%" fo:text-indent="0cm" style:punctuation-wrap="hanging" style:line-break="strict"/>
    </style:style>
    <style:style style:name="P41" style:family="paragraph">
      <style:paragraph-properties fo:margin-left="2.063cm" fo:margin-right="0cm" fo:margin-top="0.123cm" fo:margin-bottom="0cm" fo:line-height="90%" fo:text-align="start" fo:text-indent="-0.745cm" style:punctuation-wrap="hanging" style:line-break="strict" style:writing-mode="lr-tb"/>
    </style:style>
    <style:style style:name="P42" style:family="paragraph">
      <style:paragraph-properties fo:margin-left="0.934cm" fo:margin-right="0cm" fo:margin-top="0.123cm" fo:margin-bottom="0cm" fo:line-height="90%" fo:text-indent="-0.904cm" style:punctuation-wrap="hanging" style:line-break="strict" style:writing-mode="lr-tb"/>
    </style:style>
    <style:style style:name="P43" style:family="paragraph">
      <loext:graphic-properties draw:fill="none" draw:fill-color="#ffffff"/>
      <style:paragraph-properties fo:margin-left="0cm" fo:margin-right="0cm" fo:margin-top="0.123cm" fo:margin-bottom="0cm" fo:line-height="90%" fo:text-indent="0cm" style:punctuation-wrap="hanging" style:line-break="strict" style:writing-mode="lr-tb" style:font-independent-line-spacing="true"/>
    </style:style>
    <style:style style:name="P44" style:family="paragraph">
      <style:paragraph-properties fo:margin-left="2.063cm" fo:margin-right="0cm" fo:margin-top="0.123cm" fo:margin-bottom="0cm" fo:line-height="90%" fo:text-align="start" fo:text-indent="-0.745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5" style:family="paragraph">
      <style:paragraph-properties fo:margin-left="0cm" fo:margin-right="0cm" fo:margin-top="0.141cm" fo:margin-bottom="0cm" fo:text-indent="0cm" style:punctuation-wrap="hanging" style:line-break="strict"/>
    </style:style>
    <style:style style:name="P46" style:family="paragraph">
      <style:paragraph-properties fo:margin-left="2.063cm" fo:margin-right="0cm" fo:margin-top="0.141cm" fo:margin-bottom="0cm" fo:line-height="100%" fo:text-align="start" fo:text-indent="-0.745cm" style:punctuation-wrap="hanging" style:line-break="strict" style:writing-mode="lr-tb"/>
    </style:style>
    <style:style style:name="P47" style:family="paragraph">
      <style:paragraph-properties fo:margin-left="0cm" fo:margin-right="0cm" fo:margin-top="0.141cm" fo:margin-bottom="0cm" fo:line-height="100%" fo:text-indent="0cm" style:punctuation-wrap="hanging" style:line-break="strict" style:writing-mode="lr-tb"/>
    </style:style>
    <style:style style:name="P48" style:family="paragraph">
      <style:paragraph-properties fo:margin-left="3.175cm" fo:margin-right="0cm" fo:margin-top="0.141cm" fo:margin-bottom="0cm" fo:line-height="100%" fo:text-align="start" fo:text-indent="-0.587cm" style:punctuation-wrap="hanging" style:line-break="strict" style:writing-mode="lr-tb"/>
    </style:style>
    <style:style style:name="P49" style:family="paragraph">
      <style:paragraph-properties fo:margin-left="0.934cm" fo:margin-right="0cm" fo:margin-top="0.141cm" fo:margin-bottom="0cm" fo:line-height="100%" fo:text-indent="-0.904cm" style:punctuation-wrap="hanging" style:line-break="strict" style:writing-mode="lr-tb"/>
    </style:style>
    <style:style style:name="P50" style:family="paragraph">
      <loext:graphic-properties draw:fill="none" draw:fill-color="#ffffff"/>
      <style:paragraph-properties fo:margin-left="0cm" fo:margin-right="0cm" fo:margin-top="0.141cm" fo:margin-bottom="0cm" fo:text-indent="0cm" style:punctuation-wrap="hanging" style:line-break="strict" style:writing-mode="lr-tb" style:font-independent-line-spacing="true"/>
    </style:style>
    <style:style style:name="P51" style:family="paragraph">
      <style:paragraph-properties fo:margin-left="0cm" fo:margin-right="0cm" fo:margin-top="0.149cm" fo:margin-bottom="0cm" fo:line-height="80%" fo:text-indent="0cm" style:punctuation-wrap="hanging" style:line-break="strict"/>
    </style:style>
    <style:style style:name="P52" style:family="paragraph">
      <style:paragraph-properties fo:margin-left="2.063cm" fo:margin-right="0cm" fo:margin-top="0.149cm" fo:margin-bottom="0cm" fo:line-height="80%" fo:text-align="start" fo:text-indent="-0.745cm" style:punctuation-wrap="hanging" style:line-break="strict" style:writing-mode="lr-tb"/>
    </style:style>
    <style:style style:name="P53" style:family="paragraph">
      <style:paragraph-properties fo:margin-left="0cm" fo:margin-right="0cm" fo:margin-top="0.149cm" fo:margin-bottom="0cm" fo:line-height="80%" fo:text-indent="0cm" style:punctuation-wrap="hanging" style:line-break="strict" style:writing-mode="lr-tb"/>
    </style:style>
    <style:style style:name="P54" style:family="paragraph">
      <loext:graphic-properties draw:fill="none" draw:fill-color="#ffffff"/>
      <style:paragraph-properties fo:margin-left="0cm" fo:margin-right="0cm" fo:margin-top="0.149cm" fo:margin-bottom="0cm" fo:line-height="80%" fo:text-indent="0cm" style:punctuation-wrap="hanging" style:line-break="strict" style:writing-mode="lr-tb" style:font-independent-line-spacing="true"/>
    </style:style>
    <style:style style:name="P55" style:family="paragraph">
      <loext:graphic-properties draw:fill="solid" draw:fill-color="#66ccff"/>
      <style:paragraph-properties fo:margin-left="0cm" fo:margin-right="0cm" fo:text-align="center" fo:text-indent="0cm" style:punctuation-wrap="hanging" style:line-break="strict" style:writing-mode="lr-tb" style:font-independent-line-spacing="true"/>
    </style:style>
    <style:style style:name="P56" style:family="paragraph">
      <style:paragraph-properties fo:margin-left="0cm" fo:margin-right="0cm" fo:margin-top="0.185cm" fo:margin-bottom="0cm" fo:line-height="100%" fo:text-align="start" fo:text-indent="0cm" style:punctuation-wrap="simple" style:line-break="normal" style:writing-mode="lr-tb"/>
    </style:style>
    <style:style style:name="P57" style:family="paragraph">
      <style:paragraph-properties fo:margin-left="0.251cm" fo:margin-right="0cm" fo:margin-top="0.158cm" fo:margin-bottom="0cm" fo:line-height="100%" fo:text-indent="-0.221cm" style:punctuation-wrap="simple" style:line-break="normal" style:writing-mode="lr-tb"/>
    </style:style>
    <style:style style:name="P58" style:family="paragraph">
      <style:paragraph-properties fo:margin-left="0cm" fo:margin-right="0cm" fo:margin-top="0.141cm" fo:margin-bottom="0cm" fo:line-height="100%" fo:text-align="start" fo:text-indent="0cm" style:punctuation-wrap="hanging" style:line-break="strict" style:writing-mode="lr-tb"/>
    </style:style>
    <style:style style:name="P59" style:family="paragraph">
      <style:paragraph-properties fo:margin-left="0cm" fo:margin-right="0cm" fo:margin-top="0.141cm" fo:margin-bottom="0cm" fo:line-height="90%" fo:text-indent="0cm" style:punctuation-wrap="hanging" style:line-break="strict"/>
    </style:style>
    <style:style style:name="P60" style:family="paragraph">
      <style:paragraph-properties fo:margin-left="2.059cm" fo:margin-right="0cm" fo:margin-top="0.141cm" fo:margin-bottom="0cm" fo:line-height="90%" fo:text-align="start" fo:text-indent="-0.745cm" style:punctuation-wrap="hanging" style:line-break="strict" style:writing-mode="lr-tb"/>
    </style:style>
    <style:style style:name="P61" style:family="paragraph">
      <style:paragraph-properties fo:margin-left="0.934cm" fo:margin-right="0cm" fo:margin-top="0.141cm" fo:margin-bottom="0cm" fo:line-height="90%" fo:text-indent="-0.904cm" style:punctuation-wrap="hanging" style:line-break="strict" style:writing-mode="lr-tb"/>
    </style:style>
    <style:style style:name="P62" style:family="paragraph">
      <loext:graphic-properties draw:fill="none" draw:fill-color="#ffffff"/>
      <style:paragraph-properties fo:margin-left="0cm" fo:margin-right="0cm" fo:margin-top="0.141cm" fo:margin-bottom="0cm" fo:line-height="90%" fo:text-indent="0cm" style:punctuation-wrap="hanging" style:line-break="strict" style:writing-mode="lr-tb" style:font-independent-line-spacing="true"/>
    </style:style>
    <style:style style:name="P63" style:family="paragraph">
      <loext:graphic-properties draw:fill="none" draw:fill-color="#ffffff"/>
      <style:paragraph-properties fo:margin-left="0cm" fo:margin-right="0cm" fo:margin-top="0.123cm" fo:margin-bottom="0cm" fo:text-indent="0cm" style:punctuation-wrap="hanging" style:line-break="strict" style:writing-mode="lr-tb" style:font-independent-line-spacing="true"/>
      <style:text-properties fo:font-size="16pt" style:font-size-asian="16pt" style:font-size-complex="16pt"/>
    </style:style>
    <style:style style:name="P64" style:family="paragraph">
      <style:paragraph-properties fo:margin-left="0.934cm" fo:margin-right="0cm" fo:margin-top="0.123cm" fo:margin-bottom="0cm" fo:line-height="100%" fo:text-indent="-0.904cm" style:punctuation-wrap="hanging" style:line-break="strict" style:writing-mode="lr-tb"/>
    </style:style>
    <style:style style:name="P65" style:family="paragraph">
      <style:paragraph-properties fo:margin-left="0cm" fo:margin-right="0cm" fo:line-height="80%" fo:text-indent="0cm" style:punctuation-wrap="hanging" style:line-break="strict"/>
    </style:style>
    <style:style style:name="P66" style:family="paragraph">
      <loext:graphic-properties draw:fill="none" draw:fill-color="#ffffff"/>
      <style:paragraph-properties fo:margin-left="0cm" fo:margin-right="0cm" fo:line-height="80%" fo:text-indent="0cm" style:punctuation-wrap="hanging" style:line-break="strict" style:writing-mode="lr-tb" style:font-independent-line-spacing="true"/>
    </style:style>
    <style:style style:name="P67"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68" style:family="paragraph">
      <style:paragraph-properties fo:margin-left="2.063cm" fo:margin-right="0cm" fo:margin-top="0.105cm" fo:margin-bottom="0cm" fo:line-height="100%" fo:text-align="start" fo:text-indent="-0.763cm" style:punctuation-wrap="hanging" style:line-break="strict" style:writing-mode="lr-tb"/>
    </style:style>
    <style:style style:name="P69" style:family="paragraph">
      <style:paragraph-properties fo:margin-left="0.939cm" fo:margin-right="0cm" fo:margin-top="0.105cm" fo:margin-bottom="0cm" fo:line-height="100%" fo:text-indent="-0.922cm" style:punctuation-wrap="hanging" style:line-break="strict" style:writing-mode="lr-tb"/>
    </style:style>
    <style:style style:name="P70" style:family="paragraph">
      <loext:graphic-properties draw:fill="none" draw:fill-color="#ffffff"/>
      <style:paragraph-properties fo:margin-left="0cm" fo:margin-right="0cm" fo:margin-top="0.105cm" fo:margin-bottom="0cm" fo:text-indent="0cm" style:punctuation-wrap="hanging" style:line-break="strict" style:writing-mode="lr-tb" style:font-independent-line-spacing="true"/>
      <style:text-properties fo:font-size="18pt"/>
    </style:style>
    <style:style style:name="P71" style:family="paragraph">
      <style:paragraph-properties fo:margin-left="0cm" fo:margin-right="0cm" fo:text-align="start" fo:text-indent="0cm" style:punctuation-wrap="hanging" style:line-break="strict">
        <style:tab-stops>
          <style:tab-stop style:position="0cm"/>
          <style:tab-stop style:position="18.781cm" style:type="right"/>
          <style:tab-stop style:position="20.32cm"/>
          <style:tab-stop style:position="22.86cm"/>
          <style:tab-stop style:position="25.4cm"/>
          <style:tab-stop style:position="27.94cm"/>
          <style:tab-stop style:position="28.676cm"/>
          <style:tab-stop style:position="29.942cm"/>
          <style:tab-stop style:position="29.946cm"/>
          <style:tab-stop style:position="29.95cm"/>
        </style:tab-stops>
      </style:paragraph-properties>
    </style:style>
    <style:style style:name="P72"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ab-stops>
          <style:tab-stop style:position="0cm"/>
          <style:tab-stop style:position="18.781cm" style:type="right"/>
          <style:tab-stop style:position="20.32cm"/>
          <style:tab-stop style:position="22.86cm"/>
          <style:tab-stop style:position="25.4cm"/>
          <style:tab-stop style:position="27.94cm"/>
          <style:tab-stop style:position="28.676cm"/>
          <style:tab-stop style:position="29.942cm"/>
          <style:tab-stop style:position="29.946cm"/>
          <style:tab-stop style:position="29.95cm"/>
        </style:tab-stops>
      </style:paragraph-properties>
      <style:text-properties fo:font-size="18pt"/>
    </style:style>
    <style:style style:name="P73"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18pt"/>
    </style:style>
    <style:style style:name="P74" style:family="paragraph">
      <style:paragraph-properties fo:margin-left="2.059cm" fo:margin-right="0cm" fo:margin-top="0.123cm" fo:margin-bottom="0cm" fo:line-height="100%" fo:text-align="start" fo:text-indent="-0.75cm" style:punctuation-wrap="hanging" style:line-break="strict" style:writing-mode="lr-tb"/>
    </style:style>
    <style:style style:name="P75" style:family="paragraph">
      <loext:graphic-properties draw:fill="none" draw:fill-color="#ffffff"/>
    </style:style>
    <style:style style:name="P76" style:family="paragraph">
      <style:paragraph-properties fo:margin-left="0.921cm" fo:margin-right="0cm" fo:margin-top="0.123cm" fo:margin-bottom="0cm" fo:line-height="100%" fo:text-indent="-0.904cm" style:punctuation-wrap="hanging" style:line-break="strict" style:writing-mode="lr-tb"/>
    </style:style>
    <style:style style:name="P77" style:family="paragraph">
      <style:paragraph-properties fo:margin-left="2.054cm" fo:margin-right="0cm" fo:margin-top="0.123cm" fo:margin-bottom="0cm" fo:line-height="100%" fo:text-indent="-0.745cm" style:punctuation-wrap="hanging" style:line-break="strict" style:writing-mode="lr-tb"/>
    </style:style>
    <style:style style:name="P78" style:family="paragraph">
      <style:paragraph-properties fo:margin-left="2.054cm" fo:margin-right="0cm" fo:margin-top="0.123cm" fo:margin-bottom="0cm" fo:line-height="100%" fo:text-align="start" fo:text-indent="-0.745cm" style:punctuation-wrap="hanging" style:line-break="strict" style:writing-mode="lr-tb"/>
    </style:style>
    <style:style style:name="P79" style:family="paragraph">
      <loext:graphic-properties draw:fill="none" draw:fill-color="#ffffff"/>
      <style:paragraph-properties fo:margin-left="0cm" fo:margin-right="0cm" fo:margin-top="0.123cm" fo:margin-bottom="0cm" fo:line-height="100%" fo:text-indent="0cm" style:punctuation-wrap="hanging" style:line-break="strict" style:writing-mode="lr-tb" style:font-independent-line-spacing="true"/>
    </style:style>
    <style:style style:name="P80" style:family="paragraph">
      <style:paragraph-properties fo:margin-left="2.046cm" fo:margin-right="0cm" fo:margin-top="0.123cm" fo:margin-bottom="0cm" fo:line-height="100%" fo:text-align="start" fo:text-indent="-0.75cm" style:punctuation-wrap="hanging" style:line-break="strict" style:writing-mode="lr-tb"/>
    </style:style>
    <style:style style:name="P81" style:family="paragraph">
      <style:paragraph-properties fo:margin-left="0.934cm" fo:margin-right="0cm" fo:margin-top="0.123cm" fo:margin-bottom="0cm" fo:line-height="100%" fo:text-indent="-0.908cm" style:punctuation-wrap="hanging" style:line-break="strict" style:writing-mode="lr-tb"/>
    </style:style>
    <style:style style:name="P82" style:family="paragraph">
      <loext:graphic-properties draw:fill="none" draw:fill-color="#ffffff"/>
      <style:paragraph-properties fo:margin-left="2.063cm" fo:margin-right="0cm" fo:margin-top="0.141cm" fo:margin-bottom="0cm" fo:line-height="100%" fo:text-align="start" fo:text-indent="-0.745cm" style:punctuation-wrap="hanging" style:line-break="strict" style:writing-mode="lr-tb" style:font-independent-line-spacing="true"/>
    </style:style>
    <style:style style:name="P83" style:family="paragraph">
      <style:paragraph-properties fo:margin-left="0cm" fo:margin-right="0cm" fo:margin-top="0.132cm" fo:margin-bottom="0cm" fo:line-height="90%" fo:text-indent="0cm" style:punctuation-wrap="hanging" style:line-break="strict"/>
    </style:style>
    <style:style style:name="P84" style:family="paragraph">
      <style:paragraph-properties fo:margin-left="2.063cm" fo:margin-right="0cm" fo:margin-top="0.132cm" fo:margin-bottom="0cm" fo:line-height="90%" fo:text-align="start" fo:text-indent="-0.745cm" style:punctuation-wrap="hanging" style:line-break="strict" style:writing-mode="lr-tb"/>
    </style:style>
    <style:style style:name="P85" style:family="paragraph">
      <loext:graphic-properties draw:fill="none" draw:fill-color="#ffffff"/>
      <style:paragraph-properties fo:margin-left="0cm" fo:margin-right="0cm" fo:margin-top="0.132cm" fo:margin-bottom="0cm" fo:line-height="90%" fo:text-indent="0cm" style:punctuation-wrap="hanging" style:line-break="strict" style:writing-mode="lr-tb" style:font-independent-line-spacing="true"/>
    </style:style>
    <style:style style:name="P86" style:family="paragraph">
      <style:paragraph-properties fo:margin-left="2.063cm" fo:margin-right="0cm" fo:margin-top="0.132cm" fo:margin-bottom="0cm" fo:line-height="90%" fo:text-align="start" fo:text-indent="-0.745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87" style:family="paragraph">
      <style:paragraph-properties fo:margin-left="0cm" fo:margin-right="0cm" fo:margin-top="0.167cm" fo:margin-bottom="0cm" fo:line-height="80%" fo:text-indent="0cm" style:punctuation-wrap="hanging" style:line-break="strict"/>
    </style:style>
    <style:style style:name="P88" style:family="paragraph">
      <style:paragraph-properties fo:margin-left="2.046cm" fo:margin-right="0cm" fo:margin-top="0.167cm" fo:margin-bottom="0cm" fo:line-height="80%" fo:text-align="start" fo:text-indent="-0.746cm" style:punctuation-wrap="hanging" style:line-break="strict" style:writing-mode="lr-tb"/>
    </style:style>
    <style:style style:name="P89" style:family="paragraph">
      <style:paragraph-properties fo:margin-left="2.046cm" fo:margin-right="0cm" fo:margin-top="0.167cm" fo:margin-bottom="0cm" fo:line-height="80%" fo:text-align="start" fo:text-indent="-0.746cm" style:punctuation-wrap="hanging" style:line-break="strict" style:writing-mode="lr-tb">
        <style:tab-stops>
          <style:tab-stop style:position="0cm"/>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 style:position="24.16cm"/>
          <style:tab-stop style:position="25.408cm"/>
          <style:tab-stop style:position="26.656cm"/>
          <style:tab-stop style:position="27.904cm"/>
        </style:tab-stops>
      </style:paragraph-properties>
    </style:style>
    <style:style style:name="P90" style:family="paragraph">
      <loext:graphic-properties draw:fill="none" draw:fill-color="#ffffff"/>
      <style:paragraph-properties fo:margin-left="0cm" fo:margin-right="0cm" fo:margin-top="0.167cm" fo:margin-bottom="0cm" fo:line-height="80%" fo:text-indent="0cm" style:punctuation-wrap="hanging" style:line-break="strict" style:writing-mode="lr-tb" style:font-independent-line-spacing="true"/>
    </style:style>
    <style:style style:name="P91" style:family="paragraph">
      <style:paragraph-properties fo:margin-left="0.268cm" fo:margin-right="0cm" fo:margin-top="0.158cm" fo:margin-bottom="0cm" fo:line-height="100%" fo:text-indent="-0.22cm" style:punctuation-wrap="simple" style:line-break="normal"/>
    </style:style>
    <style:style style:name="P92" style:family="paragraph">
      <loext:graphic-properties draw:fill="none" draw:fill-color="#ffffff"/>
      <style:paragraph-properties fo:margin-left="0.268cm" fo:margin-right="0cm" fo:margin-top="0.158cm" fo:margin-bottom="0cm" fo:line-height="100%" fo:text-indent="-0.22cm" style:punctuation-wrap="simple" style:line-break="normal" style:writing-mode="lr-tb" style:font-independent-line-spacing="true"/>
    </style:style>
    <style:style style:name="P93" style:family="paragraph">
      <style:paragraph-properties fo:margin-left="0cm" fo:margin-right="0cm" fo:margin-top="0.114cm" fo:margin-bottom="0cm" fo:line-height="90%" fo:text-indent="0cm" style:punctuation-wrap="hanging" style:line-break="strict"/>
    </style:style>
    <style:style style:name="P94" style:family="paragraph">
      <style:paragraph-properties fo:margin-left="2.063cm" fo:margin-right="0cm" fo:margin-top="0.114cm" fo:margin-bottom="0cm" fo:line-height="90%" fo:text-align="start" fo:text-indent="-0.745cm" style:punctuation-wrap="hanging" style:line-break="strict" style:writing-mode="lr-tb"/>
    </style:style>
    <style:style style:name="P95" style:family="paragraph">
      <style:paragraph-properties fo:margin-left="0cm" fo:margin-right="0cm" fo:margin-top="0.114cm" fo:margin-bottom="0cm" fo:line-height="90%" fo:text-indent="0cm" style:punctuation-wrap="hanging" style:line-break="strict" style:writing-mode="lr-tb"/>
    </style:style>
    <style:style style:name="P96" style:family="paragraph">
      <loext:graphic-properties draw:fill="none" draw:fill-color="#ffffff"/>
      <style:paragraph-properties fo:margin-left="0cm" fo:margin-right="0cm" fo:margin-top="0.114cm" fo:margin-bottom="0cm" fo:line-height="90%" fo:text-indent="0cm" style:punctuation-wrap="hanging" style:line-break="strict" style:writing-mode="lr-tb" style:font-independent-line-spacing="true"/>
      <style:text-properties fo:font-size="16pt" style:font-size-asian="16pt" style:font-size-complex="16pt"/>
    </style:style>
    <style:style style:name="P97" style:family="paragraph">
      <style:paragraph-properties fo:margin-left="0.934cm" fo:margin-right="0cm" fo:margin-top="0.114cm" fo:margin-bottom="0cm" fo:line-height="90%" fo:text-indent="-0.904cm" style:punctuation-wrap="hanging" style:line-break="strict" style:writing-mode="lr-tb"/>
    </style:style>
    <style:style style:name="P98" style:family="paragraph">
      <style:paragraph-properties fo:margin-left="2.046cm" fo:margin-right="0cm" fo:margin-top="0.123cm" fo:margin-bottom="0cm" fo:line-height="100%" fo:text-align="start" fo:text-indent="-0.746cm" style:punctuation-wrap="hanging" style:line-break="strict" style:writing-mode="lr-tb"/>
    </style:style>
    <style:style style:name="P99" style:family="paragraph">
      <style:paragraph-properties fo:margin-left="0cm" fo:margin-right="0cm" fo:margin-top="0.194cm" fo:margin-bottom="0cm" fo:line-height="80%" fo:text-indent="0cm" style:punctuation-wrap="hanging" style:line-break="strict"/>
    </style:style>
    <style:style style:name="P100" style:family="paragraph">
      <style:paragraph-properties fo:margin-left="0cm" fo:margin-right="0cm" fo:margin-top="0.194cm" fo:margin-bottom="0cm" fo:line-height="80%" fo:text-indent="0cm" style:punctuation-wrap="hanging" style:line-break="strict" style:writing-mode="lr-tb"/>
    </style:style>
    <style:style style:name="P101" style:family="paragraph">
      <style:paragraph-properties fo:margin-left="2.063cm" fo:margin-right="0cm" fo:margin-top="0.194cm" fo:margin-bottom="0cm" fo:line-height="80%" fo:text-align="start" fo:text-indent="-0.745cm" style:punctuation-wrap="hanging" style:line-break="strict" style:writing-mode="lr-tb"/>
    </style:style>
    <style:style style:name="P102" style:family="paragraph">
      <style:paragraph-properties fo:margin-left="0.934cm" fo:margin-right="0cm" fo:margin-top="0.194cm" fo:margin-bottom="0cm" fo:line-height="80%" fo:text-indent="-0.904cm" style:punctuation-wrap="hanging" style:line-break="strict" style:writing-mode="lr-tb"/>
    </style:style>
    <style:style style:name="P103" style:family="paragraph">
      <loext:graphic-properties draw:fill="none" draw:fill-color="#ffffff"/>
      <style:paragraph-properties fo:margin-left="0cm" fo:margin-right="0cm" fo:margin-top="0.194cm" fo:margin-bottom="0cm" fo:line-height="80%" fo:text-indent="0cm" style:punctuation-wrap="hanging" style:line-break="strict" style:writing-mode="lr-tb" style:font-independent-line-spacing="true"/>
    </style:style>
    <style:style style:name="P104" style:family="paragraph">
      <style:paragraph-properties fo:margin-left="2.046cm" fo:margin-right="0cm" fo:margin-top="0.105cm" fo:margin-bottom="0cm" fo:line-height="100%" fo:text-align="start" fo:text-indent="-0.746cm" style:punctuation-wrap="hanging" style:line-break="strict" style:writing-mode="lr-tb"/>
    </style:style>
    <style:style style:name="P105" style:family="paragraph">
      <style:paragraph-properties fo:margin-left="2.059cm" fo:margin-right="0cm" fo:margin-top="0.123cm" fo:margin-bottom="0cm" fo:line-height="100%" fo:text-align="start" fo:text-indent="-0.745cm" style:punctuation-wrap="hanging" style:line-break="strict" style:writing-mode="lr-tb"/>
    </style:style>
    <style:style style:name="P106" style:family="paragraph">
      <style:paragraph-properties fo:margin-left="0.811cm" fo:margin-right="0cm" fo:text-indent="-0.763cm" style:punctuation-wrap="hanging" style:line-break="strict"/>
    </style:style>
    <style:style style:name="P107" style:family="paragraph">
      <loext:graphic-properties draw:fill="none" draw:fill-color="#ffffff"/>
      <style:paragraph-properties fo:margin-left="0.811cm" fo:margin-right="0cm" fo:text-indent="-0.763cm" style:punctuation-wrap="hanging" style:line-break="strict" style:writing-mode="lr-tb" style:font-independent-line-spacing="true"/>
    </style:style>
    <style:style style:name="P108" style:family="paragraph">
      <style:paragraph-properties fo:margin-left="0cm" fo:margin-right="0cm" fo:margin-top="0.123cm" fo:margin-bottom="0cm" fo:line-height="90%" fo:text-align="start" fo:text-indent="0cm" style:punctuation-wrap="hanging" style:line-break="strict" style:writing-mode="lr-tb"/>
    </style:style>
    <style:style style:name="P109" style:family="paragraph">
      <style:paragraph-properties fo:margin-left="2.046cm" fo:margin-right="0cm" fo:margin-top="0.123cm" fo:margin-bottom="0cm" fo:line-height="90%" fo:text-align="start" fo:text-indent="-0.746cm" style:punctuation-wrap="hanging" style:line-break="strict" style:writing-mode="lr-tb"/>
    </style:style>
    <style:style style:name="P110" style:family="paragraph">
      <style:paragraph-properties fo:margin-left="2.063cm" fo:margin-right="0cm" fo:margin-top="0.123cm" fo:margin-bottom="0cm" fo:line-height="100%" fo:text-align="start" fo:text-indent="-0.754cm" style:punctuation-wrap="hanging" style:line-break="strict" style:writing-mode="lr-tb"/>
    </style:style>
    <style:style style:name="P111" style:family="paragraph">
      <style:paragraph-properties fo:margin-left="0.934cm" fo:margin-right="0cm" fo:margin-top="0.123cm" fo:margin-bottom="0cm" fo:line-height="100%" fo:text-indent="-0.912cm" style:punctuation-wrap="hanging" style:line-break="strict" style:writing-mode="lr-tb"/>
    </style:style>
    <style:style style:name="P112" style:family="paragraph">
      <style:paragraph-properties fo:margin-left="2.063cm" fo:margin-right="0cm" fo:margin-top="0.123cm" fo:margin-bottom="0cm" fo:line-height="100%" fo:text-align="start" fo:text-indent="-0.754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3" style:family="paragraph">
      <style:paragraph-properties fo:margin-left="0.934cm" fo:margin-right="0cm" fo:margin-top="0.123cm" fo:margin-bottom="0cm" fo:text-indent="-0.904cm" style:punctuation-wrap="hanging" style:line-break="strict"/>
    </style:style>
    <style:style style:name="P114" style:family="paragraph">
      <style:paragraph-properties fo:margin-left="0.934cm" fo:margin-right="0cm" fo:margin-top="0.132cm" fo:margin-bottom="0cm" fo:line-height="90%" fo:text-indent="-0.904cm" style:punctuation-wrap="hanging" style:line-break="strict" style:writing-mode="lr-tb"/>
    </style:style>
    <style:style style:name="P115" style:family="paragraph">
      <style:paragraph-properties fo:margin-left="2.063cm" fo:margin-right="0cm" fo:margin-top="0.141cm" fo:margin-bottom="0cm" fo:line-height="90%" fo:text-align="start" fo:text-indent="-0.745cm" style:punctuation-wrap="hanging" style:line-break="strict" style:writing-mode="lr-tb"/>
    </style:style>
    <style:style style:name="P116" style:family="paragraph">
      <style:paragraph-properties fo:margin-left="0cm" fo:margin-right="0cm" fo:margin-top="0.141cm" fo:margin-bottom="0cm" fo:line-height="90%" fo:text-indent="0cm" style:punctuation-wrap="hanging" style:line-break="strict" style:writing-mode="lr-tb"/>
    </style:style>
    <style:style style:name="T1" style:family="text">
      <style:text-properties fo:color="#9a9a9a" fo:font-size="44pt" fo:language="sv" fo:country="SE" style:font-name-asian="ＭＳ Ｐゴシック" style:font-size-asian="44pt" style:language-asian="sv" style:country-asian="SE" style:font-name-complex="ＭＳ Ｐゴシック" style:font-size-complex="44pt" style:language-complex="sv" style:country-complex="SE"/>
    </style:style>
    <style:style style:name="T2" style:family="text">
      <style:text-properties fo:color="#808080" style:font-name="Calibri" fo:font-size="10pt" fo:language="sv" fo:country="SE" style:font-size-asian="10pt" style:language-asian="sv" style:country-asian="SE" style:font-size-complex="10pt" style:language-complex="sv" style:country-complex="SE"/>
    </style:style>
    <style:style style:name="T3" style:family="text">
      <style:text-properties fo:color="#9a9a9a" fo:font-size="32pt" fo:language="sv" fo:country="SE" style:font-name-asian="ＭＳ Ｐゴシック" style:font-size-asian="32pt" style:language-asian="sv" style:country-asian="SE" style:font-name-complex="ＭＳ Ｐゴシック" style:font-size-complex="32pt" style:language-complex="sv" style:country-complex="SE"/>
    </style:style>
    <style:style style:name="T4" style:family="text">
      <style:text-properties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5" style:family="text">
      <style:text-properties fo:color="#000000" style:text-line-through-style="none" style:text-line-through-type="none" style:text-position="0% 100%" style:font-name="Courier New"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font-relief="none"/>
    </style:style>
    <style:style style:name="T6" style:family="text">
      <style:text-properties fo:color="#000000" style:text-line-through-style="none" style:text-line-through-type="none" style:text-position="0% 100%" style:font-name="Arial1"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font-relief="none"/>
    </style:style>
    <style:style style:name="T7" style:family="text">
      <style:text-properties fo:color="#000000" style:text-line-through-style="none" style:text-line-through-type="none" style:text-position="0% 100%" style:font-name="Courier New"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font-relief="none"/>
    </style:style>
    <style:style style:name="T8" style:family="text">
      <style:text-properties fo:color="#000000" style:text-line-through-style="none" style:text-line-through-type="none" style:text-position="0% 100%" style:font-name="Courier New2" fo:font-size="16pt" fo:language="en" fo:country="US" fo:font-style="normal" fo:text-shadow="none" style:text-underline-style="none" fo:font-weight="normal" style:font-name-asian="Courier New2" style:font-size-asian="16pt" style:language-asian="en" style:country-asian="US" style:font-style-asian="normal" style:font-weight-asian="normal" style:font-name-complex="Courier New2" style:font-size-complex="16pt" style:language-complex="en" style:country-complex="US" style:font-style-complex="normal" style:font-weight-complex="normal" style:font-relief="none"/>
    </style:style>
    <style:style style:name="T9" style:family="text">
      <style:text-properties fo:color="#000000" style:text-line-through-style="none" style:text-line-through-type="none" style:text-position="0% 100%" style:font-name="Courier New2" fo:font-size="16pt" fo:language="en" fo:country="US" fo:font-style="normal" fo:text-shadow="none" style:text-underline-style="none" fo:font-weight="bold" style:font-name-asian="Courier New2" style:font-size-asian="16pt" style:language-asian="en" style:country-asian="US" style:font-style-asian="normal" style:font-weight-asian="bold" style:font-name-complex="Courier New2" style:font-size-complex="16pt" style:language-complex="en" style:country-complex="US" style:font-style-complex="normal" style:font-weight-complex="bold" style:font-relief="none"/>
    </style:style>
    <style:style style:name="T10" style:family="text">
      <style:text-properties fo:color="#000000" style:text-position="0% 100%" style:font-name="Courier New" fo:font-size="16pt" fo:language="en" fo:country="US" fo:font-weight="bold" style:font-name-asian="ＭＳ Ｐゴシック" style:font-size-asian="16pt" style:language-asian="en" style:country-asian="US" style:font-weight-asian="bold" style:font-name-complex="ＭＳ Ｐゴシック" style:font-size-complex="16pt" style:language-complex="en" style:country-complex="US" style:font-weight-complex="bold"/>
    </style:style>
    <style:style style:name="T11" style:family="text">
      <style:text-properties fo:color="#000000" style:text-line-through-style="none" style:text-line-through-type="none" style:text-position="0% 100%" style:font-name="Courier New" fo:font-size="12pt" fo:language="en" fo:country="US" fo:font-style="normal" fo:text-shadow="none" style:text-underline-style="none" fo:font-weight="normal" style:font-name-asian="ＭＳ Ｐゴシック" style:font-size-asian="12pt" style:language-asian="en" style:country-asian="US" style:font-style-asian="normal" style:font-weight-asian="normal" style:font-name-complex="ＭＳ Ｐゴシック" style:font-size-complex="12pt" style:language-complex="en" style:country-complex="US" style:font-style-complex="normal" style:font-weight-complex="normal" style:font-relief="none"/>
    </style:style>
    <style:style style:name="T12" style:family="text">
      <style:text-properties fo:color="#000000" style:text-position="0% 100%" style:font-name="Courier New" fo:font-size="12pt" fo:language="en" fo:country="US" style:font-name-asian="ＭＳ Ｐゴシック" style:font-size-asian="12pt" style:language-asian="en" style:country-asian="US" style:font-name-complex="ＭＳ Ｐゴシック" style:font-size-complex="12pt" style:language-complex="en" style:country-complex="US"/>
    </style:style>
    <style:style style:name="T13" style:family="text">
      <style:text-properties fo:color="#808080" fo:font-size="10pt" fo:language="sv" fo:country="SE" style:font-size-asian="10pt" style:language-asian="sv" style:country-asian="SE" style:font-size-complex="10pt" style:language-complex="sv" style:country-complex="SE"/>
    </style:style>
    <style:style style:name="T14" style:family="text">
      <style:text-properties style:font-name="Calibri" fo:font-size="12pt" fo:language="en" fo:country="US" style:font-name-asian="ＭＳ Ｐゴシック" style:font-size-asian="12pt" style:language-asian="en" style:country-asian="US" style:font-name-complex="ＭＳ Ｐゴシック" style:font-size-complex="12pt" style:language-complex="en" style:country-complex="US"/>
    </style:style>
    <style:style style:name="T15" style:family="text">
      <style:text-properties fo:color="#000000" style:text-line-through-style="none" style:text-line-through-type="none" style:text-position="0% 100%" style:font-name="Courier New" fo:font-size="16pt" fo:language="sv" fo:country="SE" fo:font-style="normal" fo:text-shadow="none" style:text-underline-style="none" fo:font-weight="normal" style:font-name-asian="ＭＳ Ｐゴシック" style:font-size-asian="16pt" style:language-asian="sv" style:country-asian="SE" style:font-style-asian="normal" style:font-weight-asian="normal" style:font-name-complex="ＭＳ Ｐゴシック" style:font-size-complex="16pt" style:language-complex="sv" style:country-complex="SE" style:font-style-complex="normal" style:font-weight-complex="normal" style:font-relief="none"/>
    </style:style>
    <style:style style:name="T16" style:family="text">
      <style:text-properties fo:color="#000000" style:text-line-through-style="none" style:text-line-through-type="none" style:text-position="0% 100%" style:font-name="Courier New" fo:font-size="16pt" fo:language="sv" fo:country="SE" fo:font-style="normal" fo:text-shadow="none" style:text-underline-style="none" fo:font-weight="bold" style:font-name-asian="ＭＳ Ｐゴシック" style:font-size-asian="16pt" style:language-asian="sv" style:country-asian="SE" style:font-style-asian="normal" style:font-weight-asian="bold" style:font-name-complex="ＭＳ Ｐゴシック" style:font-size-complex="16pt" style:language-complex="sv" style:country-complex="SE" style:font-style-complex="normal" style:font-weight-complex="bold" style:font-relief="none"/>
    </style:style>
    <style:style style:name="T17" style:family="text">
      <style:text-properties fo:color="#000000" style:text-line-through-style="none" style:text-line-through-type="none" style:text-position="0% 100%" style:font-name="Courier New" fo:font-size="14pt" fo:language="sv" fo:country="SE" fo:font-style="normal" fo:text-shadow="none" style:text-underline-style="none" fo:font-weight="normal" style:font-name-asian="ＭＳ Ｐゴシック" style:font-size-asian="14pt" style:language-asian="sv" style:country-asian="SE" style:font-style-asian="normal" style:font-weight-asian="normal" style:font-name-complex="ＭＳ Ｐゴシック" style:font-size-complex="14pt" style:language-complex="sv" style:country-complex="SE" style:font-style-complex="normal" style:font-weight-complex="normal" style:font-relief="none"/>
    </style:style>
    <style:style style:name="T18" style:family="text">
      <style:text-properties fo:color="#000000" style:text-line-through-style="none" style:text-line-through-type="none" style:text-position="0% 100%" style:font-name="Courier New" fo:font-size="13pt" fo:language="sv" fo:country="SE" fo:font-style="normal" fo:text-shadow="none" style:text-underline-style="none" fo:font-weight="normal" style:font-name-asian="ＭＳ Ｐゴシック" style:font-size-asian="13pt" style:language-asian="sv" style:country-asian="SE" style:font-style-asian="normal" style:font-weight-asian="normal" style:font-name-complex="ＭＳ Ｐゴシック" style:font-size-complex="13pt" style:language-complex="sv" style:country-complex="SE" style:font-style-complex="normal" style:font-weight-complex="normal" style:font-relief="none"/>
    </style:style>
    <style:style style:name="T19" style:family="text">
      <style:text-properties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20" style:family="text">
      <style:text-properties fo:color="#000000" style:text-line-through-style="none" style:text-line-through-type="none" style:text-position="0% 100%" style:font-name="Courier New" fo:font-size="14pt" fo:language="en" fo:country="US" fo:font-style="normal" fo:text-shadow="none" style:text-underline-style="none" fo:font-weight="normal" style:font-name-asian="ＭＳ Ｐゴシック" style:font-size-asian="14pt" style:language-asian="en" style:country-asian="US" style:font-style-asian="normal" style:font-weight-asian="normal" style:font-name-complex="ＭＳ Ｐゴシック" style:font-size-complex="14pt" style:language-complex="en" style:country-complex="US" style:font-style-complex="normal" style:font-weight-complex="normal" style:font-relief="none"/>
    </style:style>
    <style:style style:name="T21" style:family="text">
      <style:text-properties fo:color="#000000" style:text-line-through-style="none" style:text-line-through-type="none" style:text-position="0% 100%" style:font-name="Courier New" fo:font-size="14pt" fo:language="en" fo:country="US" fo:font-style="normal" fo:text-shadow="none" style:text-underline-style="none" fo:font-weight="bold" style:font-name-asian="ＭＳ Ｐゴシック" style:font-size-asian="14pt" style:language-asian="en" style:country-asian="US" style:font-style-asian="normal" style:font-weight-asian="bold" style:font-name-complex="ＭＳ Ｐゴシック" style:font-size-complex="14pt" style:language-complex="en" style:country-complex="US" style:font-style-complex="normal" style:font-weight-complex="bold" style:font-relief="none"/>
    </style:style>
    <style:style style:name="T22" style:family="text">
      <style:text-properties fo:color="#000000" style:text-line-through-style="none" style:text-line-through-type="none" style:text-position="0% 100%" style:font-name="Arial1" fo:font-size="14pt" fo:language="en" fo:country="US" fo:font-style="normal" fo:text-shadow="none" style:text-underline-style="none" fo:font-weight="bold" style:font-name-asian="ＭＳ Ｐゴシック" style:font-size-asian="14pt" style:language-asian="en" style:country-asian="US" style:font-style-asian="normal" style:font-weight-asian="bold" style:font-name-complex="ＭＳ Ｐゴシック" style:font-size-complex="14pt" style:language-complex="en" style:country-complex="US" style:font-style-complex="normal" style:font-weight-complex="bold" style:font-relief="none"/>
    </style:style>
    <style:style style:name="T23" style:family="text">
      <style:text-properties fo:color="#000000" style:text-line-through-style="none" style:text-line-through-type="none" style:text-position="0% 100%" style:font-name="Arial1" fo:font-size="14pt" fo:language="en" fo:country="US" fo:font-style="normal" fo:text-shadow="none" style:text-underline-style="none" fo:font-weight="normal" style:font-name-asian="ＭＳ Ｐゴシック" style:font-size-asian="14pt" style:language-asian="en" style:country-asian="US" style:font-style-asian="normal" style:font-weight-asian="normal" style:font-name-complex="ＭＳ Ｐゴシック" style:font-size-complex="14pt" style:language-complex="en" style:country-complex="US" style:font-style-complex="normal" style:font-weight-complex="normal" style:font-relief="none"/>
    </style:style>
    <style:style style:name="T24" style:family="text">
      <style:text-properties fo:font-size="14pt" fo:language="en" fo:country="US" style:text-underline-style="solid" style:text-underline-width="auto" style:text-underline-color="font-color" style:font-name-asian="ＭＳ Ｐゴシック" style:font-size-asian="14pt" style:language-asian="en" style:country-asian="US" style:font-name-complex="ＭＳ Ｐゴシック" style:font-size-complex="14pt" style:language-complex="en" style:country-complex="US"/>
    </style:style>
    <style:style style:name="T25" style:family="text">
      <style:text-properties fo:color="#000000" style:text-position="0% 100%" style:font-name="Courier New"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26" style:family="text">
      <style:text-properties fo:font-variant="normal" fo:text-transform="none" fo:color="#000000" style:text-outline="false" style:text-line-through-style="none" style:text-line-through-type="none" style:text-position="0% 100%" style:font-name="Courier New" fo:font-size="14pt" fo:language="en" fo:country="US" fo:font-style="normal" fo:text-shadow="none" style:text-underline-style="none" fo:font-weight="normal" style:font-name-asian="ＭＳ Ｐゴシック" style:font-size-asian="14pt" style:language-asian="en" style:country-asian="US" style:font-style-asian="normal" style:font-weight-asian="normal" style:font-name-complex="ＭＳ Ｐゴシック" style:font-size-complex="14pt" style:language-complex="en" style:country-complex="US"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0% 100%" style:font-name="Courier New"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Courier New"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29" style:family="text">
      <style:text-properties fo:color="#000000" style:text-line-through-style="none" style:text-line-through-type="none" style:text-position="0% 100%" style:font-name="Arial1" fo:font-size="16pt" fo:language="sv" fo:country="SE" fo:font-style="normal" fo:text-shadow="none" style:text-underline-style="none" fo:font-weight="normal" style:font-name-asian="ＭＳ Ｐゴシック" style:font-size-asian="16pt" style:language-asian="sv" style:country-asian="SE" style:font-style-asian="normal" style:font-weight-asian="normal" style:font-name-complex="ＭＳ Ｐゴシック" style:font-size-complex="16pt" style:language-complex="sv" style:country-complex="SE" style:font-style-complex="normal" style:font-weight-complex="normal" style:font-relief="none"/>
    </style:style>
    <style:style style:name="T30" style:family="text">
      <style:text-properties fo:color="#000000" style:text-line-through-style="none" style:text-line-through-type="none" style:text-position="0% 100%" style:font-name="Arial1"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font-relief="none"/>
    </style:style>
    <style:style style:name="T31" style:family="text">
      <style:text-properties fo:color="#000000" style:text-position="0% 100%" style:font-name="Arial1"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32" style:family="text">
      <style:text-properties fo:font-size="17pt" fo:language="en" fo:country="US" style:font-name-asian="ＭＳ Ｐゴシック" style:font-size-asian="17pt" style:language-asian="en" style:country-asian="US" style:font-name-complex="ＭＳ Ｐゴシック" style:font-size-complex="17pt" style:language-complex="en" style:country-complex="US"/>
    </style:style>
    <style:style style:name="T33" style:family="text">
      <style:text-properties fo:font-size="17pt" fo:language="en" fo:country="US" fo:font-style="italic" style:font-name-asian="ＭＳ Ｐゴシック" style:font-size-asian="17pt" style:language-asian="en" style:country-asian="US" style:font-style-asian="italic" style:font-name-complex="ＭＳ Ｐゴシック" style:font-size-complex="17pt" style:language-complex="en" style:country-complex="US" style:font-style-complex="italic"/>
    </style:style>
    <style:style style:name="T34" style:family="text">
      <style:text-properties fo:color="#000000" style:text-line-through-style="none" style:text-line-through-type="none" style:text-position="0% 100%" style:font-name="Courier New" fo:font-size="17pt" fo:language="en" fo:country="US" fo:font-style="normal" fo:text-shadow="none" style:text-underline-style="none" fo:font-weight="normal" style:font-name-asian="ＭＳ Ｐゴシック" style:font-size-asian="17pt" style:language-asian="en" style:country-asian="US" style:font-style-asian="normal" style:font-weight-asian="normal" style:font-name-complex="ＭＳ Ｐゴシック" style:font-size-complex="17pt" style:language-complex="en" style:country-complex="US" style:font-style-complex="normal" style:font-weight-complex="normal" style:font-relief="none"/>
    </style:style>
    <style:style style:name="T35" style:family="text">
      <style:text-properties fo:color="#000000" style:text-line-through-style="none" style:text-line-through-type="none" style:text-position="0% 100%" style:font-name="Courier New" fo:font-size="17pt" fo:language="en" fo:country="US" fo:font-style="italic" fo:text-shadow="none" style:text-underline-style="none" fo:font-weight="normal" style:font-name-asian="ＭＳ Ｐゴシック" style:font-size-asian="17pt" style:language-asian="en" style:country-asian="US" style:font-style-asian="italic" style:font-weight-asian="normal" style:font-name-complex="ＭＳ Ｐゴシック" style:font-size-complex="17pt" style:language-complex="en" style:country-complex="US" style:font-style-complex="italic" style:font-weight-complex="normal" style:font-relief="none"/>
    </style:style>
    <style:style style:name="T36" style:family="text">
      <style:text-properties fo:font-size="18pt" fo:language="en" fo:country="US" style:font-size-asian="18pt" style:language-asian="en" style:country-asian="US" style:font-size-complex="18pt" style:language-complex="en" style:country-complex="US"/>
    </style:style>
    <style:style style:name="T37" style:family="text">
      <style:text-properties fo:font-size="12pt" fo:language="en" fo:country="US" style:font-size-asian="12pt" style:language-asian="en" style:country-asian="US" style:font-size-complex="12pt" style:language-complex="en" style:country-complex="US"/>
    </style:style>
    <style:style style:name="T38" style:family="text">
      <style:text-properties style:text-position="30% 58%" style:font-name="Calibri" fo:font-size="12pt" fo:language="en" fo:country="US" style:font-name-asian="ＭＳ Ｐゴシック" style:font-size-asian="12pt" style:language-asian="en" style:country-asian="US" style:font-name-complex="ＭＳ Ｐゴシック" style:font-size-complex="12pt" style:language-complex="en" style:country-complex="US"/>
    </style:style>
    <style:style style:name="T39" style:family="text">
      <style:text-properties fo:color="#000000" style:text-line-through-style="none" style:text-line-through-type="none" style:text-position="0% 100%" style:font-name="Calibri" fo:font-size="14pt" fo:language="en" fo:country="US" fo:font-style="normal" fo:text-shadow="none" style:text-underline-style="none" fo:font-weight="bold" style:font-name-asian="ＭＳ Ｐゴシック" style:font-size-asian="14pt" style:language-asian="en" style:country-asian="US" style:font-style-asian="normal" style:font-weight-asian="bold" style:font-name-complex="ＭＳ Ｐゴシック" style:font-size-complex="14pt" style:language-complex="en" style:country-complex="US" style:font-style-complex="normal" style:font-weight-complex="bold" style:font-relief="none"/>
    </style:style>
    <style:style style:name="T40" style:family="text">
      <style:text-properties fo:color="#000000" style:text-line-through-style="none" style:text-line-through-type="none" style:text-position="0% 100%" style:font-name="Courier New"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font-relief="none"/>
    </style:style>
    <style:style style:name="T41" style:family="text">
      <style:text-properties fo:font-size="16pt" fo:language="en" fo:country="US" fo:font-style="italic" style:font-name-asian="ＭＳ Ｐゴシック" style:font-size-asian="16pt" style:language-asian="en" style:country-asian="US" style:font-style-asian="italic" style:font-name-complex="ＭＳ Ｐゴシック" style:font-size-complex="16pt" style:language-complex="en" style:country-complex="US" style:font-style-complex="italic"/>
    </style:style>
    <style:style style:name="T42" style:family="text">
      <style:text-properties fo:font-size="16pt" fo:language="en" fo:country="US" fo:font-weight="bold" style:font-name-asian="ＭＳ Ｐゴシック" style:font-size-asian="16pt" style:language-asian="en" style:country-asian="US" style:font-weight-asian="bold" style:font-name-complex="ＭＳ Ｐゴシック" style:font-size-complex="16pt" style:language-complex="en" style:country-complex="US" style:font-weight-complex="bold"/>
    </style:style>
    <style:style style:name="T43" style:family="text">
      <style:text-properties fo:color="#000000" style:text-position="0% 100%" style:font-name="Courier New" fo:font-size="16pt" fo:language="sv" fo:country="SE" fo:font-weight="bold" style:font-name-asian="ＭＳ Ｐゴシック" style:font-size-asian="16pt" style:language-asian="sv" style:country-asian="SE" style:font-weight-asian="bold" style:font-name-complex="ＭＳ Ｐゴシック" style:font-size-complex="16pt" style:language-complex="sv" style:country-complex="SE" style:font-weight-complex="bold"/>
    </style:style>
    <style:style style:name="T44" style:family="text">
      <style:text-properties fo:color="#000000" style:text-position="0% 100%" style:font-name="Courier New"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45" style:family="text">
      <style:text-properties fo:font-size="14pt" fo:language="en" fo:country="US" fo:font-style="italic" style:font-name-asian="ＭＳ Ｐゴシック" style:font-size-asian="14pt" style:language-asian="en" style:country-asian="US" style:font-style-asian="italic" style:font-name-complex="ＭＳ Ｐゴシック" style:font-size-complex="14pt" style:language-complex="en" style:country-complex="US" style:font-style-complex="italic"/>
    </style:style>
    <style:style style:name="T46" style:family="text">
      <style:text-properties fo:color="#000000" style:text-line-through-style="none" style:text-line-through-type="none" style:text-position="0% 100%" style:font-name="Courier New" fo:font-size="14pt" fo:language="sv" fo:country="SE" fo:font-style="normal" fo:text-shadow="none" style:text-underline-style="none" fo:font-weight="bold" style:font-name-asian="ＭＳ Ｐゴシック" style:font-size-asian="14pt" style:language-asian="sv" style:country-asian="SE" style:font-style-asian="normal" style:font-weight-asian="bold" style:font-name-complex="ＭＳ Ｐゴシック" style:font-size-complex="14pt" style:language-complex="sv" style:country-complex="SE" style:font-style-complex="normal" style:font-weight-complex="bold" style:font-relief="none"/>
    </style:style>
    <style:style style:name="T47" style:family="text">
      <style:text-properties fo:color="#000000" style:text-position="0% 100%" style:font-name="Arial1"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48" style:family="text">
      <style:text-properties fo:font-variant="normal" fo:text-transform="none" fo:color="#000000" style:text-outline="false" style:text-line-through-style="none" style:text-line-through-type="none" style:text-position="0% 100%" style:font-name="Arial1"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Arial1"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0% 100%" style:font-name="Courier New2"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51" style:family="text">
      <style:text-properties fo:font-size="16pt" fo:language="en" fo:country="US" fo:font-style="normal"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style>
    <style:style style:name="T52" style:family="text">
      <style:text-properties style:font-name="Courier New2" fo:font-size="16pt" fo:language="en" fo:country="US" fo:font-style="normal"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style>
    <style:style style:name="T53" style:family="text">
      <style:text-properties fo:font-size="16pt" fo:language="en" fo:country="US" fo:font-weight="normal" style:font-name-asian="ＭＳ Ｐゴシック" style:font-size-asian="16pt" style:language-asian="en" style:country-asian="US" style:font-weight-asian="normal" style:font-name-complex="ＭＳ Ｐゴシック" style:font-size-complex="16pt" style:language-complex="en" style:country-complex="US" style:font-weight-complex="normal"/>
    </style:style>
    <style:style style:name="T54" style:family="text">
      <style:text-properties style:font-name="Courier New2" fo:font-size="16pt" fo:language="en" fo:country="US" fo:font-weight="normal" style:font-name-asian="ＭＳ Ｐゴシック" style:font-size-asian="16pt" style:language-asian="en" style:country-asian="US" style:font-weight-asian="normal" style:font-name-complex="ＭＳ Ｐゴシック" style:font-size-complex="16pt" style:language-complex="en" style:country-complex="US" style:font-weight-complex="normal"/>
    </style:style>
    <style:style style:name="T55" style:family="text">
      <style:text-properties style:font-name="Courier New2"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56" style:family="text">
      <style:text-properties style:font-name="Liberation Mono"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57" style:family="text">
      <style:text-properties fo:color="#000000" style:text-position="0% 100%" style:font-name="Arial1" fo:font-size="16pt" fo:language="en" fo:country="US" fo:font-weight="bold" style:font-name-asian="ＭＳ Ｐゴシック" style:font-size-asian="16pt" style:language-asian="en" style:country-asian="US" style:font-weight-asian="bold" style:font-name-complex="ＭＳ Ｐゴシック" style:font-size-complex="16pt" style:language-complex="en" style:country-complex="US" style:font-weight-complex="bold"/>
    </style:style>
    <style:style style:name="T58" style:family="text">
      <style:text-properties fo:color="#000000" style:text-line-through-style="none" style:text-line-through-type="none" style:text-position="0% 100%" style:font-name="Arial3"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font-relief="none"/>
    </style:style>
    <style:style style:name="T59" style:family="text">
      <style:text-properties fo:font-variant="normal" fo:text-transform="none" fo:color="#000000" style:text-outline="false" style:text-line-through-style="none" style:text-line-through-type="none" style:text-position="0% 100%" style:font-name="Courier New" fo:font-size="16pt" fo:language="en" fo:country="US" fo:font-style="normal" fo:text-shadow="none" style:text-underline-style="none" style:font-name-asian="ＭＳ Ｐゴシック" style:font-size-asian="16pt" style:language-asian="en" style:country-asian="US" style:font-style-asian="normal" style:font-name-complex="ＭＳ Ｐゴシック" style:font-size-complex="16pt" style:language-complex="en" style:country-complex="US" style:font-style-complex="normal" style:text-emphasize="none" style:font-relief="none" style:text-overline-style="none" style:text-overline-color="font-color"/>
    </style:style>
    <style:style style:name="T60" style:family="text">
      <style:text-properties fo:color="#000000" style:text-position="0% 100%" style:font-name="Courier New" fo:font-size="14pt" fo:language="en" fo:country="US" fo:font-weight="bold" style:font-name-asian="ＭＳ Ｐゴシック" style:font-size-asian="14pt" style:language-asian="en" style:country-asian="US" style:font-weight-asian="bold" style:font-name-complex="ＭＳ Ｐゴシック" style:font-size-complex="14pt" style:language-complex="en" style:country-complex="US" style:font-weight-complex="bold"/>
    </style:style>
    <style:style style:name="T61" style:family="text">
      <style:text-properties fo:color="#000000" style:text-position="0% 100%" style:font-name="Courier New" fo:font-size="14pt" fo:language="en" fo:country="US" fo:font-weight="normal" style:font-name-asian="ＭＳ Ｐゴシック" style:font-size-asian="14pt" style:language-asian="en" style:country-asian="US" style:font-weight-asian="normal" style:font-name-complex="ＭＳ Ｐゴシック" style:font-size-complex="14pt" style:language-complex="en" style:country-complex="US" style:font-weight-complex="normal"/>
    </style:style>
    <style:style style:name="T62" style:family="text">
      <style:text-properties fo:color="#9a9a9a" fo:font-size="24pt" fo:language="sv" fo:country="SE" style:font-name-asian="ＭＳ Ｐゴシック" style:font-size-asian="24pt" style:language-asian="sv" style:country-asian="SE" style:font-name-complex="ＭＳ Ｐゴシック" style:font-size-complex="24pt" style:language-complex="sv" style:country-complex="SE"/>
    </style:style>
    <style:style style:name="T63" style:family="text">
      <style:text-properties fo:font-size="16pt" fo:language="en" fo:country="US" fo:font-style="normal" style:font-name-asian="ＭＳ Ｐゴシック" style:font-size-asian="16pt" style:language-asian="en" style:country-asian="US" style:font-style-asian="normal" style:font-name-complex="ＭＳ Ｐゴシック" style:font-size-complex="16pt" style:language-complex="en" style:country-complex="US" style:font-style-complex="normal"/>
    </style:style>
    <style:style style:name="T64" style:family="text">
      <style:text-properties fo:color="#000000" style:text-line-through-style="none" style:text-line-through-type="none" style:text-position="0% 100%" style:font-name="Courier New" fo:font-size="15pt" fo:language="en" fo:country="US" fo:font-style="normal" fo:text-shadow="none" style:text-underline-style="none" fo:font-weight="normal" style:font-name-asian="ＭＳ Ｐゴシック" style:font-size-asian="15pt" style:language-asian="en" style:country-asian="US" style:font-style-asian="normal" style:font-weight-asian="normal" style:font-name-complex="ＭＳ Ｐゴシック" style:font-size-complex="15pt" style:language-complex="en" style:country-complex="US" style:font-style-complex="normal" style:font-weight-complex="normal" style:font-relief="none"/>
    </style:style>
    <style:style style:name="T65" style:family="text">
      <style:text-properties fo:color="#000000" style:text-line-through-style="none" style:text-line-through-type="none" style:text-position="0% 100%" style:font-name="Arial1"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font-relief="none"/>
    </style:style>
    <style:style style:name="T66" style:family="text">
      <style:text-properties fo:font-size="19pt" fo:language="sv" fo:country="SE" style:font-name-asian="ＭＳ Ｐゴシック" style:font-size-asian="19pt" style:language-asian="sv" style:country-asian="SE" style:font-name-complex="ＭＳ Ｐゴシック" style:font-size-complex="19pt" style:language-complex="sv" style:country-complex="SE"/>
    </style:style>
    <style:style style:name="T67" style:family="text">
      <style:text-properties fo:font-size="19pt" fo:language="en" fo:country="US" style:font-name-asian="ＭＳ Ｐゴシック" style:font-size-asian="19pt" style:language-asian="en" style:country-asian="US" style:font-name-complex="ＭＳ Ｐゴシック" style:font-size-complex="19pt" style:language-complex="en" style:country-complex="US"/>
    </style:style>
    <style:style style:name="T68" style:family="text">
      <style:text-properties fo:color="#000000" style:text-line-through-style="none" style:text-line-through-type="none" style:text-position="0% 100%" style:font-name="Arial1" fo:font-size="19pt" fo:language="en" fo:country="US" fo:font-style="normal" fo:text-shadow="none" style:text-underline-style="none" fo:font-weight="normal" style:font-name-asian="ＭＳ Ｐゴシック" style:font-size-asian="19pt" style:language-asian="en" style:country-asian="US" style:font-style-asian="normal" style:font-weight-asian="normal" style:font-name-complex="ＭＳ Ｐゴシック" style:font-size-complex="19pt" style:language-complex="en" style:country-complex="US" style:font-style-complex="normal" style:font-weight-complex="normal" style:font-relief="none"/>
    </style:style>
    <style:style style:name="T69" style:family="text">
      <style:text-properties fo:color="#000000" style:text-line-through-style="none" style:text-line-through-type="none" style:text-position="0% 100%" style:font-name="Courier New" fo:font-size="19pt" fo:language="en" fo:country="US" fo:font-style="normal" fo:text-shadow="none" style:text-underline-style="none" fo:font-weight="normal" style:font-name-asian="Courier New" style:font-size-asian="19pt" style:language-asian="en" style:country-asian="US" style:font-style-asian="normal" style:font-weight-asian="normal" style:font-name-complex="Courier New" style:font-size-complex="19pt" style:language-complex="en" style:country-complex="US" style:font-style-complex="normal" style:font-weight-complex="normal" style:font-relief="none"/>
    </style:style>
    <style:style style:name="T70" style:family="text">
      <style:text-properties fo:color="#000000" style:text-line-through-style="none" style:text-line-through-type="none" style:text-position="0% 100%" style:font-name="Courier New" fo:font-size="19pt" fo:language="en" fo:country="US" fo:font-style="normal" fo:text-shadow="none" style:text-underline-style="none" fo:font-weight="bold" style:font-name-asian="Courier New" style:font-size-asian="19pt" style:language-asian="en" style:country-asian="US" style:font-style-asian="normal" style:font-weight-asian="bold" style:font-name-complex="Courier New" style:font-size-complex="19pt" style:language-complex="en" style:country-complex="US" style:font-style-complex="normal" style:font-weight-complex="bold" style:font-relief="none"/>
    </style:style>
    <style:style style:name="T71" style:family="text">
      <style:text-properties fo:color="#000000" style:text-position="0% 100%" style:font-name="Courier New" fo:font-size="16pt" fo:language="en" fo:country="US" fo:font-style="italic" style:font-name-asian="ＭＳ Ｐゴシック" style:font-size-asian="16pt" style:language-asian="en" style:country-asian="US" style:font-style-asian="italic" style:font-name-complex="ＭＳ Ｐゴシック" style:font-size-complex="16pt" style:language-complex="en" style:country-complex="US" style:font-style-complex="italic"/>
    </style:style>
    <style:style style:name="T72" style:family="text">
      <style:text-properties style:font-name="Courier New"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73" style:family="text">
      <style:text-properties style:font-name="Arial3"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74" style:family="text">
      <style:text-properties fo:font-size="22pt" fo:language="en" fo:country="US" style:font-name-asian="ＭＳ Ｐゴシック" style:font-size-asian="22pt" style:language-asian="en" style:country-asian="US" style:font-name-complex="ＭＳ Ｐゴシック" style:font-size-complex="22pt" style:language-complex="en" style:country-complex="US"/>
    </style:style>
    <style:style style:name="T75" style:family="text">
      <style:text-properties fo:font-size="22pt" fo:language="en" fo:country="US" fo:font-style="italic" style:font-name-asian="ＭＳ Ｐゴシック" style:font-size-asian="22pt" style:language-asian="en" style:country-asian="US" style:font-style-asian="italic" style:font-name-complex="ＭＳ Ｐゴシック" style:font-size-complex="22pt" style:language-complex="en" style:country-complex="US" style:font-style-complex="italic"/>
    </style:style>
    <style:style style:name="T76" style:family="text">
      <style:text-properties fo:color="#000000" style:text-line-through-style="none" style:text-line-through-type="none" style:text-position="0% 100%" style:font-name="Courier New" fo:font-size="22pt" fo:language="en" fo:country="US" fo:font-style="normal" fo:text-shadow="none" style:text-underline-style="none" fo:font-weight="normal" style:font-name-asian="ＭＳ Ｐゴシック" style:font-size-asian="22pt" style:language-asian="en" style:country-asian="US" style:font-style-asian="normal" style:font-weight-asian="normal" style:font-name-complex="ＭＳ Ｐゴシック" style:font-size-complex="22pt" style:language-complex="en" style:country-complex="US" style:font-style-complex="normal" style:font-weight-complex="normal" style:font-relief="none"/>
    </style:style>
    <style:style style:name="T77" style:family="text">
      <style:text-properties fo:color="#000000" style:text-line-through-style="none" style:text-line-through-type="none" style:text-position="0% 100%" style:font-name="Courier New" fo:font-size="22pt" fo:language="en" fo:country="US" fo:font-style="normal" fo:text-shadow="none" style:text-underline-style="none" fo:font-weight="bold" style:font-name-asian="ＭＳ Ｐゴシック" style:font-size-asian="22pt" style:language-asian="en" style:country-asian="US" style:font-style-asian="normal" style:font-weight-asian="bold" style:font-name-complex="ＭＳ Ｐゴシック" style:font-size-complex="22pt" style:language-complex="en" style:country-complex="US" style:font-style-complex="normal" style:font-weight-complex="bold" style:font-relief="none"/>
    </style:style>
    <style:style style:name="T78" style:family="text">
      <style:text-properties fo:color="#000000" style:text-line-through-style="none" style:text-line-through-type="none" style:text-position="0% 100%" style:font-name="Courier New" fo:font-size="22pt" fo:language="en" fo:country="US" fo:font-style="italic" fo:text-shadow="none" style:text-underline-style="none" fo:font-weight="normal" style:font-name-asian="ＭＳ Ｐゴシック" style:font-size-asian="22pt" style:language-asian="en" style:country-asian="US" style:font-style-asian="italic" style:font-weight-asian="normal" style:font-name-complex="ＭＳ Ｐゴシック" style:font-size-complex="22pt" style:language-complex="en" style:country-complex="US" style:font-style-complex="italic" style:font-weight-complex="normal" style:font-relief="none"/>
    </style:style>
    <style:style style:name="T79" style:family="text">
      <style:text-properties fo:color="#000000" style:text-line-through-style="none" style:text-line-through-type="none" style:text-position="0% 100%" style:font-name="Arial1" fo:font-size="22pt" fo:language="en" fo:country="US" fo:font-style="normal" fo:text-shadow="none" style:text-underline-style="none" fo:font-weight="normal" style:font-name-asian="ＭＳ Ｐゴシック" style:font-size-asian="22pt" style:language-asian="en" style:country-asian="US" style:font-style-asian="normal" style:font-weight-asian="normal" style:font-name-complex="ＭＳ Ｐゴシック" style:font-size-complex="22pt" style:language-complex="en" style:country-complex="US" style:font-style-complex="normal" style:font-weight-complex="normal" style:font-relief="none"/>
    </style:style>
    <style:style style:name="T80" style:family="text">
      <style:text-properties fo:color="#000000" style:text-position="0% 100%" style:font-name="Courier New" fo:font-size="22pt" fo:language="en" fo:country="US" style:font-name-asian="ＭＳ Ｐゴシック" style:font-size-asian="22pt" style:language-asian="en" style:country-asian="US" style:font-name-complex="ＭＳ Ｐゴシック" style:font-size-complex="22pt" style:language-complex="en" style:country-complex="US"/>
    </style:style>
    <style:style style:name="T81" style:family="text">
      <style:text-properties fo:color="#000000" style:text-line-through-style="none" style:text-line-through-type="none" style:text-position="0% 100%" style:font-name="Courier New" fo:font-size="12pt" fo:language="en" fo:country="US" fo:font-style="normal" fo:text-shadow="none" style:text-underline-style="none" fo:font-weight="normal" style:font-name-asian="Courier New" style:font-size-asian="12pt" style:language-asian="en" style:country-asian="US" style:font-style-asian="normal" style:font-weight-asian="normal" style:font-name-complex="Courier New" style:font-size-complex="12pt" style:language-complex="en" style:country-complex="US" style:font-style-complex="normal" style:font-weight-complex="normal" style:font-relief="none"/>
    </style:style>
    <style:style style:name="T82" style:family="text">
      <style:text-properties fo:color="#000000" style:text-line-through-style="none" style:text-line-through-type="none" style:text-position="0% 100%" style:font-name="Courier New" fo:font-size="12pt" fo:language="sv" fo:country="SE" fo:font-style="normal" fo:text-shadow="none" style:text-underline-style="none" fo:font-weight="normal" style:font-name-asian="Courier New" style:font-size-asian="12pt" style:language-asian="sv" style:country-asian="SE" style:font-style-asian="normal" style:font-weight-asian="normal" style:font-name-complex="Courier New" style:font-size-complex="12pt" style:language-complex="sv" style:country-complex="SE" style:font-style-complex="normal" style:font-weight-complex="normal" style:font-relief="none"/>
    </style:style>
    <style:style style:name="T83" style:family="text">
      <style:text-properties fo:language="sv" fo:country="SE" style:language-asian="sv" style:country-asian="SE" style:language-complex="sv" style:country-complex="SE"/>
    </style:style>
    <style:style style:name="T84" style:family="text">
      <style:text-properties fo:color="#000000" style:text-line-through-style="none" style:text-line-through-type="none" style:text-position="0% 100%" style:font-name="Arial1" fo:font-size="14pt" fo:language="en" fo:country="US" fo:font-style="italic" fo:text-shadow="none" style:text-underline-style="none" fo:font-weight="normal" style:font-name-asian="ＭＳ Ｐゴシック" style:font-size-asian="14pt" style:language-asian="en" style:country-asian="US" style:font-style-asian="italic" style:font-weight-asian="normal" style:font-name-complex="ＭＳ Ｐゴシック" style:font-size-complex="14pt" style:language-complex="en" style:country-complex="US" style:font-style-complex="italic" style:font-weight-complex="normal" style:font-relief="none"/>
    </style:style>
    <style:style style:name="T85" style:family="text">
      <style:text-properties fo:color="#000000" style:text-line-through-style="none" style:text-line-through-type="none" style:text-position="0% 100%" style:font-name="Courier New" fo:font-size="14pt" fo:language="fr" fo:country="FR" fo:font-style="normal" fo:text-shadow="none" style:text-underline-style="none" fo:font-weight="bold" style:font-name-asian="ＭＳ Ｐゴシック" style:font-size-asian="14pt" style:language-asian="fr" style:country-asian="FR" style:font-style-asian="normal" style:font-weight-asian="bold" style:font-name-complex="ＭＳ Ｐゴシック" style:font-size-complex="14pt" style:language-complex="fr" style:country-complex="FR" style:font-style-complex="normal" style:font-weight-complex="bold" style:font-relief="none"/>
    </style:style>
    <style:style style:name="T86" style:family="text">
      <style:text-properties fo:font-size="15pt" fo:language="en" fo:country="US" style:font-name-asian="ＭＳ Ｐゴシック" style:font-size-asian="15pt" style:language-asian="en" style:country-asian="US" style:font-name-complex="ＭＳ Ｐゴシック" style:font-size-complex="15pt" style:language-complex="en" style:country-complex="US"/>
    </style:style>
    <style:style style:name="T87" style:family="text">
      <style:text-properties fo:color="#000000" style:text-line-through-style="none" style:text-line-through-type="none" style:text-position="0% 100%" style:font-name="Courier New" fo:font-size="15pt" fo:language="sv" fo:country="SE" fo:font-style="normal" fo:text-shadow="none" style:text-underline-style="none" fo:font-weight="normal" style:font-name-asian="ＭＳ Ｐゴシック" style:font-size-asian="15pt" style:language-asian="sv" style:country-asian="SE" style:font-style-asian="normal" style:font-weight-asian="normal" style:font-name-complex="ＭＳ Ｐゴシック" style:font-size-complex="15pt" style:language-complex="sv" style:country-complex="SE" style:font-style-complex="normal" style:font-weight-complex="normal" style:font-relief="none"/>
    </style:style>
    <style:style style:name="T88" style:family="text">
      <style:text-properties fo:color="#000000" style:text-line-through-style="none" style:text-line-through-type="none" style:text-position="0% 100%" style:font-name="Courier New" fo:font-size="15pt" fo:language="sv" fo:country="SE" fo:font-style="normal" fo:text-shadow="none" style:text-underline-style="none" fo:font-weight="bold" style:font-name-asian="ＭＳ Ｐゴシック" style:font-size-asian="15pt" style:language-asian="sv" style:country-asian="SE" style:font-style-asian="normal" style:font-weight-asian="bold" style:font-name-complex="ＭＳ Ｐゴシック" style:font-size-complex="15pt" style:language-complex="sv" style:country-complex="SE" style:font-style-complex="normal" style:font-weight-complex="bold" style:font-relief="none"/>
    </style:style>
    <style:style style:name="T89" style:family="text">
      <style:text-properties fo:color="#000000" style:text-position="0% 100%" style:font-name="Courier New" fo:font-size="15pt" fo:language="sv" fo:country="SE" style:font-name-asian="ＭＳ Ｐゴシック" style:font-size-asian="15pt" style:language-asian="sv" style:country-asian="SE" style:font-name-complex="ＭＳ Ｐゴシック" style:font-size-complex="15pt" style:language-complex="sv" style:country-complex="SE"/>
    </style:style>
    <style:style style:name="T90" style:family="text">
      <style:text-properties fo:color="#ccccff" fo:font-size="16pt" fo:language="en" fo:country="US" style:font-name-asian="ＭＳ Ｐゴシック" style:font-size-asian="16pt" style:language-asian="en" style:country-asian="US" style:font-name-complex="ＭＳ Ｐゴシック" style:font-size-complex="16pt" style:language-complex="en" style:country-complex="US"/>
    </style:style>
    <text:list-style style:name="L1">
      <text:list-level-style-number text:level="1" style:num-format="">
        <style:list-level-properties/>
        <style:text-properties fo:color="#9a9a9a"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903cm"/>
        <style:text-properties fo:font-family="Webdings" style:font-pitch="variable" style:font-charset="x-symbol" fo:color="#00438b" fo:font-size="5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5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22cm"/>
        <style:text-properties style:font-name="Times New Roman" fo:color="#00438b"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min-label-width="0.22cm"/>
        <style:text-properties style:font-name="Times New Roman"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62cm"/>
        <style:text-properties style:font-name="Arial1"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921cm"/>
        <style:text-properties fo:font-family="Webdings" style:font-pitch="variable" style:font-charset="x-symbol" fo:color="#00438b" fo:font-size="5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908cm"/>
        <style:text-properties fo:font-family="Webdings" style:font-pitch="variable" style:font-charset="x-symbol" fo:color="#00438b" fo:font-size="5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49cm"/>
        <style:text-properties style:font-name="Courier New"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45cm"/>
        <style:text-properties style:font-name="Arial1"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58cm"/>
        <style:text-properties style:font-name="Arial1"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min-label-width="0.912cm"/>
        <style:text-properties fo:font-family="Webdings" style:font-pitch="variable" style:font-charset="x-symbol" fo:color="#00438b" fo:font-size="5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style:text-properties style:font-name="Times New Roman" fo:color="#000000" fo:font-size="100%"/>
      </text:list-level-style-bullet>
      <text:list-level-style-bullet text:level="2" text:bullet-char="–">
        <style:list-level-properties text:space-before="1.278cm" text:min-label-width="0.763cm"/>
        <style:text-properties style:font-name="Arial1"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ccccff" fo:font-size="5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el1" presentation:presentation-page-layout-name="AL1T0" presentation:use-date-time-name="dtd1">
        <office:forms form:automatic-focus="false" form:apply-design-mode="false"/>
        <draw:custom-shape draw:style-name="gr1" draw:text-style-name="P2" draw:layer="layout" svg:width="20.32cm" svg:height="4.868cm" svg:x="2.54cm" svg:y="3.175cm">
          <text:list text:style-name="L1">
            <text:list-header>
              <text:p text:style-name="P1"><text:span text:style-name="T1">Flik 3: Grunderna</text:span></text:p>
            </text:list-header>
          </text:list>
          <draw:enhanced-geometry svg:viewBox="0 0 21600 21600" draw:type="mso-spt202" draw:enhanced-path="M 0 0 L 21600 0 21600 21600 0 21600 0 0 Z N"/>
        </draw:custom-shape>
        <draw:custom-shape draw:style-name="gr2" draw:text-style-name="P3" draw:layer="layout" svg:width="20.32cm" svg:height="4.869cm" svg:x="2.54cm" svg:y="8.043cm">
          <text:p/>
          <draw:enhanced-geometry svg:viewBox="0 0 21600 21600" draw:type="mso-spt202" draw:enhanced-path="M 0 0 L 21600 0 21600 21600 0 21600 0 0 Z N"/>
        </draw:custom-shape>
        <presentation:notes draw:style-name="dp2" presentation:use-date-time-name="dtd1">
          <draw:custom-shape draw:style-name="gr3"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4"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5"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draw:page-thumbnail draw:style-name="gr6" draw:layer="layout" svg:width="13.714cm" svg:height="10.288cm" svg:x="2.584cm" svg:y="2.055cm" draw:page-number="1" presentation:class="page"/>
          <draw:custom-shape draw:style-name="gr7" draw:text-style-name="P3" draw:layer="layout" svg:width="13.758cm" svg:height="11.522cm" svg:x="2.54cm" svg:y="13.031cm">
            <text:p/>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custom-shape draw:style-name="gr8" draw:text-style-name="P9" draw:layer="layout" svg:width="20.32cm" svg:height="2.54cm" svg:x="2.54cm" svg:y="0cm">
          <text:list text:style-name="L1">
            <text:list-header>
              <text:p text:style-name="P8"><text:span text:style-name="T3">Operatorer</text:span></text:p>
            </text:list-header>
          </text:list>
          <draw:enhanced-geometry svg:viewBox="0 0 21600 21600" draw:type="mso-spt202" draw:enhanced-path="M 0 0 L 21600 0 21600 21600 0 21600 0 0 Z N"/>
        </draw:custom-shape>
        <draw:custom-shape draw:style-name="gr9" draw:text-style-name="P14" draw:layer="layout" svg:width="20.32cm" svg:height="13.083cm" svg:x="2.54cm" svg:y="3.215cm">
          <text:list text:style-name="L3">
            <text:list-item>
              <text:p text:style-name="P10"><text:span text:style-name="T4">Standardoperatorer för aritmetik:</text:span></text:p>
            </text:list-item>
          </text:list>
          <text:list text:style-name="L4">
            <text:list-item>
              <text:list>
                <text:list-header>
                  <text:p text:style-name="P11"><text:span text:style-name="T5">+, -, *, /, //, %, **</text:span></text:p>
                  <text:p text:style-name="P11"><text:span text:style-name="T6">( // för heltalsdivision)</text:span></text:p>
                  <text:p text:style-name="P11"><text:span text:style-name="T5"/></text:p>
                  <text:p text:style-name="P11"><text:span text:style-name="T5">&gt;&gt;&gt; </text:span><text:span text:style-name="T7">2 + 2</text:span></text:p>
                  <text:p text:style-name="P11"><text:span text:style-name="T5">4</text:span></text:p>
                  <text:p text:style-name="P11"><text:span text:style-name="T5">&gt;&gt;&gt; </text:span><text:span text:style-name="T7">2 + 3 * 4</text:span></text:p>
                  <text:p text:style-name="P11"><text:span text:style-name="T5">14</text:span></text:p>
                  <text:p text:style-name="P11"><text:span text:style-name="T5">&gt;&gt;&gt; </text:span><text:span text:style-name="T7">17 / 7</text:span></text:p>
                </text:list-header>
                <text:list-item>
                  <text:p text:style-name="P12"><text:span text:style-name="T5">2.4285714285714284</text:span></text:p>
                </text:list-item>
                <text:list-item>
                  <text:p text:style-name="P12"><text:span text:style-name="T5">&gt;&gt;&gt; </text:span><text:span text:style-name="T7">17 // 7</text:span></text:p>
                </text:list-item>
                <text:list-item>
                  <text:p text:style-name="P12"><text:span text:style-name="T5">2</text:span></text:p>
                </text:list-item>
                <text:list-item>
                  <text:p text:style-name="P12"><text:span text:style-name="T5">&gt;&gt;&gt; </text:span><text:span text:style-name="T7">17 % 7</text:span></text:p>
                </text:list-item>
                <text:list-item>
                  <text:p text:style-name="P11"><text:span text:style-name="T8">3</text:span></text:p>
                </text:list-item>
                <text:list-item>
                  <text:p text:style-name="P11"><text:span text:style-name="T8">&gt;&gt;&gt; </text:span><text:span text:style-name="T9">2 ** 5</text:span></text:p>
                </text:list-item>
                <text:list-item>
                  <text:p text:style-name="P11"><text:span text:style-name="T8">32</text:span></text:p>
                </text:list-item>
                <text:list-item>
                  <text:p text:style-name="P11"><text:span text:style-name="T8">&gt;&gt;&gt;</text:span></text:p>
                </text:list-item>
              </text:list>
            </text:list-item>
          </text:list>
          <text:list text:style-name="L5">
            <text:list-header>
              <text:p text:style-name="P13"><text:span text:style-name="T10"/></text:p>
            </text:list-header>
          </text:list>
          <text:list text:style-name="L4">
            <text:list-item>
              <text:list>
                <text:list-header>
                  <text:p text:style-name="P11"><text:span text:style-name="T11"/></text:p>
                </text:list-header>
              </text:list>
            </text:list-item>
          </text:list>
          <text:list text:style-name="L6">
            <text:list-header>
              <text:p text:style-name="P13"><text:span text:style-name="T12"/></text:p>
            </text:list-header>
          </text:list>
          <draw:enhanced-geometry svg:viewBox="0 0 21600 21600" draw:type="mso-spt202" draw:enhanced-path="M 0 0 L 21600 0 21600 21600 0 21600 0 0 Z N"/>
        </draw:custom-shape>
        <draw:custom-shape draw:style-name="gr10" draw:text-style-name="P9" draw:layer="layout" svg:width="2.117cm" svg:height="1.014cm" svg:x="0.401cm" svg:y="17.586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1"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2"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custom-shape draw:style-name="gr14" draw:text-style-name="P9" draw:layer="layout" svg:width="20.32cm" svg:height="2.54cm" svg:x="2.54cm" svg:y="0cm">
          <text:list text:style-name="L1">
            <text:list-header>
              <text:p text:style-name="P8"><text:span text:style-name="T3">Jämförelseoperatorer</text:span></text:p>
            </text:list-header>
          </text:list>
          <draw:enhanced-geometry svg:viewBox="0 0 21600 21600" draw:type="mso-spt202" draw:enhanced-path="M 0 0 L 21600 0 21600 21600 0 21600 0 0 Z N"/>
        </draw:custom-shape>
        <draw:custom-shape draw:style-name="gr15" draw:text-style-name="P14" draw:layer="layout" svg:width="20.32cm" svg:height="13.083cm" svg:x="2.54cm" svg:y="3.215cm">
          <text:list text:style-name="L3">
            <text:list-item>
              <text:p text:style-name="P10"><text:span text:style-name="T4">Jämförelseoperatorer och booleska operatorer:</text:span></text:p>
            </text:list-item>
          </text:list>
          <text:list text:style-name="L4">
            <text:list-item>
              <text:list>
                <text:list-header>
                  <text:p text:style-name="P11"><text:span text:style-name="T5">&lt;, &lt;=, &gt;, &gt;=, ==, !=, and, or, not</text:span></text:p>
                  <text:p text:style-name="P11"><text:span text:style-name="T5"/></text:p>
                  <text:p text:style-name="P11"><text:span text:style-name="T5">&gt;&gt;&gt; </text:span><text:span text:style-name="T7">2 &lt; 4 and 2 == 4</text:span></text:p>
                  <text:p text:style-name="P11"><text:span text:style-name="T5">False</text:span></text:p>
                  <text:p text:style-name="P11"><text:span text:style-name="T5">&gt;&gt;&gt; </text:span><text:span text:style-name="T7">2 &gt; 4 or 2 &lt; 4</text:span></text:p>
                  <text:p text:style-name="P11"><text:span text:style-name="T5">True</text:span></text:p>
                  <text:p text:style-name="P11"><text:span text:style-name="T5">&gt;&gt;&gt; </text:span><text:span text:style-name="T7">not 6.2 &lt;= 6</text:span></text:p>
                </text:list-header>
                <text:list-item>
                  <text:p text:style-name="P12"><text:span text:style-name="T5">True</text:span></text:p>
                </text:list-item>
                <text:list-item>
                  <text:p text:style-name="P12"><text:span text:style-name="T5">&gt;&gt;&gt; </text:span><text:span text:style-name="T7">3 &lt; 4 &lt; 5</text:span></text:p>
                </text:list-item>
                <text:list-item>
                  <text:p text:style-name="P12"><text:span text:style-name="T5">True</text:span></text:p>
                </text:list-item>
                <text:list-item>
                  <text:p text:style-name="P12"><text:span text:style-name="T5">&gt;&gt;&gt; </text:span><text:span text:style-name="T7">"Windows" if "Bill" &gt; "Linus" else "Linux"</text:span></text:p>
                </text:list-item>
                <text:list-item>
                  <text:p text:style-name="P11"><text:span text:style-name="T8">'</text:span><text:span text:style-name="T5">Linux</text:span><text:span text:style-name="T8">'</text:span></text:p>
                </text:list-item>
              </text:list>
            </text:list-item>
          </text:list>
          <text:list text:style-name="L5">
            <text:list-header>
              <text:p text:style-name="P13"><text:span text:style-name="T10"/></text:p>
            </text:list-header>
          </text:list>
          <text:list text:style-name="L4">
            <text:list-item>
              <text:list>
                <text:list-header>
                  <text:p text:style-name="P11"><text:span text:style-name="T11"/></text:p>
                </text:list-header>
              </text:list>
            </text:list-item>
          </text:list>
          <text:list text:style-name="L6">
            <text:list-header>
              <text:p text:style-name="P13"><text:span text:style-name="T12"/></text:p>
            </text:list-header>
          </text:list>
          <draw:enhanced-geometry svg:viewBox="0 0 21600 21600" draw:type="mso-spt202" draw:enhanced-path="M 0 0 L 21600 0 21600 21600 0 21600 0 0 Z N"/>
        </draw:custom-shape>
        <draw:custom-shape draw:style-name="gr16" draw:text-style-name="P9" draw:layer="layout" svg:width="2.117cm" svg:height="1.014cm" svg:x="0.401cm" svg:y="17.586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7"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8"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3"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custom-shape draw:style-name="gr19" draw:text-style-name="P9" draw:layer="layout" svg:width="20.32cm" svg:height="2.54cm" svg:x="2.54cm" svg:y="0cm">
          <text:list text:style-name="L1">
            <text:list-header>
              <text:p text:style-name="P8"><text:span text:style-name="T3">Variabler och tilldelning</text:span></text:p>
            </text:list-header>
          </text:list>
          <draw:enhanced-geometry svg:viewBox="0 0 21600 21600" draw:type="mso-spt202" draw:enhanced-path="M 0 0 L 21600 0 21600 21600 0 21600 0 0 Z N"/>
        </draw:custom-shape>
        <draw:custom-shape draw:style-name="gr20" draw:text-style-name="P21" draw:layer="layout" svg:width="20.32cm" svg:height="13.083cm" svg:x="2.54cm" svg:y="3.215cm">
          <text:list text:style-name="L3">
            <text:list-item>
              <text:p text:style-name="P19"><text:span text:style-name="T4">Variabler börjar med en bokstav eller _ följt av bokstäver, _, 0-9</text:span><text:span text:style-name="T4"><text:line-break/></text:span><text:span text:style-name="T4"/></text:p>
            </text:list-item>
            <text:list-item>
              <text:p text:style-name="P19"><text:span text:style-name="T4">Även icke-ASCII-tecken är tillåtna</text:span></text:p>
              <text:list>
                <text:list-item>
                  <text:p text:style-name="P19"><text:span text:style-name="T4">fast det kräver att man håller reda på teckenkodningen</text:span><text:span text:style-name="T4"><text:line-break/></text:span><text:span text:style-name="T4"/></text:p>
                </text:list-item>
              </text:list>
            </text:list-item>
            <text:list-item>
              <text:p text:style-name="P19"><text:span text:style-name="T4">Stora och små bokstäver har betydelse i variabelnamn!</text:span></text:p>
            </text:list-item>
          </text:list>
          <text:list text:style-name="L4">
            <text:list-item>
              <text:list>
                <text:list-header>
                  <text:p text:style-name="P20"><text:span text:style-name="T5">&gt;&gt;&gt; </text:span><text:span text:style-name="T7">a = 1</text:span></text:p>
                  <text:p text:style-name="P20"><text:span text:style-name="T5">&gt;&gt;&gt; </text:span><text:span text:style-name="T7">print(a)</text:span></text:p>
                  <text:p text:style-name="P20"><text:span text:style-name="T5">1</text:span></text:p>
                  <text:p text:style-name="P20"><text:span text:style-name="T5">&gt;&gt;&gt; </text:span><text:span text:style-name="T7">print(A)</text:span></text:p>
                  <text:p text:style-name="P20"><text:span text:style-name="T5">Traceback (most recent call last):</text:span></text:p>
                  <text:p text:style-name="P20"><text:span text:style-name="T5"><text:s text:c="2"/></text:span><text:span text:style-name="T5">File "&lt;stdin&gt;", line 1, in &lt;module&gt;</text:span></text:p>
                  <text:p text:style-name="P20"><text:span text:style-name="T5">NameError: name 'A' is not defined</text:span></text:p>
                </text:list-header>
              </text:list>
            </text:list-item>
          </text:list>
          <draw:enhanced-geometry svg:viewBox="0 0 21600 21600" draw:type="mso-spt202" draw:enhanced-path="M 0 0 L 21600 0 21600 21600 0 21600 0 0 Z N"/>
        </draw:custom-shape>
        <draw:custom-shape draw:style-name="gr21"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2"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3"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4" presentation:class="page"/>
          <draw:custom-shape draw:style-name="gr24" draw:text-style-name="P23" draw:layer="layout" svg:width="13.758cm" svg:height="12.343cm" svg:x="2.54cm" svg:y="13.031cm">
            <text:list text:style-name="L7">
              <text:list-item>
                <text:p text:style-name="P22"><text:span text:style-name="T14">Variabelnamn kan skrivas med unicodetecken.</text:span></text:p>
              </text:list-item>
            </text:list>
            <draw:enhanced-geometry svg:viewBox="0 0 21600 21600" draw:type="mso-spt202" draw:enhanced-path="M 0 0 L 21600 0 21600 21600 0 21600 0 0 Z N"/>
          </draw:custom-shape>
          <draw:custom-shape draw:style-name="gr25"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6"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7"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custom-shape draw:style-name="gr28" draw:text-style-name="P9" draw:layer="layout" svg:width="20.32cm" svg:height="2.54cm" svg:x="2.54cm" svg:y="0cm">
          <text:list text:style-name="L1">
            <text:list-header>
              <text:p text:style-name="P8"><text:span text:style-name="T3">Dynamisk typning</text:span></text:p>
            </text:list-header>
          </text:list>
          <draw:enhanced-geometry svg:viewBox="0 0 21600 21600" draw:type="mso-spt202" draw:enhanced-path="M 0 0 L 21600 0 21600 21600 0 21600 0 0 Z N"/>
        </draw:custom-shape>
        <draw:custom-shape draw:style-name="gr29" draw:text-style-name="P24" draw:layer="layout" svg:width="20.32cm" svg:height="13.083cm" svg:x="2.54cm" svg:y="3.215cm">
          <text:list text:style-name="L3">
            <text:list-item>
              <text:p text:style-name="P19"><text:span text:style-name="T4">Dynamiskt typat — typen sätts vid tilldelningen</text:span></text:p>
            </text:list-item>
          </text:list>
          <text:list text:style-name="L4">
            <text:list-item>
              <text:list>
                <text:list-header>
                  <text:p text:style-name="P20"><text:span text:style-name="T15">&gt;&gt;&gt; </text:span><text:span text:style-name="T16">a = 2</text:span></text:p>
                  <text:p text:style-name="P20"><text:span text:style-name="T15">&gt;&gt;&gt; </text:span><text:span text:style-name="T16">b = 1.5</text:span></text:p>
                  <text:p text:style-name="P20"><text:span text:style-name="T15">&gt;&gt;&gt; </text:span><text:span text:style-name="T16">c = a * b</text:span></text:p>
                  <text:p text:style-name="P20"><text:span text:style-name="T15">&gt;&gt;&gt; </text:span><text:span text:style-name="T16">d = 1</text:span></text:p>
                  <text:p text:style-name="P20"><text:span text:style-name="T15">&gt;&gt;&gt; </text:span><text:span text:style-name="T16">print(c)</text:span></text:p>
                  <text:p text:style-name="P20"><text:span text:style-name="T15">3.0</text:span></text:p>
                  <text:p text:style-name="P20"><text:span text:style-name="T15">&gt;&gt;&gt; </text:span><text:span text:style-name="T16">print(d/a)</text:span></text:p>
                  <text:p text:style-name="P20"><text:span text:style-name="T15">0.5</text:span></text:p>
                  <text:p text:style-name="P20"><text:span text:style-name="T15">&gt;&gt;&gt; </text:span><text:span text:style-name="T16">b = 'text'</text:span></text:p>
                  <text:p text:style-name="P20"><text:span text:style-name="T15">&gt;&gt;&gt; </text:span><text:span text:style-name="T16">c = b + b</text:span></text:p>
                  <text:p text:style-name="P20"><text:span text:style-name="T15">&gt;&gt;&gt; </text:span><text:span text:style-name="T16">print(c)</text:span></text:p>
                  <text:p text:style-name="P20"><text:span text:style-name="T15">texttext</text:span></text:p>
                </text:list-header>
                <text:list-item>
                  <text:p text:style-name="P20"><text:span text:style-name="T15">&gt;&gt;&gt; </text:span><text:span text:style-name="T16">print(2 * b)</text:span></text:p>
                </text:list-item>
                <text:list-item>
                  <text:p text:style-name="P20"><text:span text:style-name="T15">texttext</text:span></text:p>
                </text:list-item>
                <text:list-item>
                  <text:p text:style-name="P20"><text:span text:style-name="T15">&gt;&gt;&gt; </text:span><text:span text:style-name="T16">print(2 + b)</text:span></text:p>
                </text:list-item>
                <text:list-item>
                  <text:p text:style-name="P20"><text:span text:style-name="T17">Traceback (most recent call last):</text:span></text:p>
                </text:list-item>
                <text:list-item>
                  <text:p text:style-name="P20"><text:span text:style-name="T17"><text:s text:c="2"/></text:span><text:span text:style-name="T17">File "&lt;stdin&gt;", line 1, in &lt;module&gt;</text:span></text:p>
                </text:list-item>
                <text:list-item>
                  <text:p text:style-name="P20"><text:span text:style-name="T17">TypeError: unsupported operand type(s) for +: 'int' and 'str'</text:span></text:p>
                </text:list-item>
                <text:list-item>
                  <text:p text:style-name="P20"><text:span text:style-name="T15">&gt;&gt;&gt;</text:span></text:p>
                  <text:p text:style-name="P20"><text:span text:style-name="T18"/></text:p>
                </text:list-item>
              </text:list>
            </text:list-item>
          </text:list>
          <draw:enhanced-geometry svg:viewBox="0 0 21600 21600" draw:type="mso-spt202" draw:enhanced-path="M 0 0 L 21600 0 21600 21600 0 21600 0 0 Z N"/>
        </draw:custom-shape>
        <draw:custom-shape draw:style-name="gr30"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1"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2"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5" presentation:class="page"/>
          <draw:custom-shape draw:style-name="gr33" draw:text-style-name="P23" draw:layer="layout" svg:width="13.758cm" svg:height="12.343cm" svg:x="2.54cm" svg:y="13.031cm">
            <text:list text:style-name="L7">
              <text:list-item>
                <text:p text:style-name="P22"><text:span text:style-name="T14">Variabelnamn kan skrivas med unicodetecken.</text:span></text:p>
              </text:list-item>
            </text:list>
            <draw:enhanced-geometry svg:viewBox="0 0 21600 21600" draw:type="mso-spt202" draw:enhanced-path="M 0 0 L 21600 0 21600 21600 0 21600 0 0 Z N"/>
          </draw:custom-shape>
          <draw:custom-shape draw:style-name="gr34"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35"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36"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custom-shape draw:style-name="gr37" draw:text-style-name="P9" draw:layer="layout" svg:width="20.32cm" svg:height="2.54cm" svg:x="2.54cm" svg:y="0cm">
          <text:list text:style-name="L1">
            <text:list-header>
              <text:p text:style-name="P8"><text:span text:style-name="T3">Variabler och tilldelning</text:span></text:p>
            </text:list-header>
          </text:list>
          <draw:enhanced-geometry svg:viewBox="0 0 21600 21600" draw:type="mso-spt202" draw:enhanced-path="M 0 0 L 21600 0 21600 21600 0 21600 0 0 Z N"/>
        </draw:custom-shape>
        <draw:custom-shape draw:style-name="gr38" draw:text-style-name="P31" draw:layer="layout" svg:width="20.32cm" svg:height="13.083cm" svg:x="2.54cm" svg:y="3.215cm">
          <text:list text:style-name="L3">
            <text:list-item>
              <text:p text:style-name="P25"><text:span text:style-name="T19">Utökad tilldelning ("augmented")</text:span></text:p>
            </text:list-item>
          </text:list>
          <text:list text:style-name="L4">
            <text:list-item>
              <text:list>
                <text:list-header>
                  <text:p text:style-name="P26"><text:span text:style-name="T20">&gt;&gt;&gt; </text:span><text:span text:style-name="T21">x = x + 10</text:span></text:p>
                  <text:p text:style-name="P26"><text:span text:style-name="T22"/></text:p>
                  <text:p text:style-name="P26"><text:span text:style-name="T23"><text:s text:c="2"/></text:span><text:span text:style-name="T23">kan skrivas som </text:span></text:p>
                  <text:p text:style-name="P26"><text:span text:style-name="T23"/></text:p>
                  <text:p text:style-name="P26"><text:span text:style-name="T20">&gt;&gt;&gt; </text:span><text:span text:style-name="T21">x += 10</text:span></text:p>
                  <text:p text:style-name="P26"><text:span text:style-name="T21"/></text:p>
                  <text:p text:style-name="P26"><text:span text:style-name="T20">+=, -=, *=, /=, //=, %=, **=</text:span></text:p>
                  <text:p text:style-name="P26"><text:span text:style-name="T20">&lt;&lt;=, &gt;&gt;=, &amp;=, ^=, |=</text:span></text:p>
                  <text:p text:style-name="P26"><text:span text:style-name="T20"/></text:p>
                  <text:p text:style-name="P26"><text:span text:style-name="T23">OBS! "a++", "++b" etc finns ej</text:span></text:p>
                </text:list-header>
              </text:list>
            </text:list-item>
          </text:list>
          <text:list text:style-name="L3">
            <text:list-item>
              <text:p text:style-name="P27"><text:span text:style-name="T19">Multipel tilldelning</text:span></text:p>
            </text:list-item>
          </text:list>
          <text:list text:style-name="L4">
            <text:list-item>
              <text:list>
                <text:list-header>
                  <text:p text:style-name="P28"><text:span text:style-name="T20">&gt;&gt;&gt; </text:span><text:span text:style-name="T21">x = y = z = 1</text:span><text:span text:style-name="T20"><text:tab/></text:span></text:p>
                  <text:p text:style-name="P26"><text:span text:style-name="T20">&gt;&gt;&gt; </text:span><text:span text:style-name="T21">x, y, z = 1, 2, 'a string'</text:span></text:p>
                </text:list-header>
              </text:list>
            </text:list-item>
          </text:list>
          <text:list text:style-name="L3">
            <text:list-item>
              <text:p text:style-name="P29"><text:span text:style-name="T19">In-line tilldelning stödjs </text:span><text:span text:style-name="T24">ej</text:span><text:span text:style-name="T19">:</text:span></text:p>
            </text:list-item>
          </text:list>
          <text:list text:style-name="L4">
            <text:list-item>
              <text:list>
                <text:list-header>
                  <text:p text:style-name="P26"><text:span text:style-name="T20">if a=my_func():</text:span></text:p>
                  <text:p text:style-name="P26"><text:span text:style-name="T20"><text:s text:c="4"/></text:span><text:span text:style-name="T20">print('Ok')</text:span></text:p>
                </text:list-header>
              </text:list>
            </text:list-item>
          </text:list>
          <text:list text:style-name="L6">
            <text:list-header>
              <text:p text:style-name="P30"><text:span text:style-name="T25"/></text:p>
            </text:list-header>
          </text:list>
          <draw:enhanced-geometry svg:viewBox="0 0 21600 21600" draw:type="mso-spt202" draw:enhanced-path="M 0 0 L 21600 0 21600 21600 0 21600 0 0 Z N"/>
        </draw:custom-shape>
        <draw:custom-shape draw:style-name="gr39"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40"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41"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draw:line draw:style-name="gr42" draw:text-style-name="P32" draw:layer="layout" svg:x1="4.167cm" svg:y1="15.139cm" svg:x2="8.965cm" svg:y2="14.041cm">
          <text:p/>
        </draw:line>
        <draw:line draw:style-name="gr42" draw:text-style-name="P32" draw:layer="layout" svg:x1="4.167cm" svg:y1="13.891cm" svg:x2="9.168cm" svg:y2="15.289cm">
          <text:p/>
        </draw:line>
        <presentation:notes draw:style-name="dp2" presentation:use-date-time-name="dtd1">
          <draw:page-thumbnail draw:style-name="gr6" draw:layer="layout" svg:width="13.714cm" svg:height="10.288cm" svg:x="2.584cm" svg:y="2.055cm" draw:page-number="6" presentation:class="page"/>
          <draw:custom-shape draw:style-name="gr43" draw:text-style-name="P23" draw:layer="layout" svg:width="13.758cm" svg:height="12.343cm" svg:x="2.54cm" svg:y="13.031cm">
            <text:list text:style-name="L7">
              <text:list-item>
                <text:p text:style-name="P22"><text:span text:style-name="T14">Left shift &lt;&lt;</text:span></text:p>
              </text:list-item>
              <text:list-item>
                <text:p text:style-name="P22"><text:span text:style-name="T14">Right shift &gt;&gt;</text:span></text:p>
              </text:list-item>
              <text:list-item>
                <text:p text:style-name="P22"><text:span text:style-name="T14">Bitvis AND &amp;</text:span></text:p>
              </text:list-item>
              <text:list-item>
                <text:p text:style-name="P22"><text:span text:style-name="T14">Bitvis XOR ^</text:span></text:p>
              </text:list-item>
              <text:list-item>
                <text:p text:style-name="P22"><text:span text:style-name="T14">Bitvis OR |</text:span></text:p>
              </text:list-item>
            </text:list>
            <text:list text:style-name="L5">
              <text:list-header>
                <text:p text:style-name="P33"><text:span text:style-name="T14"/></text:p>
              </text:list-header>
            </text:list>
            <draw:enhanced-geometry svg:viewBox="0 0 21600 21600" draw:type="mso-spt202" draw:enhanced-path="M 0 0 L 21600 0 21600 21600 0 21600 0 0 Z N"/>
          </draw:custom-shape>
          <draw:custom-shape draw:style-name="gr44"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45"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46"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custom-shape draw:style-name="gr47" draw:text-style-name="P9" draw:layer="layout" svg:width="20.32cm" svg:height="2.54cm" svg:x="2.54cm" svg:y="0cm">
          <text:list text:style-name="L1">
            <text:list-header>
              <text:p text:style-name="P8"><text:span text:style-name="T3">Variabler - tal, strängar, listor, tupler</text:span></text:p>
            </text:list-header>
          </text:list>
          <draw:enhanced-geometry svg:viewBox="0 0 21600 21600" draw:type="mso-spt202" draw:enhanced-path="M 0 0 L 21600 0 21600 21600 0 21600 0 0 Z N"/>
        </draw:custom-shape>
        <draw:custom-shape draw:style-name="gr48" draw:text-style-name="P39" draw:layer="layout" svg:width="20.32cm" svg:height="13.083cm" svg:x="2.54cm" svg:y="3.215cm">
          <text:list text:style-name="L3">
            <text:list-item>
              <text:p text:style-name="P34"><text:span text:style-name="T4">Tal</text:span></text:p>
            </text:list-item>
          </text:list>
          <text:list text:style-name="L4">
            <text:list-item>
              <text:list>
                <text:list-header>
                  <text:p text:style-name="P35"><text:span text:style-name="T5">&gt;&gt;&gt; </text:span><text:span text:style-name="T7">x = 1</text:span><text:span text:style-name="T7"><text:tab/></text:span><text:span text:style-name="T7"><text:tab/></text:span><text:span text:style-name="T5"># Heltal</text:span></text:p>
                  <text:p text:style-name="P35"><text:span text:style-name="T5">&gt;&gt;&gt; </text:span><text:span text:style-name="T7">x = 1.0</text:span><text:span text:style-name="T7"><text:tab/></text:span><text:span text:style-name="T7"><text:tab/></text:span><text:span text:style-name="T5"># Flyttal</text:span></text:p>
                </text:list-header>
              </text:list>
            </text:list-item>
          </text:list>
          <text:list text:style-name="L3">
            <text:list-item>
              <text:p text:style-name="P36"><text:span text:style-name="T4">Strängar</text:span></text:p>
            </text:list-item>
          </text:list>
          <text:list text:style-name="L4">
            <text:list-item>
              <text:list>
                <text:list-header>
                  <text:p text:style-name="P35"><text:span text:style-name="T5">&gt;&gt;&gt; </text:span><text:span text:style-name="T7">hej_en = 'hello'</text:span><text:span text:style-name="T7"><text:tab/></text:span><text:span text:style-name="T5"># Även " fungerar</text:span></text:p>
                  <text:p text:style-name="P37"><text:span text:style-name="T5">&gt;&gt;&gt; </text:span><text:span text:style-name="T7">hej_en[0]</text:span></text:p>
                  <text:p text:style-name="P37"><text:span text:style-name="T5">'h'</text:span></text:p>
                </text:list-header>
              </text:list>
            </text:list-item>
          </text:list>
          <text:list text:style-name="L3">
            <text:list-item>
              <text:p text:style-name="P36"><text:span text:style-name="T4">Listor</text:span></text:p>
            </text:list-item>
          </text:list>
          <text:list text:style-name="L4">
            <text:list-item>
              <text:list>
                <text:list-header>
                  <text:p text:style-name="P37"><text:span text:style-name="T5">&gt;&gt;&gt; </text:span><text:span text:style-name="T7">my_list1 = [1, 2, 3]</text:span></text:p>
                  <text:p text:style-name="P37"><text:span text:style-name="T5">&gt;&gt;&gt; </text:span><text:span text:style-name="T7">my_list2 = [1, 2, 'a', 3, 'hej', 1.0]</text:span></text:p>
                  <text:p text:style-name="P37"><text:span text:style-name="T5">&gt;&gt;&gt;</text:span><text:span text:style-name="T7"> my_list2[4]</text:span></text:p>
                  <text:p text:style-name="P37"><text:span text:style-name="T5">'hej'</text:span></text:p>
                </text:list-header>
              </text:list>
            </text:list-item>
          </text:list>
          <text:list text:style-name="L3">
            <text:list-item>
              <text:p text:style-name="P36"><text:span text:style-name="T4">Tupler</text:span></text:p>
            </text:list-item>
          </text:list>
          <text:list text:style-name="L4">
            <text:list-item>
              <text:list>
                <text:list-header>
                  <text:p text:style-name="P37"><text:span text:style-name="T5">&gt;&gt;&gt; </text:span><text:span text:style-name="T7">my_tuple1 = (1, 2, 3)</text:span></text:p>
                  <text:p text:style-name="P37"><text:span text:style-name="T5">&gt;&gt;&gt; </text:span><text:span text:style-name="T7">my_tuple2 = (1, 2, 'a', 3, 'hej', 1.0)</text:span></text:p>
                </text:list-header>
                <text:list-item>
                  <text:p text:style-name="P37"><text:span text:style-name="T5">&gt;&gt;&gt;</text:span><text:span text:style-name="T7"> my_tuple2[4]</text:span></text:p>
                </text:list-item>
                <text:list-item>
                  <text:p text:style-name="P37"><text:span text:style-name="T5">'hej'</text:span></text:p>
                </text:list-item>
                <text:list-item>
                  <text:p text:style-name="P37"><text:span text:style-name="T5">&gt;&gt;&gt;</text:span></text:p>
                </text:list-item>
              </text:list>
            </text:list-item>
          </text:list>
          <text:list text:style-name="L6">
            <text:list-header>
              <text:p text:style-name="P38"><text:span text:style-name="T4"/></text:p>
            </text:list-header>
          </text:list>
          <draw:enhanced-geometry svg:viewBox="0 0 21600 21600" draw:type="mso-spt202" draw:enhanced-path="M 0 0 L 21600 0 21600 21600 0 21600 0 0 Z N"/>
        </draw:custom-shape>
        <draw:custom-shape draw:style-name="gr49"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50"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51"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7" presentation:class="page"/>
          <draw:custom-shape draw:style-name="gr52" draw:text-style-name="P23" draw:layer="layout" svg:width="13.758cm" svg:height="12.343cm" svg:x="2.54cm" svg:y="13.031cm">
            <text:list text:style-name="L7">
              <text:list-item>
                <text:p text:style-name="P22"><text:span text:style-name="T14">Iterable data types</text:span></text:p>
              </text:list-item>
            </text:list>
            <draw:enhanced-geometry svg:viewBox="0 0 21600 21600" draw:type="mso-spt202" draw:enhanced-path="M 0 0 L 21600 0 21600 21600 0 21600 0 0 Z N"/>
          </draw:custom-shape>
          <draw:custom-shape draw:style-name="gr53"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54"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55"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custom-shape draw:style-name="gr56" draw:text-style-name="P9" draw:layer="layout" svg:width="20.32cm" svg:height="2.54cm" svg:x="2.54cm" svg:y="0cm">
          <text:list text:style-name="L1">
            <text:list-header>
              <text:p text:style-name="P8"><text:span text:style-name="T3">Tupler är som listor, men ”read-only”</text:span></text:p>
            </text:list-header>
          </text:list>
          <draw:enhanced-geometry svg:viewBox="0 0 21600 21600" draw:type="mso-spt202" draw:enhanced-path="M 0 0 L 21600 0 21600 21600 0 21600 0 0 Z N"/>
        </draw:custom-shape>
        <draw:custom-shape draw:style-name="gr57" draw:text-style-name="P39" draw:layer="layout" svg:width="20.32cm" svg:height="13.083cm" svg:x="2.54cm" svg:y="3.215cm">
          <text:list text:style-name="L3">
            <text:list-item>
              <text:p text:style-name="P34"><text:span text:style-name="T4">Listor</text:span></text:p>
            </text:list-item>
          </text:list>
          <text:list text:style-name="L4">
            <text:list-item>
              <text:list>
                <text:list-header>
                  <text:p text:style-name="P37"><text:span text:style-name="T5">&gt;&gt;&gt; </text:span><text:span text:style-name="T7">L = [2, 3, 4]</text:span></text:p>
                  <text:p text:style-name="P37"><text:span text:style-name="T5">&gt;&gt;&gt; </text:span><text:span text:style-name="T7">L[2] = 5</text:span></text:p>
                </text:list-header>
                <text:list-item>
                  <text:p text:style-name="P37"><text:span text:style-name="T5">&gt;&gt;&gt;</text:span><text:span text:style-name="T7"> L.append(7)</text:span></text:p>
                </text:list-item>
                <text:list-item>
                  <text:p text:style-name="P37"><text:span text:style-name="T5">&gt;&gt;&gt;</text:span><text:span text:style-name="T7"> L</text:span></text:p>
                  <text:p text:style-name="P37"><text:span text:style-name="T5">[2, 3, 5, 7]</text:span></text:p>
                </text:list-item>
                <text:list-item>
                  <text:p text:style-name="P37"><text:span text:style-name="T5"/></text:p>
                </text:list-item>
              </text:list>
            </text:list-item>
          </text:list>
          <text:list text:style-name="L3">
            <text:list-item>
              <text:p text:style-name="P36"><text:span text:style-name="T4">Tupler</text:span></text:p>
            </text:list-item>
          </text:list>
          <text:list text:style-name="L4">
            <text:list-item>
              <text:list>
                <text:list-header>
                  <text:p text:style-name="P37"><text:span text:style-name="T5">&gt;&gt;&gt; </text:span><text:span text:style-name="T7">T = (2, 3, 4)</text:span></text:p>
                  <text:p text:style-name="P37"><text:span text:style-name="T5">&gt;&gt;&gt; </text:span><text:span text:style-name="T7">T[2] = 5</text:span></text:p>
                </text:list-header>
                <text:list-item>
                  <text:p text:style-name="P37"><text:span text:style-name="T26">Traceback (most recent call last):</text:span></text:p>
                </text:list-item>
                <text:list-item>
                  <text:p text:style-name="P37"><text:span text:style-name="T26"><text:s text:c="2"/></text:span><text:span text:style-name="T26">File "&lt;stdin&gt;", line 1, in &lt;module&gt;</text:span></text:p>
                </text:list-item>
                <text:list-item>
                  <text:p text:style-name="P37"><text:span text:style-name="T26">TypeError: 'tuple' object does not support item assignment</text:span></text:p>
                </text:list-item>
                <text:list-item>
                  <text:p text:style-name="P37"><text:span text:style-name="T27">&gt;&gt;&gt;</text:span><text:span text:style-name="T28"> T</text:span><text:span text:style-name="T7">.append(7)</text:span></text:p>
                </text:list-item>
                <text:list-item>
                  <text:p text:style-name="P37"><text:span text:style-name="T20">Traceback (most recent call last):</text:span></text:p>
                </text:list-item>
                <text:list-item>
                  <text:p text:style-name="P37"><text:span text:style-name="T20"><text:s text:c="2"/></text:span><text:span text:style-name="T20">File "&lt;stdin&gt;", line 1, in &lt;module&gt;</text:span></text:p>
                </text:list-item>
                <text:list-item>
                  <text:p text:style-name="P37"><text:span text:style-name="T20">AttributeError: 'tuple' object has no attribute 'append'</text:span></text:p>
                </text:list-item>
                <text:list-item>
                  <text:p text:style-name="P37"><text:span text:style-name="T5">&gt;&gt;&gt; </text:span><text:span text:style-name="T7">T</text:span></text:p>
                </text:list-item>
                <text:list-item>
                  <text:p text:style-name="P37"><text:span text:style-name="T5">(2, 3, 4)</text:span></text:p>
                </text:list-item>
              </text:list>
            </text:list-item>
          </text:list>
          <text:list text:style-name="L6">
            <text:list-header>
              <text:p text:style-name="P38"><text:span text:style-name="T4"/></text:p>
            </text:list-header>
          </text:list>
          <draw:enhanced-geometry svg:viewBox="0 0 21600 21600" draw:type="mso-spt202" draw:enhanced-path="M 0 0 L 21600 0 21600 21600 0 21600 0 0 Z N"/>
        </draw:custom-shape>
        <draw:custom-shape draw:style-name="gr58"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59"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60"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8" presentation:class="page"/>
          <draw:custom-shape draw:style-name="gr61" draw:text-style-name="P23" draw:layer="layout" svg:width="13.758cm" svg:height="12.343cm" svg:x="2.54cm" svg:y="13.031cm">
            <text:list text:style-name="L7">
              <text:list-item>
                <text:p text:style-name="P22"><text:span text:style-name="T14">Iterable data types</text:span></text:p>
              </text:list-item>
            </text:list>
            <draw:enhanced-geometry svg:viewBox="0 0 21600 21600" draw:type="mso-spt202" draw:enhanced-path="M 0 0 L 21600 0 21600 21600 0 21600 0 0 Z N"/>
          </draw:custom-shape>
          <draw:custom-shape draw:style-name="gr62"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63"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64"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custom-shape draw:style-name="gr65" draw:text-style-name="P9" draw:layer="layout" svg:width="20.32cm" svg:height="2.54cm" svg:x="2.54cm" svg:y="0cm">
          <text:list text:style-name="L1">
            <text:list-header>
              <text:p text:style-name="P8"><text:span text:style-name="T3">Några grundtyper i python</text:span></text:p>
            </text:list-header>
          </text:list>
          <draw:enhanced-geometry svg:viewBox="0 0 21600 21600" draw:type="mso-spt202" draw:enhanced-path="M 0 0 L 21600 0 21600 21600 0 21600 0 0 Z N"/>
        </draw:custom-shape>
        <draw:custom-shape draw:style-name="gr66" draw:text-style-name="P43" draw:layer="layout" svg:width="20.32cm" svg:height="14.543cm" svg:x="2.54cm" svg:y="3.215cm">
          <text:list text:style-name="L3">
            <text:list-item>
              <text:p text:style-name="P40"><text:span text:style-name="T19">Typer - exempel</text:span></text:p>
            </text:list-item>
          </text:list>
          <text:list text:style-name="L4">
            <text:list-item>
              <text:list>
                <text:list-header>
                  <text:p text:style-name="P41"><text:span text:style-name="T20">&gt;&gt;&gt; </text:span><text:span text:style-name="T21">a = 1.0</text:span></text:p>
                  <text:p text:style-name="P41"><text:span text:style-name="T20">&gt;&gt;&gt; </text:span><text:span text:style-name="T21">type(a)</text:span></text:p>
                  <text:p text:style-name="P41"><text:span text:style-name="T20">&lt;type 'float'&gt;</text:span></text:p>
                  <text:p text:style-name="P41"><text:span text:style-name="T20"/></text:p>
                  <text:p text:style-name="P41"><text:span text:style-name="T20">&gt;&gt;&gt; </text:span><text:span text:style-name="T21">type('hej')</text:span></text:p>
                  <text:p text:style-name="P41"><text:span text:style-name="T20">&lt;type 'str'&gt;</text:span></text:p>
                  <text:p text:style-name="P41"><text:span text:style-name="T20"/></text:p>
                  <text:p text:style-name="P41"><text:span text:style-name="T20">&gt;&gt;&gt; </text:span><text:span text:style-name="T21">type(0)</text:span></text:p>
                  <text:p text:style-name="P41"><text:span text:style-name="T20">&lt;type 'int'&gt;</text:span></text:p>
                  <text:p text:style-name="P41"><text:span text:style-name="T20"/></text:p>
                  <text:p text:style-name="P41"><text:span text:style-name="T20">&gt;&gt;&gt; </text:span><text:span text:style-name="T21">type(False)</text:span></text:p>
                  <text:p text:style-name="P41"><text:span text:style-name="T20">&lt;type 'bool'&gt;</text:span></text:p>
                  <text:p text:style-name="P41"><text:span text:style-name="T20"/></text:p>
                  <text:p text:style-name="P41"><text:span text:style-name="T20">&gt;&gt;&gt; </text:span><text:span text:style-name="T21">type(())</text:span></text:p>
                  <text:p text:style-name="P41"><text:span text:style-name="T20">&lt;type 'tuple'&gt;</text:span></text:p>
                  <text:p text:style-name="P41"><text:span text:style-name="T20"/></text:p>
                  <text:p text:style-name="P41"><text:span text:style-name="T20">&gt;&gt;&gt; </text:span><text:span text:style-name="T21">type([])</text:span></text:p>
                  <text:p text:style-name="P41"><text:span text:style-name="T20">&lt;type 'list'&gt;</text:span></text:p>
                  <text:p text:style-name="P41"><text:span text:style-name="T20"/></text:p>
                  <text:p text:style-name="P41"><text:span text:style-name="T20"/></text:p>
                </text:list-header>
              </text:list>
            </text:list-item>
          </text:list>
          <text:list text:style-name="L6">
            <text:list-header>
              <text:p text:style-name="P42"><text:span text:style-name="T25"/></text:p>
            </text:list-header>
          </text:list>
          <draw:enhanced-geometry svg:viewBox="0 0 21600 21600" draw:type="mso-spt202" draw:enhanced-path="M 0 0 L 21600 0 21600 21600 0 21600 0 0 Z N"/>
        </draw:custom-shape>
        <draw:custom-shape draw:style-name="gr67"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68"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69"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9"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custom-shape draw:style-name="gr70" draw:text-style-name="P9" draw:layer="layout" svg:width="20.32cm" svg:height="2.54cm" svg:x="2.54cm" svg:y="0cm">
          <text:list text:style-name="L1">
            <text:list-header>
              <text:p text:style-name="P8"><text:span text:style-name="T3">Typkonvertering</text:span></text:p>
            </text:list-header>
          </text:list>
          <draw:enhanced-geometry svg:viewBox="0 0 21600 21600" draw:type="mso-spt202" draw:enhanced-path="M 0 0 L 21600 0 21600 21600 0 21600 0 0 Z N"/>
        </draw:custom-shape>
        <draw:custom-shape draw:style-name="gr71" draw:text-style-name="P43" draw:layer="layout" svg:width="20.32cm" svg:height="14.543cm" svg:x="2.54cm" svg:y="3.215cm">
          <text:list text:style-name="L3">
            <text:list-header>
              <text:p text:style-name="P40"><text:span text:style-name="T19"/></text:p>
            </text:list-header>
          </text:list>
          <text:list text:style-name="L4">
            <text:list-item>
              <text:list>
                <text:list-header>
                  <text:p text:style-name="P41"><text:span text:style-name="T20">&gt;&gt;&gt; </text:span><text:span text:style-name="T21">a = 1.0</text:span></text:p>
                  <text:p text:style-name="P41"><text:span text:style-name="T20">&gt;&gt;&gt; </text:span><text:span text:style-name="T21">int(a)</text:span></text:p>
                </text:list-header>
                <text:list-item>
                  <text:p text:style-name="P41"><text:span text:style-name="T20">1</text:span></text:p>
                </text:list-item>
                <text:list-item>
                  <text:p text:style-name="P41"><text:span text:style-name="T20">&gt;&gt;&gt; </text:span><text:span text:style-name="T21">int("42")</text:span></text:p>
                </text:list-item>
                <text:list-item>
                  <text:p text:style-name="P41"><text:span text:style-name="T20">42</text:span></text:p>
                </text:list-item>
                <text:list-item>
                  <text:p text:style-name="P41"><text:span text:style-name="T20">&gt;&gt;&gt; </text:span><text:span text:style-name="T21">s = "42"</text:span></text:p>
                </text:list-item>
                <text:list-item>
                  <text:p text:style-name="P41"><text:span text:style-name="T20">&gt;&gt;&gt; </text:span><text:span text:style-name="T21">isinstance(s, int)</text:span></text:p>
                </text:list-item>
                <text:list-item>
                  <text:p text:style-name="P41"><text:span text:style-name="T20">False</text:span></text:p>
                </text:list-item>
                <text:list-item>
                  <text:p text:style-name="P41"><text:span text:style-name="T20">&gt;&gt;&gt; </text:span><text:span text:style-name="T21">isinstance(s, str)</text:span></text:p>
                </text:list-item>
                <text:list-item>
                  <text:p text:style-name="P41"><text:span text:style-name="T20">True</text:span></text:p>
                </text:list-item>
                <text:list-item>
                  <text:p text:style-name="P41"><text:span text:style-name="T20">&gt;&gt;&gt; </text:span><text:span text:style-name="T21">s + 3</text:span></text:p>
                </text:list-item>
                <text:list-item>
                  <text:p text:style-name="P41"><text:span text:style-name="T20">Traceback (most recent call last):</text:span></text:p>
                </text:list-item>
                <text:list-item>
                  <text:p text:style-name="P41"><text:span text:style-name="T20"><text:s text:c="2"/></text:span><text:span text:style-name="T20">File "&lt;stdin&gt;", line 1, in &lt;module&gt;</text:span></text:p>
                </text:list-item>
                <text:list-item>
                  <text:p text:style-name="P41"><text:span text:style-name="T20">TypeError: can only concatenate str (not "int") to str</text:span></text:p>
                </text:list-item>
                <text:list-item>
                  <text:p text:style-name="P41"><text:span text:style-name="T20">&gt;&gt;&gt; </text:span><text:span text:style-name="T21">int(s)</text:span></text:p>
                </text:list-item>
                <text:list-item>
                  <text:p text:style-name="P41"><text:span text:style-name="T20">42</text:span></text:p>
                </text:list-item>
                <text:list-item>
                  <text:p text:style-name="P41"><text:span text:style-name="T20">&gt;&gt;&gt; </text:span><text:span text:style-name="T21">int(s) + 3</text:span></text:p>
                </text:list-item>
                <text:list-item>
                  <text:p text:style-name="P41"><text:span text:style-name="T20">45</text:span></text:p>
                </text:list-item>
                <text:list-item>
                  <text:p text:style-name="P41"><text:span text:style-name="T20">&gt;&gt;&gt; </text:span></text:p>
                </text:list-item>
              </text:list>
            </text:list-item>
          </text:list>
          <draw:enhanced-geometry svg:viewBox="0 0 21600 21600" draw:type="mso-spt202" draw:enhanced-path="M 0 0 L 21600 0 21600 21600 0 21600 0 0 Z N"/>
        </draw:custom-shape>
        <draw:custom-shape draw:style-name="gr72"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73"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74"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0"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custom-shape draw:style-name="gr75" draw:text-style-name="P9" draw:layer="layout" svg:width="20.32cm" svg:height="2.54cm" svg:x="2.54cm" svg:y="0cm">
          <text:list text:style-name="L1">
            <text:list-header>
              <text:p text:style-name="P8"><text:span text:style-name="T3">Jämföra olika typer</text:span></text:p>
            </text:list-header>
          </text:list>
          <draw:enhanced-geometry svg:viewBox="0 0 21600 21600" draw:type="mso-spt202" draw:enhanced-path="M 0 0 L 21600 0 21600 21600 0 21600 0 0 Z N"/>
        </draw:custom-shape>
        <draw:custom-shape draw:style-name="gr76" draw:text-style-name="P43" draw:layer="layout" svg:width="20.32cm" svg:height="14.543cm" svg:x="2.54cm" svg:y="3.215cm">
          <text:list text:style-name="L3">
            <text:list-header>
              <text:p text:style-name="P40"><text:span text:style-name="T19"/></text:p>
            </text:list-header>
          </text:list>
          <text:list text:style-name="L4">
            <text:list-item>
              <text:list>
                <text:list-header>
                  <text:p text:style-name="P41"><text:span text:style-name="T20">&gt;&gt;&gt; </text:span><text:span text:style-name="T21">n = 2.2</text:span></text:p>
                </text:list-header>
                <text:list-item>
                  <text:p text:style-name="P41"><text:span text:style-name="T20">&gt;&gt;&gt; </text:span><text:span text:style-name="T21">s = "2.2"</text:span></text:p>
                </text:list-item>
                <text:list-item>
                  <text:p text:style-name="P41"><text:span text:style-name="T20">&gt;&gt;&gt; </text:span><text:span text:style-name="T21">n == s</text:span></text:p>
                </text:list-item>
                <text:list-item>
                  <text:p text:style-name="P41"><text:span text:style-name="T20">False</text:span></text:p>
                </text:list-item>
                <text:list-item>
                  <text:p text:style-name="P41"><text:span text:style-name="T20">&gt;&gt;&gt; </text:span><text:span text:style-name="T21">n == float(s)</text:span></text:p>
                </text:list-item>
                <text:list-item>
                  <text:p text:style-name="P41"><text:span text:style-name="T20">True</text:span></text:p>
                </text:list-item>
                <text:list-item>
                  <text:p text:style-name="P41"><text:span text:style-name="T20">&gt;&gt;&gt; </text:span></text:p>
                </text:list-item>
              </text:list>
            </text:list-item>
          </text:list>
          <draw:enhanced-geometry svg:viewBox="0 0 21600 21600" draw:type="mso-spt202" draw:enhanced-path="M 0 0 L 21600 0 21600 21600 0 21600 0 0 Z N"/>
        </draw:custom-shape>
        <draw:custom-shape draw:style-name="gr77"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78"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79"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1"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custom-shape draw:style-name="gr80" draw:text-style-name="P9" draw:layer="layout" svg:width="20.32cm" svg:height="2.54cm" svg:x="2.54cm" svg:y="0cm">
          <text:list text:style-name="L1">
            <text:list-header>
              <text:p text:style-name="P8"><text:span text:style-name="T3">None</text:span></text:p>
            </text:list-header>
          </text:list>
          <draw:enhanced-geometry svg:viewBox="0 0 21600 21600" draw:type="mso-spt202" draw:enhanced-path="M 0 0 L 21600 0 21600 21600 0 21600 0 0 Z N"/>
        </draw:custom-shape>
        <draw:custom-shape draw:style-name="gr81" draw:text-style-name="P43" draw:layer="layout" svg:width="20.32cm" svg:height="14.543cm" svg:x="2.54cm" svg:y="3.215cm">
          <text:list text:style-name="L3">
            <text:list-item>
              <text:p text:style-name="P40"><text:span text:style-name="T19">None står ett tomt värde (dvs. värde saknas)</text:span></text:p>
            </text:list-item>
          </text:list>
          <text:list text:style-name="L4">
            <text:list-item>
              <text:list>
                <text:list-header>
                  <text:p text:style-name="P41"><text:span text:style-name="T20">&gt;&gt;&gt; </text:span><text:span text:style-name="T21">s = None</text:span></text:p>
                  <text:p text:style-name="P41"><text:span text:style-name="T20">&gt;&gt;&gt; </text:span><text:span text:style-name="T21">type(s)</text:span></text:p>
                  <text:p text:style-name="P41"><text:span text:style-name="T20">&lt;type 'NoneType'&gt;</text:span></text:p>
                  <text:p text:style-name="P41"><text:span text:style-name="T20">&gt;&gt;&gt; </text:span><text:span text:style-name="T21">s is None</text:span></text:p>
                </text:list-header>
                <text:list-item>
                  <text:p text:style-name="P41"><text:span text:style-name="T20">True</text:span></text:p>
                </text:list-item>
                <text:list-item>
                  <text:p text:style-name="P44"><text:span text:style-name="T20">&gt;&gt;&gt; </text:span><text:span text:style-name="T21">ulla is None <text:s text:c="6"/></text:span><text:span text:style-name="T20"># s finns med tomt värde; ulla finns ej </text:span></text:p>
                </text:list-item>
                <text:list-item>
                  <text:p text:style-name="P44"><text:span text:style-name="T20">Traceback (most recent call last):</text:span></text:p>
                </text:list-item>
                <text:list-item>
                  <text:p text:style-name="P44"><text:span text:style-name="T20"><text:s text:c="2"/></text:span><text:span text:style-name="T20">File "&lt;stdin&gt;", line 1, in &lt;module&gt;</text:span></text:p>
                </text:list-item>
                <text:list-item>
                  <text:p text:style-name="P44"><text:span text:style-name="T20">NameError: name 'ulla' is not defined</text:span></text:p>
                </text:list-item>
                <text:list-item>
                  <text:p text:style-name="P44"><text:span text:style-name="T20">&gt;&gt;&gt; </text:span><text:span text:style-name="T21">t = "Göran"</text:span></text:p>
                </text:list-item>
                <text:list-item>
                  <text:p text:style-name="P41"><text:span text:style-name="T20">&gt;&gt;&gt; </text:span><text:span text:style-name="T21">t is None</text:span></text:p>
                </text:list-item>
                <text:list-item>
                  <text:p text:style-name="P41"><text:span text:style-name="T20">False</text:span></text:p>
                </text:list-item>
                <text:list-item>
                  <text:p text:style-name="P41"><text:span text:style-name="T20">&gt;&gt;&gt; </text:span><text:span text:style-name="T21">t is not None</text:span></text:p>
                </text:list-item>
                <text:list-item>
                  <text:p text:style-name="P41"><text:span text:style-name="T20">True</text:span></text:p>
                </text:list-item>
                <text:list-item>
                  <text:p text:style-name="P41"><text:span text:style-name="T20">&gt;&gt;&gt; </text:span><text:span text:style-name="T21">s == t</text:span></text:p>
                </text:list-item>
                <text:list-item>
                  <text:p text:style-name="P41"><text:span text:style-name="T20">False</text:span></text:p>
                </text:list-item>
                <text:list-item>
                  <text:p text:style-name="P41"><text:span text:style-name="T20">&gt;&gt;&gt; </text:span><text:span text:style-name="T21">s == None</text:span></text:p>
                </text:list-item>
                <text:list-item>
                  <text:p text:style-name="P41"><text:span text:style-name="T20">True</text:span></text:p>
                </text:list-item>
                <text:list-item>
                  <text:p text:style-name="P41"><text:span text:style-name="T20">&gt;&gt;&gt;</text:span></text:p>
                  <text:p text:style-name="P41"><text:span text:style-name="T20"/></text:p>
                  <text:p text:style-name="P41"><text:span text:style-name="T20"/></text:p>
                </text:list-item>
              </text:list>
            </text:list-item>
          </text:list>
          <text:list text:style-name="L6">
            <text:list-header>
              <text:p text:style-name="P42"><text:span text:style-name="T25"/></text:p>
            </text:list-header>
          </text:list>
          <draw:enhanced-geometry svg:viewBox="0 0 21600 21600" draw:type="mso-spt202" draw:enhanced-path="M 0 0 L 21600 0 21600 21600 0 21600 0 0 Z N"/>
        </draw:custom-shape>
        <draw:custom-shape draw:style-name="gr82"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83"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84"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2"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custom-shape draw:style-name="gr85" draw:text-style-name="P9" draw:layer="layout" svg:width="20.32cm" svg:height="2.54cm" svg:x="2.54cm" svg:y="0cm">
          <text:list text:style-name="L1">
            <text:list-header>
              <text:p text:style-name="P8"><text:span text:style-name="T3">Indentering har betydelse...</text:span></text:p>
            </text:list-header>
          </text:list>
          <draw:enhanced-geometry svg:viewBox="0 0 21600 21600" draw:type="mso-spt202" draw:enhanced-path="M 0 0 L 21600 0 21600 21600 0 21600 0 0 Z N"/>
        </draw:custom-shape>
        <draw:custom-shape draw:style-name="gr86" draw:text-style-name="P50" draw:layer="layout" svg:width="20.32cm" svg:height="14.821cm" svg:x="2.54cm" svg:y="3.215cm">
          <text:list text:style-name="L3">
            <text:list-item>
              <text:p text:style-name="P45"><text:span text:style-name="T4">Indentering för att markera block (...=sekundär prompt)</text:span></text:p>
            </text:list-item>
          </text:list>
          <text:list text:style-name="L4">
            <text:list-item>
              <text:list>
                <text:list-header>
                  <text:p text:style-name="P46"><text:span text:style-name="T15">&gt;&gt;&gt; </text:span><text:span text:style-name="T16">the_world_is_flat = 1</text:span><text:span text:style-name="T15"> </text:span></text:p>
                  <text:p text:style-name="P46"><text:span text:style-name="T15">&gt;&gt;&gt; </text:span><text:span text:style-name="T16">if the_world_is_flat:</text:span><text:span text:style-name="T15"> </text:span></text:p>
                  <text:p text:style-name="P46"><text:span text:style-name="T15">... <text:s text:c="4"/></text:span><text:span text:style-name="T16">print('Be careful not to fall off!'</text:span><text:span text:style-name="T15">)</text:span></text:p>
                  <text:p text:style-name="P46"><text:span text:style-name="T15">... </text:span></text:p>
                  <text:p text:style-name="P46"><text:span text:style-name="T15">Be careful not to fall off!</text:span><text:span text:style-name="T29"> </text:span></text:p>
                  <text:p text:style-name="P46"><text:span text:style-name="T6"/></text:p>
                </text:list-header>
              </text:list>
            </text:list-item>
          </text:list>
          <text:list text:style-name="L3">
            <text:list-item>
              <text:p text:style-name="P47"><text:span text:style-name="T4">Indentering i en fil för att markera block:</text:span></text:p>
            </text:list-item>
          </text:list>
          <text:list text:style-name="L8">
            <text:list-item>
              <text:list>
                <text:list-item>
                  <text:list>
                    <text:list-header>
                      <text:p text:style-name="P48"><text:span text:style-name="T6">if </text:span><text:span text:style-name="T30">uttryck</text:span><text:span text:style-name="T6">:</text:span></text:p>
                      <text:p text:style-name="P48"><text:span text:style-name="T6"><text:s text:c="4"/></text:span><text:span text:style-name="T6">a = 1</text:span></text:p>
                      <text:p text:style-name="P48"><text:span text:style-name="T6"><text:s text:c="4"/></text:span><text:span text:style-name="T6">b = 2</text:span></text:p>
                      <text:p text:style-name="P48"><text:span text:style-name="T6">else:</text:span></text:p>
                      <text:p text:style-name="P48"><text:span text:style-name="T6"><text:s text:c="4"/></text:span><text:span text:style-name="T6">a = 2</text:span></text:p>
                      <text:p text:style-name="P48"><text:span text:style-name="T6"><text:s text:c="4"/></text:span><text:span text:style-name="T6">b = 1</text:span></text:p>
                      <text:p text:style-name="P48"><text:span text:style-name="T6">print(a, b)</text:span></text:p>
                      <text:p text:style-name="P48"><text:span text:style-name="T6"/></text:p>
                      <text:p text:style-name="P48"><text:span text:style-name="T6"/></text:p>
                    </text:list-header>
                  </text:list>
                </text:list-item>
              </text:list>
            </text:list-item>
          </text:list>
          <text:list text:style-name="L6">
            <text:list-header>
              <text:p text:style-name="P49"><text:span text:style-name="T31"/></text:p>
            </text:list-header>
          </text:list>
          <draw:enhanced-geometry svg:viewBox="0 0 21600 21600" draw:type="mso-spt202" draw:enhanced-path="M 0 0 L 21600 0 21600 21600 0 21600 0 0 Z N"/>
        </draw:custom-shape>
        <draw:custom-shape draw:style-name="gr87"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88"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89"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3"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custom-shape draw:style-name="gr90" draw:text-style-name="P3" draw:layer="layout" svg:width="20.32cm" svg:height="38.356cm" svg:x="-3.801cm" svg:y="-9.525cm">
          <text:p/>
          <draw:enhanced-geometry svg:viewBox="0 0 21600 21600" draw:type="mso-spt202" draw:enhanced-path="M 0 0 L 21600 0 21600 21600 0 21600 0 0 Z N"/>
        </draw:custom-shape>
        <draw:custom-shape draw:style-name="gr91" draw:text-style-name="P54" draw:layer="layout" svg:width="20.32cm" svg:height="13.083cm" svg:x="2.54cm" svg:y="3.215cm">
          <text:list text:style-name="L3">
            <text:list-item>
              <text:p text:style-name="P51"><text:span text:style-name="T32">Om </text:span><text:span text:style-name="T33">uttryck</text:span><text:span text:style-name="T32"> är olika med noll eller </text:span><text:span text:style-name="T33">True</text:span><text:span text:style-name="T32"> - exekvera </text:span><text:span text:style-name="T33">if_block</text:span><text:span text:style-name="T32">:</text:span></text:p>
            </text:list-item>
          </text:list>
          <text:list text:style-name="L4">
            <text:list-item>
              <text:list>
                <text:list-header>
                  <text:p text:style-name="P52"><text:span text:style-name="T34">if </text:span><text:span text:style-name="T35">uttryck</text:span><text:span text:style-name="T34">:</text:span></text:p>
                  <text:p text:style-name="P52"><text:span text:style-name="T34"><text:s text:c="4"/></text:span><text:span text:style-name="T34">if_block</text:span></text:p>
                </text:list-header>
              </text:list>
            </text:list-item>
          </text:list>
          <text:list text:style-name="L3">
            <text:list-item>
              <text:p text:style-name="P53"><text:span text:style-name="T32">Om </text:span><text:span text:style-name="T33">uttryck</text:span><text:span text:style-name="T32"> är lika med noll eller </text:span><text:span text:style-name="T33">False</text:span><text:span text:style-name="T32"> - exekvera </text:span><text:span text:style-name="T33">else_block</text:span><text:span text:style-name="T32">:</text:span></text:p>
            </text:list-item>
          </text:list>
          <text:list text:style-name="L4">
            <text:list-item>
              <text:list>
                <text:list-header>
                  <text:p text:style-name="P52"><text:span text:style-name="T34">if </text:span><text:span text:style-name="T35">uttryck</text:span><text:span text:style-name="T34">:</text:span></text:p>
                  <text:p text:style-name="P52"><text:span text:style-name="T34"><text:s text:c="4"/></text:span><text:span text:style-name="T34">if_block</text:span></text:p>
                  <text:p text:style-name="P52"><text:span text:style-name="T34">else:</text:span></text:p>
                  <text:p text:style-name="P52"><text:span text:style-name="T34"><text:s text:c="4"/></text:span><text:span text:style-name="T34">else_block</text:span></text:p>
                </text:list-header>
              </text:list>
            </text:list-item>
          </text:list>
          <text:list text:style-name="L3">
            <text:list-item>
              <text:p text:style-name="P53"><text:span text:style-name="T32">Flera uttryck:</text:span></text:p>
            </text:list-item>
          </text:list>
          <text:list text:style-name="L4">
            <text:list-item>
              <text:list>
                <text:list-header>
                  <text:p text:style-name="P52"><text:span text:style-name="T34">if </text:span><text:span text:style-name="T35">uttryck1</text:span><text:span text:style-name="T34">:</text:span></text:p>
                  <text:p text:style-name="P52"><text:span text:style-name="T34"><text:s text:c="4"/></text:span><text:span text:style-name="T34">if_block1</text:span></text:p>
                  <text:p text:style-name="P52"><text:span text:style-name="T34">elif </text:span><text:span text:style-name="T35">uttryck2</text:span><text:span text:style-name="T34">:</text:span></text:p>
                  <text:p text:style-name="P52"><text:span text:style-name="T34"><text:s text:c="4"/></text:span><text:span text:style-name="T34">elif_block1</text:span></text:p>
                  <text:p text:style-name="P52"><text:span text:style-name="T34">elif </text:span><text:span text:style-name="T35">uttryck3</text:span><text:span text:style-name="T34">:</text:span></text:p>
                  <text:p text:style-name="P52"><text:span text:style-name="T34"><text:s text:c="4"/></text:span><text:span text:style-name="T34">elif_block2</text:span></text:p>
                  <text:p text:style-name="P52"><text:span text:style-name="T34">else:</text:span></text:p>
                  <text:p text:style-name="P52"><text:span text:style-name="T34"><text:s text:c="4"/></text:span><text:span text:style-name="T34">else_block</text:span></text:p>
                </text:list-header>
              </text:list>
            </text:list-item>
          </text:list>
          <draw:enhanced-geometry svg:viewBox="0 0 21600 21600" draw:type="mso-spt202" draw:enhanced-path="M 0 0 L 21600 0 21600 21600 0 21600 0 0 Z N"/>
        </draw:custom-shape>
        <draw:custom-shape draw:style-name="gr92"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93"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94"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draw:g>
          <draw:custom-shape draw:style-name="gr95" draw:text-style-name="P55" draw:layer="layout" svg:width="4.132cm" svg:height="1.94cm" svg:x="18.48cm" svg:y="7.832cm">
            <text:list text:style-name="L5">
              <text:list-header>
                <text:p text:style-name="P1"><text:span text:style-name="T36">?</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line draw:style-name="gr96" draw:text-style-name="P32" draw:layer="layout" svg:x1="18.457cm" svg:y1="8.824cm" svg:x2="17.356cm" svg:y2="8.824cm">
            <text:p/>
          </draw:line>
          <draw:line draw:style-name="gr97" draw:text-style-name="P32" draw:layer="layout" svg:x1="17.418cm" svg:y1="8.824cm" svg:x2="17.418cm" svg:y2="13.498cm">
            <text:p/>
          </draw:line>
          <draw:line draw:style-name="gr97" draw:text-style-name="P32" draw:layer="layout" svg:x1="20.559cm" svg:y1="9.816cm" svg:x2="20.559cm" svg:y2="13.498cm">
            <text:p/>
          </draw:line>
          <draw:custom-shape draw:style-name="gr98" draw:text-style-name="P9" draw:layer="layout" svg:width="1.382cm" svg:height="0.768cm" svg:x="20.705cm" svg:y="11.13cm">
            <text:list text:style-name="L5">
              <text:list-header>
                <text:p text:style-name="P8"><text:span text:style-name="T37">True</text:span></text:p>
              </text:list-header>
            </text:list>
            <draw:enhanced-geometry svg:viewBox="0 0 21600 21600" draw:type="mso-spt202" draw:enhanced-path="M 0 0 L 21600 0 21600 21600 0 21600 0 0 Z N"/>
          </draw:custom-shape>
          <draw:custom-shape draw:style-name="gr99" draw:text-style-name="P9" draw:layer="layout" svg:width="1.563cm" svg:height="0.768cm" svg:x="17.418cm" svg:y="11.06cm">
            <text:list text:style-name="L5">
              <text:list-header>
                <text:p text:style-name="P8"><text:span text:style-name="T37">False</text:span></text:p>
              </text:list-header>
            </text:list>
            <draw:enhanced-geometry svg:viewBox="0 0 21600 21600" draw:type="mso-spt202" draw:enhanced-path="M 0 0 L 21600 0 21600 21600 0 21600 0 0 Z N"/>
          </draw:custom-shape>
        </draw:g>
        <presentation:notes draw:style-name="dp2" presentation:use-date-time-name="dtd1">
          <draw:page-thumbnail draw:style-name="gr6" draw:layer="layout" svg:width="13.714cm" svg:height="10.288cm" svg:x="2.584cm" svg:y="2.055cm" draw:page-number="14" presentation:class="page"/>
          <draw:custom-shape draw:style-name="gr100" draw:text-style-name="P23" draw:layer="layout" svg:width="13.758cm" svg:height="12.343cm" svg:x="2.54cm" svg:y="13.031cm">
            <text:list text:style-name="L7">
              <text:list-item>
                <text:p text:style-name="P22"><text:span text:style-name="T14">Kolla boken sid 160 (2</text:span><text:span text:style-name="T38">nd</text:span><text:span text:style-name="T14">) för exempel på en fallgrop.</text:span></text:p>
              </text:list-item>
            </text:list>
            <text:list text:style-name="L5">
              <text:list-header>
                <text:p text:style-name="P33"><text:span text:style-name="T14"/></text:p>
              </text:list-header>
            </text:list>
            <text:list text:style-name="L9">
              <text:list-item>
                <text:list>
                  <text:list-item>
                    <text:p text:style-name="P56"><text:span text:style-name="T39">Från version 2.5 finns följande syntax: <text:s text:c="2"/></text:span><text:span text:style-name="T20">smaller = x if x &lt; y else y</text:span></text:p>
                  </text:list-item>
                </text:list>
              </text:list-item>
            </text:list>
            <text:list text:style-name="L5">
              <text:list-header>
                <text:p text:style-name="P57"><text:span text:style-name="T14"/></text:p>
                <text:p text:style-name="P57"><text:span text:style-name="T14"/></text:p>
                <text:p text:style-name="P57"><text:span text:style-name="T14"/></text:p>
              </text:list-header>
            </text:list>
            <draw:enhanced-geometry svg:viewBox="0 0 21600 21600" draw:type="mso-spt202" draw:enhanced-path="M 0 0 L 21600 0 21600 21600 0 21600 0 0 Z N"/>
          </draw:custom-shape>
          <draw:custom-shape draw:style-name="gr101"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02"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03"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custom-shape draw:style-name="gr104" draw:text-style-name="P9" draw:layer="layout" svg:width="20.32cm" svg:height="2.54cm" svg:x="2.54cm" svg:y="0cm">
          <text:list text:style-name="L1">
            <text:list-header>
              <text:p text:style-name="P8"><text:span text:style-name="T3">Iteration - While- och For-loopen</text:span></text:p>
            </text:list-header>
          </text:list>
          <draw:enhanced-geometry svg:viewBox="0 0 21600 21600" draw:type="mso-spt202" draw:enhanced-path="M 0 0 L 21600 0 21600 21600 0 21600 0 0 Z N"/>
        </draw:custom-shape>
        <draw:custom-shape draw:style-name="gr105" draw:text-style-name="P50" draw:layer="layout" svg:width="20.32cm" svg:height="13.185cm" svg:x="2.54cm" svg:y="3.215cm">
          <text:list text:style-name="L3">
            <text:list-item>
              <text:p text:style-name="P45"><text:span text:style-name="T4">while - när antal iterationer inte är känt i förväg</text:span></text:p>
            </text:list-item>
          </text:list>
          <text:list text:style-name="L4">
            <text:list-item>
              <text:list>
                <text:list-header>
                  <text:p text:style-name="P46"><text:span text:style-name="T5">while </text:span><text:span text:style-name="T40">uttryck</text:span><text:span text:style-name="T5">:</text:span></text:p>
                  <text:p text:style-name="P46"><text:span text:style-name="T5"><text:s text:c="4"/></text:span><text:span text:style-name="T5">while_block</text:span></text:p>
                </text:list-header>
              </text:list>
            </text:list-item>
          </text:list>
          <text:list text:style-name="L10">
            <text:list-item>
              <text:list>
                <text:list-item>
                  <text:p text:style-name="P58"><text:span text:style-name="T6">Iterera tills </text:span><text:span text:style-name="T30">uttryck</text:span><text:span text:style-name="T6"> blir noll eller </text:span><text:span text:style-name="T30">False</text:span></text:p>
                </text:list-item>
              </text:list>
            </text:list-item>
          </text:list>
          <text:list text:style-name="L4">
            <text:list-item>
              <text:list>
                <text:list-header>
                  <text:p text:style-name="P46"><text:span text:style-name="T30"/></text:p>
                </text:list-header>
              </text:list>
            </text:list-item>
          </text:list>
          <text:list text:style-name="L3">
            <text:list-item>
              <text:p text:style-name="P47"><text:span text:style-name="T4">for - när antal iterationer är känt i förväg</text:span></text:p>
            </text:list-item>
          </text:list>
          <text:list text:style-name="L4">
            <text:list-item>
              <text:list>
                <text:list-header>
                  <text:p text:style-name="P46"><text:span text:style-name="T5">lista = [1, 2, 3]</text:span></text:p>
                  <text:p text:style-name="P46"><text:span text:style-name="T5">for item in lista:</text:span></text:p>
                  <text:p text:style-name="P46"><text:span text:style-name="T5"><text:s text:c="4"/></text:span><text:span text:style-name="T5">for_block</text:span></text:p>
                </text:list-header>
              </text:list>
            </text:list-item>
          </text:list>
          <text:list text:style-name="L10">
            <text:list-item>
              <text:list>
                <text:list-item>
                  <text:p text:style-name="P58"><text:span text:style-name="T6">Iterera över alla listelement</text:span></text:p>
                </text:list-item>
              </text:list>
            </text:list-item>
          </text:list>
          <text:list text:style-name="L4">
            <text:list-item>
              <text:list>
                <text:list-header>
                  <text:p text:style-name="P46"><text:span text:style-name="T6"/></text:p>
                </text:list-header>
              </text:list>
            </text:list-item>
          </text:list>
          <text:list text:style-name="L3">
            <text:list-item>
              <text:p text:style-name="P47"><text:span text:style-name="T41">range()</text:span><text:span text:style-name="T4">-funktionen</text:span></text:p>
            </text:list-item>
          </text:list>
          <text:list text:style-name="L4">
            <text:list-item>
              <text:list>
                <text:list-header>
                  <text:p text:style-name="P46"><text:span text:style-name="T5">for item in range(3): <text:s text:c="6"/># motsvarar listan [0,1,2]</text:span></text:p>
                  <text:p text:style-name="P46"><text:span text:style-name="T5"><text:s text:c="4"/></text:span><text:span text:style-name="T5">for_block</text:span></text:p>
                </text:list-header>
              </text:list>
            </text:list-item>
          </text:list>
          <text:list text:style-name="L10">
            <text:list-item>
              <text:list>
                <text:list-item>
                  <text:p text:style-name="P58"><text:span text:style-name="T6">Utökad: </text:span><text:span text:style-name="T30">range(start, end, step=1)</text:span><text:span text:style-name="T6"> </text:span></text:p>
                </text:list-item>
              </text:list>
            </text:list-item>
          </text:list>
          <text:list text:style-name="L6">
            <text:list-header>
              <text:p text:style-name="P49"><text:span text:style-name="T31"/></text:p>
            </text:list-header>
          </text:list>
          <draw:enhanced-geometry svg:viewBox="0 0 21600 21600" draw:type="mso-spt202" draw:enhanced-path="M 0 0 L 21600 0 21600 21600 0 21600 0 0 Z N"/>
        </draw:custom-shape>
        <draw:custom-shape draw:style-name="gr106"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07"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08"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5"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custom-shape draw:style-name="gr109" draw:text-style-name="P9" draw:layer="layout" svg:width="20.32cm" svg:height="2.54cm" svg:x="2.54cm" svg:y="0cm">
          <text:list text:style-name="L1">
            <text:list-header>
              <text:p text:style-name="P8"><text:span text:style-name="T3">Exempel</text:span></text:p>
            </text:list-header>
          </text:list>
          <draw:enhanced-geometry svg:viewBox="0 0 21600 21600" draw:type="mso-spt202" draw:enhanced-path="M 0 0 L 21600 0 21600 21600 0 21600 0 0 Z N"/>
        </draw:custom-shape>
        <draw:custom-shape draw:style-name="gr110" draw:text-style-name="P62" draw:layer="layout" svg:width="20.32cm" svg:height="13.083cm" svg:x="2.54cm" svg:y="3.215cm">
          <text:list text:style-name="L3">
            <text:list-item>
              <text:p text:style-name="P59"><text:span text:style-name="T42">Skriv tal</text:span></text:p>
            </text:list-item>
          </text:list>
          <text:list text:style-name="L4">
            <text:list-item>
              <text:list>
                <text:list-header>
                  <text:p text:style-name="P60"><text:span text:style-name="T6"/></text:p>
                  <text:p text:style-name="P60"><text:span text:style-name="T15">for x in range(1, 20, 3):</text:span></text:p>
                </text:list-header>
                <text:list-item>
                  <text:p text:style-name="P60"><text:span text:style-name="T15"><text:s text:c="4"/></text:span><text:span text:style-name="T15">print(x, end=" ")</text:span></text:p>
                </text:list-item>
                <text:list-item>
                  <text:p text:style-name="P60"><text:span text:style-name="T15">print()</text:span></text:p>
                  <text:p text:style-name="P60"><text:span text:style-name="T5"/></text:p>
                  <text:p text:style-name="P60"><text:span text:style-name="T15">$</text:span><text:span text:style-name="T16"> python3 skriv_tal.py</text:span></text:p>
                  <text:p text:style-name="P60"><text:span text:style-name="T15">1 4 7 10 13 16 19</text:span></text:p>
                  <text:p text:style-name="P60"><text:span text:style-name="T15">$</text:span><text:span text:style-name="T16"> </text:span></text:p>
                </text:list-item>
              </text:list>
            </text:list-item>
          </text:list>
          <text:list text:style-name="L6">
            <text:list-header>
              <text:p text:style-name="P61"><text:span text:style-name="T43"/></text:p>
            </text:list-header>
          </text:list>
          <draw:enhanced-geometry svg:viewBox="0 0 21600 21600" draw:type="mso-spt202" draw:enhanced-path="M 0 0 L 21600 0 21600 21600 0 21600 0 0 Z N"/>
        </draw:custom-shape>
        <draw:custom-shape draw:style-name="gr111"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12" draw:text-style-name="P16" draw:layer="layout" svg:width="19.474cm" svg:height="1.015cm" svg:x="2.963cm" svg:y="17.568cm">
          <text:list text:style-name="L2">
            <text:list-header>
              <text:p text:style-name="P15"><text:span text:style-name="T13">© Init AB</text:span><text:span text:style-name="T2"><text:tab/></text:span></text:p>
            </text:list-header>
          </text:list>
          <draw:enhanced-geometry svg:viewBox="0 0 21600 21600" draw:type="mso-spt202" draw:enhanced-path="M 0 0 L 21600 0 21600 21600 0 21600 0 0 Z N"/>
        </draw:custom-shape>
        <draw:custom-shape draw:style-name="gr113"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6"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custom-shape draw:style-name="gr114" draw:text-style-name="P9" draw:layer="layout" svg:width="20.32cm" svg:height="2.54cm" svg:x="2.54cm" svg:y="0cm">
          <text:list text:style-name="L1">
            <text:list-header>
              <text:p text:style-name="P8"><text:span text:style-name="T3">Iteration - break, continue</text:span></text:p>
            </text:list-header>
          </text:list>
          <draw:enhanced-geometry svg:viewBox="0 0 21600 21600" draw:type="mso-spt202" draw:enhanced-path="M 0 0 L 21600 0 21600 21600 0 21600 0 0 Z N"/>
        </draw:custom-shape>
        <draw:custom-shape draw:style-name="gr115" draw:text-style-name="P63" draw:layer="layout" svg:width="20.32cm" svg:height="13.083cm" svg:x="2.54cm" svg:y="3.215cm">
          <text:list text:style-name="L3">
            <text:list-item>
              <text:p text:style-name="P25"><text:span text:style-name="T41">break</text:span><text:span text:style-name="T4"> - för att hoppa ur en </text:span><text:span text:style-name="T41">for-</text:span><text:span text:style-name="T4"> eller </text:span><text:span text:style-name="T41">while</text:span><text:span text:style-name="T4">-loop i förtid</text:span></text:p>
            </text:list-item>
            <text:list-item>
              <text:p text:style-name="P25"><text:span text:style-name="T41">continue</text:span><text:span text:style-name="T4"> - för att hoppa över resten av raderna i loopen och påbörja nästa iteration förutsatt att det finns värden kvar att loopa över (</text:span><text:span text:style-name="T41">for</text:span><text:span text:style-name="T4">) eller att villkoret fortfarande är uppfyllt (</text:span><text:span text:style-name="T41">while</text:span><text:span text:style-name="T4">)</text:span></text:p>
            </text:list-item>
          </text:list>
          <draw:enhanced-geometry svg:viewBox="0 0 21600 21600" draw:type="mso-spt202" draw:enhanced-path="M 0 0 L 21600 0 21600 21600 0 21600 0 0 Z N"/>
        </draw:custom-shape>
        <draw:custom-shape draw:style-name="gr116"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17"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18"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17" presentation:class="page"/>
          <draw:custom-shape draw:style-name="gr119" draw:text-style-name="P23" draw:layer="layout" svg:width="13.758cm" svg:height="12.343cm" svg:x="2.54cm" svg:y="13.031cm">
            <text:list text:style-name="L7">
              <text:list-item>
                <text:p text:style-name="P22"><text:span text:style-name="T14">Sid 162 och 163 (2</text:span><text:span text:style-name="T38">nd</text:span><text:span text:style-name="T14">) : listfind.py</text:span></text:p>
              </text:list-item>
              <text:list-item>
                <text:p text:style-name="P22"><text:span text:style-name="T14">Else körs även då man inte alls går in i loopen.</text:span></text:p>
              </text:list-item>
            </text:list>
            <text:list text:style-name="L5">
              <text:list-header>
                <text:p text:style-name="P33"><text:span text:style-name="T14"/></text:p>
              </text:list-header>
            </text:list>
            <draw:enhanced-geometry svg:viewBox="0 0 21600 21600" draw:type="mso-spt202" draw:enhanced-path="M 0 0 L 21600 0 21600 21600 0 21600 0 0 Z N"/>
          </draw:custom-shape>
          <draw:custom-shape draw:style-name="gr120"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21"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22"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custom-shape draw:style-name="gr123" draw:text-style-name="P9" draw:layer="layout" svg:width="20.32cm" svg:height="2.54cm" svg:x="2.54cm" svg:y="0cm">
          <text:list text:style-name="L1">
            <text:list-header>
              <text:p text:style-name="P8"><text:span text:style-name="T3">Iteration - else</text:span></text:p>
            </text:list-header>
          </text:list>
          <draw:enhanced-geometry svg:viewBox="0 0 21600 21600" draw:type="mso-spt202" draw:enhanced-path="M 0 0 L 21600 0 21600 21600 0 21600 0 0 Z N"/>
        </draw:custom-shape>
        <draw:custom-shape draw:style-name="gr124" draw:text-style-name="P63" draw:layer="layout" svg:width="20.32cm" svg:height="13.083cm" svg:x="2.54cm" svg:y="3.215cm">
          <text:list text:style-name="L3">
            <text:list-item>
              <text:p text:style-name="P25"><text:span text:style-name="T41">else:</text:span><text:span text:style-name="T4"> i en </text:span><text:span text:style-name="T41">for-</text:span><text:span text:style-name="T4"> eller </text:span><text:span text:style-name="T41">while</text:span><text:span text:style-name="T4">-loop - else-blocket körs förutsatt att loopen </text:span><text:span text:style-name="T41">inte</text:span><text:span text:style-name="T4"> har avbrutits i förtid av en </text:span><text:span text:style-name="T41">break</text:span></text:p>
            </text:list-item>
          </text:list>
          <text:list text:style-name="L4">
            <text:list-item>
              <text:list>
                <text:list-header>
                  <text:p text:style-name="P26"><text:span text:style-name="T5">&gt;&gt;&gt; </text:span><text:span text:style-name="T7">for i in range(3):</text:span></text:p>
                  <text:p text:style-name="P26"><text:span text:style-name="T5">... <text:s text:c="3"/></text:span><text:span text:style-name="T7">print('varv: ', i)</text:span></text:p>
                  <text:p text:style-name="P26"><text:span text:style-name="T5">... </text:span><text:span text:style-name="T7">else:</text:span></text:p>
                  <text:p text:style-name="P26"><text:span text:style-name="T5"><text:s text:c="7"/></text:span><text:span text:style-name="T7">print('hela loopen löptes igenom')</text:span></text:p>
                  <text:p text:style-name="P26"><text:span text:style-name="T5">...</text:span></text:p>
                  <text:p text:style-name="P26"><text:span text:style-name="T5">varv: 0</text:span></text:p>
                  <text:p text:style-name="P26"><text:span text:style-name="T5">varv: 1</text:span></text:p>
                  <text:p text:style-name="P26"><text:span text:style-name="T5">varv: 2</text:span></text:p>
                  <text:p text:style-name="P26"><text:span text:style-name="T5">hela loopen löptes igenom</text:span></text:p>
                </text:list-header>
              </text:list>
            </text:list-item>
          </text:list>
          <text:list text:style-name="L6">
            <text:list-header>
              <text:p text:style-name="P64"><text:span text:style-name="T44"/></text:p>
            </text:list-header>
          </text:list>
          <draw:enhanced-geometry svg:viewBox="0 0 21600 21600" draw:type="mso-spt202" draw:enhanced-path="M 0 0 L 21600 0 21600 21600 0 21600 0 0 Z N"/>
        </draw:custom-shape>
        <draw:custom-shape draw:style-name="gr125"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26"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27"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18" presentation:class="page"/>
          <draw:custom-shape draw:style-name="gr128" draw:text-style-name="P23" draw:layer="layout" svg:width="13.758cm" svg:height="12.343cm" svg:x="2.54cm" svg:y="13.031cm">
            <text:list text:style-name="L7">
              <text:list-item>
                <text:p text:style-name="P22"><text:span text:style-name="T14">Sid 162 och 163 (2</text:span><text:span text:style-name="T38">nd</text:span><text:span text:style-name="T14">) : listfind.py</text:span></text:p>
              </text:list-item>
              <text:list-item>
                <text:p text:style-name="P22"><text:span text:style-name="T14">Else körs även då man inte alls går in i loopen.</text:span></text:p>
              </text:list-item>
            </text:list>
            <text:list text:style-name="L5">
              <text:list-header>
                <text:p text:style-name="P33"><text:span text:style-name="T14"/></text:p>
              </text:list-header>
            </text:list>
            <draw:enhanced-geometry svg:viewBox="0 0 21600 21600" draw:type="mso-spt202" draw:enhanced-path="M 0 0 L 21600 0 21600 21600 0 21600 0 0 Z N"/>
          </draw:custom-shape>
          <draw:custom-shape draw:style-name="gr129"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30"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31"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custom-shape draw:style-name="gr132" draw:text-style-name="P66" draw:layer="layout" svg:width="20.32cm" svg:height="2.54cm" svg:x="2.54cm" svg:y="0cm">
          <text:list text:style-name="L1">
            <text:list-header>
              <text:p text:style-name="P65"><text:span text:style-name="T3">Inmatning</text:span></text:p>
            </text:list-header>
          </text:list>
          <draw:enhanced-geometry svg:viewBox="0 0 21600 21600" draw:type="mso-spt202" draw:enhanced-path="M 0 0 L 21600 0 21600 21600 0 21600 0 0 Z N"/>
        </draw:custom-shape>
        <draw:custom-shape draw:style-name="gr133" draw:text-style-name="P31" draw:layer="layout" svg:width="20.32cm" svg:height="13.083cm" svg:x="2.54cm" svg:y="3.215cm">
          <text:list text:style-name="L3">
            <text:list-item>
              <text:p text:style-name="P25"><text:span text:style-name="T45">input()</text:span></text:p>
            </text:list-item>
          </text:list>
          <text:list text:style-name="L4">
            <text:list-item>
              <text:list>
                <text:list-header>
                  <text:p text:style-name="P26"><text:span text:style-name="T17">&gt;&gt;&gt; </text:span><text:span text:style-name="T46">mat = input('Favoritmat: ')</text:span></text:p>
                  <text:p text:style-name="P26"><text:span text:style-name="T17">Favoritmat: </text:span><text:span text:style-name="T46">Räksmörgås</text:span></text:p>
                  <text:p text:style-name="P26"><text:span text:style-name="T17">&gt;&gt;&gt; </text:span><text:span text:style-name="T46">print(mat)</text:span></text:p>
                  <text:p text:style-name="P26"><text:span text:style-name="T17">Räksmörgås</text:span></text:p>
                  <text:p text:style-name="P26"><text:span text:style-name="T17">&gt;&gt;&gt; </text:span></text:p>
                </text:list-header>
              </text:list>
            </text:list-item>
          </text:list>
          <text:list text:style-name="L3">
            <text:list-header>
              <text:p text:style-name="P27"><text:span text:style-name="T23"/></text:p>
            </text:list-header>
          </text:list>
          <text:list text:style-name="L6">
            <text:list-header>
              <text:p text:style-name="P64"><text:span text:style-name="T47"/></text:p>
            </text:list-header>
          </text:list>
          <draw:enhanced-geometry svg:viewBox="0 0 21600 21600" draw:type="mso-spt202" draw:enhanced-path="M 0 0 L 21600 0 21600 21600 0 21600 0 0 Z N"/>
        </draw:custom-shape>
        <draw:custom-shape draw:style-name="gr134"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35"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36"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9"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custom-shape draw:style-name="gr137" draw:text-style-name="P9" draw:layer="layout" svg:width="20.32cm" svg:height="2.54cm" svg:x="2.54cm" svg:y="0cm">
          <text:list text:style-name="L1">
            <text:list-header>
              <text:p text:style-name="P8"><text:span text:style-name="T3">Exempel</text:span></text:p>
            </text:list-header>
          </text:list>
          <draw:enhanced-geometry svg:viewBox="0 0 21600 21600" draw:type="mso-spt202" draw:enhanced-path="M 0 0 L 21600 0 21600 21600 0 21600 0 0 Z N"/>
        </draw:custom-shape>
        <draw:custom-shape draw:style-name="gr138" draw:text-style-name="P62" draw:layer="layout" svg:width="20.32cm" svg:height="13.083cm" svg:x="2.54cm" svg:y="3.215cm">
          <text:list text:style-name="L3">
            <text:list-item>
              <text:p text:style-name="P59"><text:span text:style-name="T42">Gissa tal</text:span></text:p>
            </text:list-item>
          </text:list>
          <text:list text:style-name="L4">
            <text:list-item>
              <text:list>
                <text:list-header>
                  <text:p text:style-name="P60"><text:span text:style-name="T6"/></text:p>
                  <text:p text:style-name="P60"><text:span text:style-name="T15">svar=4</text:span></text:p>
                  <text:p text:style-name="P60"><text:span text:style-name="T15">while True:</text:span></text:p>
                  <text:p text:style-name="P60"><text:span text:style-name="T15"><text:s text:c="4"/></text:span><text:span text:style-name="T15">gissning=input("What is 2+2: ")</text:span></text:p>
                  <text:p text:style-name="P60"><text:span text:style-name="T15"><text:s text:c="4"/></text:span><text:span text:style-name="T15">if int(gissning) == svar:</text:span></text:p>
                  <text:p text:style-name="P60"><text:span text:style-name="T15"><text:s text:c="8"/></text:span><text:span text:style-name="T15">break</text:span></text:p>
                  <text:p text:style-name="P60"><text:span text:style-name="T15"><text:s text:c="4"/></text:span><text:span text:style-name="T15">print("Wrong!", end=" ")</text:span></text:p>
                  <text:p text:style-name="P60"><text:span text:style-name="T15">print("Correct!")</text:span></text:p>
                  <text:p text:style-name="P60"><text:span text:style-name="T5"/></text:p>
                  <text:p text:style-name="P60"><text:span text:style-name="T15">$</text:span><text:span text:style-name="T16"> python3 gissa.py</text:span></text:p>
                  <text:p text:style-name="P60"><text:span text:style-name="T15">What is 2+2:</text:span><text:span text:style-name="T16"> 5</text:span></text:p>
                  <text:p text:style-name="P60"><text:span text:style-name="T15">Wrong! What is 2+2:</text:span><text:span text:style-name="T16"> 4</text:span></text:p>
                  <text:p text:style-name="P60"><text:span text:style-name="T15">Correct!</text:span></text:p>
                  <text:p text:style-name="P60"><text:span text:style-name="T15">$</text:span><text:span text:style-name="T16"> </text:span></text:p>
                </text:list-header>
              </text:list>
            </text:list-item>
          </text:list>
          <text:list text:style-name="L6">
            <text:list-header>
              <text:p text:style-name="P61"><text:span text:style-name="T43"/></text:p>
            </text:list-header>
          </text:list>
          <draw:enhanced-geometry svg:viewBox="0 0 21600 21600" draw:type="mso-spt202" draw:enhanced-path="M 0 0 L 21600 0 21600 21600 0 21600 0 0 Z N"/>
        </draw:custom-shape>
        <draw:custom-shape draw:style-name="gr139"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40" draw:text-style-name="P16" draw:layer="layout" svg:width="19.474cm" svg:height="1.015cm" svg:x="2.963cm" svg:y="17.568cm">
          <text:list text:style-name="L2">
            <text:list-header>
              <text:p text:style-name="P15"><text:span text:style-name="T13">© Init AB</text:span><text:span text:style-name="T2"><text:tab/></text:span></text:p>
            </text:list-header>
          </text:list>
          <draw:enhanced-geometry svg:viewBox="0 0 21600 21600" draw:type="mso-spt202" draw:enhanced-path="M 0 0 L 21600 0 21600 21600 0 21600 0 0 Z N"/>
        </draw:custom-shape>
        <draw:custom-shape draw:style-name="gr141"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0"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custom-shape draw:style-name="gr142" draw:text-style-name="P67" draw:layer="layout" svg:width="20.32cm" svg:height="2.54cm" svg:x="2.539cm" svg:y="-0.002cm">
          <text:list text:style-name="L1">
            <text:list-header>
              <text:p text:style-name="P8"><text:span text:style-name="T3">Modulen random</text:span></text:p>
            </text:list-header>
          </text:list>
          <draw:enhanced-geometry svg:viewBox="0 0 21600 21600" draw:type="mso-spt202" draw:enhanced-path="M 0 0 L 21600 0 21600 21600 0 21600 0 0 Z N"/>
        </draw:custom-shape>
        <draw:custom-shape draw:style-name="gr143" draw:text-style-name="P70" draw:layer="layout" svg:width="20.32cm" svg:height="14.12cm" svg:x="2.539cm" svg:y="3.213cm">
          <text:list text:style-name="L11">
            <text:list-header>
              <text:p text:style-name="P10"><text:span text:style-name="T11"><text:s/></text:span></text:p>
            </text:list-header>
          </text:list>
          <text:list text:style-name="L4">
            <text:list-item>
              <text:list>
                <text:list-header>
                  <text:p text:style-name="P68"><text:span text:style-name="T5">&gt;&gt;&gt; </text:span><text:span text:style-name="T7">import random</text:span></text:p>
                </text:list-header>
                <text:list-item>
                  <text:p text:style-name="P68"><text:span text:style-name="T5">&gt;&gt;&gt; </text:span><text:span text:style-name="T7">random.randint(1, 10)</text:span></text:p>
                </text:list-item>
                <text:list-item>
                  <text:p text:style-name="P68"><text:span text:style-name="T5">4</text:span></text:p>
                </text:list-item>
                <text:list-item>
                  <text:p text:style-name="P68"><text:span text:style-name="T5">&gt;&gt;&gt; </text:span><text:span text:style-name="T7">random.randint(1, 10)</text:span></text:p>
                </text:list-item>
                <text:list-item>
                  <text:p text:style-name="P68"><text:span text:style-name="T5">10</text:span></text:p>
                </text:list-item>
                <text:list-item>
                  <text:p text:style-name="P68"><text:span text:style-name="T5">&gt;&gt;&gt; </text:span><text:span text:style-name="T7">L = [ "Bill", "Steve", "Linus", "Ken" ]</text:span></text:p>
                </text:list-item>
                <text:list-item>
                  <text:p text:style-name="P68"><text:span text:style-name="T5">&gt;&gt;&gt; </text:span><text:span text:style-name="T7">random.choice(L)</text:span></text:p>
                </text:list-item>
                <text:list-item>
                  <text:p text:style-name="P68"><text:span text:style-name="T5">'Ken'</text:span></text:p>
                </text:list-item>
                <text:list-item>
                  <text:p text:style-name="P68"><text:span text:style-name="T5">&gt;&gt;&gt; </text:span><text:span text:style-name="T7">random.choice(L)</text:span></text:p>
                </text:list-item>
                <text:list-item>
                  <text:p text:style-name="P68"><text:span text:style-name="T5">'Steve'</text:span></text:p>
                </text:list-item>
                <text:list-item>
                  <text:p text:style-name="P68"><text:span text:style-name="T5">&gt;&gt;&gt; </text:span><text:span text:style-name="T7">random.sample(L, 2)</text:span></text:p>
                </text:list-item>
                <text:list-item>
                  <text:p text:style-name="P68"><text:span text:style-name="T5">['Steve', 'Linus']</text:span></text:p>
                </text:list-item>
                <text:list-item>
                  <text:p text:style-name="P68"><text:span text:style-name="T5">&gt;&gt;&gt; </text:span><text:span text:style-name="T7">random.shuffle(L)</text:span></text:p>
                </text:list-item>
                <text:list-item>
                  <text:p text:style-name="P68"><text:span text:style-name="T5">&gt;&gt;&gt; </text:span><text:span text:style-name="T7">L</text:span></text:p>
                </text:list-item>
                <text:list-item>
                  <text:p text:style-name="P68"><text:span text:style-name="T5">['Ken', 'Bill', 'Linus', 'Steve']</text:span></text:p>
                </text:list-item>
                <text:list-item>
                  <text:p text:style-name="P68"><text:span text:style-name="T5">&gt;&gt;&gt;</text:span></text:p>
                </text:list-item>
              </text:list>
            </text:list-item>
          </text:list>
          <text:list text:style-name="L6">
            <text:list-header>
              <text:p text:style-name="P69"><text:span text:style-name="T44"/></text:p>
            </text:list-header>
          </text:list>
          <draw:enhanced-geometry svg:viewBox="0 0 21600 21600" draw:type="mso-spt202" draw:enhanced-path="M 0 0 L 21600 0 21600 21600 0 21600 0 0 Z N"/>
        </draw:custom-shape>
        <draw:custom-shape draw:style-name="gr144" draw:text-style-name="P67" draw:layer="layout" svg:width="2.116cm" svg:height="1.016cm" svg:x="0.422cm" svg:y="17.567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45" draw:text-style-name="P72" draw:layer="layout" svg:width="19.474cm" svg:height="1.015cm" svg:x="2.962cm" svg:y="17.568cm">
          <text:list text:style-name="L2">
            <text:list-header>
              <text:p text:style-name="P71"><text:span text:style-name="T13">© Init AB</text:span><text:span text:style-name="T2"><text:tab/></text:span></text:p>
            </text:list-header>
          </text:list>
          <draw:enhanced-geometry svg:viewBox="0 0 21600 21600" draw:type="mso-spt202" draw:enhanced-path="M 0 0 L 21600 0 21600 21600 0 21600 0 0 Z N"/>
        </draw:custom-shape>
        <draw:custom-shape draw:style-name="gr146" draw:text-style-name="P73" draw:layer="layout" svg:width="1.27cm" svg:height="1.016cm" svg:x="22.859cm" svg:y="17.567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3cm" svg:y="2.054cm" draw:page-number="21"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custom-shape draw:style-name="gr147" draw:text-style-name="P9" draw:layer="layout" svg:width="20.32cm" svg:height="2.54cm" svg:x="2.54cm" svg:y="0cm">
          <text:list text:style-name="L1">
            <text:list-header>
              <text:p text:style-name="P8"><text:span text:style-name="T3">Övning</text:span></text:p>
            </text:list-header>
          </text:list>
          <draw:enhanced-geometry svg:viewBox="0 0 21600 21600" draw:type="mso-spt202" draw:enhanced-path="M 0 0 L 21600 0 21600 21600 0 21600 0 0 Z N"/>
        </draw:custom-shape>
        <draw:custom-shape draw:style-name="gr148" draw:text-style-name="P31" draw:layer="layout" svg:width="20.32cm" svg:height="13.083cm" svg:x="2.54cm" svg:y="3.215cm">
          <text:list text:style-name="L3">
            <text:list-item>
              <text:p text:style-name="P25"><text:span text:style-name="T48">ov</text:span><text:span text:style-name="T48">n0</text:span><text:span text:style-name="T48">30</text:span><text:span text:style-name="T48">1/</text:span><text:span text:style-name="T48">m</text:span><text:span text:style-name="T48">att</text:span><text:span text:style-name="T48">e.</text:span><text:span text:style-name="T48">py </text:span></text:p>
              <text:list>
                <text:list-item>
                  <text:p text:style-name="P25"><text:span text:style-name="T49">K</text:span><text:span text:style-name="T49">ä</text:span><text:span text:style-name="T49">l</text:span><text:span text:style-name="T49">l</text:span><text:span text:style-name="T49">k</text:span><text:span text:style-name="T49">o</text:span><text:span text:style-name="T49">d</text:span><text:span text:style-name="T49">e</text:span><text:span text:style-name="T49">n</text:span><text:span text:style-name="T49"> </text:span><text:span text:style-name="T49">t</text:span><text:span text:style-name="T49">i</text:span><text:span text:style-name="T49">l</text:span><text:span text:style-name="T49">l</text:span><text:span text:style-name="T49"> </text:span><text:span text:style-name="T49">ö</text:span><text:span text:style-name="T49">v</text:span><text:span text:style-name="T49">n</text:span><text:span text:style-name="T49">i</text:span><text:span text:style-name="T49">n</text:span><text:span text:style-name="T49">g</text:span><text:span text:style-name="T49">a</text:span><text:span text:style-name="T49">r</text:span><text:span text:style-name="T49">n</text:span><text:span text:style-name="T49">a</text:span><text:span text:style-name="T49"> </text:span><text:span text:style-name="T49">s</text:span><text:span text:style-name="T49">k</text:span><text:span text:style-name="T49">a</text:span><text:span text:style-name="T49"> </text:span><text:span text:style-name="T49">v</text:span><text:span text:style-name="T49">a</text:span><text:span text:style-name="T49">r</text:span><text:span text:style-name="T49">a</text:span><text:span text:style-name="T49"> </text:span><text:span text:style-name="T49">u</text:span><text:span text:style-name="T49">t</text:span><text:span text:style-name="T49">c</text:span><text:span text:style-name="T49">h</text:span><text:span text:style-name="T49">e</text:span><text:span text:style-name="T49">c</text:span><text:span text:style-name="T49">k</text:span><text:span text:style-name="T49">a</text:span><text:span text:style-name="T49">d</text:span><text:span text:style-name="T49">.</text:span></text:p>
                </text:list-item>
                <text:list-item>
                  <text:p text:style-name="P25"><text:span text:style-name="T49">S</text:span><text:span text:style-name="T49">k</text:span><text:span text:style-name="T49">a</text:span><text:span text:style-name="T49">p</text:span><text:span text:style-name="T49">a</text:span><text:span text:style-name="T49"> </text:span><text:span text:style-name="T49">e</text:span><text:span text:style-name="T49">n</text:span><text:span text:style-name="T49"> </text:span><text:span text:style-name="T49">e</text:span><text:span text:style-name="T49">g</text:span><text:span text:style-name="T49">e</text:span><text:span text:style-name="T49">n</text:span><text:span text:style-name="T49"> </text:span><text:span text:style-name="T49">g</text:span><text:span text:style-name="T49">r</text:span><text:span text:style-name="T49">e</text:span><text:span text:style-name="T49">n</text:span><text:span text:style-name="T49"> </text:span><text:span text:style-name="T49">(</text:span><text:span text:style-name="T49">b</text:span><text:span text:style-name="T49">r</text:span><text:span text:style-name="T49">a</text:span><text:span text:style-name="T49">n</text:span><text:span text:style-name="T49">c</text:span><text:span text:style-name="T49">h</text:span><text:span text:style-name="T49">)</text:span><text:span text:style-name="T49">.</text:span></text:p>
                </text:list-item>
                <text:list-item>
                  <text:p text:style-name="P25"><text:span text:style-name="T49">G</text:span><text:span text:style-name="T49">å</text:span><text:span text:style-name="T49"> </text:span><text:span text:style-name="T49">t</text:span><text:span text:style-name="T49">i</text:span><text:span text:style-name="T49">l</text:span><text:span text:style-name="T49">l</text:span><text:span text:style-name="T49"> </text:span><text:span text:style-name="T49">k</text:span><text:span text:style-name="T49">a</text:span><text:span text:style-name="T49">t</text:span><text:span text:style-name="T49">a</text:span><text:span text:style-name="T49">l</text:span><text:span text:style-name="T49">o</text:span><text:span text:style-name="T49">g</text:span><text:span text:style-name="T49">e</text:span><text:span text:style-name="T49">n</text:span><text:span text:style-name="T49"> </text:span><text:span text:style-name="T50">o</text:span><text:span text:style-name="T50">v</text:span><text:span text:style-name="T50">n</text:span><text:span text:style-name="T50">0</text:span><text:span text:style-name="T50">3</text:span><text:span text:style-name="T50">0</text:span><text:span text:style-name="T50">1</text:span><text:span text:style-name="T49">.</text:span><text:span text:style-name="T49"> </text:span><text:span text:style-name="T49"><text:s/></text:span><text:span text:style-name="T49">K</text:span><text:span text:style-name="T51">o</text:span><text:span text:style-name="T51">d</text:span><text:span text:style-name="T51">e</text:span><text:span text:style-name="T51">n</text:span><text:span text:style-name="T51"> </text:span><text:span text:style-name="T51">f</text:span><text:span text:style-name="T51">r</text:span><text:span text:style-name="T51">å</text:span><text:span text:style-name="T51">n</text:span><text:span text:style-name="T51"> </text:span><text:span text:style-name="T51">e</text:span><text:span text:style-name="T51">x</text:span><text:span text:style-name="T51">e</text:span><text:span text:style-name="T51">m</text:span><text:span text:style-name="T51">p</text:span><text:span text:style-name="T51">l</text:span><text:span text:style-name="T51">e</text:span><text:span text:style-name="T51">t</text:span><text:span text:style-name="T51"> </text:span><text:span text:style-name="T51">p</text:span><text:span text:style-name="T51">å</text:span><text:span text:style-name="T51"> </text:span><text:span text:style-name="T51">f</text:span><text:span text:style-name="T51">ö</text:span><text:span text:style-name="T51">r</text:span><text:span text:style-name="T51">r</text:span><text:span text:style-name="T51">a</text:span><text:span text:style-name="T51"> </text:span><text:span text:style-name="T51">s</text:span><text:span text:style-name="T51">i</text:span><text:span text:style-name="T51">d</text:span><text:span text:style-name="T51">a</text:span><text:span text:style-name="T51">n</text:span><text:span text:style-name="T51"> </text:span><text:span text:style-name="T51">s</text:span><text:span text:style-name="T51">k</text:span><text:span text:style-name="T51">a</text:span><text:span text:style-name="T51"> </text:span><text:span text:style-name="T51">f</text:span><text:span text:style-name="T51">i</text:span><text:span text:style-name="T51">n</text:span><text:span text:style-name="T51">n</text:span><text:span text:style-name="T51">a</text:span><text:span text:style-name="T51">s</text:span><text:span text:style-name="T51"> </text:span><text:span text:style-name="T51">i</text:span><text:span text:style-name="T51"> </text:span><text:span text:style-name="T51">f</text:span><text:span text:style-name="T51">i</text:span><text:span text:style-name="T51">l</text:span><text:span text:style-name="T51">e</text:span><text:span text:style-name="T51">n</text:span><text:span text:style-name="T51"> </text:span><text:span text:style-name="T52">m</text:span><text:span text:style-name="T52">a</text:span><text:span text:style-name="T52">t</text:span><text:span text:style-name="T52">t</text:span><text:span text:style-name="T52">e</text:span><text:span text:style-name="T52">.</text:span><text:span text:style-name="T52">p</text:span><text:span text:style-name="T52">y</text:span><text:span text:style-name="T52">.</text:span><text:span text:style-name="T51"> </text:span><text:span text:style-name="T51">K</text:span><text:span text:style-name="T51">ö</text:span><text:span text:style-name="T51">r</text:span><text:span text:style-name="T51"> </text:span><text:span text:style-name="T51">p</text:span><text:span text:style-name="T51">r</text:span><text:span text:style-name="T51">o</text:span><text:span text:style-name="T51">g</text:span><text:span text:style-name="T51">r</text:span><text:span text:style-name="T51">a</text:span><text:span text:style-name="T51">m</text:span><text:span text:style-name="T51">m</text:span><text:span text:style-name="T51">e</text:span><text:span text:style-name="T51">t</text:span><text:span text:style-name="T51"> </text:span><text:span text:style-name="T52">t</text:span><text:span text:style-name="T52">e</text:span><text:span text:style-name="T52">s</text:span><text:span text:style-name="T52">t</text:span><text:span text:style-name="T52">_</text:span><text:span text:style-name="T52">m</text:span><text:span text:style-name="T52">a</text:span><text:span text:style-name="T52">t</text:span><text:span text:style-name="T52">t</text:span><text:span text:style-name="T52">e</text:span><text:span text:style-name="T52">.</text:span><text:span text:style-name="T52">p</text:span><text:span text:style-name="T52">y</text:span><text:span text:style-name="T51"> </text:span><text:span text:style-name="T51">e</text:span><text:span text:style-name="T51">l</text:span><text:span text:style-name="T51">l</text:span><text:span text:style-name="T51">e</text:span><text:span text:style-name="T51">r</text:span><text:span text:style-name="T51"> </text:span></text:p>
                  <text:list>
                    <text:list-header>
                      <text:p text:style-name="P25"><text:span text:style-name="T15">$</text:span><text:span text:style-name="T16"> </text:span><text:span text:style-name="T16">p</text:span><text:span text:style-name="T16">y</text:span><text:span text:style-name="T16">t</text:span><text:span text:style-name="T16">h</text:span><text:span text:style-name="T16">o</text:span><text:span text:style-name="T16">n</text:span><text:span text:style-name="T16">3</text:span><text:span text:style-name="T16"> </text:span><text:span text:style-name="T16">-</text:span><text:span text:style-name="T16">m</text:span><text:span text:style-name="T16"> </text:span><text:span text:style-name="T16">p</text:span><text:span text:style-name="T16">y</text:span><text:span text:style-name="T16">t</text:span><text:span text:style-name="T16">e</text:span><text:span text:style-name="T16">s</text:span><text:span text:style-name="T16">t</text:span><text:span text:style-name="T16"> </text:span><text:span text:style-name="T16">v</text:span><text:span text:style-name="T16">e</text:span><text:span text:style-name="T16">r</text:span><text:span text:style-name="T16">i</text:span><text:span text:style-name="T16">f</text:span><text:span text:style-name="T16">y</text:span><text:span text:style-name="T16">.</text:span><text:span text:style-name="T16">p</text:span><text:span text:style-name="T16">y</text:span><text:span text:style-name="T16"> </text:span><text:span text:style-name="T16">-</text:span><text:span text:style-name="T16">v</text:span><text:span text:style-name="T16">x</text:span><text:span text:style-name="T16"> </text:span><text:span text:style-name="T16">-</text:span><text:span text:style-name="T16">-</text:span><text:span text:style-name="T16">t</text:span><text:span text:style-name="T16">b</text:span><text:span text:style-name="T16">=</text:span><text:span text:style-name="T16">l</text:span><text:span text:style-name="T16">i</text:span><text:span text:style-name="T16">n</text:span><text:span text:style-name="T16">e</text:span><text:span text:style-name="T51"> </text:span><text:span text:style-name="T51"><text:line-break/></text:span><text:span text:style-name="T51"/></text:p>
                    </text:list-header>
                  </text:list>
                </text:list-item>
              </text:list>
              <text:p text:style-name="P25"><text:span text:style-name="T53">G</text:span><text:span text:style-name="T53">ör </text:span><text:span text:style-name="T54">gi</text:span><text:span text:style-name="T54">t </text:span><text:span text:style-name="T54">pu</text:span><text:span text:style-name="T54">sh</text:span><text:span text:style-name="T53"> </text:span><text:span text:style-name="T53">av </text:span><text:span text:style-name="T53">di</text:span><text:span text:style-name="T53">n </text:span><text:span text:style-name="T53">br</text:span><text:span text:style-name="T53">an</text:span><text:span text:style-name="T53">ch </text:span><text:span text:style-name="T53">till </text:span><text:span text:style-name="T53">se</text:span><text:span text:style-name="T53">rv</text:span><text:span text:style-name="T53">er</text:span><text:span text:style-name="T53">n. </text:span><text:span text:style-name="T53">Fi</text:span><text:span text:style-name="T53">nn</text:span><text:span text:style-name="T53">s </text:span><text:span text:style-name="T53">di</text:span><text:span text:style-name="T53">n </text:span><text:span text:style-name="T53">br</text:span><text:span text:style-name="T53">an</text:span><text:span text:style-name="T53">ch </text:span><text:span text:style-name="T53">i </text:span><text:span text:style-name="T53">Je</text:span><text:span text:style-name="T53">nk</text:span><text:span text:style-name="T53">in</text:span><text:span text:style-name="T53">s? </text:span><text:span text:style-name="T53"><text:line-break/></text:span><text:span text:style-name="T53"/></text:p>
            </text:list-item>
            <text:list-item>
              <text:p text:style-name="P25"><text:span text:style-name="T42">ov</text:span><text:span text:style-name="T42">n0</text:span><text:span text:style-name="T42">30</text:span><text:span text:style-name="T42">2/</text:span><text:span text:style-name="T42">sk</text:span><text:span text:style-name="T42">riv</text:span><text:span text:style-name="T42">tal</text:span><text:span text:style-name="T42">.p</text:span><text:span text:style-name="T42">y </text:span><text:span text:style-name="T4"><text:s/></text:span><text:span text:style-name="T4">G</text:span><text:span text:style-name="T4">ör </text:span><text:span text:style-name="T4">ett </text:span><text:span text:style-name="T4">pr</text:span><text:span text:style-name="T4">og</text:span><text:span text:style-name="T4">ra</text:span><text:span text:style-name="T4">m </text:span><text:span text:style-name="T4">(i </text:span><text:span text:style-name="T4">fil</text:span><text:span text:style-name="T4">en </text:span><text:span text:style-name="T55">ov</text:span><text:span text:style-name="T55">n0</text:span><text:span text:style-name="T55">30</text:span><text:span text:style-name="T55">2/</text:span><text:span text:style-name="T55">sk</text:span><text:span text:style-name="T55">ri</text:span><text:span text:style-name="T55">vt</text:span><text:span text:style-name="T55">al</text:span><text:span text:style-name="T55">.p</text:span><text:span text:style-name="T55">y</text:span><text:span text:style-name="T4">) </text:span><text:span text:style-name="T4">so</text:span><text:span text:style-name="T4">m </text:span><text:span text:style-name="T4">sk</text:span><text:span text:style-name="T4">riv</text:span><text:span text:style-name="T4">er </text:span><text:span text:style-name="T4">ut </text:span><text:span text:style-name="T4">tal</text:span><text:span text:style-name="T4">en </text:span><text:span text:style-name="T4">0,</text:span><text:span text:style-name="T4">1,.</text:span><text:span text:style-name="T4">..,</text:span><text:span text:style-name="T4">20 </text:span><text:span text:style-name="T4">på </text:span><text:span text:style-name="T4">va</text:span><text:span text:style-name="T4">rsi</text:span><text:span text:style-name="T4">n </text:span><text:span text:style-name="T4">ra</text:span><text:span text:style-name="T4">d. </text:span><text:span text:style-name="T4">Dä</text:span><text:span text:style-name="T4">ref</text:span><text:span text:style-name="T4">ter </text:span><text:span text:style-name="T4">sk</text:span><text:span text:style-name="T4">a </text:span><text:span text:style-name="T4">de</text:span><text:span text:style-name="T4">t </text:span><text:span text:style-name="T4">sk</text:span><text:span text:style-name="T4">riv</text:span><text:span text:style-name="T4">a </text:span><text:span text:style-name="T4">ut </text:span><text:span text:style-name="T4">su</text:span><text:span text:style-name="T4">m</text:span><text:span text:style-name="T4">m</text:span><text:span text:style-name="T4">an </text:span><text:span text:style-name="T4">av </text:span><text:span text:style-name="T4">all</text:span><text:span text:style-name="T4">a </text:span><text:span text:style-name="T4">tal</text:span><text:span text:style-name="T4">en </text:span><text:span text:style-name="T4">på </text:span><text:span text:style-name="T4">en </text:span><text:span text:style-name="T4">ny </text:span><text:span text:style-name="T4">ra</text:span><text:span text:style-name="T4">d. <text:s/></text:span><text:span text:style-name="T4">Kö</text:span><text:span text:style-name="T4">r </text:span><text:span text:style-name="T4">te</text:span><text:span text:style-name="T4">st</text:span><text:span text:style-name="T4">pr</text:span><text:span text:style-name="T4">og</text:span><text:span text:style-name="T4">ra</text:span><text:span text:style-name="T4">m</text:span><text:span text:style-name="T4">m</text:span><text:span text:style-name="T4">et. </text:span><text:span text:style-name="T4"><text:s/></text:span><text:span text:style-name="T4">Ch</text:span><text:span text:style-name="T4">ec</text:span><text:span text:style-name="T4">ka </text:span><text:span text:style-name="T4">in </text:span><text:span text:style-name="T4">(c</text:span><text:span text:style-name="T4">o</text:span><text:span text:style-name="T4">m</text:span><text:span text:style-name="T4">mi</text:span><text:span text:style-name="T4">t) </text:span><text:span text:style-name="T4">oc</text:span><text:span text:style-name="T4">h </text:span><text:span text:style-name="T4">pu</text:span><text:span text:style-name="T4">sh</text:span><text:span text:style-name="T4">a </text:span><text:span text:style-name="T4">till </text:span><text:span text:style-name="T4">di</text:span><text:span text:style-name="T4">n </text:span><text:span text:style-name="T4">gr</text:span><text:span text:style-name="T4">en </text:span><text:span text:style-name="T4">på </text:span><text:span text:style-name="T4">se</text:span><text:span text:style-name="T4">rv</text:span><text:span text:style-name="T4">er</text:span><text:span text:style-name="T4">n. <text:s/></text:span><text:span text:style-name="T4">Ko</text:span><text:span text:style-name="T4">lla </text:span><text:span text:style-name="T4">Je</text:span><text:span text:style-name="T4">nk</text:span><text:span text:style-name="T4">in</text:span><text:span text:style-name="T4">s.</text:span></text:p>
              <text:list>
                <text:list-item>
                  <text:p text:style-name="P25"><text:span text:style-name="T4">K</text:span><text:span text:style-name="T4">o</text:span><text:span text:style-name="T4">d</text:span><text:span text:style-name="T4"> </text:span><text:span text:style-name="T4">u</text:span><text:span text:style-name="T4">n</text:span><text:span text:style-name="T4">d</text:span><text:span text:style-name="T4">e</text:span><text:span text:style-name="T4">r</text:span><text:span text:style-name="T4"> </text:span><text:span text:style-name="T55">i</text:span><text:span text:style-name="T55">f</text:span><text:span text:style-name="T55"> </text:span><text:span text:style-name="T55">_</text:span><text:span text:style-name="T55">_</text:span><text:span text:style-name="T55">n</text:span><text:span text:style-name="T55">a</text:span><text:span text:style-name="T55">m</text:span><text:span text:style-name="T55">e</text:span><text:span text:style-name="T55">_</text:span><text:span text:style-name="T55">_</text:span><text:span text:style-name="T55"> </text:span><text:span text:style-name="T55">=</text:span><text:span text:style-name="T55">=</text:span><text:span text:style-name="T55"> </text:span><text:span text:style-name="T55">'</text:span><text:span text:style-name="T55">_</text:span><text:span text:style-name="T55">_</text:span><text:span text:style-name="T55">m</text:span><text:span text:style-name="T55">a</text:span><text:span text:style-name="T55">i</text:span><text:span text:style-name="T55">n</text:span><text:span text:style-name="T55">_</text:span><text:span text:style-name="T55">_</text:span><text:span text:style-name="T55">'</text:span><text:span text:style-name="T55">:</text:span><text:span text:style-name="T4"> </text:span><text:span text:style-name="T4"><text:s/></text:span><text:span text:style-name="T4">t</text:span><text:span text:style-name="T4">e</text:span><text:span text:style-name="T4">s</text:span><text:span text:style-name="T4">t</text:span><text:span text:style-name="T4">a</text:span><text:span text:style-name="T4">s</text:span><text:span text:style-name="T4"> </text:span><text:span text:style-name="T41">i</text:span><text:span text:style-name="T41">n</text:span><text:span text:style-name="T41">t</text:span><text:span text:style-name="T41">e</text:span><text:span text:style-name="T4">.</text:span></text:p>
                </text:list-item>
                <text:list-item>
                  <text:p text:style-name="P25"><text:span text:style-name="T4">T</text:span><text:span text:style-name="T4">e</text:span><text:span text:style-name="T4">s</text:span><text:span text:style-name="T4">t</text:span><text:span text:style-name="T4">p</text:span><text:span text:style-name="T4">r</text:span><text:span text:style-name="T4">o</text:span><text:span text:style-name="T4">g</text:span><text:span text:style-name="T4">r</text:span><text:span text:style-name="T4">a</text:span><text:span text:style-name="T4">m</text:span><text:span text:style-name="T4">m</text:span><text:span text:style-name="T4">e</text:span><text:span text:style-name="T4">n</text:span><text:span text:style-name="T4"> </text:span><text:span text:style-name="T4">f</text:span><text:span text:style-name="T4">ö</text:span><text:span text:style-name="T4">r</text:span><text:span text:style-name="T4">u</text:span><text:span text:style-name="T4">t</text:span><text:span text:style-name="T4">s</text:span><text:span text:style-name="T4">ä</text:span><text:span text:style-name="T4">t</text:span><text:span text:style-name="T4">t</text:span><text:span text:style-name="T4">e</text:span><text:span text:style-name="T4">r</text:span><text:span text:style-name="T4"> </text:span><text:span text:style-name="T4">a</text:span><text:span text:style-name="T4">t</text:span><text:span text:style-name="T4">t</text:span><text:span text:style-name="T4"> </text:span><text:span text:style-name="T4">k</text:span><text:span text:style-name="T4">o</text:span><text:span text:style-name="T4">d</text:span><text:span text:style-name="T4">e</text:span><text:span text:style-name="T4">n</text:span><text:span text:style-name="T4"> </text:span><text:span text:style-name="T4">l</text:span><text:span text:style-name="T4">ä</text:span><text:span text:style-name="T4">s</text:span><text:span text:style-name="T4">e</text:span><text:span text:style-name="T4">r</text:span><text:span text:style-name="T4"> </text:span><text:span text:style-name="T4">f</text:span><text:span text:style-name="T4">r</text:span><text:span text:style-name="T4">å</text:span><text:span text:style-name="T4">n</text:span><text:span text:style-name="T4"> </text:span><text:span text:style-name="T4">s</text:span><text:span text:style-name="T4">t</text:span><text:span text:style-name="T4">d</text:span><text:span text:style-name="T4">i</text:span><text:span text:style-name="T4">n</text:span><text:span text:style-name="T4"> </text:span><text:span text:style-name="T4">o</text:span><text:span text:style-name="T4">c</text:span><text:span text:style-name="T4">h</text:span><text:span text:style-name="T4"> </text:span><text:span text:style-name="T4">s</text:span><text:span text:style-name="T4">k</text:span><text:span text:style-name="T4">r</text:span><text:span text:style-name="T4">i</text:span><text:span text:style-name="T4">v</text:span><text:span text:style-name="T4">e</text:span><text:span text:style-name="T4">r</text:span><text:span text:style-name="T4"> </text:span><text:span text:style-name="T4">t</text:span><text:span text:style-name="T4">i</text:span><text:span text:style-name="T4">l</text:span><text:span text:style-name="T4">l</text:span><text:span text:style-name="T4"> </text:span><text:span text:style-name="T4">s</text:span><text:span text:style-name="T4">t</text:span><text:span text:style-name="T4">d</text:span><text:span text:style-name="T4">o</text:span><text:span text:style-name="T4">u</text:span><text:span text:style-name="T4">t</text:span><text:span text:style-name="T4"> </text:span><text:span text:style-name="T4">(</text:span><text:span text:style-name="T4">t</text:span><text:span text:style-name="T4">.</text:span><text:span text:style-name="T4">e</text:span><text:span text:style-name="T4">x</text:span><text:span text:style-name="T4">.</text:span><text:span text:style-name="T4"> </text:span><text:span text:style-name="T4">v</text:span><text:span text:style-name="T4">i</text:span><text:span text:style-name="T4">a</text:span><text:span text:style-name="T4"> </text:span><text:span text:style-name="T4">d</text:span><text:span text:style-name="T4">e</text:span><text:span text:style-name="T4"> </text:span><text:span text:style-name="T4">v</text:span><text:span text:style-name="T4">a</text:span><text:span text:style-name="T4">n</text:span><text:span text:style-name="T4">l</text:span><text:span text:style-name="T4">i</text:span><text:span text:style-name="T4">g</text:span><text:span text:style-name="T4">a</text:span><text:span text:style-name="T4"> </text:span><text:span text:style-name="T4">f</text:span><text:span text:style-name="T4">u</text:span><text:span text:style-name="T4">n</text:span><text:span text:style-name="T4">k</text:span><text:span text:style-name="T4">t</text:span><text:span text:style-name="T4">i</text:span><text:span text:style-name="T4">o</text:span><text:span text:style-name="T4">n</text:span><text:span text:style-name="T4">e</text:span><text:span text:style-name="T4">r</text:span><text:span text:style-name="T4">n</text:span><text:span text:style-name="T4">a</text:span><text:span text:style-name="T4"> </text:span><text:span text:style-name="T4">i</text:span><text:span text:style-name="T4">n</text:span><text:span text:style-name="T4">p</text:span><text:span text:style-name="T4">u</text:span><text:span text:style-name="T4">t</text:span><text:span text:style-name="T4"> </text:span><text:span text:style-name="T4">o</text:span><text:span text:style-name="T4">c</text:span><text:span text:style-name="T4">h</text:span><text:span text:style-name="T4"> </text:span><text:span text:style-name="T4">p</text:span><text:span text:style-name="T4">r</text:span><text:span text:style-name="T4">i</text:span><text:span text:style-name="T4">n</text:span><text:span text:style-name="T4">t</text:span><text:span text:style-name="T4">)</text:span><text:span text:style-name="T4">.</text:span></text:p>
                </text:list-item>
                <text:list-item>
                  <text:p text:style-name="P25"><text:span text:style-name="T4">T</text:span><text:span text:style-name="T4">e</text:span><text:span text:style-name="T4">s</text:span><text:span text:style-name="T4">t</text:span><text:span text:style-name="T4">p</text:span><text:span text:style-name="T4">r</text:span><text:span text:style-name="T4">o</text:span><text:span text:style-name="T4">g</text:span><text:span text:style-name="T4">r</text:span><text:span text:style-name="T4">a</text:span><text:span text:style-name="T4">m</text:span><text:span text:style-name="T4">m</text:span><text:span text:style-name="T4">e</text:span><text:span text:style-name="T4">n</text:span><text:span text:style-name="T4"> </text:span><text:span text:style-name="T4">k</text:span><text:span text:style-name="T4">a</text:span><text:span text:style-name="T4">n</text:span><text:span text:style-name="T4"> </text:span><text:span text:style-name="T4">i</text:span><text:span text:style-name="T4">b</text:span><text:span text:style-name="T4">l</text:span><text:span text:style-name="T4">a</text:span><text:span text:style-name="T4">n</text:span><text:span text:style-name="T4">d</text:span><text:span text:style-name="T4"> </text:span><text:span text:style-name="T4">v</text:span><text:span text:style-name="T4">a</text:span><text:span text:style-name="T4">r</text:span><text:span text:style-name="T4">a</text:span><text:span text:style-name="T4"> </text:span><text:span text:style-name="T4">p</text:span><text:span text:style-name="T4">e</text:span><text:span text:style-name="T4">t</text:span><text:span text:style-name="T4">i</text:span><text:span text:style-name="T4">g</text:span><text:span text:style-name="T4">a</text:span><text:span text:style-name="T4"> </text:span><text:span text:style-name="T4">m</text:span><text:span text:style-name="T4">e</text:span><text:span text:style-name="T4">d</text:span><text:span text:style-name="T4"> </text:span><text:span text:style-name="T4">h</text:span><text:span text:style-name="T4">u</text:span><text:span text:style-name="T4">r</text:span><text:span text:style-name="T4"> </text:span><text:span text:style-name="T4">u</text:span><text:span text:style-name="T4">t</text:span><text:span text:style-name="T4">s</text:span><text:span text:style-name="T4">k</text:span><text:span text:style-name="T4">r</text:span><text:span text:style-name="T4">i</text:span><text:span text:style-name="T4">f</text:span><text:span text:style-name="T4">t</text:span><text:span text:style-name="T4">e</text:span><text:span text:style-name="T4">r</text:span><text:span text:style-name="T4">n</text:span><text:span text:style-name="T4">a</text:span><text:span text:style-name="T4"> </text:span><text:span text:style-name="T4">s</text:span><text:span text:style-name="T4">e</text:span><text:span text:style-name="T4">r</text:span><text:span text:style-name="T4"> </text:span><text:span text:style-name="T4">u</text:span><text:span text:style-name="T4">t</text:span><text:span text:style-name="T4">.</text:span></text:p>
                </text:list-item>
                <text:list-item>
                  <text:p text:style-name="P25"><text:span text:style-name="T4">V</text:span><text:span text:style-name="T4">i</text:span><text:span text:style-name="T4">s</text:span><text:span text:style-name="T4">s</text:span><text:span text:style-name="T4">a</text:span><text:span text:style-name="T4"> </text:span><text:span text:style-name="T4">t</text:span><text:span text:style-name="T4">e</text:span><text:span text:style-name="T4">s</text:span><text:span text:style-name="T4">t</text:span><text:span text:style-name="T4">e</text:span><text:span text:style-name="T4">r</text:span><text:span text:style-name="T4"> </text:span><text:span text:style-name="T4">f</text:span><text:span text:style-name="T4">ö</text:span><text:span text:style-name="T4">r</text:span><text:span text:style-name="T4">u</text:span><text:span text:style-name="T4">t</text:span><text:span text:style-name="T4">s</text:span><text:span text:style-name="T4">ä</text:span><text:span text:style-name="T4">t</text:span><text:span text:style-name="T4">t</text:span><text:span text:style-name="T4">e</text:span><text:span text:style-name="T4">r</text:span><text:span text:style-name="T4"> </text:span><text:span text:style-name="T4">a</text:span><text:span text:style-name="T4">t</text:span><text:span text:style-name="T4">t</text:span><text:span text:style-name="T4"> </text:span><text:span text:style-name="T56">r</text:span><text:span text:style-name="T56">a</text:span><text:span text:style-name="T56">i</text:span><text:span text:style-name="T56">s</text:span><text:span text:style-name="T56">e</text:span><text:span text:style-name="T56"> </text:span><text:span text:style-name="T56">S</text:span><text:span text:style-name="T56">y</text:span><text:span text:style-name="T56">s</text:span><text:span text:style-name="T56">t</text:span><text:span text:style-name="T56">e</text:span><text:span text:style-name="T56">m</text:span><text:span text:style-name="T56">E</text:span><text:span text:style-name="T56">x</text:span><text:span text:style-name="T56">i</text:span><text:span text:style-name="T56">t</text:span><text:span text:style-name="T4"> </text:span><text:span text:style-name="T41">i</text:span><text:span text:style-name="T41">n</text:span><text:span text:style-name="T41">t</text:span><text:span text:style-name="T41">e</text:span><text:span text:style-name="T4"> </text:span><text:span text:style-name="T4">a</text:span><text:span text:style-name="T4">n</text:span><text:span text:style-name="T4">r</text:span><text:span text:style-name="T4">o</text:span><text:span text:style-name="T4">p</text:span><text:span text:style-name="T4">a</text:span><text:span text:style-name="T4">s</text:span><text:span text:style-name="T4">.</text:span></text:p>
                </text:list-item>
              </text:list>
            </text:list-item>
          </text:list>
          <text:list text:style-name="L4">
            <text:list-item>
              <text:list>
                <text:list-header>
                  <text:p text:style-name="P74"><text:span text:style-name="T5"/></text:p>
                </text:list-header>
              </text:list>
            </text:list-item>
          </text:list>
          <text:list text:style-name="L6">
            <text:list-header>
              <text:p text:style-name="P64"><text:span text:style-name="T44"/></text:p>
            </text:list-header>
          </text:list>
          <draw:enhanced-geometry svg:viewBox="0 0 21600 21600" draw:type="mso-spt202" draw:enhanced-path="M 0 0 L 21600 0 21600 21600 0 21600 0 0 Z N"/>
        </draw:custom-shape>
        <draw:custom-shape draw:style-name="gr149"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50"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51"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22" presentation:class="page"/>
          <draw:custom-shape draw:style-name="gr152"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53"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54"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custom-shape draw:style-name="gr155" draw:text-style-name="P9" draw:layer="layout" svg:width="20.32cm" svg:height="2.54cm" svg:x="2.54cm" svg:y="0cm">
          <text:list text:style-name="L1">
            <text:list-header>
              <text:p text:style-name="P8"><text:span text:style-name="T3">Övning</text:span></text:p>
            </text:list-header>
          </text:list>
          <draw:enhanced-geometry svg:viewBox="0 0 21600 21600" draw:type="mso-spt202" draw:enhanced-path="M 0 0 L 21600 0 21600 21600 0 21600 0 0 Z N"/>
        </draw:custom-shape>
        <draw:custom-shape draw:style-name="gr156" draw:text-style-name="P31" draw:layer="layout" svg:width="20.32cm" svg:height="13.083cm" svg:x="2.54cm" svg:y="3.215cm">
          <text:list text:style-name="L3">
            <text:list-header>
              <text:p text:style-name="P25"><text:span text:style-name="T42"/></text:p>
            </text:list-header>
            <text:list-item>
              <text:p text:style-name="P25"><text:span text:style-name="T42">ovn0303/gissatal.py</text:span><text:span text:style-name="T4"> <text:s/>Skriv ett program som låter dig gissa på ett tal mellan 1 och 1000 tills du hittar rätt. Det skall för varje gissning indikera om gissningen var för hög eller för låg. Skriv också ut antalet gånger det krävdes för att hitta rätt.</text:span></text:p>
            </text:list-item>
          </text:list>
          <text:list text:style-name="L4">
            <text:list-item>
              <text:list>
                <text:list-item>
                  <text:p text:style-name="P74"><text:span text:style-name="T5">Gissa tal (1-1000): 500</text:span></text:p>
                </text:list-item>
                <text:list-item>
                  <text:p text:style-name="P74"><text:span text:style-name="T5">För litet! Gissa tal (1-1000): 750</text:span></text:p>
                </text:list-item>
                <text:list-item>
                  <text:p text:style-name="P74"><text:span text:style-name="T5">För litet! Gissa tal (1-1000): 875</text:span></text:p>
                </text:list-item>
                <text:list-item>
                  <text:p text:style-name="P74"><text:span text:style-name="T5">För stort! Gissa tal (1-1000): 812</text:span></text:p>
                </text:list-item>
                <text:list-item>
                  <text:p text:style-name="P74"><text:span text:style-name="T5">För litet! Gissa tal (1-1000): 843</text:span></text:p>
                </text:list-item>
                <text:list-item>
                  <text:p text:style-name="P74"><text:span text:style-name="T5">För stort! Gissa tal (1-1000): 827</text:span></text:p>
                </text:list-item>
                <text:list-item>
                  <text:p text:style-name="P74"><text:span text:style-name="T5">För litet! Gissa tal (1-1000): 835</text:span></text:p>
                </text:list-item>
                <text:list-item>
                  <text:p text:style-name="P74"><text:span text:style-name="T5">För litet! Gissa tal (1-1000): 839</text:span></text:p>
                </text:list-item>
                <text:list-item>
                  <text:p text:style-name="P74"><text:span text:style-name="T5">För litet! Gissa tal (1-1000): 841</text:span></text:p>
                </text:list-item>
                <text:list-item>
                  <text:p text:style-name="P74"><text:span text:style-name="T5">OK efter 9 gissningar.</text:span></text:p>
                  <text:p text:style-name="P74"><text:span text:style-name="T5"/></text:p>
                </text:list-item>
              </text:list>
            </text:list-item>
          </text:list>
          <text:list text:style-name="L6">
            <text:list-header>
              <text:p text:style-name="P64"><text:span text:style-name="T44"/></text:p>
            </text:list-header>
          </text:list>
          <draw:enhanced-geometry svg:viewBox="0 0 21600 21600" draw:type="mso-spt202" draw:enhanced-path="M 0 0 L 21600 0 21600 21600 0 21600 0 0 Z N"/>
        </draw:custom-shape>
        <draw:custom-shape draw:style-name="gr157"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58"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59"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draw:frame draw:style-name="gr160" draw:text-style-name="P75" draw:layer="layout" svg:width="0.502cm" svg:height="1.267cm" svg:x="16.2cm" svg:y="9.6cm">
          <draw:text-box>
            <text:p/>
          </draw:text-box>
        </draw:frame>
        <presentation:notes draw:style-name="dp4" presentation:use-date-time-name="dtd1">
          <draw:page-thumbnail draw:style-name="gr6" draw:layer="layout" svg:width="13.714cm" svg:height="10.288cm" svg:x="2.584cm" svg:y="2.055cm" draw:page-number="23" presentation:class="page"/>
          <draw:custom-shape draw:style-name="gr161"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62"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63"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custom-shape draw:style-name="gr164" draw:text-style-name="P9" draw:layer="layout" svg:width="20.32cm" svg:height="2.54cm" svg:x="2.54cm" svg:y="0cm">
          <text:list text:style-name="L1">
            <text:list-header>
              <text:p text:style-name="P8"><text:span text:style-name="T3">Övning</text:span></text:p>
            </text:list-header>
          </text:list>
          <draw:enhanced-geometry svg:viewBox="0 0 21600 21600" draw:type="mso-spt202" draw:enhanced-path="M 0 0 L 21600 0 21600 21600 0 21600 0 0 Z N"/>
        </draw:custom-shape>
        <draw:custom-shape draw:style-name="gr165" draw:text-style-name="P31" draw:layer="layout" svg:width="20.32cm" svg:height="13.083cm" svg:x="2.54cm" svg:y="3.215cm">
          <text:list text:style-name="L3">
            <text:list-header>
              <text:p text:style-name="P25"><text:span text:style-name="T57"/></text:p>
            </text:list-header>
            <text:list-item>
              <text:p text:style-name="P25"><text:span text:style-name="T48">ovn0304/sekvens.py* <text:s/></text:span><text:span text:style-name="T49">Skriv ett program som låter användaren mata in tre värden: start, stop, increment. Det ska fungera enligt följande:</text:span><text:span text:style-name="T49"><text:line-break/></text:span><text:span text:style-name="T49"/></text:p>
              <text:p text:style-name="P25"><text:span text:style-name="T5">$ ./sekv.py</text:span><text:span text:style-name="T5"><text:line-break/></text:span><text:span text:style-name="T5">Start: </text:span><text:span text:style-name="T7">3</text:span><text:span text:style-name="T5"><text:line-break/></text:span><text:span text:style-name="T5">Stop: </text:span><text:span text:style-name="T7">10</text:span><text:span text:style-name="T5"><text:line-break/></text:span><text:span text:style-name="T5">Increment: </text:span><text:span text:style-name="T7">2</text:span><text:span text:style-name="T5"><text:line-break/></text:span><text:span text:style-name="T5">3 5 7 9</text:span><text:span text:style-name="T5"><text:line-break/></text:span><text:span text:style-name="T5">Start: </text:span><text:span text:style-name="T7">15</text:span><text:span text:style-name="T5"><text:line-break/></text:span><text:span text:style-name="T5">Stop: </text:span><text:span text:style-name="T7">35</text:span><text:span text:style-name="T5"><text:line-break/></text:span><text:span text:style-name="T5">Increment: </text:span><text:span text:style-name="T7">5</text:span><text:span text:style-name="T5"><text:line-break/></text:span><text:span text:style-name="T5">15 20 25 30</text:span><text:span text:style-name="T5"><text:line-break/></text:span><text:span text:style-name="T5">…</text:span></text:p>
              <text:p text:style-name="P25"><text:span text:style-name="T31"/></text:p>
              <text:p text:style-name="P25"><text:span text:style-name="T31">Avsluta ifall increment &lt;= 0 eller stop &lt; start.</text:span></text:p>
            </text:list-item>
          </text:list>
          <text:list text:style-name="L4">
            <text:list-item>
              <text:list>
                <text:list-header>
                  <text:p text:style-name="P74"><text:span text:style-name="T5"><text:line-break/></text:span><text:span text:style-name="T5"/></text:p>
                </text:list-header>
                <text:list-item>
                  <text:p text:style-name="P74"><text:span text:style-name="T5"/></text:p>
                  <text:p text:style-name="P74"><text:span text:style-name="T58"/></text:p>
                  <text:p text:style-name="P74"><text:span text:style-name="T5"/></text:p>
                </text:list-item>
              </text:list>
            </text:list-item>
          </text:list>
          <text:list text:style-name="L6">
            <text:list-header>
              <text:p text:style-name="P64"><text:span text:style-name="T44"/></text:p>
            </text:list-header>
          </text:list>
          <draw:enhanced-geometry svg:viewBox="0 0 21600 21600" draw:type="mso-spt202" draw:enhanced-path="M 0 0 L 21600 0 21600 21600 0 21600 0 0 Z N"/>
        </draw:custom-shape>
        <draw:custom-shape draw:style-name="gr166"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67"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68"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draw:frame draw:style-name="gr160" draw:text-style-name="P75" draw:layer="layout" svg:width="0.502cm" svg:height="1.267cm" svg:x="16.2cm" svg:y="9.6cm">
          <draw:text-box>
            <text:p/>
          </draw:text-box>
        </draw:frame>
        <presentation:notes draw:style-name="dp4" presentation:use-date-time-name="dtd1">
          <draw:page-thumbnail draw:style-name="gr6" draw:layer="layout" svg:width="13.714cm" svg:height="10.288cm" svg:x="2.584cm" svg:y="2.055cm" draw:page-number="24" presentation:class="page"/>
          <draw:custom-shape draw:style-name="gr169"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70"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71"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custom-shape draw:style-name="gr172" draw:text-style-name="P9" draw:layer="layout" svg:width="20.32cm" svg:height="2.54cm" svg:x="2.54cm" svg:y="0cm">
          <text:list text:style-name="L1">
            <text:list-header>
              <text:p text:style-name="P8"><text:span text:style-name="T3">Strängfunktionerna split och join</text:span></text:p>
            </text:list-header>
          </text:list>
          <draw:enhanced-geometry svg:viewBox="0 0 21600 21600" draw:type="mso-spt202" draw:enhanced-path="M 0 0 L 21600 0 21600 21600 0 21600 0 0 Z N"/>
        </draw:custom-shape>
        <draw:custom-shape draw:style-name="gr173" draw:text-style-name="P79" draw:layer="layout" svg:width="20.32cm" svg:height="13.718cm" svg:x="2.54cm" svg:y="3.215cm">
          <text:list text:style-name="L3">
            <text:list-item>
              <text:p text:style-name="P27"><text:span text:style-name="T4">Ett smidigt sätt att skapa en lista av strängar är split:</text:span></text:p>
            </text:list-item>
          </text:list>
          <text:list text:style-name="L6">
            <text:list-header>
              <text:p text:style-name="P76"><text:span text:style-name="T4"/></text:p>
            </text:list-header>
          </text:list>
          <text:list text:style-name="L5">
            <text:list-header>
              <text:p text:style-name="P77"><text:span text:style-name="T44">&gt;&gt;&gt; </text:span><text:span text:style-name="T10">"Bill Steve Linus Ken".split()</text:span></text:p>
              <text:p text:style-name="P77"><text:span text:style-name="T44">['Bill', 'Steve', 'Linus', 'Ken']</text:span></text:p>
            </text:list-header>
            <text:list-item>
              <text:p text:style-name="P77"><text:span text:style-name="T59">&gt;&gt;&gt; </text:span><text:span text:style-name="T28">L = </text:span><text:span text:style-name="T10">"Bill Steve Linus Ken".split()</text:span></text:p>
            </text:list-item>
          </text:list>
          <text:list text:style-name="L4">
            <text:list-item>
              <text:list>
                <text:list-header>
                  <text:p text:style-name="P78"><text:span text:style-name="T5">&gt;&gt;&gt; </text:span><text:span text:style-name="T7">L</text:span></text:p>
                </text:list-header>
              </text:list>
            </text:list-item>
          </text:list>
          <text:list text:style-name="L5">
            <text:list-header>
              <text:p text:style-name="P77"><text:span text:style-name="T44">['Bill', 'Steve', 'Linus', 'Ken']</text:span></text:p>
              <text:p text:style-name="P77"><text:span text:style-name="T44">&gt;&gt;&gt; </text:span><text:span text:style-name="T10">len(L)</text:span></text:p>
            </text:list-header>
            <text:list-item>
              <text:p text:style-name="P77"><text:span text:style-name="T44">4</text:span></text:p>
              <text:p text:style-name="P77"><text:span text:style-name="T44">&gt;&gt;&gt; </text:span><text:span text:style-name="T10">" och ".join(L)</text:span></text:p>
              <text:p text:style-name="P77"><text:span text:style-name="T44">'Bill och Steve och Linus och Ken'</text:span></text:p>
              <text:p text:style-name="P77"><text:span text:style-name="T44">&gt;&gt;&gt; </text:span><text:span text:style-name="T10">"12 + 19 + 33 + 27".split(" + ")</text:span></text:p>
            </text:list-item>
            <text:list-item>
              <text:p text:style-name="P77"><text:span text:style-name="T27">['12', '19', </text:span><text:span text:style-name="T44">'33', '27']</text:span></text:p>
              <text:p text:style-name="P64"><text:span text:style-name="T25"/></text:p>
            </text:list-item>
          </text:list>
          <text:list text:style-name="L6">
            <text:list-header>
              <text:p text:style-name="P64"><text:span text:style-name="T25"/></text:p>
            </text:list-header>
          </text:list>
          <draw:enhanced-geometry svg:viewBox="0 0 21600 21600" draw:type="mso-spt202" draw:enhanced-path="M 0 0 L 21600 0 21600 21600 0 21600 0 0 Z N"/>
        </draw:custom-shape>
        <draw:custom-shape draw:style-name="gr174"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75"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76"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25" presentation:class="page"/>
          <draw:custom-shape draw:style-name="gr177" draw:text-style-name="P23" draw:layer="layout" svg:width="13.758cm" svg:height="12.343cm" svg:x="2.54cm" svg:y="13.031cm">
            <text:list text:style-name="L7">
              <text:list-item>
                <text:p text:style-name="P22"><text:span text:style-name="T14">Id a unuque integer for the object given</text:span></text:p>
              </text:list-item>
            </text:list>
            <text:list text:style-name="L5">
              <text:list-header>
                <text:p text:style-name="P33"><text:span text:style-name="T14"/></text:p>
              </text:list-header>
            </text:list>
            <text:list text:style-name="L7">
              <text:list-item>
                <text:p text:style-name="P22"><text:span text:style-name="T14">Is uses id behind the scenes</text:span></text:p>
              </text:list-item>
            </text:list>
            <draw:enhanced-geometry svg:viewBox="0 0 21600 21600" draw:type="mso-spt202" draw:enhanced-path="M 0 0 L 21600 0 21600 21600 0 21600 0 0 Z N"/>
          </draw:custom-shape>
          <draw:custom-shape draw:style-name="gr178"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79"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80"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custom-shape draw:style-name="gr181" draw:text-style-name="P9" draw:layer="layout" svg:width="20.32cm" svg:height="2.54cm" svg:x="2.54cm" svg:y="0cm">
          <text:list text:style-name="L1">
            <text:list-header>
              <text:p text:style-name="P8"><text:span text:style-name="T3">Strängfunktionen splitlines</text:span></text:p>
            </text:list-header>
          </text:list>
          <draw:enhanced-geometry svg:viewBox="0 0 21600 21600" draw:type="mso-spt202" draw:enhanced-path="M 0 0 L 21600 0 21600 21600 0 21600 0 0 Z N"/>
        </draw:custom-shape>
        <draw:custom-shape draw:style-name="gr182" draw:text-style-name="P79" draw:layer="layout" svg:width="20.32cm" svg:height="13.718cm" svg:x="2.54cm" svg:y="3.215cm">
          <text:list text:style-name="L3">
            <text:list-item>
              <text:p text:style-name="P27"><text:span text:style-name="T19">Dela upp sträng i enskilda rader:</text:span></text:p>
            </text:list-item>
          </text:list>
          <text:list text:style-name="L6">
            <text:list-header>
              <text:p text:style-name="P76"><text:span text:style-name="T19"/></text:p>
            </text:list-header>
          </text:list>
          <text:list text:style-name="L5">
            <text:list-header>
              <text:p text:style-name="P77"><text:span text:style-name="T25">&gt;&gt;&gt; </text:span><text:span text:style-name="T60">NAMN = """Bill Gates</text:span></text:p>
            </text:list-header>
            <text:list-item>
              <text:p text:style-name="P77"><text:span text:style-name="T60">... Steve Jobs</text:span></text:p>
            </text:list-item>
            <text:list-item>
              <text:p text:style-name="P77"><text:span text:style-name="T60">... Linus Torvalds</text:span></text:p>
            </text:list-item>
            <text:list-item>
              <text:p text:style-name="P77"><text:span text:style-name="T60">... Ken Thompson"""</text:span></text:p>
            </text:list-item>
            <text:list-item>
              <text:p text:style-name="P77"><text:span text:style-name="T61">&gt;&gt;&gt; </text:span><text:span text:style-name="T60">NAMN</text:span></text:p>
            </text:list-item>
            <text:list-item>
              <text:p text:style-name="P77"><text:span text:style-name="T61">'Bill Gates\nSteve Jobs\nLinus Torvalds\nKen Thompson'</text:span></text:p>
            </text:list-item>
            <text:list-item>
              <text:p text:style-name="P77"><text:span text:style-name="T61">&gt;&gt;&gt;</text:span><text:span text:style-name="T60"> NAMN.splitlines()</text:span></text:p>
            </text:list-item>
            <text:list-item>
              <text:p text:style-name="P77"><text:span text:style-name="T61">['Bill Gates', 'Steve Jobs', 'Linus Torvalds', 'Ken Thompson']</text:span></text:p>
              <text:p text:style-name="P64"><text:span text:style-name="T61"/></text:p>
            </text:list-item>
          </text:list>
          <text:list text:style-name="L6">
            <text:list-header>
              <text:p text:style-name="P64"><text:span text:style-name="T25"/></text:p>
            </text:list-header>
          </text:list>
          <draw:enhanced-geometry svg:viewBox="0 0 21600 21600" draw:type="mso-spt202" draw:enhanced-path="M 0 0 L 21600 0 21600 21600 0 21600 0 0 Z N"/>
        </draw:custom-shape>
        <draw:custom-shape draw:style-name="gr183"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84"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85"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26" presentation:class="page"/>
          <draw:custom-shape draw:style-name="gr186" draw:text-style-name="P23" draw:layer="layout" svg:width="13.758cm" svg:height="12.343cm" svg:x="2.54cm" svg:y="13.031cm">
            <text:list text:style-name="L7">
              <text:list-item>
                <text:p text:style-name="P22"><text:span text:style-name="T14">Id a unuque integer for the object given</text:span></text:p>
              </text:list-item>
            </text:list>
            <text:list text:style-name="L5">
              <text:list-header>
                <text:p text:style-name="P33"><text:span text:style-name="T14"/></text:p>
              </text:list-header>
            </text:list>
            <text:list text:style-name="L7">
              <text:list-item>
                <text:p text:style-name="P22"><text:span text:style-name="T14">Is uses id behind the scenes</text:span></text:p>
              </text:list-item>
            </text:list>
            <draw:enhanced-geometry svg:viewBox="0 0 21600 21600" draw:type="mso-spt202" draw:enhanced-path="M 0 0 L 21600 0 21600 21600 0 21600 0 0 Z N"/>
          </draw:custom-shape>
          <draw:custom-shape draw:style-name="gr187"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88"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89"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custom-shape draw:style-name="gr190" draw:text-style-name="P9" draw:layer="layout" svg:width="20.32cm" svg:height="2.54cm" svg:x="2.54cm" svg:y="0cm">
          <text:list text:style-name="L1">
            <text:list-header>
              <text:p text:style-name="P8"><text:span text:style-name="T3">List comprehensions</text:span></text:p>
            </text:list-header>
          </text:list>
          <draw:enhanced-geometry svg:viewBox="0 0 21600 21600" draw:type="mso-spt202" draw:enhanced-path="M 0 0 L 21600 0 21600 21600 0 21600 0 0 Z N"/>
        </draw:custom-shape>
        <draw:custom-shape draw:style-name="gr191" draw:text-style-name="P31" draw:layer="layout" svg:width="20.32cm" svg:height="13.083cm" svg:x="2.54cm" svg:y="3.215cm">
          <text:list text:style-name="L12">
            <text:list-item>
              <text:p text:style-name="P25"><text:span text:style-name="T4">List Comprehensions</text:span></text:p>
            </text:list-item>
          </text:list>
          <text:list text:style-name="L13">
            <text:list-item>
              <text:list>
                <text:list-item>
                  <text:p text:style-name="P29"><text:span text:style-name="T5">[</text:span><text:span text:style-name="T40">expr</text:span><text:span text:style-name="T5"> for </text:span><text:span text:style-name="T40">iter_var</text:span><text:span text:style-name="T5"> in </text:span><text:span text:style-name="T40">iterable</text:span><text:span text:style-name="T5">]</text:span></text:p>
                </text:list-item>
                <text:list-item>
                  <text:p text:style-name="P29"><text:span text:style-name="T5">[</text:span><text:span text:style-name="T40">expr</text:span><text:span text:style-name="T5"> for </text:span><text:span text:style-name="T40">iter_var</text:span><text:span text:style-name="T5"> in </text:span><text:span text:style-name="T40">iterable </text:span><text:span text:style-name="T5">if </text:span><text:span text:style-name="T40">cond_expr</text:span><text:span text:style-name="T5">]</text:span></text:p>
                </text:list-item>
              </text:list>
            </text:list-item>
          </text:list>
          <text:list text:style-name="L12">
            <text:list-header>
              <text:p text:style-name="P27"><text:span text:style-name="T4"/></text:p>
            </text:list-header>
          </text:list>
          <text:list text:style-name="L4">
            <text:list-item>
              <text:list>
                <text:list-header>
                  <text:p text:style-name="P80"><text:span text:style-name="T5">&gt;&gt;&gt; </text:span><text:span text:style-name="T7">[ x*x for x in range(5) ]</text:span></text:p>
                  <text:p text:style-name="P80"><text:span text:style-name="T5">[0, 1, 4, 9, 16]</text:span></text:p>
                  <text:p text:style-name="P80"><text:span text:style-name="T5"/></text:p>
                </text:list-header>
                <text:list-item>
                  <text:p text:style-name="P80"><text:span text:style-name="T5">&gt;&gt;&gt; </text:span><text:span text:style-name="T7">a = [ x*x for x in range(5) ]</text:span></text:p>
                  <text:p text:style-name="P80"><text:span text:style-name="T5">&gt;&gt;&gt; </text:span><text:span text:style-name="T7">[ x*x for x in a ]</text:span></text:p>
                  <text:p text:style-name="P80"><text:span text:style-name="T5">[0, 1, 16, 81, 256]</text:span></text:p>
                  <text:p text:style-name="P80"><text:span text:style-name="T5"/></text:p>
                  <text:p text:style-name="P80"><text:span text:style-name="T5">&gt;&gt;&gt; </text:span><text:span text:style-name="T7">[ x*x for x in a if not x % 2 ]</text:span></text:p>
                  <text:p text:style-name="P80"><text:span text:style-name="T5">[0, 16, 256]</text:span></text:p>
                  <text:p text:style-name="P80"><text:span text:style-name="T5"/></text:p>
                  <text:p text:style-name="P80"><text:span text:style-name="T5">&gt;&gt;&gt; </text:span><text:span text:style-name="T7">[ x*y for x in (1, 2, 3) for y in (2, 3) ]</text:span></text:p>
                  <text:p text:style-name="P80"><text:span text:style-name="T5">[2, 3, 4, 6, 6, 9]</text:span></text:p>
                  <text:p text:style-name="P80"><text:span text:style-name="T5"/></text:p>
                </text:list-item>
              </text:list>
            </text:list-item>
          </text:list>
          <text:list text:style-name="L6">
            <text:list-header>
              <text:p text:style-name="P81"><text:span text:style-name="T25"/></text:p>
            </text:list-header>
          </text:list>
          <draw:enhanced-geometry svg:viewBox="0 0 21600 21600" draw:type="mso-spt202" draw:enhanced-path="M 0 0 L 21600 0 21600 21600 0 21600 0 0 Z N"/>
        </draw:custom-shape>
        <draw:custom-shape draw:style-name="gr192"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93" draw:text-style-name="P16" draw:layer="layout" svg:width="19.474cm" svg:height="1.015cm" svg:x="2.963cm" svg:y="17.568cm">
          <text:list text:style-name="L2">
            <text:list-header>
              <text:p text:style-name="P15"><text:span text:style-name="T13">© Init AB</text:span><text:span text:style-name="T2"><text:tab/></text:span></text:p>
            </text:list-header>
          </text:list>
          <draw:enhanced-geometry svg:viewBox="0 0 21600 21600" draw:type="mso-spt202" draw:enhanced-path="M 0 0 L 21600 0 21600 21600 0 21600 0 0 Z N"/>
        </draw:custom-shape>
        <draw:custom-shape draw:style-name="gr194"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7"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8" draw:style-name="dp1" draw:master-page-name="Standard" presentation:use-date-time-name="dtd1">
        <office:forms form:automatic-focus="false" form:apply-design-mode="false"/>
        <draw:custom-shape draw:style-name="gr195" draw:text-style-name="P9" draw:layer="layout" svg:width="20.32cm" svg:height="2.54cm" svg:x="2.54cm" svg:y="0cm">
          <text:list text:style-name="L1">
            <text:list-header>
              <text:p text:style-name="P8"><text:span text:style-name="T62">Sortera listor</text:span></text:p>
            </text:list-header>
          </text:list>
          <draw:enhanced-geometry svg:viewBox="0 0 21600 21600" draw:type="mso-spt202" draw:enhanced-path="M 0 0 L 21600 0 21600 21600 0 21600 0 0 Z N"/>
        </draw:custom-shape>
        <draw:custom-shape draw:style-name="gr196" draw:text-style-name="P82" draw:layer="layout" svg:width="20.32cm" svg:height="14.397cm" svg:x="2.54cm" svg:y="3.215cm">
          <text:list text:style-name="L4">
            <text:list-item>
              <text:list>
                <text:list-item>
                  <text:p text:style-name="P46"><text:span text:style-name="T27">&gt;&gt;&gt; </text:span><text:span text:style-name="T7">scores = [ 12, 19, 33, 27, 31 ]</text:span></text:p>
                </text:list-item>
                <text:list-item>
                  <text:p text:style-name="P46"><text:span text:style-name="T5">&gt;&gt;&gt;</text:span><text:span text:style-name="T7"> sorted(scores)</text:span></text:p>
                </text:list-item>
                <text:list-item>
                  <text:p text:style-name="P46"><text:span text:style-name="T5">[12, 19, 27, 31, 33]</text:span></text:p>
                </text:list-item>
                <text:list-item>
                  <text:p text:style-name="P46"><text:span text:style-name="T5">&gt;&gt;&gt;</text:span><text:span text:style-name="T7"> scores</text:span></text:p>
                </text:list-item>
                <text:list-item>
                  <text:p text:style-name="P46"><text:span text:style-name="T5">[12, 19, 33, 27, 31]</text:span></text:p>
                </text:list-item>
                <text:list-item>
                  <text:p text:style-name="P46"><text:span text:style-name="T5">&gt;&gt;&gt;</text:span><text:span text:style-name="T7"> scores.sort()</text:span></text:p>
                </text:list-item>
                <text:list-item>
                  <text:p text:style-name="P46"><text:span text:style-name="T5">&gt;&gt;&gt;</text:span><text:span text:style-name="T7"> scores</text:span></text:p>
                </text:list-item>
                <text:list-item>
                  <text:p text:style-name="P46"><text:span text:style-name="T5">[12, 19, 27, 31, 33]</text:span></text:p>
                </text:list-item>
                <text:list-item>
                  <text:p text:style-name="P46"><text:span text:style-name="T5">&gt;&gt;&gt;</text:span><text:span text:style-name="T7"> </text:span></text:p>
                </text:list-item>
              </text:list>
            </text:list-item>
          </text:list>
          <text:list text:style-name="L3">
            <text:list-header>
              <text:p text:style-name="P47"><text:span text:style-name="T40"/></text:p>
            </text:list-header>
          </text:list>
          <draw:enhanced-geometry svg:viewBox="0 0 21600 21600" draw:type="mso-spt202" draw:enhanced-path="M 0 0 L 21600 0 21600 21600 0 21600 0 0 Z N"/>
        </draw:custom-shape>
        <draw:custom-shape draw:style-name="gr197"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198"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99"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8"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29" draw:style-name="dp1" draw:master-page-name="Standard" presentation:use-date-time-name="dtd1">
        <office:forms form:automatic-focus="false" form:apply-design-mode="false"/>
        <draw:custom-shape draw:style-name="gr200" draw:text-style-name="P9" draw:layer="layout" svg:width="20.32cm" svg:height="2.54cm" svg:x="2.54cm" svg:y="0cm">
          <text:list text:style-name="L1">
            <text:list-header>
              <text:p text:style-name="P8"><text:span text:style-name="T62">Listor och iteration</text:span></text:p>
            </text:list-header>
          </text:list>
          <draw:enhanced-geometry svg:viewBox="0 0 21600 21600" draw:type="mso-spt202" draw:enhanced-path="M 0 0 L 21600 0 21600 21600 0 21600 0 0 Z N"/>
        </draw:custom-shape>
        <draw:custom-shape draw:style-name="gr201" draw:text-style-name="P82" draw:layer="layout" svg:width="20.32cm" svg:height="14.397cm" svg:x="2.54cm" svg:y="3.215cm">
          <text:list text:style-name="L4">
            <text:list-item>
              <text:list>
                <text:list-header>
                  <text:p text:style-name="P46"><text:span text:style-name="T5">&gt;&gt;&gt; </text:span><text:span text:style-name="T7">dudes = [ 'Bill', 'Steve', 'Linus', 'Ken' ]</text:span></text:p>
                  <text:p text:style-name="P46"><text:span text:style-name="T5">&gt;&gt;&gt; </text:span><text:span text:style-name="T7">scores = [ 12, 19, 33, 27 ]</text:span></text:p>
                </text:list-header>
              </text:list>
            </text:list-item>
          </text:list>
          <text:list text:style-name="L3">
            <text:list-item>
              <text:p text:style-name="P47"><text:span text:style-name="T41">reversed()</text:span></text:p>
            </text:list-item>
          </text:list>
          <text:list text:style-name="L4">
            <text:list-item>
              <text:list>
                <text:list-header>
                  <text:p text:style-name="P46"><text:span text:style-name="T5">&gt;&gt;&gt; </text:span><text:span text:style-name="T7">for s in reversed(scores): print(s, end=' ')</text:span></text:p>
                </text:list-header>
                <text:list-item>
                  <text:p text:style-name="P46"><text:span text:style-name="T5">27 33 19 12</text:span></text:p>
                </text:list-item>
              </text:list>
            </text:list-item>
          </text:list>
          <text:list text:style-name="L3">
            <text:list-item>
              <text:p text:style-name="P47"><text:span text:style-name="T41">enumerate()</text:span></text:p>
            </text:list-item>
          </text:list>
          <text:list text:style-name="L4">
            <text:list-item>
              <text:list>
                <text:list-header>
                  <text:p text:style-name="P46"><text:span text:style-name="T5">&gt;&gt;&gt; </text:span><text:span text:style-name="T7">for i, dude in enumerate(dudes): print(i, dude)</text:span></text:p>
                </text:list-header>
                <text:list-item>
                  <text:p text:style-name="P46"><text:span text:style-name="T5">0 Bill</text:span></text:p>
                </text:list-item>
                <text:list-item>
                  <text:p text:style-name="P46"><text:span text:style-name="T5">1 Steve</text:span></text:p>
                </text:list-item>
                <text:list-item>
                  <text:p text:style-name="P46"><text:span text:style-name="T5">2 Linus</text:span></text:p>
                </text:list-item>
                <text:list-item>
                  <text:p text:style-name="P46"><text:span text:style-name="T5">3 Ken</text:span></text:p>
                </text:list-item>
              </text:list>
            </text:list-item>
          </text:list>
          <text:list text:style-name="L3">
            <text:list-item>
              <text:p text:style-name="P47"><text:span text:style-name="T41">zip()</text:span></text:p>
            </text:list-item>
          </text:list>
          <text:list text:style-name="L4">
            <text:list-item>
              <text:list>
                <text:list-header>
                  <text:p text:style-name="P46"><text:span text:style-name="T5">&gt;&gt;&gt; </text:span><text:span text:style-name="T7">for s, dude in zip(scores, dudes): print(s, dude)</text:span></text:p>
                </text:list-header>
                <text:list-item>
                  <text:p text:style-name="P46"><text:span text:style-name="T5">12 Bill</text:span></text:p>
                </text:list-item>
                <text:list-item>
                  <text:p text:style-name="P46"><text:span text:style-name="T5">19 Steve</text:span></text:p>
                </text:list-item>
                <text:list-item>
                  <text:p text:style-name="P46"><text:span text:style-name="T5">33 Linus</text:span></text:p>
                </text:list-item>
                <text:list-item>
                  <text:p text:style-name="P46"><text:span text:style-name="T5">27 Ken</text:span></text:p>
                  <text:p text:style-name="P46"><text:span text:style-name="T5"/></text:p>
                </text:list-item>
              </text:list>
            </text:list-item>
          </text:list>
          <draw:enhanced-geometry svg:viewBox="0 0 21600 21600" draw:type="mso-spt202" draw:enhanced-path="M 0 0 L 21600 0 21600 21600 0 21600 0 0 Z N"/>
        </draw:custom-shape>
        <draw:custom-shape draw:style-name="gr202"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03"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04"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29"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30" draw:style-name="dp1" draw:master-page-name="Standard" presentation:use-date-time-name="dtd1">
        <draw:custom-shape draw:style-name="gr205" draw:text-style-name="P9" draw:layer="layout" svg:width="20.32cm" svg:height="2.54cm" svg:x="2.54cm" svg:y="0cm">
          <text:list text:style-name="L1">
            <text:list-header>
              <text:p text:style-name="P8"><text:span text:style-name="T3">Övning</text:span></text:p>
            </text:list-header>
          </text:list>
          <draw:enhanced-geometry svg:viewBox="0 0 21600 21600" draw:type="mso-spt202" draw:enhanced-path="M 0 0 L 21600 0 21600 21600 0 21600 0 0 Z N"/>
        </draw:custom-shape>
        <draw:custom-shape draw:style-name="gr206" draw:text-style-name="P31" draw:layer="layout" svg:width="20.32cm" svg:height="13.083cm" svg:x="2.54cm" svg:y="3.215cm">
          <text:list text:style-name="L3">
            <text:list-item>
              <text:p text:style-name="P25"><text:span text:style-name="T42">ovn0305/tallista.py </text:span><text:span text:style-name="T4"><text:s/></text:span><text:span text:style-name="T49">Skriv ett program som läser in heltal tills man matar in talet 0. Då ska programmet skriva ut alla talen (utom det sista, 0) på varsin rad, sorterade i växande ordning. Uppdatera sedan programmet så att </text:span><text:span text:style-name="T4">tal som förekommer flera gånger endast skrivs ut en gång.</text:span></text:p>
            </text:list-item>
            <text:list-item>
              <text:p text:style-name="P25"><text:span text:style-name="T42">ovn0306/frekvent.py*</text:span><text:span text:style-name="T4"> <text:s/>Skriv ett program som läser in text från terminalen tills en tom rad matas in. <text:s/>Sedan ska programmet skriva ut det ord som förekom flest gånger. <text:s/>(Om det finns flera ord som förekommer lika många gånger, så skriv ut det av dem som kommer först i bokstavsordning.)</text:span></text:p>
              <text:list>
                <text:list-item>
                  <text:list>
                    <text:list-header>
                      <text:p text:style-name="P25"><text:span text:style-name="T4"/></text:p>
                      <text:p text:style-name="P25"><text:span text:style-name="T4">$ python3 prog.py</text:span></text:p>
                      <text:p text:style-name="P25"><text:span text:style-name="T42">ett och två</text:span><text:span text:style-name="T42"><text:line-break/></text:span><text:span text:style-name="T42">samt tre och fyra</text:span><text:span text:style-name="T4"><text:line-break/></text:span><text:span text:style-name="T4"><text:line-break/></text:span><text:span text:style-name="T4">Mest frekvent ord: och</text:span><text:span text:style-name="T4"><text:line-break/></text:span><text:span text:style-name="T4">$</text:span></text:p>
                    </text:list-header>
                  </text:list>
                </text:list-item>
              </text:list>
            </text:list-item>
          </text:list>
          <text:list text:style-name="L4">
            <text:list-item>
              <text:list>
                <text:list-header>
                  <text:p text:style-name="P74"><text:span text:style-name="T5"/></text:p>
                </text:list-header>
              </text:list>
            </text:list-item>
          </text:list>
          <text:list text:style-name="L6">
            <text:list-header>
              <text:p text:style-name="P64"><text:span text:style-name="T44"/></text:p>
            </text:list-header>
          </text:list>
          <draw:enhanced-geometry svg:viewBox="0 0 21600 21600" draw:type="mso-spt202" draw:enhanced-path="M 0 0 L 21600 0 21600 21600 0 21600 0 0 Z N"/>
        </draw:custom-shape>
        <draw:custom-shape draw:style-name="gr207"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08"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09"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30" presentation:class="page"/>
          <draw:custom-shape draw:style-name="gr210"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11"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12"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draw:custom-shape draw:style-name="gr213" draw:text-style-name="P9" draw:layer="layout" svg:width="20.32cm" svg:height="2.54cm" svg:x="2.54cm" svg:y="0cm">
          <text:list text:style-name="L1">
            <text:list-header>
              <text:p text:style-name="P8"><text:span text:style-name="T3">Lazy evaluation</text:span></text:p>
            </text:list-header>
          </text:list>
          <draw:enhanced-geometry svg:viewBox="0 0 21600 21600" draw:type="mso-spt202" draw:enhanced-path="M 0 0 L 21600 0 21600 21600 0 21600 0 0 Z N"/>
        </draw:custom-shape>
        <draw:custom-shape draw:style-name="gr214" draw:text-style-name="P79" draw:layer="layout" svg:width="20.32cm" svg:height="13.718cm" svg:x="2.54cm" svg:y="3.215cm">
          <text:list text:style-name="L3">
            <text:list-item>
              <text:p text:style-name="P27"><text:span text:style-name="T19">Python väntar ofta med att göra beräkningar tills de faktiskt behövs</text:span></text:p>
            </text:list-item>
          </text:list>
          <text:list text:style-name="L4">
            <text:list-item>
              <text:list>
                <text:list-header>
                  <text:p text:style-name="P78"><text:span text:style-name="T20">&gt;&gt;&gt; </text:span><text:span text:style-name="T21">a = [1, 2, 3]</text:span></text:p>
                  <text:p text:style-name="P78"><text:span text:style-name="T20">&gt;&gt;&gt; </text:span><text:span text:style-name="T21">reversed(a)</text:span></text:p>
                  <text:p text:style-name="P78"><text:span text:style-name="T20">&lt;list_reverseiterator object at 0x7ff682ed23d0&gt;</text:span></text:p>
                  <text:p text:style-name="P78"><text:span text:style-name="T20">&gt;&gt;&gt; </text:span><text:span text:style-name="T21">list(reversed((a))</text:span></text:p>
                  <text:p text:style-name="P78"><text:span text:style-name="T20">[3, 2, 1]</text:span></text:p>
                  <text:p text:style-name="P78"><text:span text:style-name="T20">&gt;&gt;&gt; </text:span><text:span text:style-name="T21">r=reversed(a)</text:span></text:p>
                  <text:p text:style-name="P78"><text:span text:style-name="T20">&gt;&gt;&gt;</text:span><text:span text:style-name="T21"> for i in r:</text:span></text:p>
                  <text:p text:style-name="P78"><text:span text:style-name="T20">...</text:span><text:span text:style-name="T21"> <text:s text:c="4"/>print(i)</text:span></text:p>
                  <text:p text:style-name="P78"><text:span text:style-name="T20">...</text:span></text:p>
                  <text:p text:style-name="P78"><text:span text:style-name="T20">3</text:span></text:p>
                  <text:p text:style-name="P78"><text:span text:style-name="T20">2</text:span></text:p>
                  <text:p text:style-name="P78"><text:span text:style-name="T20">1</text:span></text:p>
                  <text:p text:style-name="P78"><text:span text:style-name="T20">&gt;&gt;&gt; </text:span><text:span text:style-name="T21">r[1]</text:span></text:p>
                  <text:p text:style-name="P78"><text:span text:style-name="T20">Traceback (most recent call last):</text:span></text:p>
                  <text:p text:style-name="P78"><text:span text:style-name="T20"><text:s text:c="2"/></text:span><text:span text:style-name="T20">File "&lt;stdin&gt;", line 1, in &lt;module&gt;</text:span></text:p>
                  <text:p text:style-name="P78"><text:span text:style-name="T20">TypeError: 'list_reverseiterator' object is not subscriptable</text:span></text:p>
                  <text:p text:style-name="P78"><text:span text:style-name="T20">&gt;&gt;&gt; </text:span></text:p>
                </text:list-header>
              </text:list>
            </text:list-item>
          </text:list>
          <text:list text:style-name="L5">
            <text:list-header>
              <text:p text:style-name="P64"><text:span text:style-name="T25"/></text:p>
            </text:list-header>
          </text:list>
          <text:list text:style-name="L6">
            <text:list-header>
              <text:p text:style-name="P64"><text:span text:style-name="T25"/></text:p>
            </text:list-header>
          </text:list>
          <draw:enhanced-geometry svg:viewBox="0 0 21600 21600" draw:type="mso-spt202" draw:enhanced-path="M 0 0 L 21600 0 21600 21600 0 21600 0 0 Z N"/>
        </draw:custom-shape>
        <draw:custom-shape draw:style-name="gr215"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16"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17"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31" presentation:class="page"/>
          <draw:custom-shape draw:style-name="gr218" draw:text-style-name="P23" draw:layer="layout" svg:width="13.758cm" svg:height="12.343cm" svg:x="2.54cm" svg:y="13.031cm">
            <text:list text:style-name="L7">
              <text:list-item>
                <text:p text:style-name="P22"><text:span text:style-name="T14">Id a unuque integer for the object given</text:span></text:p>
              </text:list-item>
            </text:list>
            <text:list text:style-name="L5">
              <text:list-header>
                <text:p text:style-name="P33"><text:span text:style-name="T14"/></text:p>
              </text:list-header>
            </text:list>
            <text:list text:style-name="L7">
              <text:list-item>
                <text:p text:style-name="P22"><text:span text:style-name="T14">Is uses id behind the scenes</text:span></text:p>
              </text:list-item>
            </text:list>
            <draw:enhanced-geometry svg:viewBox="0 0 21600 21600" draw:type="mso-spt202" draw:enhanced-path="M 0 0 L 21600 0 21600 21600 0 21600 0 0 Z N"/>
          </draw:custom-shape>
          <draw:custom-shape draw:style-name="gr219"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20"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21"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draw:custom-shape draw:style-name="gr222" draw:text-style-name="P9" draw:layer="layout" svg:width="20.32cm" svg:height="2.54cm" svg:x="2.54cm" svg:y="0cm">
          <text:list text:style-name="L1">
            <text:list-header>
              <text:p text:style-name="P8"><text:span text:style-name="T3">Lazy evaluation: range</text:span></text:p>
            </text:list-header>
          </text:list>
          <draw:enhanced-geometry svg:viewBox="0 0 21600 21600" draw:type="mso-spt202" draw:enhanced-path="M 0 0 L 21600 0 21600 21600 0 21600 0 0 Z N"/>
        </draw:custom-shape>
        <draw:custom-shape draw:style-name="gr223" draw:text-style-name="P79" draw:layer="layout" svg:width="20.32cm" svg:height="13.718cm" svg:x="2.54cm" svg:y="3.215cm">
          <text:list text:style-name="L3">
            <text:list-item>
              <text:p text:style-name="P27"><text:span text:style-name="T19">Funktionen range bygger på lazy evaluation</text:span></text:p>
            </text:list-item>
          </text:list>
          <text:list text:style-name="L4">
            <text:list-item>
              <text:list>
                <text:list-header>
                  <text:p text:style-name="P78"><text:span text:style-name="T20"/></text:p>
                </text:list-header>
                <text:list-item>
                  <text:p text:style-name="P78"><text:span text:style-name="T20">&gt;&gt;&gt; </text:span><text:span text:style-name="T21">L = range(1, 1000000000000)</text:span></text:p>
                </text:list-item>
                <text:list-item>
                  <text:p text:style-name="P78"><text:span text:style-name="T20">&gt;&gt;&gt; </text:span><text:span text:style-name="T21">L[55]</text:span></text:p>
                </text:list-item>
                <text:list-item>
                  <text:p text:style-name="P78"><text:span text:style-name="T20">56</text:span></text:p>
                </text:list-item>
                <text:list-item>
                  <text:p text:style-name="P78"><text:span text:style-name="T20">&gt;&gt;&gt; </text:span><text:span text:style-name="T21">for x in L:</text:span></text:p>
                </text:list-item>
                <text:list-item>
                  <text:p text:style-name="P78"><text:span text:style-name="T20">... <text:s text:c="4"/></text:span><text:span text:style-name="T21">if x&gt;10: print(); break</text:span></text:p>
                </text:list-item>
                <text:list-item>
                  <text:p text:style-name="P78"><text:span text:style-name="T20">... <text:s text:c="4"/></text:span><text:span text:style-name="T21">else: print(x, end=" ")</text:span></text:p>
                </text:list-item>
                <text:list-item>
                  <text:p text:style-name="P78"><text:span text:style-name="T20">... </text:span></text:p>
                </text:list-item>
                <text:list-item>
                  <text:p text:style-name="P78"><text:span text:style-name="T20">1 2 3 4 5 6 7 8 9 10 </text:span></text:p>
                </text:list-item>
                <text:list-item>
                  <text:p text:style-name="P78"><text:span text:style-name="T20">&gt;&gt;&gt; </text:span><text:span text:style-name="T21">L</text:span></text:p>
                </text:list-item>
                <text:list-item>
                  <text:p text:style-name="P78"><text:span text:style-name="T20">range(1, 1000000000000)</text:span></text:p>
                </text:list-item>
                <text:list-item>
                  <text:p text:style-name="P78"><text:span text:style-name="T20">&gt;&gt;&gt; </text:span><text:span text:style-name="T21">list(L)</text:span></text:p>
                </text:list-item>
                <text:list-item>
                  <text:p text:style-name="P78"><text:span text:style-name="T20">Traceback (most recent call last):</text:span></text:p>
                </text:list-item>
                <text:list-item>
                  <text:p text:style-name="P78"><text:span text:style-name="T20"><text:s text:c="2"/></text:span><text:span text:style-name="T20">File "&lt;stdin&gt;", line 1, in &lt;module&gt;</text:span></text:p>
                </text:list-item>
                <text:list-item>
                  <text:p text:style-name="P78"><text:span text:style-name="T20">MemoryError</text:span></text:p>
                </text:list-item>
                <text:list-item>
                  <text:p text:style-name="P78"><text:span text:style-name="T20">&gt;&gt;&gt; </text:span></text:p>
                  <text:p text:style-name="P78"><text:span text:style-name="T20"/></text:p>
                </text:list-item>
              </text:list>
            </text:list-item>
          </text:list>
          <text:list text:style-name="L6">
            <text:list-header>
              <text:p text:style-name="P64"><text:span text:style-name="T25"/></text:p>
            </text:list-header>
          </text:list>
          <draw:enhanced-geometry svg:viewBox="0 0 21600 21600" draw:type="mso-spt202" draw:enhanced-path="M 0 0 L 21600 0 21600 21600 0 21600 0 0 Z N"/>
        </draw:custom-shape>
        <draw:custom-shape draw:style-name="gr224"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25"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26"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32" presentation:class="page"/>
          <draw:custom-shape draw:style-name="gr227" draw:text-style-name="P23" draw:layer="layout" svg:width="13.758cm" svg:height="12.343cm" svg:x="2.54cm" svg:y="13.031cm">
            <text:list text:style-name="L7">
              <text:list-item>
                <text:p text:style-name="P22"><text:span text:style-name="T14">Id a unuque integer for the object given</text:span></text:p>
              </text:list-item>
            </text:list>
            <text:list text:style-name="L5">
              <text:list-header>
                <text:p text:style-name="P33"><text:span text:style-name="T14"/></text:p>
              </text:list-header>
            </text:list>
            <text:list text:style-name="L7">
              <text:list-item>
                <text:p text:style-name="P22"><text:span text:style-name="T14">Is uses id behind the scenes</text:span></text:p>
              </text:list-item>
            </text:list>
            <draw:enhanced-geometry svg:viewBox="0 0 21600 21600" draw:type="mso-spt202" draw:enhanced-path="M 0 0 L 21600 0 21600 21600 0 21600 0 0 Z N"/>
          </draw:custom-shape>
          <draw:custom-shape draw:style-name="gr228"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29"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30"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draw:custom-shape draw:style-name="gr231" draw:text-style-name="P9" draw:layer="layout" svg:width="20.32cm" svg:height="2.54cm" svg:x="2.54cm" svg:y="0cm">
          <text:list text:style-name="L1">
            <text:list-header>
              <text:p text:style-name="P8"><text:span text:style-name="T3">Diskutera</text:span></text:p>
            </text:list-header>
          </text:list>
          <draw:enhanced-geometry svg:viewBox="0 0 21600 21600" draw:type="mso-spt202" draw:enhanced-path="M 0 0 L 21600 0 21600 21600 0 21600 0 0 Z N"/>
        </draw:custom-shape>
        <draw:custom-shape draw:style-name="gr232" draw:text-style-name="P31" draw:layer="layout" svg:width="20.32cm" svg:height="13.083cm" svg:x="2.54cm" svg:y="3.215cm">
          <text:list text:style-name="L3">
            <text:list-item>
              <text:p text:style-name="P25"><text:span text:style-name="T4">Vilka av följande funktioner använder lazy evaluation:</text:span></text:p>
              <text:list>
                <text:list-item>
                  <text:p text:style-name="P25"><text:span text:style-name="T4">range</text:span></text:p>
                </text:list-item>
                <text:list-item>
                  <text:p text:style-name="P25"><text:span text:style-name="T4">sorted</text:span></text:p>
                </text:list-item>
                <text:list-item>
                  <text:p text:style-name="P25"><text:span text:style-name="T4">reversed</text:span></text:p>
                </text:list-item>
                <text:list-item>
                  <text:p text:style-name="P25"><text:span text:style-name="T4">enumerate</text:span></text:p>
                </text:list-item>
                <text:list-item>
                  <text:p text:style-name="P25"><text:span text:style-name="T4">zip</text:span></text:p>
                  <text:p text:style-name="P25"><text:span text:style-name="T4"/></text:p>
                </text:list-item>
              </text:list>
            </text:list-item>
            <text:list-item>
              <text:p text:style-name="P25"><text:span text:style-name="T4">Vad är poängen med lazy evaluation?</text:span></text:p>
              <text:p text:style-name="P25"><text:span text:style-name="T4"/></text:p>
            </text:list-item>
          </text:list>
          <text:list text:style-name="L4">
            <text:list-item>
              <text:list>
                <text:list-header>
                  <text:p text:style-name="P74"><text:span text:style-name="T5"/></text:p>
                </text:list-header>
              </text:list>
            </text:list-item>
          </text:list>
          <text:list text:style-name="L6">
            <text:list-header>
              <text:p text:style-name="P64"><text:span text:style-name="T44"/></text:p>
            </text:list-header>
          </text:list>
          <draw:enhanced-geometry svg:viewBox="0 0 21600 21600" draw:type="mso-spt202" draw:enhanced-path="M 0 0 L 21600 0 21600 21600 0 21600 0 0 Z N"/>
        </draw:custom-shape>
        <draw:custom-shape draw:style-name="gr233"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34"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35"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33" presentation:class="page"/>
          <draw:custom-shape draw:style-name="gr236"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37"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38"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draw:custom-shape draw:style-name="gr239" draw:text-style-name="P9" draw:layer="layout" svg:width="20.32cm" svg:height="2.54cm" svg:x="2.54cm" svg:y="0cm">
          <text:list text:style-name="L1">
            <text:list-header>
              <text:p text:style-name="P8"><text:span text:style-name="T3">Funktioner</text:span></text:p>
            </text:list-header>
          </text:list>
          <draw:enhanced-geometry svg:viewBox="0 0 21600 21600" draw:type="mso-spt202" draw:enhanced-path="M 0 0 L 21600 0 21600 21600 0 21600 0 0 Z N"/>
        </draw:custom-shape>
        <draw:custom-shape draw:style-name="gr240" draw:text-style-name="P31" draw:layer="layout" svg:width="20.32cm" svg:height="13.718cm" svg:x="2.54cm" svg:y="3.215cm">
          <text:list text:style-name="L3">
            <text:list-item>
              <text:p text:style-name="P25"><text:span text:style-name="T19">Funktioner</text:span></text:p>
            </text:list-item>
          </text:list>
          <text:list text:style-name="L4">
            <text:list-item>
              <text:list>
                <text:list-header>
                  <text:p text:style-name="P26"><text:span text:style-name="T20"/></text:p>
                  <text:p text:style-name="P26"><text:span text:style-name="T20">def times2(x):</text:span></text:p>
                  <text:p text:style-name="P26"><text:span text:style-name="T20"><text:s text:c="4"/></text:span><text:span text:style-name="T20">return 2*x</text:span></text:p>
                  <text:p text:style-name="P26"><text:span text:style-name="T20"/></text:p>
                  <text:p text:style-name="P26"><text:span text:style-name="T20">def print_upper(x):</text:span></text:p>
                  <text:p text:style-name="P26"><text:span text:style-name="T20"><text:s text:c="4"/></text:span><text:span text:style-name="T20">print(x.upper())</text:span><text:span text:style-name="T20"><text:line-break/></text:span><text:span text:style-name="T20"/></text:p>
                </text:list-header>
              </text:list>
            </text:list-item>
          </text:list>
          <text:list text:style-name="L3">
            <text:list-item>
              <text:p text:style-name="P27"><text:span text:style-name="T19">Anropa funktioner</text:span></text:p>
            </text:list-item>
          </text:list>
          <text:list text:style-name="L4">
            <text:list-item>
              <text:list>
                <text:list-header>
                  <text:p text:style-name="P26"><text:span text:style-name="T20"/></text:p>
                  <text:p text:style-name="P26"><text:span text:style-name="T20">&gt;&gt;&gt; </text:span><text:span text:style-name="T21">times2(5)</text:span></text:p>
                  <text:p text:style-name="P26"><text:span text:style-name="T20">10</text:span></text:p>
                  <text:p text:style-name="P26"><text:span text:style-name="T20">&gt;&gt;&gt; </text:span><text:span text:style-name="T21">times2('kalle')</text:span></text:p>
                  <text:p text:style-name="P26"><text:span text:style-name="T20">'kallekalle'</text:span></text:p>
                  <text:p text:style-name="P28"><text:span text:style-name="T20">&gt;&gt;&gt; </text:span><text:span text:style-name="T21">print_upper('hej')</text:span></text:p>
                  <text:p text:style-name="P26"><text:span text:style-name="T20">HEJ</text:span></text:p>
                </text:list-header>
              </text:list>
            </text:list-item>
          </text:list>
          <text:list text:style-name="L6">
            <text:list-header>
              <text:p text:style-name="P30"><text:span text:style-name="T25"/></text:p>
            </text:list-header>
          </text:list>
          <draw:enhanced-geometry svg:viewBox="0 0 21600 21600" draw:type="mso-spt202" draw:enhanced-path="M 0 0 L 21600 0 21600 21600 0 21600 0 0 Z N"/>
        </draw:custom-shape>
        <draw:custom-shape draw:style-name="gr241"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42"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43"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34"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35" draw:style-name="dp1" draw:master-page-name="Standard" presentation:use-date-time-name="dtd1">
        <draw:custom-shape draw:style-name="gr244" draw:text-style-name="P85" draw:layer="layout" svg:width="23.707cm" svg:height="13.083cm" svg:x="1.058cm" svg:y="3.215cm">
          <text:list text:style-name="L3">
            <text:list-item>
              <text:p text:style-name="P83"><text:span text:style-name="T4">Funktioner måste </text:span><text:span text:style-name="T41">definieras </text:span><text:span text:style-name="T4"><text:s/>innan de </text:span><text:span text:style-name="T41">anropas.</text:span></text:p>
            </text:list-item>
            <text:list-item>
              <text:p text:style-name="P83"><text:span text:style-name="T63">Detta går bra:</text:span><text:span text:style-name="T41"><text:line-break/></text:span><text:span text:style-name="T41"/></text:p>
            </text:list-item>
          </text:list>
          <text:list text:style-name="L4">
            <text:list-item>
              <text:list>
                <text:list-header>
                  <text:p text:style-name="P84"><text:span text:style-name="T5">def f(x):</text:span></text:p>
                </text:list-header>
                <text:list-item>
                  <text:p text:style-name="P84"><text:span text:style-name="T5"><text:s text:c="4"/></text:span><text:span text:style-name="T5">return double(x+1)</text:span></text:p>
                </text:list-item>
                <text:list-item>
                  <text:p text:style-name="P84"><text:span text:style-name="T5"/></text:p>
                </text:list-item>
                <text:list-item>
                  <text:p text:style-name="P84"><text:span text:style-name="T5">def double(x):</text:span></text:p>
                </text:list-item>
                <text:list-item>
                  <text:p text:style-name="P84"><text:span text:style-name="T5"><text:s text:c="4"/></text:span><text:span text:style-name="T5">return x+x</text:span></text:p>
                </text:list-item>
                <text:list-item>
                  <text:p text:style-name="P84"><text:span text:style-name="T5"/></text:p>
                </text:list-item>
                <text:list-item>
                  <text:p text:style-name="P84"><text:span text:style-name="T5">print(f(5))</text:span></text:p>
                </text:list-item>
                <text:list-item>
                  <text:p text:style-name="P84"><text:span text:style-name="T64"/></text:p>
                </text:list-item>
              </text:list>
            </text:list-item>
          </text:list>
          <draw:enhanced-geometry svg:viewBox="0 0 21600 21600" draw:type="mso-spt202" draw:enhanced-path="M 0 0 L 21600 0 21600 21600 0 21600 0 0 Z N"/>
        </draw:custom-shape>
        <draw:custom-shape draw:style-name="gr245" draw:text-style-name="P9" draw:layer="layout" svg:width="20.32cm" svg:height="2.54cm" svg:x="2.54cm" svg:y="0cm">
          <text:list text:style-name="L1">
            <text:list-header>
              <text:p text:style-name="P8"><text:span text:style-name="T3">Funktioner – definition och anrop</text:span></text:p>
            </text:list-header>
          </text:list>
          <draw:enhanced-geometry svg:viewBox="0 0 21600 21600" draw:type="mso-spt202" draw:enhanced-path="M 0 0 L 21600 0 21600 21600 0 21600 0 0 Z N"/>
        </draw:custom-shape>
        <draw:custom-shape draw:style-name="gr246"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47"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48"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35" presentation:class="page"/>
          <draw:custom-shape draw:style-name="gr249" draw:text-style-name="P23" draw:layer="layout" svg:width="13.758cm" svg:height="12.343cm" svg:x="2.54cm" svg:y="13.031cm">
            <text:list text:style-name="L7">
              <text:list-item>
                <text:p text:style-name="P22"><text:span text:style-name="T14">Sid 175ff (2</text:span><text:span text:style-name="T38">nd</text:span><text:span text:style-name="T14">)</text:span></text:p>
              </text:list-item>
            </text:list>
            <draw:enhanced-geometry svg:viewBox="0 0 21600 21600" draw:type="mso-spt202" draw:enhanced-path="M 0 0 L 21600 0 21600 21600 0 21600 0 0 Z N"/>
          </draw:custom-shape>
          <draw:custom-shape draw:style-name="gr250"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51"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52"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custom-shape draw:style-name="gr253" draw:text-style-name="P85" draw:layer="layout" svg:width="23.707cm" svg:height="13.083cm" svg:x="1.058cm" svg:y="3.215cm">
          <text:list text:style-name="L3">
            <text:list-item>
              <text:p text:style-name="P83"><text:span text:style-name="T63">Detta går inte bra:</text:span><text:span text:style-name="T41"><text:line-break/></text:span><text:span text:style-name="T41"/></text:p>
            </text:list-item>
          </text:list>
          <text:list text:style-name="L4">
            <text:list-item>
              <text:list>
                <text:list-header>
                  <text:p text:style-name="P84"><text:span text:style-name="T5">def f(x):</text:span></text:p>
                </text:list-header>
                <text:list-item>
                  <text:p text:style-name="P84"><text:span text:style-name="T5"><text:s text:c="4"/></text:span><text:span text:style-name="T5">return double(x+1)</text:span></text:p>
                </text:list-item>
                <text:list-item>
                  <text:p text:style-name="P86"><text:span text:style-name="T5"/></text:p>
                </text:list-item>
                <text:list-item>
                  <text:p text:style-name="P86"><text:span text:style-name="T5">print(f(5))</text:span></text:p>
                </text:list-item>
                <text:list-item>
                  <text:p text:style-name="P84"><text:span text:style-name="T64"/></text:p>
                </text:list-item>
                <text:list-item>
                  <text:p text:style-name="P84"><text:span text:style-name="T5">def double(x):</text:span></text:p>
                </text:list-item>
                <text:list-item>
                  <text:p text:style-name="P84"><text:span text:style-name="T5"><text:s text:c="4"/></text:span><text:span text:style-name="T5">return x+x</text:span></text:p>
                </text:list-item>
                <text:list-item>
                  <text:p text:style-name="P84"><text:span text:style-name="T5"/></text:p>
                </text:list-item>
              </text:list>
            </text:list-item>
          </text:list>
          <draw:enhanced-geometry svg:viewBox="0 0 21600 21600" draw:type="mso-spt202" draw:enhanced-path="M 0 0 L 21600 0 21600 21600 0 21600 0 0 Z N"/>
        </draw:custom-shape>
        <draw:custom-shape draw:style-name="gr254" draw:text-style-name="P9" draw:layer="layout" svg:width="20.32cm" svg:height="2.54cm" svg:x="2.54cm" svg:y="0cm">
          <text:list text:style-name="L1">
            <text:list-header>
              <text:p text:style-name="P8"><text:span text:style-name="T3">Funktioner – definition och anrop</text:span></text:p>
            </text:list-header>
          </text:list>
          <draw:enhanced-geometry svg:viewBox="0 0 21600 21600" draw:type="mso-spt202" draw:enhanced-path="M 0 0 L 21600 0 21600 21600 0 21600 0 0 Z N"/>
        </draw:custom-shape>
        <draw:custom-shape draw:style-name="gr255"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56"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57"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36" presentation:class="page"/>
          <draw:custom-shape draw:style-name="gr258" draw:text-style-name="P23" draw:layer="layout" svg:width="13.758cm" svg:height="12.343cm" svg:x="2.54cm" svg:y="13.031cm">
            <text:list text:style-name="L7">
              <text:list-item>
                <text:p text:style-name="P22"><text:span text:style-name="T14">Sid 175ff (2</text:span><text:span text:style-name="T38">nd</text:span><text:span text:style-name="T14">)</text:span></text:p>
              </text:list-item>
            </text:list>
            <draw:enhanced-geometry svg:viewBox="0 0 21600 21600" draw:type="mso-spt202" draw:enhanced-path="M 0 0 L 21600 0 21600 21600 0 21600 0 0 Z N"/>
          </draw:custom-shape>
          <draw:custom-shape draw:style-name="gr259"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60"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61"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custom-shape draw:style-name="gr262" draw:text-style-name="P9" draw:layer="layout" svg:width="20.32cm" svg:height="2.54cm" svg:x="2.54cm" svg:y="0cm">
          <text:list text:style-name="L1">
            <text:list-header>
              <text:p text:style-name="P8"><text:span text:style-name="T3">Doc strings</text:span></text:p>
            </text:list-header>
          </text:list>
          <draw:enhanced-geometry svg:viewBox="0 0 21600 21600" draw:type="mso-spt202" draw:enhanced-path="M 0 0 L 21600 0 21600 21600 0 21600 0 0 Z N"/>
        </draw:custom-shape>
        <draw:custom-shape draw:style-name="gr263" draw:text-style-name="P31" draw:layer="layout" svg:width="20.32cm" svg:height="13.718cm" svg:x="2.54cm" svg:y="3.215cm">
          <text:list text:style-name="L3">
            <text:list-item>
              <text:p text:style-name="P25"><text:span text:style-name="T4">Dokumentation</text:span></text:p>
            </text:list-item>
          </text:list>
          <text:list text:style-name="L4">
            <text:list-item>
              <text:list>
                <text:list-header>
                  <text:p text:style-name="P26"><text:span text:style-name="T5">def foo():</text:span></text:p>
                  <text:p text:style-name="P26"><text:span text:style-name="T5"><text:s text:c="4"/></text:span><text:span text:style-name="T5">"This is a doc string for the foo function"</text:span></text:p>
                  <text:p text:style-name="P26"><text:span text:style-name="T5"><text:s text:c="4"/></text:span><text:span text:style-name="T5">return True</text:span></text:p>
                  <text:p text:style-name="P26"><text:span text:style-name="T5"/></text:p>
                  <text:p text:style-name="P26"><text:span text:style-name="T5">&gt;&gt;&gt; </text:span><text:span text:style-name="T7">foo()</text:span></text:p>
                  <text:p text:style-name="P26"><text:span text:style-name="T5">True</text:span></text:p>
                  <text:p text:style-name="P26"><text:span text:style-name="T5">&gt;&gt;&gt; </text:span><text:span text:style-name="T7">help(foo)</text:span></text:p>
                  <text:p text:style-name="P26"><text:span text:style-name="T5">Help on function foo in module __main__:</text:span></text:p>
                </text:list-header>
                <text:list-item>
                  <text:p text:style-name="P26"><text:span text:style-name="T5"/></text:p>
                </text:list-item>
                <text:list-item>
                  <text:p text:style-name="P26"><text:span text:style-name="T5">foo()</text:span></text:p>
                </text:list-item>
                <text:list-item>
                  <text:p text:style-name="P26"><text:span text:style-name="T5"><text:s text:c="4"/></text:span><text:span text:style-name="T5">This is a doc string for the foo function</text:span></text:p>
                </text:list-item>
              </text:list>
            </text:list-item>
          </text:list>
          <draw:enhanced-geometry svg:viewBox="0 0 21600 21600" draw:type="mso-spt202" draw:enhanced-path="M 0 0 L 21600 0 21600 21600 0 21600 0 0 Z N"/>
        </draw:custom-shape>
        <draw:custom-shape draw:style-name="gr264"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65"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66"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37"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38" draw:style-name="dp1" draw:master-page-name="Standard" presentation:use-date-time-name="dtd1">
        <draw:custom-shape draw:style-name="gr267" draw:text-style-name="P9" draw:layer="layout" svg:width="20.32cm" svg:height="2.54cm" svg:x="2.54cm" svg:y="0cm">
          <text:list text:style-name="L1">
            <text:list-header>
              <text:p text:style-name="P8"><text:span text:style-name="T3">Inbyggd dokumentation</text:span></text:p>
            </text:list-header>
          </text:list>
          <draw:enhanced-geometry svg:viewBox="0 0 21600 21600" draw:type="mso-spt202" draw:enhanced-path="M 0 0 L 21600 0 21600 21600 0 21600 0 0 Z N"/>
        </draw:custom-shape>
        <draw:custom-shape draw:style-name="gr268" draw:text-style-name="P31" draw:layer="layout" svg:width="20.32cm" svg:height="13.718cm" svg:x="2.54cm" svg:y="3.215cm">
          <text:list text:style-name="L3">
            <text:list-item>
              <text:p text:style-name="P25"><text:span text:style-name="T4">Dokumentation av inbyggda funktioner</text:span></text:p>
            </text:list-item>
          </text:list>
          <text:list text:style-name="L4">
            <text:list-item>
              <text:list>
                <text:list-header>
                  <text:p text:style-name="P26"><text:span text:style-name="T5"/></text:p>
                </text:list-header>
                <text:list-item>
                  <text:p text:style-name="P26"><text:span text:style-name="T5">&gt;&gt;&gt; </text:span><text:span text:style-name="T7">help(sorted)</text:span></text:p>
                  <text:p text:style-name="P26"><text:span text:style-name="T20">Help on built-in function sorted in module builtins:</text:span></text:p>
                </text:list-item>
                <text:list-item>
                  <text:p text:style-name="P26"><text:span text:style-name="T20"/></text:p>
                </text:list-item>
                <text:list-item>
                  <text:p text:style-name="P26"><text:span text:style-name="T20">sorted(iterable, /, *, key=None, reverse=False)</text:span></text:p>
                </text:list-item>
                <text:list-item>
                  <text:p text:style-name="P26"><text:span text:style-name="T20"><text:s text:c="4"/></text:span><text:span text:style-name="T20">Return a new list containing all items from the iterable in ascending order.</text:span></text:p>
                </text:list-item>
              </text:list>
            </text:list-item>
          </text:list>
          <text:list text:style-name="L6">
            <text:list-header>
              <text:p text:style-name="P30"><text:span text:style-name="T25"/></text:p>
            </text:list-header>
          </text:list>
          <draw:enhanced-geometry svg:viewBox="0 0 21600 21600" draw:type="mso-spt202" draw:enhanced-path="M 0 0 L 21600 0 21600 21600 0 21600 0 0 Z N"/>
        </draw:custom-shape>
        <draw:custom-shape draw:style-name="gr269"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70"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71"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38"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39" draw:style-name="dp1" draw:master-page-name="Standard" presentation:use-date-time-name="dtd1">
        <draw:custom-shape draw:style-name="gr272" draw:text-style-name="P9" draw:layer="layout" svg:width="20.32cm" svg:height="2.54cm" svg:x="2.54cm" svg:y="0cm">
          <text:list text:style-name="L1">
            <text:list-header>
              <text:p text:style-name="P8"><text:span text:style-name="T3">Lokala och globala variabler</text:span></text:p>
            </text:list-header>
          </text:list>
          <draw:enhanced-geometry svg:viewBox="0 0 21600 21600" draw:type="mso-spt202" draw:enhanced-path="M 0 0 L 21600 0 21600 21600 0 21600 0 0 Z N"/>
        </draw:custom-shape>
        <draw:custom-shape draw:style-name="gr273" draw:text-style-name="P62" draw:layer="layout" svg:width="20.32cm" svg:height="13.083cm" svg:x="2.54cm" svg:y="3.215cm">
          <text:list text:style-name="L3">
            <text:list-item>
              <text:p text:style-name="P59"><text:span text:style-name="T42">locvar.py</text:span><text:span text:style-name="T65"><text:line-break/></text:span><text:span text:style-name="T65"/></text:p>
            </text:list-item>
          </text:list>
          <text:list text:style-name="L4">
            <text:list-item>
              <text:list>
                <text:list-header>
                  <text:p text:style-name="P60"><text:span text:style-name="T15">x = 3</text:span></text:p>
                </text:list-header>
                <text:list-item>
                  <text:p text:style-name="P60"><text:span text:style-name="T15">y = 4</text:span></text:p>
                </text:list-item>
                <text:list-item>
                  <text:p text:style-name="P60"><text:span text:style-name="T15"/></text:p>
                </text:list-item>
                <text:list-item>
                  <text:p text:style-name="P60"><text:span text:style-name="T15">def f():</text:span></text:p>
                </text:list-item>
                <text:list-item>
                  <text:p text:style-name="P60"><text:span text:style-name="T15"><text:s text:c="4"/></text:span><text:span text:style-name="T15">y = 6</text:span></text:p>
                </text:list-item>
                <text:list-item>
                  <text:p text:style-name="P60"><text:span text:style-name="T15"><text:s text:c="4"/></text:span><text:span text:style-name="T15">print("In function: x=", x, ", y=", y, sep='')</text:span></text:p>
                </text:list-item>
                <text:list-item>
                  <text:p text:style-name="P60"><text:span text:style-name="T15"><text:s text:c="4"/></text:span></text:p>
                </text:list-item>
                <text:list-item>
                  <text:p text:style-name="P60"><text:span text:style-name="T15">f()</text:span></text:p>
                </text:list-item>
                <text:list-item>
                  <text:p text:style-name="P60"><text:span text:style-name="T15">print("Outside: x=", x, ", y=", y, sep='')</text:span></text:p>
                  <text:p text:style-name="P60"><text:span text:style-name="T15"/></text:p>
                  <text:p text:style-name="P60"><text:span text:style-name="T15">$</text:span><text:span text:style-name="T16"> python3 locvar.py</text:span></text:p>
                  <text:p text:style-name="P60"><text:span text:style-name="T15">In function: x=3, y=6</text:span></text:p>
                </text:list-item>
                <text:list-item>
                  <text:p text:style-name="P60"><text:span text:style-name="T15">Outside: x=3, y=4</text:span></text:p>
                </text:list-item>
                <text:list-item>
                  <text:p text:style-name="P60"><text:span text:style-name="T15">$</text:span><text:span text:style-name="T16"> </text:span></text:p>
                </text:list-item>
              </text:list>
            </text:list-item>
          </text:list>
          <text:list text:style-name="L6">
            <text:list-header>
              <text:p text:style-name="P61"><text:span text:style-name="T43"/></text:p>
            </text:list-header>
          </text:list>
          <draw:enhanced-geometry svg:viewBox="0 0 21600 21600" draw:type="mso-spt202" draw:enhanced-path="M 0 0 L 21600 0 21600 21600 0 21600 0 0 Z N"/>
        </draw:custom-shape>
        <draw:custom-shape draw:style-name="gr274"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75" draw:text-style-name="P16" draw:layer="layout" svg:width="19.474cm" svg:height="1.015cm" svg:x="2.963cm" svg:y="17.568cm">
          <text:list text:style-name="L2">
            <text:list-header>
              <text:p text:style-name="P15"><text:span text:style-name="T13">© Init AB</text:span><text:span text:style-name="T2"><text:tab/></text:span></text:p>
            </text:list-header>
          </text:list>
          <draw:enhanced-geometry svg:viewBox="0 0 21600 21600" draw:type="mso-spt202" draw:enhanced-path="M 0 0 L 21600 0 21600 21600 0 21600 0 0 Z N"/>
        </draw:custom-shape>
        <draw:custom-shape draw:style-name="gr276"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39"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0" draw:style-name="dp1" draw:master-page-name="Standard" presentation:use-date-time-name="dtd1">
        <draw:custom-shape draw:style-name="gr277" draw:text-style-name="P9" draw:layer="layout" svg:width="20.32cm" svg:height="2.54cm" svg:x="2.54cm" svg:y="0cm">
          <text:list text:style-name="L1">
            <text:list-header>
              <text:p text:style-name="P8"><text:span text:style-name="T3">Ändra globala variabler i funktion</text:span></text:p>
            </text:list-header>
          </text:list>
          <draw:enhanced-geometry svg:viewBox="0 0 21600 21600" draw:type="mso-spt202" draw:enhanced-path="M 0 0 L 21600 0 21600 21600 0 21600 0 0 Z N"/>
        </draw:custom-shape>
        <draw:custom-shape draw:style-name="gr278" draw:text-style-name="P62" draw:layer="layout" svg:width="20.32cm" svg:height="13.083cm" svg:x="2.54cm" svg:y="3.215cm">
          <text:list text:style-name="L3">
            <text:list-item>
              <text:p text:style-name="P59"><text:span text:style-name="T42">globvar.py</text:span><text:span text:style-name="T65"><text:line-break/></text:span><text:span text:style-name="T65"/></text:p>
            </text:list-item>
          </text:list>
          <text:list text:style-name="L4">
            <text:list-item>
              <text:list>
                <text:list-header>
                  <text:p text:style-name="P60"><text:span text:style-name="T15">x = 3</text:span></text:p>
                </text:list-header>
                <text:list-item>
                  <text:p text:style-name="P60"><text:span text:style-name="T15">y = 4</text:span></text:p>
                </text:list-item>
                <text:list-item>
                  <text:p text:style-name="P60"><text:span text:style-name="T15"/></text:p>
                </text:list-item>
                <text:list-item>
                  <text:p text:style-name="P60"><text:span text:style-name="T15">def f():</text:span></text:p>
                </text:list-item>
                <text:list-item>
                  <text:p text:style-name="P60"><text:span text:style-name="T15"><text:s text:c="4"/></text:span><text:span text:style-name="T15">global y</text:span></text:p>
                </text:list-item>
                <text:list-item>
                  <text:p text:style-name="P60"><text:span text:style-name="T15"><text:s text:c="4"/></text:span><text:span text:style-name="T15">x = 5</text:span></text:p>
                </text:list-item>
                <text:list-item>
                  <text:p text:style-name="P60"><text:span text:style-name="T15"><text:s text:c="4"/></text:span><text:span text:style-name="T15">y = 6</text:span></text:p>
                </text:list-item>
                <text:list-item>
                  <text:p text:style-name="P60"><text:span text:style-name="T15"/></text:p>
                </text:list-item>
                <text:list-item>
                  <text:p text:style-name="P60"><text:span text:style-name="T15">print("Before: x=", x, ", y=", y, sep='')</text:span></text:p>
                </text:list-item>
                <text:list-item>
                  <text:p text:style-name="P60"><text:span text:style-name="T15">f()</text:span></text:p>
                </text:list-item>
                <text:list-item>
                  <text:p text:style-name="P60"><text:span text:style-name="T15">print("After: x=", x, ", y=", y, sep='')</text:span></text:p>
                  <text:p text:style-name="P60"><text:span text:style-name="T5"/></text:p>
                  <text:p text:style-name="P60"><text:span text:style-name="T15">$</text:span><text:span text:style-name="T16"> python3 globvar.py</text:span></text:p>
                  <text:p text:style-name="P60"><text:span text:style-name="T15">Before: x=3, y=4</text:span></text:p>
                </text:list-item>
                <text:list-item>
                  <text:p text:style-name="P60"><text:span text:style-name="T15">After: x=3, y=6</text:span></text:p>
                </text:list-item>
                <text:list-item>
                  <text:p text:style-name="P60"><text:span text:style-name="T15">$</text:span><text:span text:style-name="T16"> </text:span></text:p>
                </text:list-item>
              </text:list>
            </text:list-item>
          </text:list>
          <text:list text:style-name="L6">
            <text:list-header>
              <text:p text:style-name="P61"><text:span text:style-name="T43"/></text:p>
            </text:list-header>
          </text:list>
          <draw:enhanced-geometry svg:viewBox="0 0 21600 21600" draw:type="mso-spt202" draw:enhanced-path="M 0 0 L 21600 0 21600 21600 0 21600 0 0 Z N"/>
        </draw:custom-shape>
        <draw:custom-shape draw:style-name="gr279"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80" draw:text-style-name="P16" draw:layer="layout" svg:width="19.474cm" svg:height="1.015cm" svg:x="2.963cm" svg:y="17.568cm">
          <text:list text:style-name="L2">
            <text:list-header>
              <text:p text:style-name="P15"><text:span text:style-name="T13">© Init AB</text:span><text:span text:style-name="T2"><text:tab/></text:span></text:p>
            </text:list-header>
          </text:list>
          <draw:enhanced-geometry svg:viewBox="0 0 21600 21600" draw:type="mso-spt202" draw:enhanced-path="M 0 0 L 21600 0 21600 21600 0 21600 0 0 Z N"/>
        </draw:custom-shape>
        <draw:custom-shape draw:style-name="gr281"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0"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1" draw:style-name="dp1" draw:master-page-name="Standard" presentation:use-date-time-name="dtd1">
        <draw:custom-shape draw:style-name="gr282" draw:text-style-name="P9" draw:layer="layout" svg:width="20.32cm" svg:height="2.54cm" svg:x="2.54cm" svg:y="0cm">
          <text:list text:style-name="L1">
            <text:list-header>
              <text:p text:style-name="P8"><text:span text:style-name="T3">”</text:span><text:span text:style-name="T3">Duck typing”</text:span></text:p>
            </text:list-header>
          </text:list>
          <draw:enhanced-geometry svg:viewBox="0 0 21600 21600" draw:type="mso-spt202" draw:enhanced-path="M 0 0 L 21600 0 21600 21600 0 21600 0 0 Z N"/>
        </draw:custom-shape>
        <draw:custom-shape draw:style-name="gr283" draw:text-style-name="P90" draw:layer="layout" svg:width="20.32cm" svg:height="13.083cm" svg:x="2.54cm" svg:y="3.215cm">
          <text:list text:style-name="L3">
            <text:list-item>
              <text:p text:style-name="P87"><text:span text:style-name="T66">Normalt låter</text:span><text:span text:style-name="T67"> man pythons </text:span><text:span text:style-name="T66">operationer</text:span><text:span text:style-name="T67"> </text:span><text:span text:style-name="T66">anpassa</text:span><text:span text:style-name="T67"> sig efter operandernas typ (“duck typing”). Om nödvändigt kan man kontrollera t.ex. funktionsargumentens typ explicit enligt nedan:</text:span></text:p>
            </text:list-item>
          </text:list>
          <text:list text:style-name="L4">
            <text:list-item>
              <text:list>
                <text:list-header>
                  <text:p text:style-name="P88"><text:span text:style-name="T68"/></text:p>
                  <text:p text:style-name="P89"><text:span text:style-name="T69"><text:tab/></text:span><text:span text:style-name="T69">def times2(x):</text:span></text:p>
                  <text:p text:style-name="P88"><text:span text:style-name="T69"><text:s text:c="4"/></text:span><text:span text:style-name="T69">if isinstance(x,(int, float, complex)):</text:span></text:p>
                  <text:p text:style-name="P88"><text:span text:style-name="T69"><text:s text:c="8"/></text:span><text:span text:style-name="T69">return 2*x</text:span></text:p>
                  <text:p text:style-name="P88"><text:span text:style-name="T69"><text:s text:c="4"/></text:span><text:span text:style-name="T69">else:</text:span></text:p>
                  <text:p text:style-name="P88"><text:span text:style-name="T69"><text:s text:c="8"/></text:span><text:span text:style-name="T69">return '?'</text:span></text:p>
                  <text:p text:style-name="P88"><text:span text:style-name="T69"/></text:p>
                  <text:p text:style-name="P89"><text:span text:style-name="T69"><text:tab/></text:span><text:span text:style-name="T69">&gt;&gt;&gt; </text:span><text:span text:style-name="T70">times2(25)</text:span></text:p>
                  <text:p text:style-name="P89"><text:span text:style-name="T69"><text:tab/></text:span><text:span text:style-name="T69">50</text:span></text:p>
                  <text:p text:style-name="P89"><text:span text:style-name="T69"><text:tab/></text:span><text:span text:style-name="T69">&gt;&gt;&gt; </text:span><text:span text:style-name="T70">times2('a')</text:span></text:p>
                  <text:p text:style-name="P89"><text:span text:style-name="T69"><text:tab/></text:span><text:span text:style-name="T69">?</text:span></text:p>
                </text:list-header>
              </text:list>
            </text:list-item>
          </text:list>
          <draw:enhanced-geometry svg:viewBox="0 0 21600 21600" draw:type="mso-spt202" draw:enhanced-path="M 0 0 L 21600 0 21600 21600 0 21600 0 0 Z N"/>
        </draw:custom-shape>
        <draw:custom-shape draw:style-name="gr284"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85"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86"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41" presentation:class="page"/>
          <draw:custom-shape draw:style-name="gr287" draw:text-style-name="P92" draw:layer="layout" svg:width="13.758cm" svg:height="12.343cm" svg:x="2.54cm" svg:y="13.031cm">
            <text:list text:style-name="L5">
              <text:list-header>
                <text:p text:style-name="P91"><text:span text:style-name="T14"/></text:p>
                <text:p text:style-name="P91"><text:span text:style-name="T14">Exempel med (int, float, complex, str). <text:s/>Hur blir det annorlunda?</text:span></text:p>
              </text:list-header>
            </text:list>
            <draw:enhanced-geometry svg:viewBox="0 0 21600 21600" draw:type="mso-spt202" draw:enhanced-path="M 0 0 L 21600 0 21600 21600 0 21600 0 0 Z N"/>
          </draw:custom-shape>
          <draw:custom-shape draw:style-name="gr288"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89"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90"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draw:custom-shape draw:style-name="gr291" draw:text-style-name="P9" draw:layer="layout" svg:width="20.32cm" svg:height="2.54cm" svg:x="2.54cm" svg:y="0cm">
          <text:list text:style-name="L1">
            <text:list-header>
              <text:p text:style-name="P8"><text:span text:style-name="T3">Funktioner - argument</text:span></text:p>
            </text:list-header>
          </text:list>
          <draw:enhanced-geometry svg:viewBox="0 0 21600 21600" draw:type="mso-spt202" draw:enhanced-path="M 0 0 L 21600 0 21600 21600 0 21600 0 0 Z N"/>
        </draw:custom-shape>
        <draw:custom-shape draw:style-name="gr292" draw:text-style-name="P96" draw:layer="layout" svg:width="20.32cm" svg:height="13.083cm" svg:x="2.54cm" svg:y="3.215cm">
          <text:list text:style-name="L3">
            <text:list-item>
              <text:p text:style-name="P93"><text:span text:style-name="T4">Default-argument</text:span></text:p>
            </text:list-item>
          </text:list>
          <text:list text:style-name="L4">
            <text:list-item>
              <text:list>
                <text:list-header>
                  <text:p text:style-name="P94"><text:span text:style-name="T5">def addera_moms(pris, faktor = 1.25):</text:span></text:p>
                </text:list-header>
                <text:list-item>
                  <text:p text:style-name="P94"><text:span text:style-name="T5"><text:s text:c="4"/></text:span><text:span text:style-name="T5">return pris*faktor</text:span></text:p>
                  <text:p text:style-name="P94"><text:span text:style-name="T5"/></text:p>
                  <text:p text:style-name="P94"><text:span text:style-name="T5">&gt;&gt;&gt; </text:span><text:span text:style-name="T7">addera_moms(200)</text:span></text:p>
                </text:list-item>
                <text:list-item>
                  <text:p text:style-name="P94"><text:span text:style-name="T5">250.0</text:span></text:p>
                </text:list-item>
                <text:list-item>
                  <text:p text:style-name="P94"><text:span text:style-name="T5">&gt;&gt;&gt; </text:span><text:span text:style-name="T7">addera_moms(200, 1.06)</text:span></text:p>
                </text:list-item>
                <text:list-item>
                  <text:p text:style-name="P94"><text:span text:style-name="T5">212.0</text:span></text:p>
                </text:list-item>
                <text:list-item>
                  <text:p text:style-name="P94"><text:span text:style-name="T5">&gt;&gt;&gt; </text:span><text:span text:style-name="T7">addera_moms(faktor=1.06, pris=200)</text:span></text:p>
                </text:list-item>
                <text:list-item>
                  <text:p text:style-name="P94"><text:span text:style-name="T5">212.0</text:span></text:p>
                </text:list-item>
                <text:list-item>
                  <text:p text:style-name="P94"><text:span text:style-name="T5">&gt;&gt;&gt; </text:span></text:p>
                  <text:p text:style-name="P94"><text:span text:style-name="T5"/></text:p>
                </text:list-item>
              </text:list>
            </text:list-item>
          </text:list>
          <text:list text:style-name="L3">
            <text:list-header>
              <text:p text:style-name="P95"><text:span text:style-name="T44"/></text:p>
            </text:list-header>
          </text:list>
          <draw:enhanced-geometry svg:viewBox="0 0 21600 21600" draw:type="mso-spt202" draw:enhanced-path="M 0 0 L 21600 0 21600 21600 0 21600 0 0 Z N"/>
        </draw:custom-shape>
        <draw:custom-shape draw:style-name="gr293"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294"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95"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42" presentation:class="page"/>
          <draw:custom-shape draw:style-name="gr296" draw:text-style-name="P23" draw:layer="layout" svg:width="13.758cm" svg:height="12.343cm" svg:x="2.54cm" svg:y="13.031cm">
            <text:list text:style-name="L7">
              <text:list-item>
                <text:p text:style-name="P22"><text:span text:style-name="T14">Variable number of positional arguments: *args</text:span></text:p>
              </text:list-item>
              <text:list-item>
                <text:p text:style-name="P22"><text:span text:style-name="T14">Variable number of keyword arguments: **kw</text:span></text:p>
              </text:list-item>
            </text:list>
            <text:list text:style-name="L5">
              <text:list-header>
                <text:p text:style-name="P33"><text:span text:style-name="T14"/></text:p>
              </text:list-header>
            </text:list>
            <text:list text:style-name="L7">
              <text:list-item>
                <text:p text:style-name="P22"><text:span text:style-name="T14">Fler detaljer sid 177ff (2</text:span><text:span text:style-name="T38">nd</text:span><text:span text:style-name="T14">)</text:span></text:p>
              </text:list-item>
            </text:list>
            <text:list text:style-name="L5">
              <text:list-header>
                <text:p text:style-name="P33"><text:span text:style-name="T14"/></text:p>
                <text:p text:style-name="P33"><text:span text:style-name="T14">For example force only kw arguments by using * in the siganture. <text:s/></text:span></text:p>
                <text:p text:style-name="P33"><text:span text:style-name="T14"/></text:p>
                <text:p text:style-name="P33"><text:span text:style-name="T14">Use list and dicts to pass arguments</text:span></text:p>
                <text:p text:style-name="P33"><text:span text:style-name="T14"/></text:p>
                <text:p text:style-name="P33"><text:span text:style-name="T14"/></text:p>
              </text:list-header>
            </text:list>
            <draw:enhanced-geometry svg:viewBox="0 0 21600 21600" draw:type="mso-spt202" draw:enhanced-path="M 0 0 L 21600 0 21600 21600 0 21600 0 0 Z N"/>
          </draw:custom-shape>
          <draw:custom-shape draw:style-name="gr297"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298"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299"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draw:custom-shape draw:style-name="gr300" draw:text-style-name="P9" draw:layer="layout" svg:width="20.32cm" svg:height="2.54cm" svg:x="2.54cm" svg:y="0cm">
          <text:list text:style-name="L1">
            <text:list-header>
              <text:p text:style-name="P8"><text:span text:style-name="T3">Funktioner - argument</text:span></text:p>
            </text:list-header>
          </text:list>
          <draw:enhanced-geometry svg:viewBox="0 0 21600 21600" draw:type="mso-spt202" draw:enhanced-path="M 0 0 L 21600 0 21600 21600 0 21600 0 0 Z N"/>
        </draw:custom-shape>
        <draw:custom-shape draw:style-name="gr301" draw:text-style-name="P96" draw:layer="layout" svg:width="20.32cm" svg:height="13.083cm" svg:x="2.54cm" svg:y="3.215cm">
          <text:list text:style-name="L3">
            <text:list-item>
              <text:p text:style-name="P93"><text:span text:style-name="T4">Godtyckligt antal argument</text:span></text:p>
            </text:list-item>
          </text:list>
          <text:list text:style-name="L4">
            <text:list-item>
              <text:list>
                <text:list-header>
                  <text:p text:style-name="P94"><text:span text:style-name="T5">def bar2(*args, **kw): </text:span></text:p>
                  <text:p text:style-name="P94"><text:span text:style-name="T5"><text:s text:c="4"/></text:span><text:span text:style-name="T5">print(args, kw)</text:span></text:p>
                  <text:p text:style-name="P94"><text:span text:style-name="T5"/></text:p>
                  <text:p text:style-name="P94"><text:span text:style-name="T5">&gt;&gt;&gt; </text:span><text:span text:style-name="T7">bar2(1, 2, 4, x=5, y=6)</text:span></text:p>
                  <text:p text:style-name="P94"><text:span text:style-name="T5">(1, 2, 4) {'x': 5, 'y': 6}</text:span></text:p>
                </text:list-header>
              </text:list>
            </text:list-item>
          </text:list>
          <text:list text:style-name="L6">
            <text:list-header>
              <text:p text:style-name="P97"><text:span text:style-name="T44"/></text:p>
            </text:list-header>
          </text:list>
          <draw:enhanced-geometry svg:viewBox="0 0 21600 21600" draw:type="mso-spt202" draw:enhanced-path="M 0 0 L 21600 0 21600 21600 0 21600 0 0 Z N"/>
        </draw:custom-shape>
        <draw:custom-shape draw:style-name="gr302"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03"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04"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43" presentation:class="page"/>
          <draw:custom-shape draw:style-name="gr305" draw:text-style-name="P23" draw:layer="layout" svg:width="13.758cm" svg:height="12.343cm" svg:x="2.54cm" svg:y="13.031cm">
            <text:list text:style-name="L7">
              <text:list-item>
                <text:p text:style-name="P22"><text:span text:style-name="T14">Variable number of positional arguments: *args</text:span></text:p>
              </text:list-item>
              <text:list-item>
                <text:p text:style-name="P22"><text:span text:style-name="T14">Variable number of keyword arguments: **kw</text:span></text:p>
              </text:list-item>
            </text:list>
            <text:list text:style-name="L5">
              <text:list-header>
                <text:p text:style-name="P33"><text:span text:style-name="T14"/></text:p>
              </text:list-header>
            </text:list>
            <text:list text:style-name="L7">
              <text:list-item>
                <text:p text:style-name="P22"><text:span text:style-name="T14">Fler detaljer sid 177ff (2</text:span><text:span text:style-name="T38">nd</text:span><text:span text:style-name="T14">)</text:span></text:p>
              </text:list-item>
            </text:list>
            <text:list text:style-name="L5">
              <text:list-header>
                <text:p text:style-name="P33"><text:span text:style-name="T14"/></text:p>
                <text:p text:style-name="P33"><text:span text:style-name="T14">For example force only kw arguments by using * in the siganture. <text:s/></text:span></text:p>
                <text:p text:style-name="P33"><text:span text:style-name="T14"/></text:p>
                <text:p text:style-name="P33"><text:span text:style-name="T14">Use list and dicts to pass arguments</text:span></text:p>
                <text:p text:style-name="P33"><text:span text:style-name="T14"/></text:p>
                <text:p text:style-name="P33"><text:span text:style-name="T14"/></text:p>
              </text:list-header>
            </text:list>
            <draw:enhanced-geometry svg:viewBox="0 0 21600 21600" draw:type="mso-spt202" draw:enhanced-path="M 0 0 L 21600 0 21600 21600 0 21600 0 0 Z N"/>
          </draw:custom-shape>
          <draw:custom-shape draw:style-name="gr306"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307"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308"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draw:custom-shape draw:style-name="gr309" draw:text-style-name="P9" draw:layer="layout" svg:width="20.32cm" svg:height="2.54cm" svg:x="2.54cm" svg:y="0cm">
          <text:list text:style-name="L1">
            <text:list-header>
              <text:p text:style-name="P8"><text:span text:style-name="T3">Funktioner - returvärden</text:span></text:p>
            </text:list-header>
          </text:list>
          <draw:enhanced-geometry svg:viewBox="0 0 21600 21600" draw:type="mso-spt202" draw:enhanced-path="M 0 0 L 21600 0 21600 21600 0 21600 0 0 Z N"/>
        </draw:custom-shape>
        <draw:custom-shape draw:style-name="gr310" draw:text-style-name="P50" draw:layer="layout" svg:width="20.32cm" svg:height="13.083cm" svg:x="2.54cm" svg:y="3.215cm">
          <text:list text:style-name="L3">
            <text:list-item>
              <text:p text:style-name="P45"><text:span text:style-name="T4">Flera returvärden - returnera tupel eller lista</text:span></text:p>
            </text:list-item>
          </text:list>
          <text:list text:style-name="L4">
            <text:list-item>
              <text:list>
                <text:list-header>
                  <text:p text:style-name="P46"><text:span text:style-name="T5"/></text:p>
                  <text:p text:style-name="P46"><text:span text:style-name="T5">&gt;&gt;&gt; </text:span><text:span text:style-name="T7">def func():</text:span></text:p>
                  <text:p text:style-name="P46"><text:span text:style-name="T5">... <text:s text:c="4"/></text:span><text:span text:style-name="T7">return (val1, val2)</text:span><text:span text:style-name="T5"> <text:s text:c="2"/># Alt: return val1, val2 </text:span></text:p>
                  <text:p text:style-name="P46"><text:span text:style-name="T5"/></text:p>
                  <text:p text:style-name="P46"><text:span text:style-name="T5">&gt;&gt;&gt; </text:span><text:span text:style-name="T7">def func():</text:span></text:p>
                  <text:p text:style-name="P46"><text:span text:style-name="T5">... <text:s text:c="4"/></text:span><text:span text:style-name="T7">return [val1, val2]</text:span></text:p>
                </text:list-header>
              </text:list>
            </text:list-item>
          </text:list>
          <text:list text:style-name="L3">
            <text:list-item>
              <text:p text:style-name="P47"><text:span text:style-name="T4">Inga returvärden - </text:span><text:span text:style-name="T41">None</text:span></text:p>
            </text:list-item>
          </text:list>
          <text:list text:style-name="L10">
            <text:list-item>
              <text:list>
                <text:list-item>
                  <text:p text:style-name="P58"><text:span text:style-name="T6">Om inte return anropas returneras None när funktionen avslutas</text:span></text:p>
                </text:list-item>
              </text:list>
            </text:list-item>
          </text:list>
          <text:list text:style-name="L4">
            <text:list-item>
              <text:list>
                <text:list-header>
                  <text:p text:style-name="P46"><text:span text:style-name="T40"/></text:p>
                </text:list-header>
              </text:list>
            </text:list-item>
          </text:list>
          <text:list text:style-name="L6">
            <text:list-header>
              <text:p text:style-name="P49"><text:span text:style-name="T71"/></text:p>
            </text:list-header>
          </text:list>
          <draw:enhanced-geometry svg:viewBox="0 0 21600 21600" draw:type="mso-spt202" draw:enhanced-path="M 0 0 L 21600 0 21600 21600 0 21600 0 0 Z N"/>
        </draw:custom-shape>
        <draw:custom-shape draw:style-name="gr311"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12"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13"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4"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5" draw:style-name="dp1" draw:master-page-name="Standard" presentation:use-date-time-name="dtd1">
        <draw:custom-shape draw:style-name="gr314" draw:text-style-name="P9" draw:layer="layout" svg:width="20.32cm" svg:height="2.54cm" svg:x="2.54cm" svg:y="0cm">
          <text:list text:style-name="L1">
            <text:list-header>
              <text:p text:style-name="P8"><text:span text:style-name="T3">Övning</text:span></text:p>
            </text:list-header>
          </text:list>
          <draw:enhanced-geometry svg:viewBox="0 0 21600 21600" draw:type="mso-spt202" draw:enhanced-path="M 0 0 L 21600 0 21600 21600 0 21600 0 0 Z N"/>
        </draw:custom-shape>
        <draw:custom-shape draw:style-name="gr315" draw:text-style-name="P31" draw:layer="layout" svg:width="20.32cm" svg:height="13.083cm" svg:x="2.54cm" svg:y="3.215cm">
          <text:list text:style-name="L3">
            <text:list-item>
              <text:p text:style-name="P25"><text:span text:style-name="T42">ovn0307/funktion.py </text:span><text:span text:style-name="T4"><text:s/>Skriv en funktion med namnet </text:span><text:span text:style-name="T55">maxtal</text:span><text:span text:style-name="T4"> som tar en lista av tal som parameter och returnerar det största talet i listan. T.ex. ska </text:span><text:span text:style-name="T72">maxtal([13, 5, 23, 8])</text:span><text:span text:style-name="T4"> returnera 23.</text:span><text:span text:style-name="T4"><text:line-break/></text:span><text:span text:style-name="T4"/></text:p>
            </text:list-item>
            <text:list-item>
              <text:p text:style-name="P25"><text:span text:style-name="T42">ovn0308/funktion2.py* </text:span><text:span text:style-name="T4"><text:s/>Som ovan, men</text:span></text:p>
              <text:list>
                <text:list-item>
                  <text:p text:style-name="P25"><text:span text:style-name="T4">Om listan är tom ska funktionen returnera None.</text:span></text:p>
                </text:list-item>
                <text:list-item>
                  <text:p text:style-name="P25"><text:span text:style-name="T4">Om listan innehåller något som inte är </text:span><text:span text:style-name="T55">int</text:span><text:span text:style-name="T4"> eller </text:span><text:span text:style-name="T55">float</text:span><text:span text:style-name="T4">, så ska funktionen returnera None.</text:span></text:p>
                </text:list-item>
                <text:list-item>
                  <text:p text:style-name="P25"><text:span text:style-name="T4">Det ska gå att anropa med en tupel eller range, inte enbart en lista.</text:span></text:p>
                </text:list-item>
                <text:list-item>
                  <text:p text:style-name="P25"><text:span text:style-name="T4">Det ska gå att anropa med en godtycklig sekvens (”lazy evaluation”), t.ex. </text:span><text:span text:style-name="T55">maxtal(reversed([5, 55, -5]))</text:span><text:span text:style-name="T73">.</text:span><text:span text:style-name="T4"><text:line-break/></text:span><text:span text:style-name="T4"/></text:p>
                </text:list-item>
              </text:list>
            </text:list-item>
            <text:list-item>
              <text:p text:style-name="P25"><text:span text:style-name="T42">ovn0309/funktion3.py* </text:span><text:span text:style-name="T4"><text:s/>Som ovan, men i stället för att funktionen ska ta ett enda argument som är en lista, ska den anropas med noll eller fler tal som argument. T.ex. ska </text:span><text:span text:style-name="T55">maxtal(13, 5, 23, 8)</text:span><text:span text:style-name="T4"> returnera 23. </text:span></text:p>
            </text:list-item>
          </text:list>
          <draw:enhanced-geometry svg:viewBox="0 0 21600 21600" draw:type="mso-spt202" draw:enhanced-path="M 0 0 L 21600 0 21600 21600 0 21600 0 0 Z N"/>
        </draw:custom-shape>
        <draw:custom-shape draw:style-name="gr316"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17"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18"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45" presentation:class="page"/>
          <draw:custom-shape draw:style-name="gr319"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320"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321"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draw:custom-shape draw:style-name="gr322" draw:text-style-name="P9" draw:layer="layout" svg:width="20.32cm" svg:height="2.54cm" svg:x="2.54cm" svg:y="0cm">
          <text:list text:style-name="L1">
            <text:list-header>
              <text:p text:style-name="P8"><text:span text:style-name="T3">Pythonobjekt</text:span></text:p>
            </text:list-header>
          </text:list>
          <draw:enhanced-geometry svg:viewBox="0 0 21600 21600" draw:type="mso-spt202" draw:enhanced-path="M 0 0 L 21600 0 21600 21600 0 21600 0 0 Z N"/>
        </draw:custom-shape>
        <draw:custom-shape draw:style-name="gr323" draw:text-style-name="P31" draw:layer="layout" svg:width="20.32cm" svg:height="13.718cm" svg:x="2.54cm" svg:y="3.215cm">
          <text:list text:style-name="L3">
            <text:list-item>
              <text:p text:style-name="P25"><text:span text:style-name="T4">Ett objekt har: <text:s/></text:span><text:span text:style-name="T41">typ</text:span><text:span text:style-name="T4">, </text:span><text:span text:style-name="T41">värde</text:span><text:span text:style-name="T4"> och </text:span><text:span text:style-name="T41">identitet</text:span></text:p>
            </text:list-item>
          </text:list>
          <text:list text:style-name="L4">
            <text:list-item>
              <text:list>
                <text:list-header>
                  <text:p text:style-name="P98"><text:span text:style-name="T5">&gt;&gt;&gt; </text:span><text:span text:style-name="T7">a = [1, 2, 3]</text:span></text:p>
                  <text:p text:style-name="P98"><text:span text:style-name="T5">&gt;&gt;&gt; </text:span><text:span text:style-name="T7">b = a</text:span></text:p>
                </text:list-header>
                <text:list-item>
                  <text:p text:style-name="P98"><text:span text:style-name="T27">&gt;&gt;&gt; </text:span><text:span text:style-name="T28">id(a) <text:s text:c="9"/># </text:span><text:span text:style-name="T30">id()</text:span><text:span text:style-name="T6"> ger identiteten, </text:span></text:p>
                  <text:p text:style-name="P98"><text:span text:style-name="T5">136046976</text:span></text:p>
                  <text:p text:style-name="P98"><text:span text:style-name="T5">&gt;&gt;&gt; </text:span><text:span text:style-name="T7">id(b)</text:span></text:p>
                  <text:p text:style-name="P98"><text:span text:style-name="T5">136046976</text:span></text:p>
                </text:list-item>
                <text:list-item>
                  <text:p text:style-name="P98"><text:span text:style-name="T27">&gt;&gt;&gt; </text:span><text:span text:style-name="T28">a is b <text:s text:c="8"/># </text:span><text:span text:style-name="T30">is</text:span><text:span text:style-name="T6"> ger sant om det är samma objekt</text:span></text:p>
                  <text:p text:style-name="P98"><text:span text:style-name="T5">True</text:span></text:p>
                  <text:p text:style-name="P98"><text:span text:style-name="T5">&gt;&gt;&gt; </text:span><text:span text:style-name="T7">c = [1, 2, 3]</text:span></text:p>
                  <text:p text:style-name="P98"><text:span text:style-name="T5">&gt;&gt;&gt; </text:span><text:span text:style-name="T7">c is a</text:span></text:p>
                  <text:p text:style-name="P98"><text:span text:style-name="T5">False</text:span></text:p>
                  <text:p text:style-name="P98"><text:span text:style-name="T5">&gt;&gt;&gt; </text:span><text:span text:style-name="T7">vars()</text:span></text:p>
                </text:list-item>
                <text:list-item>
                  <text:p text:style-name="P98"><text:span text:style-name="T5">{'__name__': '__main__', '__doc__': None, '__package__': None, 'a': [1, 2, 3], 'b': [1, 2, 3], 'c': [1, 2, 3]}</text:span></text:p>
                </text:list-item>
                <text:list-item>
                  <text:p text:style-name="P98"><text:span text:style-name="T5"/></text:p>
                </text:list-item>
              </text:list>
            </text:list-item>
          </text:list>
          <text:list text:style-name="L6">
            <text:list-header>
              <text:p text:style-name="P64"><text:span text:style-name="T47"/></text:p>
            </text:list-header>
          </text:list>
          <draw:enhanced-geometry svg:viewBox="0 0 21600 21600" draw:type="mso-spt202" draw:enhanced-path="M 0 0 L 21600 0 21600 21600 0 21600 0 0 Z N"/>
        </draw:custom-shape>
        <draw:custom-shape draw:style-name="gr324"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25"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26"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46" presentation:class="page"/>
          <draw:custom-shape draw:style-name="gr327" draw:text-style-name="P23" draw:layer="layout" svg:width="13.758cm" svg:height="12.343cm" svg:x="2.54cm" svg:y="13.031cm">
            <text:list text:style-name="L7">
              <text:list-item>
                <text:p text:style-name="P22"><text:span text:style-name="T14">Id a unuque integer for the object given</text:span></text:p>
              </text:list-item>
            </text:list>
            <text:list text:style-name="L5">
              <text:list-header>
                <text:p text:style-name="P33"><text:span text:style-name="T14"/></text:p>
              </text:list-header>
            </text:list>
            <text:list text:style-name="L7">
              <text:list-item>
                <text:p text:style-name="P22"><text:span text:style-name="T14">Is uses id behind the scenes</text:span></text:p>
              </text:list-item>
            </text:list>
            <draw:enhanced-geometry svg:viewBox="0 0 21600 21600" draw:type="mso-spt202" draw:enhanced-path="M 0 0 L 21600 0 21600 21600 0 21600 0 0 Z N"/>
          </draw:custom-shape>
          <draw:custom-shape draw:style-name="gr328"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329"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330"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draw:custom-shape draw:style-name="gr331" draw:text-style-name="P9" draw:layer="layout" svg:width="20.32cm" svg:height="2.54cm" svg:x="2.54cm" svg:y="0cm">
          <text:list text:style-name="L1">
            <text:list-header>
              <text:p text:style-name="P8"><text:span text:style-name="T3">Ta bort variabler</text:span></text:p>
            </text:list-header>
          </text:list>
          <draw:enhanced-geometry svg:viewBox="0 0 21600 21600" draw:type="mso-spt202" draw:enhanced-path="M 0 0 L 21600 0 21600 21600 0 21600 0 0 Z N"/>
        </draw:custom-shape>
        <draw:custom-shape draw:style-name="gr332" draw:text-style-name="P103" draw:layer="layout" svg:width="20.32cm" svg:height="14.49cm" svg:x="2.54cm" svg:y="3.215cm">
          <text:list text:style-name="L3">
            <text:list-item>
              <text:p text:style-name="P99"><text:span text:style-name="T74">Borttagning av variabler görs med </text:span><text:span text:style-name="T75">del</text:span></text:p>
              <text:list>
                <text:list-item>
                  <text:p text:style-name="P99"><text:span text:style-name="T68">automatiska minneshanteringen (skräpsamling) kan ta vid</text:span></text:p>
                </text:list-item>
              </text:list>
              <text:p text:style-name="P100"><text:span text:style-name="T74"/></text:p>
            </text:list-item>
          </text:list>
          <text:list text:style-name="L4">
            <text:list-item>
              <text:list>
                <text:list-header>
                  <text:p text:style-name="P101"><text:span text:style-name="T76">&gt;&gt;&gt; </text:span><text:span text:style-name="T77">a = 1.2</text:span></text:p>
                  <text:p text:style-name="P101"><text:span text:style-name="T76">&gt;&gt;&gt; </text:span><text:span text:style-name="T77">b = a</text:span></text:p>
                  <text:p text:style-name="P101"><text:span text:style-name="T76">&gt;&gt;&gt; </text:span><text:span text:style-name="T77">del a</text:span></text:p>
                  <text:p text:style-name="P101"><text:span text:style-name="T76">&gt;&gt;&gt; </text:span><text:span text:style-name="T77">b</text:span></text:p>
                  <text:p text:style-name="P101"><text:span text:style-name="T76">1.2</text:span></text:p>
                </text:list-header>
                <text:list-item>
                  <text:p text:style-name="P101"><text:span text:style-name="T76">&gt;&gt;&gt; </text:span><text:span text:style-name="T77">'b' in vars()</text:span></text:p>
                </text:list-item>
                <text:list-item>
                  <text:p text:style-name="P101"><text:span text:style-name="T76">True</text:span></text:p>
                </text:list-item>
                <text:list-item>
                  <text:p text:style-name="P101"><text:span text:style-name="T76">&gt;&gt;&gt; </text:span><text:span text:style-name="T77">'a' in vars()</text:span></text:p>
                </text:list-item>
                <text:list-item>
                  <text:p text:style-name="P101"><text:span text:style-name="T76">False</text:span></text:p>
                </text:list-item>
                <text:list-item>
                  <text:p text:style-name="P101"><text:span text:style-name="T76">&gt;&gt;&gt; </text:span></text:p>
                </text:list-item>
                <text:list-item>
                  <text:p text:style-name="P101"><text:span text:style-name="T76"><text:s/></text:span></text:p>
                  <text:p text:style-name="P101"><text:span text:style-name="T78"/></text:p>
                </text:list-item>
              </text:list>
            </text:list-item>
          </text:list>
          <text:list text:style-name="L3">
            <text:list-header>
              <text:p text:style-name="P100"><text:span text:style-name="T79"/></text:p>
            </text:list-header>
          </text:list>
          <text:list text:style-name="L4">
            <text:list-item>
              <text:list>
                <text:list-header>
                  <text:p text:style-name="P101"><text:span text:style-name="T76"/></text:p>
                </text:list-header>
              </text:list>
            </text:list-item>
          </text:list>
          <text:list text:style-name="L6">
            <text:list-header>
              <text:p text:style-name="P102"><text:span text:style-name="T80"/></text:p>
            </text:list-header>
          </text:list>
          <draw:enhanced-geometry svg:viewBox="0 0 21600 21600" draw:type="mso-spt202" draw:enhanced-path="M 0 0 L 21600 0 21600 21600 0 21600 0 0 Z N"/>
        </draw:custom-shape>
        <draw:custom-shape draw:style-name="gr333"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34"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35"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7"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8" draw:style-name="dp1" draw:master-page-name="Standard" presentation:use-date-time-name="dtd1">
        <draw:custom-shape draw:style-name="gr336" draw:text-style-name="P9" draw:layer="layout" svg:width="20.32cm" svg:height="2.54cm" svg:x="2.54cm" svg:y="0cm">
          <text:list text:style-name="L1">
            <text:list-header>
              <text:p text:style-name="P8"><text:span text:style-name="T3">Immutable, Mutable</text:span></text:p>
            </text:list-header>
          </text:list>
          <draw:enhanced-geometry svg:viewBox="0 0 21600 21600" draw:type="mso-spt202" draw:enhanced-path="M 0 0 L 21600 0 21600 21600 0 21600 0 0 Z N"/>
        </draw:custom-shape>
        <draw:custom-shape draw:style-name="gr337" draw:text-style-name="P31" draw:layer="layout" svg:width="20.32cm" svg:height="14.627cm" svg:x="2.54cm" svg:y="3.215cm">
          <text:list text:style-name="L3">
            <text:list-item>
              <text:p text:style-name="P25"><text:span text:style-name="T19">Immutable - objekt vars värden inte kan förändras</text:span></text:p>
            </text:list-item>
          </text:list>
          <text:list text:style-name="L14">
            <text:list-item>
              <text:list>
                <text:list-item>
                  <text:p text:style-name="P29"><text:span text:style-name="T23">Exempel: Strängar</text:span></text:p>
                </text:list-item>
              </text:list>
            </text:list-item>
          </text:list>
          <text:list text:style-name="L4">
            <text:list-item>
              <text:list>
                <text:list-header>
                  <text:p text:style-name="P98"><text:span text:style-name="T23"/></text:p>
                  <text:p text:style-name="P104"><text:span text:style-name="T81">&gt;&gt;&gt; s = 'STRÄNG'</text:span></text:p>
                  <text:p text:style-name="P104"><text:span text:style-name="T81">&gt;&gt;&gt; print(s[1])</text:span></text:p>
                  <text:p text:style-name="P104"><text:span text:style-name="T81">'T'</text:span></text:p>
                  <text:p text:style-name="P104"><text:span text:style-name="T81">&gt;&gt;&gt; s[1] = 'P'</text:span></text:p>
                  <text:p text:style-name="P104"><text:span text:style-name="T81">Traceback...</text:span></text:p>
                  <text:p text:style-name="P104"><text:span text:style-name="T81">...</text:span></text:p>
                  <text:p text:style-name="P104"><text:span text:style-name="T81">TypeError: 'str' object does not support item assignment</text:span></text:p>
                  <text:p text:style-name="P98"><text:span text:style-name="T23"/></text:p>
                </text:list-header>
              </text:list>
            </text:list-item>
          </text:list>
          <text:list text:style-name="L3">
            <text:list-item>
              <text:p text:style-name="P27"><text:span text:style-name="T19">Mutable - objekt vars värden kan förändras</text:span></text:p>
            </text:list-item>
          </text:list>
          <text:list text:style-name="L14">
            <text:list-item>
              <text:list>
                <text:list-item>
                  <text:p text:style-name="P29"><text:span text:style-name="T23">Exempel: Listor</text:span></text:p>
                </text:list-item>
              </text:list>
            </text:list-item>
          </text:list>
          <text:list text:style-name="L4">
            <text:list-item>
              <text:list>
                <text:list-header>
                  <text:p text:style-name="P98"><text:span text:style-name="T23"/></text:p>
                  <text:p text:style-name="P104"><text:span text:style-name="T82">&gt;&gt;&gt; li = list('LISTA')</text:span></text:p>
                  <text:p text:style-name="P104"><text:span text:style-name="T82">&gt;&gt;&gt; li[0] = 'P'</text:span></text:p>
                  <text:p text:style-name="P104"><text:span text:style-name="T82">&gt;&gt;&gt; print(li)</text:span></text:p>
                  <text:p text:style-name="P104"><text:span text:style-name="T82">['P', 'I', 'S', 'T', 'A']</text:span></text:p>
                  <text:p text:style-name="P104"><text:span text:style-name="T81"/></text:p>
                  <text:p text:style-name="P98"><text:span text:style-name="T23"/></text:p>
                  <text:p text:style-name="P98"><text:span text:style-name="T23"/></text:p>
                </text:list-header>
              </text:list>
            </text:list-item>
          </text:list>
          <text:list text:style-name="L6">
            <text:list-header>
              <text:p text:style-name="P64"><text:span text:style-name="T47"/></text:p>
            </text:list-header>
          </text:list>
          <draw:enhanced-geometry svg:viewBox="0 0 21600 21600" draw:type="mso-spt202" draw:enhanced-path="M 0 0 L 21600 0 21600 21600 0 21600 0 0 Z N"/>
        </draw:custom-shape>
        <draw:custom-shape draw:style-name="gr338"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39"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40"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draw:frame draw:style-name="gr341" draw:text-style-name="P32" draw:layer="layout" svg:width="6.456cm" svg:height="2.077cm" svg:x="14.883cm" svg:y="5.159cm">
          <draw:object-ole draw:class-id="00000000-0000-0000-0000-000000000000" xlink:href="./Object 1" xlink:type="simple" xlink:show="embed" xlink:actuate="onLoad">
            <loext:p/>
          </draw:object-ole>
          <draw:image xlink:href="./ObjectReplacements/Object 1" xlink:type="simple" xlink:show="embed" xlink:actuate="onLoad"/>
        </draw:frame>
        <draw:frame draw:style-name="gr342" draw:text-style-name="P32" draw:layer="layout" svg:width="5.08cm" svg:height="1.08cm" svg:x="14.883cm" svg:y="11.708cm">
          <draw:object-ole draw:class-id="00000000-0000-0000-0000-000000000000" xlink:href="./Object 2" xlink:type="simple" xlink:show="embed" xlink:actuate="onLoad">
            <loext:p/>
          </draw:object-ole>
          <draw:image xlink:href="./ObjectReplacements/Object 2" xlink:type="simple" xlink:show="embed" xlink:actuate="onLoad"/>
        </draw:frame>
        <presentation:notes draw:style-name="dp3">
          <draw:page-thumbnail draw:style-name="gr6" draw:layer="layout" svg:width="13.714cm" svg:height="10.288cm" svg:x="2.584cm" svg:y="2.055cm" draw:page-number="48"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9" draw:style-name="dp1" draw:master-page-name="Standard" presentation:use-date-time-name="dtd1">
        <draw:custom-shape draw:style-name="gr343" draw:text-style-name="P9" draw:layer="layout" svg:width="20.32cm" svg:height="2.54cm" svg:x="2.54cm" svg:y="0cm">
          <text:list text:style-name="L1">
            <text:list-header>
              <text:p text:style-name="P8"><text:span text:style-name="T3">Immutable</text:span></text:p>
            </text:list-header>
          </text:list>
          <draw:enhanced-geometry svg:viewBox="0 0 21600 21600" draw:type="mso-spt202" draw:enhanced-path="M 0 0 L 21600 0 21600 21600 0 21600 0 0 Z N"/>
        </draw:custom-shape>
        <draw:custom-shape draw:style-name="gr344" draw:text-style-name="P31" draw:layer="layout" svg:width="20.32cm" svg:height="13.083cm" svg:x="2.54cm" svg:y="3.215cm">
          <text:list text:style-name="L3">
            <text:list-item>
              <text:p text:style-name="P25"><text:span text:style-name="T19">Immutable - Tal, strängar, tupler, frozenset</text:span></text:p>
            </text:list-item>
          </text:list>
          <text:list text:style-name="L4">
            <text:list-item>
              <text:list>
                <text:list-header>
                  <text:p text:style-name="P105"><text:span text:style-name="T23"/></text:p>
                  <text:p text:style-name="P105"><text:span text:style-name="T20">&gt;&gt;&gt; </text:span><text:span text:style-name="T21">a = 1.2</text:span></text:p>
                  <text:p text:style-name="P105"><text:span text:style-name="T20">&gt;&gt;&gt; </text:span><text:span text:style-name="T21">id(a)</text:span></text:p>
                  <text:p text:style-name="P105"><text:span text:style-name="T20">136427476</text:span></text:p>
                  <text:p text:style-name="P105"><text:span text:style-name="T20">&gt;&gt;&gt; </text:span><text:span text:style-name="T21">a += 1</text:span></text:p>
                  <text:p text:style-name="P105"><text:span text:style-name="T20">&gt;&gt;&gt; </text:span><text:span text:style-name="T21">id(a)</text:span></text:p>
                  <text:p text:style-name="P105"><text:span text:style-name="T20">136427444</text:span></text:p>
                  <text:p text:style-name="P105"><text:span text:style-name="T20"/></text:p>
                  <text:p text:style-name="P105"><text:span text:style-name="T20"/></text:p>
                  <text:p text:style-name="P105"><text:span text:style-name="T20">&gt;&gt;&gt; </text:span><text:span text:style-name="T21">b = a</text:span></text:p>
                  <text:p text:style-name="P105"><text:span text:style-name="T20">&gt;&gt;&gt; </text:span><text:span text:style-name="T21">id(b)</text:span></text:p>
                  <text:p text:style-name="P105"><text:span text:style-name="T20">136427444</text:span></text:p>
                  <text:p text:style-name="P105"><text:span text:style-name="T20"/></text:p>
                </text:list-header>
              </text:list>
            </text:list-item>
          </text:list>
          <text:list text:style-name="L15">
            <text:list-item>
              <text:list>
                <text:list-item>
                  <text:p text:style-name="P29"><text:span text:style-name="T23">Just nu råkar a och b peka på samma minnesutrymme men så fort b sätts till ett nytt värde kommer b att peka på ett nytt minnesutrymme medan a behåller sitt gamla</text:span></text:p>
                </text:list-item>
              </text:list>
            </text:list-item>
          </text:list>
          <text:list text:style-name="L6">
            <text:list-header>
              <text:p text:style-name="P64"><text:span text:style-name="T47"/></text:p>
            </text:list-header>
          </text:list>
          <draw:enhanced-geometry svg:viewBox="0 0 21600 21600" draw:type="mso-spt202" draw:enhanced-path="M 0 0 L 21600 0 21600 21600 0 21600 0 0 Z N"/>
        </draw:custom-shape>
        <draw:custom-shape draw:style-name="gr345"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46"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47"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draw:g>
          <draw:custom-shape draw:style-name="gr348" draw:text-style-name="P107" draw:layer="layout" svg:width="2.363cm" svg:height="0.849cm" svg:x="8.537cm" svg:y="4.763cm">
            <text:list text:style-name="L5">
              <text:list-header>
                <text:p text:style-name="P106"><text:span text:style-name="T83">a</text:span></text:p>
              </text:list-header>
            </text:list>
            <draw:enhanced-geometry svg:viewBox="0 0 21600 21600" draw:type="mso-spt202" draw:enhanced-path="M 0 0 L 21600 0 21600 21600 0 21600 0 0 Z N"/>
          </draw:custom-shape>
          <draw:custom-shape draw:style-name="gr349" draw:text-style-name="P107" draw:layer="layout" svg:width="2.778cm" svg:height="0.849cm" svg:x="10.826cm" svg:y="4.763cm">
            <text:list text:style-name="L5">
              <text:list-header>
                <text:p text:style-name="P106"><text:span text:style-name="T83">1.2</text:span></text:p>
              </text:list-header>
            </text:list>
            <draw:enhanced-geometry svg:viewBox="0 0 21600 21600" draw:type="mso-spt202" draw:enhanced-path="M 0 0 L 21600 0 21600 21600 0 21600 0 0 Z N"/>
          </draw:custom-shape>
          <draw:line draw:style-name="gr350" draw:text-style-name="P32" draw:layer="layout" svg:x1="10.129cm" svg:y1="5.163cm" svg:x2="11.479cm" svg:y2="5.163cm">
            <text:p/>
          </draw:line>
          <draw:custom-shape draw:style-name="gr351" draw:text-style-name="P107" draw:layer="layout" svg:width="2.363cm" svg:height="0.849cm" svg:x="8.537cm" svg:y="6.744cm">
            <text:list text:style-name="L5">
              <text:list-header>
                <text:p text:style-name="P106"><text:span text:style-name="T83">a</text:span></text:p>
              </text:list-header>
            </text:list>
            <draw:enhanced-geometry svg:viewBox="0 0 21600 21600" draw:type="mso-spt202" draw:enhanced-path="M 0 0 L 21600 0 21600 21600 0 21600 0 0 Z N"/>
          </draw:custom-shape>
          <draw:custom-shape draw:style-name="gr352" draw:text-style-name="P107" draw:layer="layout" svg:width="2.778cm" svg:height="0.849cm" svg:x="10.826cm" svg:y="6.744cm">
            <text:list text:style-name="L5">
              <text:list-header>
                <text:p text:style-name="P106"><text:span text:style-name="T83">1.2</text:span></text:p>
              </text:list-header>
            </text:list>
            <draw:enhanced-geometry svg:viewBox="0 0 21600 21600" draw:type="mso-spt202" draw:enhanced-path="M 0 0 L 21600 0 21600 21600 0 21600 0 0 Z N"/>
          </draw:custom-shape>
          <draw:custom-shape draw:style-name="gr353" draw:text-style-name="P107" draw:layer="layout" svg:width="2.778cm" svg:height="0.849cm" svg:x="10.826cm" svg:y="8.132cm">
            <text:list text:style-name="L5">
              <text:list-header>
                <text:p text:style-name="P106"><text:span text:style-name="T83">2.2</text:span></text:p>
              </text:list-header>
            </text:list>
            <draw:enhanced-geometry svg:viewBox="0 0 21600 21600" draw:type="mso-spt202" draw:enhanced-path="M 0 0 L 21600 0 21600 21600 0 21600 0 0 Z N"/>
          </draw:custom-shape>
          <draw:line draw:style-name="gr354" draw:text-style-name="P32" draw:layer="layout" svg:x1="10.125cm" svg:y1="7.132cm" svg:x2="10.676cm" svg:y2="7.132cm">
            <text:p/>
          </draw:line>
          <draw:line draw:style-name="gr354" draw:text-style-name="P32" draw:layer="layout" svg:x1="10.724cm" svg:y1="7.132cm" svg:x2="10.724cm" svg:y2="8.475cm">
            <text:p/>
          </draw:line>
          <draw:line draw:style-name="gr350" draw:text-style-name="P32" draw:layer="layout" svg:x1="10.724cm" svg:y1="8.532cm" svg:x2="11.479cm" svg:y2="8.532cm">
            <text:p/>
          </draw:line>
        </draw:g>
        <presentation:notes draw:style-name="dp3">
          <draw:page-thumbnail draw:style-name="gr6" draw:layer="layout" svg:width="13.714cm" svg:height="10.288cm" svg:x="2.584cm" svg:y="2.055cm" draw:page-number="49"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50" draw:style-name="dp1" draw:master-page-name="Standard" presentation:use-date-time-name="dtd1">
        <draw:custom-shape draw:style-name="gr355" draw:text-style-name="P9" draw:layer="layout" svg:width="20.32cm" svg:height="2.54cm" svg:x="2.54cm" svg:y="0cm">
          <text:list text:style-name="L1">
            <text:list-header>
              <text:p text:style-name="P8"><text:span text:style-name="T3">Mutable</text:span></text:p>
            </text:list-header>
          </text:list>
          <draw:enhanced-geometry svg:viewBox="0 0 21600 21600" draw:type="mso-spt202" draw:enhanced-path="M 0 0 L 21600 0 21600 21600 0 21600 0 0 Z N"/>
        </draw:custom-shape>
        <draw:custom-shape draw:style-name="gr356" draw:text-style-name="P43" draw:layer="layout" svg:width="20.32cm" svg:height="13.824cm" svg:x="2.54cm" svg:y="3.215cm">
          <text:list text:style-name="L3">
            <text:list-item>
              <text:p text:style-name="P40"><text:span text:style-name="T19">Mutable - objekt vars värden kan förändras</text:span></text:p>
            </text:list-item>
          </text:list>
          <text:list text:style-name="L14">
            <text:list-item>
              <text:list>
                <text:list-item>
                  <text:p text:style-name="P108"><text:span text:style-name="T23">Listor, dictionaries, set</text:span></text:p>
                </text:list-item>
              </text:list>
            </text:list-item>
          </text:list>
          <text:list text:style-name="L4">
            <text:list-item>
              <text:list>
                <text:list-header>
                  <text:p text:style-name="P109"><text:span text:style-name="T23"/></text:p>
                  <text:p text:style-name="P109"><text:span text:style-name="T20">&gt;&gt;&gt; </text:span><text:span text:style-name="T21">a = [1, 2, 3]</text:span></text:p>
                  <text:p text:style-name="P109"><text:span text:style-name="T20">&gt;&gt;&gt; </text:span><text:span text:style-name="T21">id(a)</text:span></text:p>
                  <text:p text:style-name="P109"><text:span text:style-name="T20">136011360</text:span></text:p>
                  <text:p text:style-name="P109"><text:span text:style-name="T20">&gt;&gt;&gt; </text:span><text:span text:style-name="T21">b = a</text:span></text:p>
                  <text:p text:style-name="P109"><text:span text:style-name="T20">&gt;&gt;&gt; </text:span><text:span text:style-name="T21">id(b)</text:span></text:p>
                  <text:p text:style-name="P109"><text:span text:style-name="T20">136011360</text:span></text:p>
                  <text:p text:style-name="P109"><text:span text:style-name="T20">&gt;&gt;&gt; </text:span><text:span text:style-name="T21">a += [4, 5]</text:span></text:p>
                  <text:p text:style-name="P109"><text:span text:style-name="T20">&gt;&gt;&gt; </text:span><text:span text:style-name="T21">print(a)</text:span></text:p>
                  <text:p text:style-name="P109"><text:span text:style-name="T20">[1, 2, 3, 4, 5]</text:span></text:p>
                  <text:p text:style-name="P109"><text:span text:style-name="T20">&gt;&gt;&gt; </text:span><text:span text:style-name="T21">print(b)</text:span></text:p>
                  <text:p text:style-name="P109"><text:span text:style-name="T20">[1, 2, 3, 4, 5]</text:span></text:p>
                  <text:p text:style-name="P109"><text:span text:style-name="T20">&gt;&gt;&gt; </text:span><text:span text:style-name="T21">id(a)</text:span></text:p>
                  <text:p text:style-name="P109"><text:span text:style-name="T20">136011360</text:span></text:p>
                  <text:p text:style-name="P109"><text:span text:style-name="T20"/></text:p>
                </text:list-header>
              </text:list>
            </text:list-item>
          </text:list>
          <text:list text:style-name="L14">
            <text:list-item>
              <text:list>
                <text:list-item>
                  <text:p text:style-name="P108"><text:span text:style-name="T84">a</text:span><text:span text:style-name="T23"> och </text:span><text:span text:style-name="T84">b</text:span><text:span text:style-name="T23"> refererar nu till samma minnesutrymme. Om </text:span><text:span text:style-name="T84">a</text:span><text:span text:style-name="T23"> förändras kommer även </text:span><text:span text:style-name="T84">b</text:span><text:span text:style-name="T23"> att förändras</text:span></text:p>
                </text:list-item>
                <text:list-item>
                  <text:p text:style-name="P108"><text:span text:style-name="T23">För att göra en ny (ytlig) kopia av </text:span><text:span text:style-name="T84">a</text:span><text:span text:style-name="T23"> - skriv: </text:span><text:span text:style-name="T20">b = list(a)</text:span></text:p>
                </text:list-item>
              </text:list>
            </text:list-item>
          </text:list>
          <text:list text:style-name="L6">
            <text:list-header>
              <text:p text:style-name="P64"><text:span text:style-name="T25"/></text:p>
            </text:list-header>
          </text:list>
          <draw:enhanced-geometry svg:viewBox="0 0 21600 21600" draw:type="mso-spt202" draw:enhanced-path="M 0 0 L 21600 0 21600 21600 0 21600 0 0 Z N"/>
        </draw:custom-shape>
        <draw:custom-shape draw:style-name="gr357"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58"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59"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50" presentation:class="page"/>
          <draw:custom-shape draw:style-name="gr360" draw:text-style-name="P23" draw:layer="layout" svg:width="13.758cm" svg:height="12.343cm" svg:x="2.54cm" svg:y="13.031cm">
            <text:list text:style-name="L7">
              <text:list-item>
                <text:p text:style-name="P22"><text:span text:style-name="T14">Ger inte en deep copy utan en shallow copy</text:span></text:p>
              </text:list-item>
            </text:list>
            <draw:enhanced-geometry svg:viewBox="0 0 21600 21600" draw:type="mso-spt202" draw:enhanced-path="M 0 0 L 21600 0 21600 21600 0 21600 0 0 Z N"/>
          </draw:custom-shape>
          <draw:custom-shape draw:style-name="gr361"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362"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363"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draw:custom-shape draw:style-name="gr364" draw:text-style-name="P9" draw:layer="layout" svg:width="20.32cm" svg:height="2.54cm" svg:x="2.54cm" svg:y="0cm">
          <text:list text:style-name="L1">
            <text:list-header>
              <text:p text:style-name="P8"><text:span text:style-name="T3">"Funktionella" funktioner</text:span></text:p>
            </text:list-header>
          </text:list>
          <draw:enhanced-geometry svg:viewBox="0 0 21600 21600" draw:type="mso-spt202" draw:enhanced-path="M 0 0 L 21600 0 21600 21600 0 21600 0 0 Z N"/>
        </draw:custom-shape>
        <draw:custom-shape draw:style-name="gr365" draw:text-style-name="P31" draw:layer="layout" svg:width="20.32cm" svg:height="13.083cm" svg:x="2.54cm" svg:y="3.215cm">
          <text:list text:style-name="L16">
            <text:list-item>
              <text:p text:style-name="P25"><text:span text:style-name="T45">lambda</text:span><text:span text:style-name="T19"> - anonyma funktioner</text:span></text:p>
            </text:list-item>
          </text:list>
          <text:list text:style-name="L4">
            <text:list-item>
              <text:list>
                <text:list-header>
                  <text:p text:style-name="P110"><text:span text:style-name="T20">&gt;&gt;&gt; </text:span><text:span text:style-name="T21">a = lambda x: x*x*x</text:span></text:p>
                  <text:p text:style-name="P110"><text:span text:style-name="T20">&gt;&gt;&gt; </text:span><text:span text:style-name="T21">a(3)</text:span></text:p>
                  <text:p text:style-name="P110"><text:span text:style-name="T20">27</text:span></text:p>
                </text:list-header>
              </text:list>
            </text:list-item>
          </text:list>
          <text:list text:style-name="L16">
            <text:list-item>
              <text:p text:style-name="P27"><text:span text:style-name="T45">map</text:span><text:span text:style-name="T19"> - applicera funktion på varje element i lista. </text:span></text:p>
            </text:list-item>
          </text:list>
          <text:list text:style-name="L17">
            <text:list-item>
              <text:list>
                <text:list-item>
                  <text:p text:style-name="P29"><text:span text:style-name="T23">Returnerar ett iteratorobjekt</text:span></text:p>
                </text:list-item>
              </text:list>
            </text:list-item>
          </text:list>
          <text:list text:style-name="L4">
            <text:list-item>
              <text:list>
                <text:list-header>
                  <text:p text:style-name="P110"><text:span text:style-name="T20">&gt;&gt;&gt; </text:span><text:span text:style-name="T21">a = lambda x: x*x*x</text:span><text:span text:style-name="T20"> <text:s text:c="3"/># Eller: def a(x): return x*x*x</text:span></text:p>
                  <text:p text:style-name="P110"><text:span text:style-name="T20">&gt;&gt;&gt; </text:span><text:span text:style-name="T21">list(map(a, [1, 2, 3, 4]))</text:span></text:p>
                  <text:p text:style-name="P110"><text:span text:style-name="T20">[1, 8, 27, 64]</text:span></text:p>
                  <text:p text:style-name="P110"><text:span text:style-name="T20"/></text:p>
                </text:list-header>
              </text:list>
            </text:list-item>
          </text:list>
          <text:list text:style-name="L17">
            <text:list-item>
              <text:list>
                <text:list-item>
                  <text:p text:style-name="P29"><text:span text:style-name="T23">map kan även ta flera listor som argument. Då appliceras en funktion f(x,y) på lista1[0],lista2[0] osv.</text:span></text:p>
                </text:list-item>
              </text:list>
            </text:list-item>
          </text:list>
          <text:list text:style-name="L16">
            <text:list-item>
              <text:p text:style-name="P27"><text:span text:style-name="T45">filter</text:span><text:span text:style-name="T19"> - filtrera bort element (funktionen ska returnera </text:span><text:span text:style-name="T45">bool</text:span><text:span text:style-name="T19">)</text:span></text:p>
            </text:list-item>
          </text:list>
          <text:list text:style-name="L4">
            <text:list-item>
              <text:list>
                <text:list-header>
                  <text:p text:style-name="P110"><text:span text:style-name="T20">&gt;&gt;&gt; </text:span><text:span text:style-name="T85">filter(lambda x: isinstance(x, int), [1, 2, 3, '23', 'a'])</text:span></text:p>
                  <text:p text:style-name="P110"><text:span text:style-name="T20">[1, 2, 3]</text:span></text:p>
                </text:list-header>
              </text:list>
            </text:list-item>
          </text:list>
          <text:list text:style-name="L6">
            <text:list-header>
              <text:p text:style-name="P111"><text:span text:style-name="T25"/></text:p>
            </text:list-header>
          </text:list>
          <draw:enhanced-geometry svg:viewBox="0 0 21600 21600" draw:type="mso-spt202" draw:enhanced-path="M 0 0 L 21600 0 21600 21600 0 21600 0 0 Z N"/>
        </draw:custom-shape>
        <draw:custom-shape draw:style-name="gr366"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67" draw:text-style-name="P16" draw:layer="layout" svg:width="19.474cm" svg:height="1.015cm" svg:x="2.963cm" svg:y="17.568cm">
          <text:list text:style-name="L2">
            <text:list-header>
              <text:p text:style-name="P15"><text:span text:style-name="T13">© Init AB</text:span><text:span text:style-name="T2"><text:tab/></text:span></text:p>
            </text:list-header>
          </text:list>
          <draw:enhanced-geometry svg:viewBox="0 0 21600 21600" draw:type="mso-spt202" draw:enhanced-path="M 0 0 L 21600 0 21600 21600 0 21600 0 0 Z N"/>
        </draw:custom-shape>
        <draw:custom-shape draw:style-name="gr368"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51"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52" draw:style-name="dp1" draw:master-page-name="Standard" presentation:use-date-time-name="dtd1">
        <draw:custom-shape draw:style-name="gr369" draw:text-style-name="P9" draw:layer="layout" svg:width="20.32cm" svg:height="2.54cm" svg:x="2.54cm" svg:y="0cm">
          <text:list text:style-name="L1">
            <text:list-header>
              <text:p text:style-name="P8"><text:span text:style-name="T3">Sorteringskriterium</text:span></text:p>
            </text:list-header>
          </text:list>
          <draw:enhanced-geometry svg:viewBox="0 0 21600 21600" draw:type="mso-spt202" draw:enhanced-path="M 0 0 L 21600 0 21600 21600 0 21600 0 0 Z N"/>
        </draw:custom-shape>
        <draw:custom-shape draw:style-name="gr370" draw:text-style-name="P31" draw:layer="layout" svg:width="20.32cm" svg:height="13.083cm" svg:x="2.54cm" svg:y="3.215cm">
          <text:list text:style-name="L16">
            <text:list-item>
              <text:p text:style-name="P25"><text:span text:style-name="T19">Sorteringsordning bestäms av en ”poängsättningsfunktion”</text:span></text:p>
            </text:list-item>
          </text:list>
          <text:list text:style-name="L4">
            <text:list-item>
              <text:list>
                <text:list-header>
                  <text:p text:style-name="P110"><text:span text:style-name="T20">&gt;&gt;&gt; </text:span><text:span text:style-name="T21">L=[2, 3, 5, 7, 11, 13, 17, 19, 23]</text:span></text:p>
                </text:list-header>
                <text:list-item>
                  <text:p text:style-name="P110"><text:span text:style-name="T20">&gt;&gt;&gt; def siffersumma(x):</text:span></text:p>
                </text:list-item>
                <text:list-item>
                  <text:p text:style-name="P110"><text:span text:style-name="T20">... <text:s text:c="4"/>return sum([int(d) for d in str(x)])</text:span></text:p>
                </text:list-item>
                <text:list-item>
                  <text:p text:style-name="P110"><text:span text:style-name="T20">... </text:span></text:p>
                </text:list-item>
                <text:list-item>
                  <text:p text:style-name="P110"><text:span text:style-name="T20">&gt;&gt;&gt; </text:span><text:span text:style-name="T21">siffersumma(342)</text:span></text:p>
                </text:list-item>
                <text:list-item>
                  <text:p text:style-name="P110"><text:span text:style-name="T20">9</text:span></text:p>
                </text:list-item>
                <text:list-item>
                  <text:p text:style-name="P110"><text:span text:style-name="T20">&gt;&gt;&gt; </text:span><text:span text:style-name="T21">sorted(L, key=siffersumma)</text:span></text:p>
                </text:list-item>
                <text:list-item>
                  <text:p text:style-name="P110"><text:span text:style-name="T20">[2, 11, 3, 13, 5, 23, 7, 17, 19]</text:span></text:p>
                </text:list-item>
                <text:list-item>
                  <text:p text:style-name="P112"><text:span text:style-name="T20">&gt;&gt;&gt; </text:span><text:span text:style-name="T21">sorted(L, key=lambda x: x%10)</text:span></text:p>
                </text:list-item>
                <text:list-item>
                  <text:p text:style-name="P112"><text:span text:style-name="T20">[11, 2, 3, 13, 23, 5, 7, 17, 19]</text:span></text:p>
                </text:list-item>
                <text:list-item>
                  <text:p text:style-name="P112"><text:span text:style-name="T20">&gt;&gt;&gt; </text:span><text:span text:style-name="T21">sorted(L, key=lambda x: str(x))</text:span></text:p>
                </text:list-item>
                <text:list-item>
                  <text:p text:style-name="P112"><text:span text:style-name="T20">[11, 13, 17, 19, 2, 23, 3, 5, 7]</text:span></text:p>
                </text:list-item>
                <text:list-item>
                  <text:p text:style-name="P110"><text:span text:style-name="T20">&gt;&gt;&gt; </text:span><text:span text:style-name="T21">L.sort(key=siffersumma, reverse=True)</text:span></text:p>
                </text:list-item>
                <text:list-item>
                  <text:p text:style-name="P110"><text:span text:style-name="T20">&gt;&gt;&gt; </text:span><text:span text:style-name="T21">L</text:span></text:p>
                </text:list-item>
                <text:list-item>
                  <text:p text:style-name="P110"><text:span text:style-name="T20">[19, 17, 7, 5, 23, 13, 3, 2, 11]</text:span></text:p>
                </text:list-item>
                <text:list-item>
                  <text:p text:style-name="P110"><text:span text:style-name="T20">&gt;&gt;&gt;</text:span></text:p>
                </text:list-item>
              </text:list>
            </text:list-item>
          </text:list>
          <draw:enhanced-geometry svg:viewBox="0 0 21600 21600" draw:type="mso-spt202" draw:enhanced-path="M 0 0 L 21600 0 21600 21600 0 21600 0 0 Z N"/>
        </draw:custom-shape>
        <draw:custom-shape draw:style-name="gr371"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72" draw:text-style-name="P16" draw:layer="layout" svg:width="19.474cm" svg:height="1.015cm" svg:x="2.963cm" svg:y="17.568cm">
          <text:list text:style-name="L2">
            <text:list-header>
              <text:p text:style-name="P15"><text:span text:style-name="T13">© Init AB</text:span><text:span text:style-name="T2"><text:tab/></text:span></text:p>
            </text:list-header>
          </text:list>
          <draw:enhanced-geometry svg:viewBox="0 0 21600 21600" draw:type="mso-spt202" draw:enhanced-path="M 0 0 L 21600 0 21600 21600 0 21600 0 0 Z N"/>
        </draw:custom-shape>
        <draw:custom-shape draw:style-name="gr373"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52"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53" draw:style-name="dp1" draw:master-page-name="Standard" presentation:use-date-time-name="dtd1">
        <draw:custom-shape draw:style-name="gr374" draw:text-style-name="P9" draw:layer="layout" svg:width="20.32cm" svg:height="2.54cm" svg:x="2.54cm" svg:y="0cm">
          <text:list text:style-name="L1">
            <text:list-header>
              <text:p text:style-name="P8"><text:span text:style-name="T3">Funktioner - dekoratorer (överkurs)</text:span></text:p>
            </text:list-header>
          </text:list>
          <draw:enhanced-geometry svg:viewBox="0 0 21600 21600" draw:type="mso-spt202" draw:enhanced-path="M 0 0 L 21600 0 21600 21600 0 21600 0 0 Z N"/>
        </draw:custom-shape>
        <draw:custom-shape draw:style-name="gr375" draw:text-style-name="P31" draw:layer="layout" svg:width="20.32cm" svg:height="13.083cm" svg:x="2.54cm" svg:y="3.215cm">
          <text:list text:style-name="L3">
            <text:list-item>
              <text:p text:style-name="P25"><text:span text:style-name="T19">Modifierar en befintlig funktions egenskaper:</text:span></text:p>
            </text:list-item>
          </text:list>
          <text:list text:style-name="L6">
            <text:list-header>
              <text:p text:style-name="P113"><text:span text:style-name="T19"/></text:p>
            </text:list-header>
          </text:list>
          <text:list text:style-name="L4">
            <text:list-item>
              <text:list>
                <text:list-header>
                  <text:p text:style-name="P26"><text:span text:style-name="T20">&gt;&gt;&gt; </text:span><text:span text:style-name="T21">def debug(f):</text:span></text:p>
                  <text:p text:style-name="P26"><text:span text:style-name="T20">... <text:s text:c="4"/></text:span><text:span text:style-name="T21">def wrapped_func(x):</text:span></text:p>
                  <text:p text:style-name="P26"><text:span text:style-name="T20">...</text:span><text:span text:style-name="T21"> <text:s text:c="8"/>print('Funktionen', f.__name__, 'anropades')</text:span></text:p>
                  <text:p text:style-name="P26"><text:span text:style-name="T20">...</text:span><text:span text:style-name="T21"> <text:s text:c="8"/>return f(x)</text:span></text:p>
                  <text:p text:style-name="P26"><text:span text:style-name="T20">...</text:span><text:span text:style-name="T21"> <text:s text:c="4"/>return wrapped_func</text:span></text:p>
                  <text:p text:style-name="P26"><text:span text:style-name="T20">...</text:span></text:p>
                  <text:p text:style-name="P26"><text:span text:style-name="T20">&gt;&gt;&gt; </text:span><text:span text:style-name="T21">def func1(x):</text:span></text:p>
                  <text:p text:style-name="P26"><text:span text:style-name="T20">... <text:s text:c="4"/></text:span><text:span text:style-name="T21">x += 1</text:span></text:p>
                  <text:p text:style-name="P26"><text:span text:style-name="T20">... <text:s text:c="4"/></text:span><text:span text:style-name="T21">return x</text:span></text:p>
                  <text:p text:style-name="P26"><text:span text:style-name="T20">...</text:span></text:p>
                  <text:p text:style-name="P26"><text:span text:style-name="T20">&gt;&gt;&gt; </text:span><text:span text:style-name="T21">func1 = debug(func1)</text:span></text:p>
                  <text:p text:style-name="P26"><text:span text:style-name="T21">&gt;&gt;&gt; func1(25)</text:span></text:p>
                  <text:p text:style-name="P26"><text:span text:style-name="T20">Funktionen func1 anropades</text:span></text:p>
                  <text:p text:style-name="P26"><text:span text:style-name="T20">26</text:span></text:p>
                  <text:p text:style-name="P26"><text:span text:style-name="T20"/></text:p>
                </text:list-header>
              </text:list>
            </text:list-item>
          </text:list>
          <text:list text:style-name="L6">
            <text:list-header>
              <text:p text:style-name="P64"><text:span text:style-name="T25"/></text:p>
            </text:list-header>
          </text:list>
          <draw:enhanced-geometry svg:viewBox="0 0 21600 21600" draw:type="mso-spt202" draw:enhanced-path="M 0 0 L 21600 0 21600 21600 0 21600 0 0 Z N"/>
        </draw:custom-shape>
        <draw:custom-shape draw:style-name="gr376"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77"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78"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53"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54" draw:style-name="dp1" draw:master-page-name="Standard" presentation:use-date-time-name="dtd1">
        <draw:custom-shape draw:style-name="gr379" draw:text-style-name="P9" draw:layer="layout" svg:width="20.32cm" svg:height="2.54cm" svg:x="2.54cm" svg:y="0cm">
          <text:list text:style-name="L1">
            <text:list-header>
              <text:p text:style-name="P8"><text:span text:style-name="T3">Funktioner - dekoratorer (överkurs)</text:span></text:p>
            </text:list-header>
          </text:list>
          <draw:enhanced-geometry svg:viewBox="0 0 21600 21600" draw:type="mso-spt202" draw:enhanced-path="M 0 0 L 21600 0 21600 21600 0 21600 0 0 Z N"/>
        </draw:custom-shape>
        <draw:custom-shape draw:style-name="gr380" draw:text-style-name="P31" draw:layer="layout" svg:width="20.32cm" svg:height="13.083cm" svg:x="2.54cm" svg:y="3.215cm">
          <text:list text:style-name="L3">
            <text:list-item>
              <text:p text:style-name="P25"><text:span text:style-name="T19">Numera skriver man på följande sätt</text:span></text:p>
            </text:list-item>
          </text:list>
          <text:list text:style-name="L4">
            <text:list-item>
              <text:list>
                <text:list-header>
                  <text:p text:style-name="P26"><text:span text:style-name="T20"/></text:p>
                  <text:p text:style-name="P26"><text:span text:style-name="T20">&gt;&gt;&gt; </text:span><text:span text:style-name="T21">def debug(f):</text:span></text:p>
                  <text:p text:style-name="P26"><text:span text:style-name="T20">... <text:s text:c="4"/></text:span><text:span text:style-name="T21">def wrapped_func(x):</text:span></text:p>
                  <text:p text:style-name="P26"><text:span text:style-name="T20">...</text:span><text:span text:style-name="T21"> <text:s text:c="8"/>print('Funktionen', f.__name__, 'anropades')</text:span></text:p>
                  <text:p text:style-name="P26"><text:span text:style-name="T20">...</text:span><text:span text:style-name="T21"> <text:s text:c="8"/>return f(x)</text:span></text:p>
                  <text:p text:style-name="P26"><text:span text:style-name="T20">...</text:span><text:span text:style-name="T21"> <text:s text:c="4"/>return wrapped_func</text:span></text:p>
                  <text:p text:style-name="P26"><text:span text:style-name="T20">...</text:span></text:p>
                  <text:p text:style-name="P26"><text:span text:style-name="T20">&gt;&gt;&gt; </text:span><text:span text:style-name="T21">@debug</text:span></text:p>
                  <text:p text:style-name="P26"><text:span text:style-name="T20">... </text:span><text:span text:style-name="T21">def func1(x):</text:span></text:p>
                  <text:p text:style-name="P26"><text:span text:style-name="T20">... <text:s text:c="4"/></text:span><text:span text:style-name="T21">x += 1</text:span></text:p>
                  <text:p text:style-name="P26"><text:span text:style-name="T20">... <text:s text:c="4"/></text:span><text:span text:style-name="T21">return x</text:span></text:p>
                  <text:p text:style-name="P26"><text:span text:style-name="T20">...</text:span></text:p>
                  <text:p text:style-name="P26"><text:span text:style-name="T20">&gt;&gt;&gt; </text:span><text:span text:style-name="T21">func1(25)</text:span></text:p>
                  <text:p text:style-name="P26"><text:span text:style-name="T20">Funktionen func1 anropades</text:span></text:p>
                  <text:p text:style-name="P26"><text:span text:style-name="T20">26</text:span></text:p>
                  <text:p text:style-name="P26"><text:span text:style-name="T20"/></text:p>
                </text:list-header>
              </text:list>
            </text:list-item>
          </text:list>
          <text:list text:style-name="L6">
            <text:list-header>
              <text:p text:style-name="P64"><text:span text:style-name="T25"/></text:p>
            </text:list-header>
          </text:list>
          <draw:enhanced-geometry svg:viewBox="0 0 21600 21600" draw:type="mso-spt202" draw:enhanced-path="M 0 0 L 21600 0 21600 21600 0 21600 0 0 Z N"/>
        </draw:custom-shape>
        <draw:custom-shape draw:style-name="gr381"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82"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83"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54" presentation:class="page"/>
          <draw:custom-shape draw:style-name="gr384" draw:text-style-name="P23" draw:layer="layout" svg:width="13.758cm" svg:height="12.343cm" svg:x="2.54cm" svg:y="13.031cm">
            <text:list text:style-name="L7">
              <text:list-item>
                <text:p text:style-name="P22"><text:span text:style-name="T14">decorator.py</text:span></text:p>
              </text:list-item>
            </text:list>
            <draw:enhanced-geometry svg:viewBox="0 0 21600 21600" draw:type="mso-spt202" draw:enhanced-path="M 0 0 L 21600 0 21600 21600 0 21600 0 0 Z N"/>
          </draw:custom-shape>
          <draw:custom-shape draw:style-name="gr385"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386"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387"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55" draw:style-name="dp1" draw:master-page-name="Standard" presentation:use-date-time-name="dtd1">
        <draw:custom-shape draw:style-name="gr388" draw:text-style-name="P9" draw:layer="layout" svg:width="20.32cm" svg:height="2.54cm" svg:x="2.54cm" svg:y="0cm">
          <text:list text:style-name="L1">
            <text:list-header>
              <text:p text:style-name="P8"><text:span text:style-name="T3">Funktioner - att tänka på</text:span></text:p>
            </text:list-header>
          </text:list>
          <draw:enhanced-geometry svg:viewBox="0 0 21600 21600" draw:type="mso-spt202" draw:enhanced-path="M 0 0 L 21600 0 21600 21600 0 21600 0 0 Z N"/>
        </draw:custom-shape>
        <draw:custom-shape draw:style-name="gr389" draw:text-style-name="P85" draw:layer="layout" svg:width="23.707cm" svg:height="13.083cm" svg:x="1.058cm" svg:y="3.215cm">
          <text:list text:style-name="L3">
            <text:list-item>
              <text:p text:style-name="P83"><text:span text:style-name="T86">Defaultargument sätts bara vid definitionen =&gt; en gång</text:span></text:p>
            </text:list-item>
          </text:list>
          <text:list text:style-name="L4">
            <text:list-item>
              <text:list>
                <text:list-header>
                  <text:p text:style-name="P84"><text:span text:style-name="T87">&gt;&gt;&gt; </text:span><text:span text:style-name="T88">def add_element(a, L=[]):</text:span></text:p>
                </text:list-header>
                <text:list-item>
                  <text:p text:style-name="P84"><text:span text:style-name="T87">... <text:s text:c="4"/></text:span><text:span text:style-name="T88">L.append(a)</text:span></text:p>
                </text:list-item>
                <text:list-item>
                  <text:p text:style-name="P84"><text:span text:style-name="T87">... <text:s text:c="4"/></text:span><text:span text:style-name="T88">return L</text:span></text:p>
                </text:list-item>
                <text:list-item>
                  <text:p text:style-name="P84"><text:span text:style-name="T87">... </text:span></text:p>
                </text:list-item>
                <text:list-item>
                  <text:p text:style-name="P84"><text:span text:style-name="T87">&gt;&gt;&gt; </text:span><text:span text:style-name="T88">add_element(11, [2, 3, 5, 7])</text:span></text:p>
                </text:list-item>
                <text:list-item>
                  <text:p text:style-name="P84"><text:span text:style-name="T87">[2, 3, 5, 7, 11]</text:span></text:p>
                </text:list-item>
                <text:list-item>
                  <text:p text:style-name="P84"><text:span text:style-name="T87">&gt;&gt;&gt; </text:span><text:span text:style-name="T88">add_element(4)</text:span></text:p>
                </text:list-item>
                <text:list-item>
                  <text:p text:style-name="P84"><text:span text:style-name="T87">[4]</text:span></text:p>
                </text:list-item>
                <text:list-item>
                  <text:p text:style-name="P84"><text:span text:style-name="T87">&gt;&gt;&gt; </text:span><text:span text:style-name="T88">add_element(21, [0, 1, 1, 2, 3, 5, 8, 13])</text:span></text:p>
                </text:list-item>
                <text:list-item>
                  <text:p text:style-name="P84"><text:span text:style-name="T87">[0, 1, 1, 2, 3, 5, 8, 13, 21]</text:span></text:p>
                </text:list-item>
                <text:list-item>
                  <text:p text:style-name="P84"><text:span text:style-name="T87">&gt;&gt;&gt; </text:span><text:span text:style-name="T88">add_element(100)</text:span></text:p>
                </text:list-item>
                <text:list-item>
                  <text:p text:style-name="P84"><text:span text:style-name="T87">[4, 100]</text:span></text:p>
                </text:list-item>
                <text:list-item>
                  <text:p text:style-name="P84"><text:span text:style-name="T87">&gt;&gt;&gt;</text:span></text:p>
                </text:list-item>
              </text:list>
            </text:list-item>
          </text:list>
          <text:list text:style-name="L6">
            <text:list-header>
              <text:p text:style-name="P114"><text:span text:style-name="T89"/></text:p>
            </text:list-header>
          </text:list>
          <draw:enhanced-geometry svg:viewBox="0 0 21600 21600" draw:type="mso-spt202" draw:enhanced-path="M 0 0 L 21600 0 21600 21600 0 21600 0 0 Z N"/>
        </draw:custom-shape>
        <draw:custom-shape draw:style-name="gr390"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391"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92"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55" presentation:class="page"/>
          <draw:custom-shape draw:style-name="gr393" draw:text-style-name="P23" draw:layer="layout" svg:width="13.758cm" svg:height="12.343cm" svg:x="2.54cm" svg:y="13.031cm">
            <text:list text:style-name="L7">
              <text:list-item>
                <text:p text:style-name="P22"><text:span text:style-name="T14">Sid 175ff (2</text:span><text:span text:style-name="T38">nd</text:span><text:span text:style-name="T14">)</text:span></text:p>
              </text:list-item>
            </text:list>
            <draw:enhanced-geometry svg:viewBox="0 0 21600 21600" draw:type="mso-spt202" draw:enhanced-path="M 0 0 L 21600 0 21600 21600 0 21600 0 0 Z N"/>
          </draw:custom-shape>
          <draw:custom-shape draw:style-name="gr394"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395"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396"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56" draw:style-name="dp1" draw:master-page-name="Standard" presentation:use-date-time-name="dtd1">
        <draw:custom-shape draw:style-name="gr397" draw:text-style-name="P9" draw:layer="layout" svg:width="20.32cm" svg:height="2.54cm" svg:x="2.54cm" svg:y="0cm">
          <text:list text:style-name="L1">
            <text:list-header>
              <text:p text:style-name="P8"><text:span text:style-name="T3">Stil-guide</text:span></text:p>
            </text:list-header>
          </text:list>
          <draw:enhanced-geometry svg:viewBox="0 0 21600 21600" draw:type="mso-spt202" draw:enhanced-path="M 0 0 L 21600 0 21600 21600 0 21600 0 0 Z N"/>
        </draw:custom-shape>
        <draw:custom-shape draw:style-name="gr398" draw:text-style-name="P62" draw:layer="layout" svg:width="20.32cm" svg:height="13.083cm" svg:x="2.54cm" svg:y="3.215cm">
          <text:list text:style-name="L3">
            <text:list-item>
              <text:p text:style-name="P59"><text:span text:style-name="T4">Indentering med fyra mellanslag per indenteringsnivå</text:span></text:p>
            </text:list-item>
            <text:list-item>
              <text:p text:style-name="P59"><text:span text:style-name="T4">Editorer med python-mod omvandlar ofta automatiskt &lt;tab&gt; till fyra mellanslag. </text:span><text:span text:style-name="T42">Använd en editor med pythonstöd!</text:span></text:p>
            </text:list-item>
            <text:list-item>
              <text:p text:style-name="P59"><text:span text:style-name="T4">Blanda inte &lt;tab&gt; och mellanslag</text:span></text:p>
            </text:list-item>
            <text:list-item>
              <text:p text:style-name="P59"><text:span text:style-name="T4">Max 79 tecken per rad - "\" markerar fortsättning på en rad</text:span></text:p>
            </text:list-item>
            <text:list-item>
              <text:p text:style-name="P59"><text:span text:style-name="T4">Mellanslag för ökad läsbarhet </text:span></text:p>
            </text:list-item>
          </text:list>
          <text:list text:style-name="L4">
            <text:list-item>
              <text:list>
                <text:list-header>
                  <text:p text:style-name="P115"><text:span text:style-name="T5">x = 2 </text:span></text:p>
                  <text:p text:style-name="P115"><text:span text:style-name="T5">if x == 2: </text:span></text:p>
                  <text:p text:style-name="P115"><text:span text:style-name="T5">print(x, y)</text:span></text:p>
                </text:list-header>
              </text:list>
            </text:list-item>
          </text:list>
          <text:list text:style-name="L3">
            <text:list-item>
              <text:p text:style-name="P116"><text:span text:style-name="T4">Modulnamn med små bokstäver</text:span></text:p>
            </text:list-item>
            <text:list-item>
              <text:p text:style-name="P116"><text:span text:style-name="T4">Klassnamn enligt </text:span><text:span text:style-name="T41">CapWords</text:span><text:span text:style-name="T4">. Objekt enligt my</text:span><text:span text:style-name="T41">obj</text:span><text:span text:style-name="T4"> eller </text:span><text:span text:style-name="T41">myObj</text:span></text:p>
            </text:list-item>
            <text:list-item>
              <text:p text:style-name="P116"><text:span text:style-name="T4">Funktionsnamn, globala variabelnamn, metodnamn, instansvariabler:</text:span><text:span text:style-name="T4"><text:line-break/></text:span><text:span text:style-name="T41">sma_bokstaver</text:span><text:span text:style-name="T4"> med "_" mellan orden</text:span></text:p>
            </text:list-item>
            <text:list-item>
              <text:p text:style-name="P116"><text:span text:style-name="T4">För detaljer se: </text:span><text:span text:style-name="T90"><text:a xlink:href="http://www.python.org/dev/peps/pep-0008" xlink:type="simple">http://www.python.org/dev/peps/pep-0008</text:a></text:span></text:p>
            </text:list-item>
          </text:list>
          <text:list text:style-name="L18">
            <text:list-header>
              <text:p text:style-name="P49"><text:span text:style-name="T90"/></text:p>
            </text:list-header>
          </text:list>
          <draw:enhanced-geometry svg:viewBox="0 0 21600 21600" draw:type="mso-spt202" draw:enhanced-path="M 0 0 L 21600 0 21600 21600 0 21600 0 0 Z N"/>
        </draw:custom-shape>
        <draw:custom-shape draw:style-name="gr399" draw:text-style-name="P9" draw:layer="layout" svg:width="2.117cm" svg:height="1.015cm" svg:x="0.423cm" svg:y="17.568cm">
          <text:list text:style-name="L2">
            <text:list-header>
              <text:p text:style-name="P8"><text:span text:style-name="T13">2019-10</text:span></text:p>
            </text:list-header>
          </text:list>
          <draw:enhanced-geometry svg:viewBox="0 0 21600 21600" draw:type="mso-spt202" draw:enhanced-path="M 0 0 L 21600 0 21600 21600 0 21600 0 0 Z N"/>
        </draw:custom-shape>
        <draw:custom-shape draw:style-name="gr400" draw:text-style-name="P16" draw:layer="layout" svg:width="19.474cm" svg:height="1.015cm" svg:x="2.963cm" svg:y="17.568cm">
          <text:list text:style-name="L2">
            <text:list-header>
              <text:p text:style-name="P15"><text:span text:style-name="T1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401" draw:text-style-name="P18" draw:layer="layout" svg:width="1.27cm" svg:height="1.015cm" svg:x="22.86cm" svg:y="17.568cm">
          <text:list text:style-name="L2">
            <text:list-header>
              <text:p text:style-name="P17"><text:span text:style-name="T1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56" presentation:class="page"/>
          <draw:custom-shape draw:style-name="gr13" draw:text-style-name="P3" draw:layer="layout" svg:width="13.758cm" svg:height="12.343cm" svg:x="2.54cm" svg:y="13.031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urier New2" svg:font-family="'Courier New'" style:font-family-generic="modern" style:font-pitch="fixed"/>
    <style:font-face style:name="Liberation Mono" svg:font-family="'Liberation Mono'"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ＭＳ Ｐゴシック" svg:font-family="'ＭＳ Ｐゴシック'" style:font-pitch="variable"/>
    <style:font-face style:name="Arial2" svg:font-family="Arial" style:font-family-generic="modern" style:font-pitch="variable"/>
    <style:font-face style:name="Courier New1" svg:font-family="'Courier New'"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ＭＳ Ｐゴシック1" svg:font-family="'ＭＳ Ｐゴシック'" style:font-family-generic="system" style:font-pitch="variable"/>
  </office:font-face-decls>
  <office:styles>
    <draw:gradient draw:name="Former" draw:style="rectangular" draw:cx="50%" draw:cy="50%" draw:start-color="#cccccc" draw:end-color="#ffffff" draw:start-intensity="100%" draw:end-intensity="100%" draw:angle="0" draw:border="0%"/>
    <draw:gradient draw:name="Fylld" draw:style="linear" draw:start-color="#ffffff" draw:end-color="#cccccc" draw:start-intensity="100%" draw:end-intensity="100%" draw:angle="300" draw:border="0%"/>
    <draw:gradient draw:name="Fylld_20_blå" draw:display-name="Fylld blå" draw:style="linear" draw:start-color="#729fcf" draw:end-color="#355269" draw:start-intensity="100%" draw:end-intensity="100%" draw:angle="300" draw:border="0%"/>
    <draw:gradient draw:name="Fylld_20_grön" draw:display-name="Fylld grön" draw:style="linear" draw:start-color="#77bc65" draw:end-color="#127622" draw:start-intensity="100%" draw:end-intensity="100%" draw:angle="300" draw:border="0%"/>
    <draw:gradient draw:name="Fylld_20_gul" draw:display-name="Fylld gul" draw:style="linear" draw:start-color="#ffde59" draw:end-color="#b47804" draw:start-intensity="100%" draw:end-intensity="100%" draw:angle="300" draw:border="0%"/>
    <draw:gradient draw:name="Fylld_20_röd" draw:display-name="Fylld röd" draw:style="linear" draw:start-color="#ff6d6d" draw:end-color="#c9211e" draw:start-intensity="100%" draw:end-intensity="100%" draw:angle="300" draw:border="0%"/>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style:style>
    <style:style style:name="Filled_20_Green" style:display-name="Filled Green" style:family="graphic" style:parent-style-name="Filled">
      <style:graphic-properties draw:fill-gradient-name="Fylld_20_grö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style:style>
    <style:style style:name="Filled_20_Yellow" style:display-name="Filled Yellow" style:family="graphic" style:parent-style-name="Filled">
      <style:graphic-properties draw:fill-gradient-name="Fylld_20_gul"/>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211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211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5" style:family="presentation" style:parent-style-name="Standard-outline4">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6" style:family="presentation" style:parent-style-name="Standard-outline5">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7" style:family="presentation" style:parent-style-name="Standard-outline6">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8" style:family="presentation" style:parent-style-name="Standard-outline7">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9" style:family="presentation" style:parent-style-name="Standard-outline8">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bottom" fo:padding-top="0.13cm" fo:padding-bottom="0.13cm" fo:padding-left="0.25cm" fo:padding-right="0.25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9a9a9a"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color="#808080"/>
      <style:paragraph-properties fo:text-align="center"/>
    </style:style>
    <style:style style:name="Titel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211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3" style:family="presentation" style:parent-style-name="Titel1-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4" style:family="presentation" style:parent-style-name="Titel1-outline3">
      <style:paragraph-properties fo:margin-left="4.445cm" fo:margin-right="0cm" fo:margin-top="0.211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5" style:family="presentation" style:parent-style-name="Titel1-outline4">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6" style:family="presentation" style:parent-style-name="Titel1-outline5">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7" style:family="presentation" style:parent-style-name="Titel1-outline6">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8" style:family="presentation" style:parent-style-name="Titel1-outline7">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9" style:family="presentation" style:parent-style-name="Titel1-outline8">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bottom" fo:padding-top="0.13cm" fo:padding-bottom="0.13cm" fo:padding-left="0.25cm" fo:padding-right="0.25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9a9a9a"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8cm" fo:page-height="27.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1cm"/>
    </style:style>
    <style:style style:name="Mgr2" style:family="graphic" style:parent-style-name="standard">
      <style:graphic-properties draw:stroke="none" draw:fill="none" draw:fill-color="#ffffff" draw:textarea-vertical-align="bottom" draw:auto-grow-height="false" fo:min-height="1.371cm"/>
    </style:style>
    <style:style style:name="Mgr3" style:family="graphic" style:parent-style-name="standard" style:list-style-name="ML1">
      <style:graphic-properties draw:stroke="none" draw:fill="none" draw:fill-color="#ffffff" draw:textarea-horizontal-align="justify" draw:textarea-vertical-align="bottom" draw:auto-grow-height="false" draw:auto-grow-width="false" fo:min-height="1.412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0.967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0.967cm" fo:min-width="0cm" fo:padding-top="0.13cm" fo:padding-bottom="0.13cm" fo:padding-left="0.25cm" fo:padding-right="0.25cm" fo:wrap-option="wrap" draw:shadow-color="#808080"/>
    </style:style>
    <style:style style:name="Mgr6" style:family="graphic" style:parent-style-name="Objekt_20_utan_20_fyllning_20_och_20_utan_20_linjer">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8" style:family="graphic" style:parent-style-name="standard">
      <style:graphic-properties draw:stroke="none" draw:fill="solid" draw:fill-color="#ffffff" draw:textarea-horizontal-align="left" draw:textarea-vertical-align="middle" draw:auto-grow-height="false" fo:min-height="27.166cm" fo:min-width="18.376cm" fo:padding-top="0.13cm" fo:padding-bottom="0.13cm" fo:padding-left="0.25cm" fo:padding-right="0.25cm" fo:wrap-option="no-wrap" draw:shadow-color="#808080"/>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112cm" fo:min-width="0cm" fo:padding-top="0.125cm" fo:padding-bottom="0.125cm" fo:padding-left="0.251cm" fo:padding-right="0.251cm" fo:wrap-option="wrap" draw:shadow-color="#808080"/>
    </style:style>
    <style:style style:name="Mgr10" style:family="graphic" style:parent-style-name="standard" style:list-style-name="ML2">
      <style:graphic-properties draw:stroke="none" draw:fill="none" draw:fill-color="#ffffff" draw:textarea-horizontal-align="justify" draw:textarea-vertical-align="bottom" draw:auto-grow-height="false" draw:auto-grow-width="false" fo:min-height="1.112cm" fo:min-width="0cm" fo:padding-top="0.125cm" fo:padding-bottom="0.125cm" fo:padding-left="0.251cm" fo:padding-right="0.251cm" fo:wrap-option="wrap" draw:shadow-color="#808080"/>
    </style:style>
    <style:style style:name="Mgr11" style:family="graphic" style:parent-style-name="standard" style:list-style-name="ML2">
      <style:graphic-properties draw:stroke="none" draw:fill="none" draw:fill-color="#ffffff" draw:textarea-horizontal-align="justify" draw:textarea-vertical-align="top" draw:auto-grow-height="false" draw:auto-grow-width="false" fo:min-height="1.01cm" fo:min-width="0cm" fo:padding-top="0.13cm" fo:padding-bottom="0.13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middle" draw:auto-grow-height="false" fo:min-height="11.381cm" fo:min-width="22.571cm" fo:padding-top="0.13cm" fo:padding-bottom="0.13cm" fo:padding-left="0.25cm" fo:padding-right="0.25cm" fo:wrap-option="no-wrap" draw:shadow-color="#808080"/>
    </style:style>
    <style:style style:name="Mgr13" style:family="graphic" style:parent-style-name="standard" style:list-style-name="ML1">
      <style:graphic-properties draw:stroke="none" draw:fill="none" draw:fill-color="#ffffff" draw:textarea-horizontal-align="justify" draw:textarea-vertical-align="top" draw:auto-grow-height="false" draw:auto-grow-width="false" fo:min-height="1.222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justify" draw:textarea-vertical-align="top" draw:auto-grow-height="false" draw:auto-grow-width="false" fo:min-height="1.222cm" fo:min-width="0cm" fo:padding-top="0.13cm" fo:padding-bottom="0.13cm" fo:padding-left="0.25cm" fo:padding-right="0.25cm" fo:wrap-option="wrap" draw:shadow-color="#808080"/>
    </style:style>
    <style:style style:name="Mgr15" style:family="graphic" style:parent-style-name="standard" style:list-style-name="ML3">
      <style:graphic-properties draw:stroke="none" draw:fill="none" draw:fill-color="#ffffff" draw:textarea-horizontal-align="justify" draw:textarea-vertical-align="top" draw:auto-grow-height="false" draw:auto-grow-width="false" fo:min-height="1.222cm" fo:min-width="0cm" fo:padding-top="0.13cm" fo:padding-bottom="0.13cm" fo:padding-left="0.25cm" fo:padding-right="0.25cm" fo:wrap-option="wrap" draw:shadow-color="#808080"/>
    </style:style>
    <style:style style:name="Mpr1" style:family="presentation" style:parent-style-name="Titel1-backgroundobjects" style:list-style-name="ML2">
      <style:graphic-properties draw:stroke="none" draw:fill="none" draw:fill-color="#ffffff" draw:textarea-horizontal-align="justify" draw:textarea-vertical-align="bottom" draw:auto-grow-height="false" draw:auto-grow-width="false" fo:min-height="1.112cm" fo:min-width="0cm" fo:padding-top="0.125cm" fo:padding-bottom="0.125cm" fo:padding-left="0.251cm" fo:padding-right="0.251cm" fo:wrap-option="wrap" draw:shadow-color="#808080"/>
    </style:style>
    <style:style style:name="Mpr2" style:family="presentation" style:parent-style-name="Titel1-backgroundobjects" style:list-style-name="ML2">
      <style:graphic-properties draw:stroke="none" draw:fill="none" draw:fill-color="#ffffff" draw:textarea-horizontal-align="justify" draw:textarea-vertical-align="bottom" draw:auto-grow-height="false" draw:auto-grow-width="false" fo:min-height="1.112cm" fo:min-width="0cm" fo:padding-top="0.125cm" fo:padding-bottom="0.125cm" fo:padding-left="0.251cm" fo:padding-right="0.251cm" fo:wrap-option="wrap" draw:shadow-color="#808080"/>
    </style:style>
    <style:style style:name="Mpr3" style:family="presentation" style:parent-style-name="Titel1-backgroundobjects" style:list-style-name="ML2">
      <style:graphic-properties draw:stroke="none" draw:fill="none" draw:fill-color="#ffffff" draw:textarea-horizontal-align="justify" draw:textarea-vertical-align="top" draw:auto-grow-height="false" draw:auto-grow-width="false" fo:min-height="1.0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punctuation-wrap="hanging" style:line-break="strict" style:writing-mode="lr-tb"/>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style:paragraph-properties fo:margin-left="0cm" fo:margin-right="0cm" fo:line-height="100%" fo:text-indent="0cm" style:punctuation-wrap="hanging" style:line-break="strict" style:writing-mode="lr-tb"/>
    </style:style>
    <style:style style:name="M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6" style:family="paragraph">
      <loext:graphic-properties draw:fill="none"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sv" fo:country="SE" style:language-asian="sv" style:country-asian="SE" style:language-complex="sv" style:country-complex="SE"/>
    </style:style>
    <style:style style:name="MT3" style:family="text">
      <style:text-properties fo:color="#808080" style:font-name="Calibri" fo:font-size="10pt" fo:language="sv" fo:country="SE" style:font-name-asian="DejaVu Sans1" style:font-size-asian="10pt" style:language-asian="sv" style:country-asian="SE" style:font-name-complex="DejaVu Sans1" style:font-size-complex="10pt" style:language-complex="sv" style:country-complex="SE"/>
    </style:style>
    <style:style style:name="MT4" style:family="text">
      <style:text-properties style:font-name="Times New Roman" fo:font-size="10pt" fo:language="sv" fo:country="SE" style:font-name-asian="DejaVu Sans1" style:font-size-asian="10pt" style:language-asian="sv" style:country-asian="SE" style:font-name-complex="DejaVu Sans1" style:font-size-complex="10pt" style:language-complex="sv" style:country-complex="SE"/>
    </style:style>
    <style:style style:name="MT5" style:family="text">
      <style:text-properties fo:color="#898989" style:font-name="Times New Roman" fo:font-size="10pt" fo:language="sv" fo:country="SE" style:font-name-asian="DejaVu Sans1" style:font-size-asian="10pt" style:language-asian="sv" style:country-asian="SE" style:font-name-complex="DejaVu Sans1" style:font-size-complex="10pt" style:language-complex="sv" style:country-complex="S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9cm" svg:height="5.954cm" svg:x="1cm" svg:y="2.841cm"/>
      <draw:page-thumbnail draw:layer="backgroundobjects" svg:width="7.939cm" svg:height="5.954cm" svg:x="1cm" svg:y="10.737cm"/>
      <draw:page-thumbnail draw:layer="backgroundobjects" svg:width="7.939cm" svg:height="5.954cm" svg:x="1cm" svg:y="18.633cm"/>
      <draw:page-thumbnail draw:layer="backgroundobjects" svg:width="7.939cm" svg:height="5.954cm" svg:x="9.94cm" svg:y="2.841cm"/>
      <draw:page-thumbnail draw:layer="backgroundobjects" svg:width="7.939cm" svg:height="5.954cm" svg:x="9.94cm" svg:y="10.737cm"/>
      <draw:page-thumbnail draw:layer="backgroundobjects" svg:width="7.939cm" svg:height="5.954cm" svg:x="9.94cm" svg:y="18.633cm"/>
      <draw:frame draw:style-name="Mgr1" draw:text-style-name="MP2" draw:layer="backgroundobjects" svg:width="8.192cm" svg:height="1.37cm" svg:x="0cm" svg:y="0cm" presentation:class="header">
        <draw:text-box>
          <text:p text:style-name="MP1"><text:span text:style-name="MT1"><presentation:header/></text:span></text:p>
        </draw:text-box>
      </draw:frame>
      <draw:frame draw:style-name="Mgr1" draw:text-style-name="MP4" draw:layer="backgroundobjects" svg:width="8.192cm" svg:height="1.37cm" svg:x="10.687cm" svg:y="0cm" presentation:class="date-time">
        <draw:text-box>
          <text:p text:style-name="MP3"><text:span text:style-name="MT1"><presentation:date-time/></text:span></text:p>
        </draw:text-box>
      </draw:frame>
      <draw:frame draw:style-name="Mgr2" draw:text-style-name="MP2" draw:layer="backgroundobjects" svg:width="8.192cm" svg:height="1.37cm" svg:x="0cm" svg:y="26.059cm" presentation:class="footer">
        <draw:text-box>
          <text:p text:style-name="MP1"><text:span text:style-name="MT1"><presentation:footer/></text:span></text:p>
        </draw:text-box>
      </draw:frame>
      <draw:frame draw:style-name="Mgr2" draw:text-style-name="MP4" draw:layer="backgroundobjects" svg:width="8.192cm" svg:height="1.37cm" svg:x="10.687cm" svg:y="26.059cm" presentation:class="page-number">
        <draw:text-box>
          <text:p text:style-name="MP3"><text:span text:style-name="MT1"><text:page-number>&lt;nummer&gt;</text:page-number></text:span></text:p>
        </draw:text-box>
      </draw:frame>
    </style:handout-master>
    <style:master-page style:name="Standard" style:page-layout-name="PM1" draw:style-name="Mdp1">
      <draw:frame presentation:style-name="Standard-title" draw:layer="backgroundobjects" svg:width="20.271cm" svg:height="2.933cm" svg:x="2.539cm" svg:y="-0.451cm" presentation:class="title" presentation:placeholder="true">
        <draw:text-box/>
      </draw:frame>
      <draw:frame presentation:style-name="Standard-outline1" draw:layer="backgroundobjects" svg:width="20.271cm" svg:height="13.035cm" svg:x="2.539cm" svg:y="3.214cm" presentation:class="outline" presentation:placeholder="true">
        <draw:text-box/>
      </draw:frame>
      <draw:frame draw:style-name="Mgr3" draw:text-style-name="MP6" draw:layer="backgroundobjects" svg:width="2.068cm" svg:height="1.411cm" svg:x="0.423cm" svg:y="17.122cm" presentation:class="date-time">
        <draw:text-box>
          <text:list text:style-name="ML1">
            <text:list-header>
              <text:p text:style-name="MP5"><text:span text:style-name="MT2">2010-09</text:span></text:p>
            </text:list-header>
          </text:list>
        </draw:text-box>
      </draw:frame>
      <draw:frame draw:style-name="Mgr4" draw:text-style-name="MP8" draw:layer="backgroundobjects" svg:width="19.425cm" svg:height="0.966cm" svg:x="2.962cm" svg:y="17.564cm" presentation:class="footer">
        <draw:text-box>
          <text:list text:style-name="ML1">
            <text:list-header>
              <text:p text:style-name="MP7"><text:span text:style-name="MT2">© Init AB</text:span><text:span text:style-name="MT2"><text:tab/></text:span><text:span text:style-name="MT2"> </text:span></text:p>
            </text:list-header>
          </text:list>
        </draw:text-box>
      </draw:frame>
      <draw:frame draw:style-name="Mgr5" draw:text-style-name="MP6" draw:layer="backgroundobjects" svg:width="1.221cm" svg:height="0.966cm" svg:x="22.859cm" svg:y="17.564cm" presentation:class="page-number">
        <draw:text-box>
          <text:list text:style-name="ML1">
            <text:list-header>
              <text:p text:style-name="MP5"><text:span text:style-name="MT2"><text:page-number>&lt;nummer&gt;</text:page-number></text:span></text:p>
            </text:list-header>
          </text:list>
        </draw:text-box>
      </draw:frame>
      <draw:frame draw:style-name="Mgr6" draw:text-style-name="MP9" draw:layer="backgroundobjects" svg:width="1.27cm" svg:height="1.204cm" svg:x="23.495cm" svg:y="0.847cm">
        <draw:image xlink:href="Pictures/10000200000000C8000000BD208995314FCD7DE4.png" xlink:type="simple" xlink:show="embed" xlink:actuate="onLoad" loext:mime-type="image/png">
          <text:p/>
        </draw:image>
      </draw:frame>
      <draw:frame draw:style-name="Mgr6" draw:text-style-name="MP9" draw:layer="backgroundobjects" svg:width="1.552cm" svg:height="1.473cm" svg:x="23.213cm" svg:y="0.635cm">
        <draw:image xlink:href="Pictures/1000020100000086000000805BA5D0FD99E086FB.png" xlink:type="simple" xlink:show="embed" xlink:actuate="onLoad" loext:mime-type="image/png">
          <text:p/>
        </draw:image>
      </draw:frame>
      <presentation:notes style:page-layout-name="PM0">
        <draw:rect draw:style-name="Mgr7" draw:text-style-name="MP10" draw:layer="backgroundobjects" svg:width="18.88cm" svg:height="27.43cm" svg:x="0cm" svg:y="0cm">
          <text:p/>
        </draw:rect>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3.666cm" svg:height="10.239cm" svg:x="2.584cm" svg:y="2.054cm" presentation:class="page"/>
        <draw:frame presentation:style-name="Standard-notes" draw:layer="backgroundobjects" svg:width="13.71cm" svg:height="12.294cm" svg:x="2.54cm" svg:y="13.031cm" presentation:class="notes" presentation:placeholder="true">
          <draw:text-box/>
        </draw:frame>
        <draw:frame draw:style-name="Mgr9" draw:text-style-name="MP13" draw:layer="backgroundobjects" svg:width="5.592cm" svg:height="1.111cm" svg:x="2.54cm" svg:y="25.399cm" presentation:class="footer">
          <draw:text-box>
            <text:list text:style-name="ML2">
              <text:list-header>
                <text:p text:style-name="MP12"><text:span text:style-name="MT3">© Init AB</text:span></text:p>
              </text:list-header>
            </text:list>
          </draw:text-box>
        </draw:frame>
        <draw:frame draw:style-name="Mgr10" draw:text-style-name="MP15" draw:layer="backgroundobjects" svg:width="1.221cm" svg:height="1.111cm" svg:x="16.721cm" svg:y="25.399cm" presentation:class="page-number">
          <draw:text-box>
            <text:list text:style-name="ML2">
              <text:list-header>
                <text:p text:style-name="MP14"><text:span text:style-name="MT3"><text:page-number>&lt;nummer&gt;</text:page-number></text:span></text:p>
              </text:list-header>
            </text:list>
          </draw:text-box>
        </draw:frame>
        <draw:frame draw:style-name="Mgr11" draw:text-style-name="MP13" draw:layer="backgroundobjects" svg:width="13.71cm" svg:height="1.009cm" svg:x="2.54cm" svg:y="0.846cm" presentation:class="header">
          <draw:text-box>
            <text:list text:style-name="ML2">
              <text:list-header>
                <text:p text:style-name="MP12"><text:span text:style-name="MT3">Inits PowerPointmall</text:span></text:p>
              </text:list-header>
            </text:list>
          </draw:text-box>
        </draw:frame>
      </presentation:notes>
    </style:master-page>
    <style:master-page style:name="Titel1" style:page-layout-name="PM1" draw:style-name="Mdp1">
      <draw:frame draw:style-name="Mgr6" draw:text-style-name="MP9" draw:layer="backgroundobjects" svg:width="2.293cm" svg:height="2.174cm" svg:x="1.023cm" svg:y="15.95cm">
        <draw:image xlink:href="Pictures/10000201000000C7000000BC08008EE2C9E78A03.png" xlink:type="simple" xlink:show="embed" xlink:actuate="onLoad" loext:mime-type="image/png">
          <text:p/>
        </draw:image>
      </draw:frame>
      <draw:custom-shape draw:style-name="Mgr12" draw:text-style-name="MP16" draw:layer="backgroundobjects" svg:width="23.071cm" svg:height="11.641cm" svg:x="1.482cm" svg:y="5.292cm">
        <text:p/>
        <draw:enhanced-geometry svg:viewBox="0 0 21600 21600" draw:type="mso-spt202" draw:enhanced-path="M 0 0 L 21600 0 21600 21600 0 21600 0 0 Z N"/>
      </draw:custom-shape>
      <draw:frame presentation:style-name="Titel1-title" draw:layer="backgroundobjects" svg:width="20.271cm" svg:height="2.933cm" svg:x="2.539cm" svg:y="-0.451cm" presentation:class="title" presentation:placeholder="true">
        <draw:text-box/>
      </draw:frame>
      <draw:frame presentation:style-name="Titel1-outline1" draw:layer="backgroundobjects" svg:width="20.271cm" svg:height="13.035cm" svg:x="2.539cm" svg:y="3.214cm" presentation:class="outline" presentation:placeholder="true">
        <draw:text-box/>
      </draw:frame>
      <draw:frame draw:style-name="Mgr13" draw:text-style-name="MP13" draw:layer="backgroundobjects" svg:width="3.126cm" svg:height="1.221cm" svg:x="4.022cm" svg:y="17.356cm" presentation:class="date-time">
        <draw:text-box>
          <text:list text:style-name="ML1">
            <text:list-header>
              <text:p text:style-name="MP12"><text:span text:style-name="MT4">2010-09</text:span></text:p>
            </text:list-header>
          </text:list>
        </draw:text-box>
      </draw:frame>
      <draw:frame draw:style-name="Mgr14" draw:text-style-name="MP13" draw:layer="backgroundobjects" svg:width="7.995cm" svg:height="1.221cm" svg:x="8.677cm" svg:y="17.356cm" presentation:class="footer">
        <draw:text-box>
          <text:list text:style-name="ML1">
            <text:list-header>
              <text:p text:style-name="MP12"><text:span text:style-name="MT4">© Init AB</text:span></text:p>
            </text:list-header>
          </text:list>
        </draw:text-box>
      </draw:frame>
      <draw:frame draw:style-name="Mgr15" draw:text-style-name="MP15" draw:layer="backgroundobjects" svg:width="5.878cm" svg:height="1.221cm" svg:x="18.203cm" svg:y="17.356cm" presentation:class="page-number">
        <draw:text-box>
          <text:list text:style-name="ML3">
            <text:list-header>
              <text:p text:style-name="MP14"><text:span text:style-name="MT5"><text:page-number>&lt;nummer&gt;</text:page-number></text:span></text:p>
            </text:list-header>
          </text:list>
        </draw:text-box>
      </draw:frame>
      <presentation:notes style:page-layout-name="PM0">
        <draw:rect draw:style-name="Mgr7" draw:text-style-name="MP10" draw:layer="backgroundobjects" svg:width="18.88cm" svg:height="27.43cm" svg:x="0cm" svg:y="0cm">
          <text:p/>
        </draw:rect>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3.666cm" svg:height="10.239cm" svg:x="2.584cm" svg:y="2.054cm" presentation:class="page"/>
        <draw:frame presentation:style-name="Titel1-notes" draw:layer="backgroundobjects" svg:width="13.71cm" svg:height="12.294cm" svg:x="2.54cm" svg:y="13.031cm" presentation:class="notes" presentation:placeholder="true">
          <draw:text-box/>
        </draw:frame>
        <draw:frame presentation:style-name="Mpr1" draw:text-style-name="MP13" draw:layer="backgroundobjects" svg:width="5.592cm" svg:height="1.111cm" svg:x="2.54cm" svg:y="25.399cm" presentation:class="footer">
          <draw:text-box>
            <text:list text:style-name="ML2">
              <text:list-header>
                <text:p text:style-name="MP12"><text:span text:style-name="MT3">© Init AB</text:span></text:p>
              </text:list-header>
            </text:list>
          </draw:text-box>
        </draw:frame>
        <draw:frame presentation:style-name="Mpr2" draw:text-style-name="MP15" draw:layer="backgroundobjects" svg:width="1.221cm" svg:height="1.111cm" svg:x="16.721cm" svg:y="25.399cm" presentation:class="page-number">
          <draw:text-box>
            <text:list text:style-name="ML2">
              <text:list-header>
                <text:p text:style-name="MP14"><text:span text:style-name="MT3"><text:page-number>&lt;nummer&gt;</text:page-number></text:span></text:p>
              </text:list-header>
            </text:list>
          </draw:text-box>
        </draw:frame>
        <draw:frame presentation:style-name="Mpr3" draw:text-style-name="MP13" draw:layer="backgroundobjects" svg:width="13.71cm" svg:height="1.009cm" svg:x="2.54cm" svg:y="0.846cm" presentation:class="header">
          <draw:text-box>
            <text:list text:style-name="ML2">
              <text:list-header>
                <text:p text:style-name="MP12"><text:span text:style-name="MT3">Inits PowerPointmall</text:span></text:p>
              </text:list-header>
            </text:list>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Slide 1</dc:title>
    <meta:creation-date>2010-09-06T14:46:02</meta:creation-date>
    <dc:date>2019-11-02T09:39:50.382508192</dc:date>
    <meta:editing-cycles>696</meta:editing-cycles>
    <meta:editing-duration>P14DT18H43M43S</meta:editing-duration>
    <meta:generator>LibreOffice/6.3.2.2$Linux_X86_64 LibreOffice_project/30$Build-2</meta:generator>
    <meta:document-statistic meta:object-count="548"/>
  </office:meta>
</office:document-meta>
</file>